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automatic-styles>
    <style:style style:name="P1" style:family="paragraph" style:parent-style-name="amh_5f_paragraphe">
      <style:text-properties officeooo:paragraph-rsid="008f6ca9"/>
    </style:style>
    <style:style style:name="P2" style:family="paragraph" style:parent-style-name="amh_5f_paragraphe">
      <style:text-properties officeooo:paragraph-rsid="00ec028e"/>
    </style:style>
    <style:style style:name="P3" style:family="paragraph" style:parent-style-name="amh_5f_paragraphe">
      <style:paragraph-properties fo:break-before="page"/>
      <style:text-properties officeooo:paragraph-rsid="00ec028e"/>
    </style:style>
    <style:style style:name="P4" style:family="paragraph" style:parent-style-name="amh_5f_paragraphe">
      <style:text-properties officeooo:paragraph-rsid="00f0a910"/>
    </style:style>
    <style:style style:name="P5" style:family="paragraph" style:parent-style-name="amh_5f_note_5f_apparat_5f_critique">
      <style:text-properties officeooo:rsid="00e3da93" officeooo:paragraph-rsid="00e3da93"/>
    </style:style>
    <style:style style:name="P6" style:family="paragraph" style:parent-style-name="amh_5f_note_5f_apparat_5f_critique">
      <style:text-properties officeooo:rsid="00e67075" officeooo:paragraph-rsid="00e67075"/>
    </style:style>
    <style:style style:name="P7" style:family="paragraph" style:parent-style-name="amh_5f_paragraphe">
      <style:paragraph-properties fo:break-before="page"/>
      <style:text-properties officeooo:paragraph-rsid="00efe803"/>
    </style:style>
    <style:style style:name="P8" style:family="paragraph" style:parent-style-name="amh_5f_note_5f_apparat_5f_critique">
      <style:text-properties officeooo:rsid="0100bc3b" officeooo:paragraph-rsid="0100bc3b"/>
    </style:style>
    <style:style style:name="P9" style:family="paragraph" style:parent-style-name="amh_5f_note_5f_apparat_5f_critique">
      <style:text-properties officeooo:rsid="010224e7" officeooo:paragraph-rsid="010224e7"/>
    </style:style>
    <style:style style:name="P10" style:family="paragraph" style:parent-style-name="amh_5f_note_5f_apparat_5f_critique">
      <style:text-properties officeooo:rsid="0100cf23" officeooo:paragraph-rsid="0100cf23"/>
    </style:style>
    <style:style style:name="P11" style:family="paragraph" style:parent-style-name="amh_5f_note_5f_apparat_5f_critique">
      <style:text-properties officeooo:rsid="0104a65a" officeooo:paragraph-rsid="0104a65a"/>
    </style:style>
    <style:style style:name="P12" style:family="paragraph" style:parent-style-name="amh_5f_note_5f_apparat_5f_critique">
      <style:text-properties officeooo:rsid="0106387d" officeooo:paragraph-rsid="0106387d"/>
    </style:style>
    <style:style style:name="P13" style:family="paragraph" style:parent-style-name="amh_5f_note_5f_apparat_5f_critique">
      <style:text-properties officeooo:rsid="0107cc6f" officeooo:paragraph-rsid="0107cc6f"/>
    </style:style>
    <style:style style:name="P14" style:family="paragraph" style:parent-style-name="amh_5f_note_5f_apparat_5f_critique">
      <style:text-properties officeooo:rsid="0106c19b" officeooo:paragraph-rsid="0106c19b"/>
    </style:style>
    <style:style style:name="P15" style:family="paragraph" style:parent-style-name="amh_5f_note_5f_apparat_5f_critique">
      <style:text-properties officeooo:rsid="010b6463" officeooo:paragraph-rsid="010b6463"/>
    </style:style>
    <style:style style:name="P16" style:family="paragraph" style:parent-style-name="amh_5f_note_5f_apparat_5f_critique">
      <style:text-properties officeooo:rsid="010cf869" officeooo:paragraph-rsid="010cf869"/>
    </style:style>
    <style:style style:name="P17" style:family="paragraph" style:parent-style-name="amh_5f_note_5f_apparat_5f_critique">
      <style:text-properties officeooo:rsid="010ee7f9" officeooo:paragraph-rsid="010ee7f9"/>
    </style:style>
    <style:style style:name="P18" style:family="paragraph" style:parent-style-name="amh_5f_note_5f_apparat_5f_critique">
      <style:text-properties officeooo:rsid="010ef116" officeooo:paragraph-rsid="010ef116"/>
    </style:style>
    <style:style style:name="P19" style:family="paragraph" style:parent-style-name="amh_5f_paragraphe">
      <style:text-properties officeooo:paragraph-rsid="00775b13"/>
    </style:style>
    <style:style style:name="P20" style:family="paragraph" style:parent-style-name="Footnote">
      <style:text-properties officeooo:rsid="0051fa9f" officeooo:paragraph-rsid="0051fa9f"/>
    </style:style>
    <style:style style:name="P21" style:family="paragraph" style:parent-style-name="amh_5f_titre_5f_chapitre">
      <style:paragraph-properties fo:break-before="page"/>
    </style:style>
    <style:style style:name="P22" style:family="paragraph" style:parent-style-name="amh_5f_paragraphe">
      <style:text-properties officeooo:paragraph-rsid="007ab62f"/>
    </style:style>
    <style:style style:name="P23" style:family="paragraph" style:parent-style-name="amh_5f_paragraphe">
      <style:text-properties officeooo:paragraph-rsid="00d3ead6"/>
    </style:style>
    <style:style style:name="P24" style:family="paragraph" style:parent-style-name="amh_5f_paragraphe">
      <style:text-properties officeooo:rsid="01334f0c" officeooo:paragraph-rsid="0135780f"/>
    </style:style>
    <style:style style:name="P25" style:family="paragraph" style:parent-style-name="amh_5f_paragraphe">
      <style:text-properties officeooo:rsid="0133e2f5" officeooo:paragraph-rsid="0135780f"/>
    </style:style>
    <style:style style:name="P26" style:family="paragraph" style:parent-style-name="amh_5f_paragraphe">
      <style:text-properties officeooo:rsid="013929fb" officeooo:paragraph-rsid="013929fb"/>
    </style:style>
    <style:style style:name="P27" style:family="paragraph" style:parent-style-name="amh_5f_paragraphe">
      <style:text-properties officeooo:rsid="013d91a2" officeooo:paragraph-rsid="013d91a2"/>
    </style:style>
    <style:style style:name="P28" style:family="paragraph" style:parent-style-name="amh_5f_paragraphe">
      <style:text-properties officeooo:rsid="014ccc58" officeooo:paragraph-rsid="014ccc58"/>
    </style:style>
    <style:style style:name="P29" style:family="paragraph" style:parent-style-name="amh_5f_paragraphe">
      <style:text-properties officeooo:rsid="015ad1aa" officeooo:paragraph-rsid="015ad1aa"/>
    </style:style>
    <style:style style:name="P30" style:family="paragraph" style:parent-style-name="amh_5f_paragraphe">
      <style:paragraph-properties style:writing-mode="lr-tb"/>
      <style:text-properties officeooo:rsid="01627e27" officeooo:paragraph-rsid="01627e27"/>
    </style:style>
    <style:style style:name="P31" style:family="paragraph" style:parent-style-name="amh_5f_paragraphe">
      <style:text-properties officeooo:rsid="01677e3e" officeooo:paragraph-rsid="01677e3e"/>
    </style:style>
    <style:style style:name="P32" style:family="paragraph" style:parent-style-name="amh_5f_paragraphe">
      <style:text-properties officeooo:rsid="017f3d3a" officeooo:paragraph-rsid="017f3d3a"/>
    </style:style>
    <style:style style:name="P33" style:family="paragraph" style:parent-style-name="amh_5f_vers">
      <style:text-properties officeooo:rsid="018b7286" officeooo:paragraph-rsid="018b7286"/>
    </style:style>
    <style:style style:name="P34" style:family="paragraph" style:parent-style-name="amh_5f_paragraphe">
      <style:text-properties officeooo:rsid="018b7286" officeooo:paragraph-rsid="018b7286"/>
    </style:style>
    <style:style style:name="P35" style:family="paragraph" style:parent-style-name="amh_5f_paragraphe">
      <style:text-properties officeooo:rsid="019e00bd" officeooo:paragraph-rsid="01a1cfed"/>
    </style:style>
    <style:style style:name="P36" style:family="paragraph" style:parent-style-name="amh_5f_paragraphe">
      <style:text-properties officeooo:rsid="01a1cfed" officeooo:paragraph-rsid="01a1cfed"/>
    </style:style>
    <style:style style:name="P37" style:family="paragraph" style:parent-style-name="amh_5f_paragraphe">
      <style:text-properties officeooo:rsid="01aa4285" officeooo:paragraph-rsid="01aa4285"/>
    </style:style>
    <style:style style:name="P38" style:family="paragraph" style:parent-style-name="amh_5f_note_5f_apparat_5f_source">
      <style:text-properties officeooo:rsid="01b53d7b" officeooo:paragraph-rsid="01b53d7b"/>
    </style:style>
    <style:style style:name="P39" style:family="paragraph" style:parent-style-name="amh_5f_paragraphe">
      <style:text-properties officeooo:rsid="01bb26f9" officeooo:paragraph-rsid="01bb26f9"/>
    </style:style>
    <style:style style:name="P40" style:family="paragraph" style:parent-style-name="amh_5f_paragraphe">
      <style:text-properties officeooo:rsid="01cdeb7c" officeooo:paragraph-rsid="01cdeb7c"/>
    </style:style>
    <style:style style:name="P41" style:family="paragraph" style:parent-style-name="amh_5f_paragraphe">
      <style:text-properties officeooo:rsid="01f7e076" officeooo:paragraph-rsid="020a7959"/>
    </style:style>
    <style:style style:name="P42" style:family="paragraph" style:parent-style-name="amh_5f_paragraphe">
      <style:text-properties officeooo:rsid="020a7959" officeooo:paragraph-rsid="020a7959"/>
    </style:style>
    <style:style style:name="P43" style:family="paragraph" style:parent-style-name="amh_5f_paragraphe">
      <style:text-properties officeooo:rsid="024948c5" officeooo:paragraph-rsid="024948c5"/>
    </style:style>
    <style:style style:name="P44" style:family="paragraph" style:parent-style-name="amh_5f_paragraphe">
      <style:text-properties officeooo:rsid="025408f7" officeooo:paragraph-rsid="026ee66d"/>
    </style:style>
    <style:style style:name="P45" style:family="paragraph" style:parent-style-name="amh_5f_paragraphe">
      <style:text-properties officeooo:rsid="026ee66d" officeooo:paragraph-rsid="026ee66d"/>
    </style:style>
    <style:style style:name="P46" style:family="paragraph" style:parent-style-name="amh_5f_paragraphe">
      <style:text-properties officeooo:rsid="0289a7b1" officeooo:paragraph-rsid="0289a7b1"/>
    </style:style>
    <style:style style:name="P47" style:family="paragraph" style:parent-style-name="amh_5f_paragraphe">
      <style:text-properties officeooo:rsid="029be48f" officeooo:paragraph-rsid="029be48f"/>
    </style:style>
    <style:style style:name="P48" style:family="paragraph" style:parent-style-name="amh_5f_paragraphe">
      <style:text-properties officeooo:rsid="02c36c30" officeooo:paragraph-rsid="02c36c30"/>
    </style:style>
    <style:style style:name="P49" style:family="paragraph" style:parent-style-name="amh_5f_titre_5f_chapitre">
      <style:paragraph-properties fo:break-before="page"/>
      <style:text-properties officeooo:rsid="02f83af8" officeooo:paragraph-rsid="02f83af8"/>
    </style:style>
    <style:style style:name="P50" style:family="paragraph" style:parent-style-name="amh_5f_paragraphe">
      <style:text-properties officeooo:paragraph-rsid="0317be21"/>
    </style:style>
    <style:style style:name="P51" style:family="paragraph" style:parent-style-name="amh_5f_paragraphe">
      <style:text-properties officeooo:paragraph-rsid="033ac41d"/>
    </style:style>
    <style:style style:name="P52" style:family="paragraph" style:parent-style-name="amh_5f_paragraphe">
      <style:text-properties officeooo:rsid="03aff0ff" officeooo:paragraph-rsid="03aff0ff"/>
    </style:style>
    <style:style style:name="P53" style:family="paragraph" style:parent-style-name="amh_5f_paragraphe">
      <style:text-properties officeooo:rsid="03ec98ab" officeooo:paragraph-rsid="03ec98ab"/>
    </style:style>
    <style:style style:name="P54" style:family="paragraph" style:parent-style-name="amh_5f_paragraphe">
      <style:text-properties officeooo:rsid="043006d7" officeooo:paragraph-rsid="043006d7"/>
    </style:style>
    <style:style style:name="P55" style:family="paragraph" style:parent-style-name="amh_5f_paragraphe">
      <style:text-properties officeooo:rsid="0460fa42" officeooo:paragraph-rsid="0460fa42"/>
    </style:style>
    <style:style style:name="P56" style:family="paragraph" style:parent-style-name="amh_5f_paragraphe">
      <style:text-properties officeooo:rsid="047f92ae" officeooo:paragraph-rsid="04c31edc"/>
    </style:style>
    <style:style style:name="P57" style:family="paragraph" style:parent-style-name="amh_5f_paragraphe">
      <style:text-properties officeooo:rsid="04ec3ff5" officeooo:paragraph-rsid="0508f35e"/>
    </style:style>
    <style:style style:name="P58" style:family="paragraph" style:parent-style-name="amh_5f_paragraphe">
      <style:text-properties officeooo:rsid="0508f35e" officeooo:paragraph-rsid="0508f35e"/>
    </style:style>
    <style:style style:name="P59" style:family="paragraph" style:parent-style-name="Comment">
      <style:paragraph-properties fo:margin-top="0.42cm" fo:margin-bottom="0.349cm"/>
    </style:style>
    <style:style style:name="P60" style:family="paragraph" style:parent-style-name="amh_5f_paragraphe">
      <style:text-properties officeooo:rsid="05238460" officeooo:paragraph-rsid="05238460"/>
    </style:style>
    <style:style style:name="P61" style:family="paragraph" style:parent-style-name="amh_5f_paragraphe">
      <style:text-properties officeooo:rsid="0548eb48" officeooo:paragraph-rsid="0548eb48"/>
    </style:style>
    <style:style style:name="P62" style:family="paragraph" style:parent-style-name="amh_5f_paragraphe">
      <style:text-properties officeooo:rsid="0559315f" officeooo:paragraph-rsid="0559315f"/>
    </style:style>
    <style:style style:name="P63" style:family="paragraph" style:parent-style-name="amh_5f_paragraphe">
      <style:text-properties officeooo:rsid="059a60b1" officeooo:paragraph-rsid="059a60b1"/>
    </style:style>
    <style:style style:name="P64" style:family="paragraph" style:parent-style-name="amh_5f_paragraphe">
      <style:text-properties officeooo:rsid="05bed37f" officeooo:paragraph-rsid="05bed37f"/>
    </style:style>
    <style:style style:name="P65" style:family="paragraph" style:parent-style-name="amh_5f_paragraphe">
      <style:text-properties officeooo:rsid="05c3d20a" officeooo:paragraph-rsid="05c3d20a"/>
    </style:style>
    <style:style style:name="P66" style:family="paragraph" style:parent-style-name="amh_5f_paragraphe">
      <style:text-properties officeooo:rsid="05cfe960" officeooo:paragraph-rsid="05ee267a"/>
    </style:style>
    <style:style style:name="P67" style:family="paragraph" style:parent-style-name="amh_5f_paragraphe">
      <style:text-properties officeooo:rsid="05ee267a" officeooo:paragraph-rsid="05ee267a"/>
    </style:style>
    <style:style style:name="P68" style:family="paragraph" style:parent-style-name="amh_5f_paragraphe">
      <style:text-properties officeooo:rsid="05f8498c" officeooo:paragraph-rsid="05f8498c"/>
    </style:style>
    <style:style style:name="P69" style:family="paragraph" style:parent-style-name="amh_5f_paragraphe">
      <style:text-properties officeooo:rsid="065f5339" officeooo:paragraph-rsid="065f5339"/>
    </style:style>
    <style:style style:name="P70" style:family="paragraph" style:parent-style-name="amh_5f_paragraphe">
      <style:text-properties officeooo:rsid="067c02c4" officeooo:paragraph-rsid="067c02c4"/>
    </style:style>
    <style:style style:name="P71" style:family="paragraph" style:parent-style-name="amh_5f_paragraphe">
      <style:text-properties officeooo:rsid="0698015b" officeooo:paragraph-rsid="0698015b"/>
    </style:style>
    <style:style style:name="P72" style:family="paragraph" style:parent-style-name="amh_5f_paragraphe">
      <style:text-properties officeooo:rsid="06b57226" officeooo:paragraph-rsid="06b57226"/>
    </style:style>
    <style:style style:name="P73" style:family="paragraph" style:parent-style-name="amh_5f_paragraphe">
      <style:paragraph-properties style:writing-mode="lr-tb" style:writing-mode-automatic="false"/>
      <style:text-properties officeooo:paragraph-rsid="06d8bbf4"/>
    </style:style>
    <style:style style:name="P74" style:family="paragraph" style:parent-style-name="amh_5f_paragraphe">
      <style:paragraph-properties style:writing-mode="lr-tb" style:writing-mode-automatic="false"/>
      <style:text-properties officeooo:paragraph-rsid="06e607b9"/>
    </style:style>
    <style:style style:name="P75" style:family="paragraph" style:parent-style-name="amh_5f_paragraphe">
      <style:paragraph-properties style:writing-mode="lr-tb" style:writing-mode-automatic="false"/>
      <style:text-properties officeooo:paragraph-rsid="06f5e400"/>
    </style:style>
    <style:style style:name="P76" style:family="paragraph" style:parent-style-name="amh_5f_paragraphe">
      <style:paragraph-properties style:writing-mode="lr-tb" style:writing-mode-automatic="false"/>
      <style:text-properties officeooo:paragraph-rsid="0706bf43"/>
    </style:style>
    <style:style style:name="P77" style:family="paragraph" style:parent-style-name="amh_5f_paragraphe">
      <style:paragraph-properties fo:break-before="page" style:writing-mode="lr-tb" style:writing-mode-automatic="false"/>
      <style:text-properties officeooo:paragraph-rsid="072a5418"/>
    </style:style>
    <style:style style:name="P78" style:family="paragraph" style:parent-style-name="amh_5f_paragraphe">
      <style:text-properties officeooo:rsid="0735d895" officeooo:paragraph-rsid="0735d895"/>
    </style:style>
    <style:style style:name="P79" style:family="paragraph" style:parent-style-name="amh_5f_paragraphe">
      <style:text-properties officeooo:paragraph-rsid="0735d895"/>
    </style:style>
    <style:style style:name="T1" style:family="text">
      <style:text-properties fo:language="la" fo:country="VA"/>
    </style:style>
    <style:style style:name="T2" style:family="text">
      <style:text-properties fo:language="la" fo:country="VA" officeooo:rsid="0091e4c5"/>
    </style:style>
    <style:style style:name="T3" style:family="text">
      <style:text-properties fo:language="la" fo:country="VA" officeooo:rsid="008700f4"/>
    </style:style>
    <style:style style:name="T4" style:family="text">
      <style:text-properties fo:language="la" fo:country="VA" officeooo:rsid="00440430"/>
    </style:style>
    <style:style style:name="T5" style:family="text">
      <style:text-properties fo:language="la" fo:country="VA" officeooo:rsid="00a03c76"/>
    </style:style>
    <style:style style:name="T6" style:family="text">
      <style:text-properties fo:language="la" fo:country="VA" officeooo:rsid="00861174"/>
    </style:style>
    <style:style style:name="T7" style:family="text">
      <style:text-properties officeooo:rsid="00e9c45c"/>
    </style:style>
    <style:style style:name="T8" style:family="text">
      <style:text-properties officeooo:rsid="00fb2e80"/>
    </style:style>
    <style:style style:name="T9" style:family="text">
      <style:text-properties fo:language="la" fo:country="VA" officeooo:rsid="008b3b4f"/>
    </style:style>
    <style:style style:name="T10" style:family="text">
      <style:text-properties officeooo:rsid="008edb59"/>
    </style:style>
    <style:style style:name="T11" style:family="text">
      <style:text-properties fo:language="la" fo:country="VA" officeooo:rsid="008f2878"/>
    </style:style>
    <style:style style:name="T12" style:family="text">
      <style:text-properties officeooo:rsid="008f6ca9"/>
    </style:style>
    <style:style style:name="T13" style:family="text">
      <style:text-properties fo:language="la" fo:country="VA" officeooo:rsid="0092e4f1"/>
    </style:style>
    <style:style style:name="T14" style:family="text">
      <style:text-properties officeooo:rsid="0094bdd9"/>
    </style:style>
    <style:style style:name="T15" style:family="text">
      <style:text-properties officeooo:rsid="009b28d0"/>
    </style:style>
    <style:style style:name="T16" style:family="text">
      <style:text-properties officeooo:rsid="009ce7d9"/>
    </style:style>
    <style:style style:name="T17" style:family="text">
      <style:text-properties fo:language="la" fo:country="VA" officeooo:rsid="009e4f01"/>
    </style:style>
    <style:style style:name="T18" style:family="text">
      <style:text-properties fo:language="la" fo:country="VA" officeooo:rsid="009ea396"/>
    </style:style>
    <style:style style:name="T19" style:family="text">
      <style:text-properties fo:language="la" fo:country="VA" officeooo:rsid="00a06865"/>
    </style:style>
    <style:style style:name="T20" style:family="text">
      <style:text-properties officeooo:rsid="00a2daa2"/>
    </style:style>
    <style:style style:name="T21" style:family="text">
      <style:text-properties fo:language="la" fo:country="VA" officeooo:rsid="0014f864"/>
    </style:style>
    <style:style style:name="T22" style:family="text">
      <style:text-properties fo:language="la" fo:country="VA" officeooo:rsid="00a1f816"/>
    </style:style>
    <style:style style:name="T23" style:family="text">
      <style:text-properties officeooo:rsid="00a4a3aa"/>
    </style:style>
    <style:style style:name="T24" style:family="text">
      <style:text-properties officeooo:rsid="00a813f0"/>
    </style:style>
    <style:style style:name="T25" style:family="text">
      <style:text-properties fo:language="la" fo:country="VA" officeooo:rsid="001d64fb"/>
    </style:style>
    <style:style style:name="T26" style:family="text">
      <style:text-properties fo:language="la" fo:country="VA" officeooo:rsid="00ad0ed3"/>
    </style:style>
    <style:style style:name="T27" style:family="text">
      <style:text-properties officeooo:rsid="00dc9a2b"/>
    </style:style>
    <style:style style:name="T28" style:family="text">
      <style:text-properties officeooo:rsid="00b46ec9"/>
    </style:style>
    <style:style style:name="T29" style:family="text">
      <style:text-properties officeooo:rsid="00b24bb0"/>
    </style:style>
    <style:style style:name="T30" style:family="text">
      <style:text-properties officeooo:rsid="00b38b8b"/>
    </style:style>
    <style:style style:name="T31" style:family="text">
      <style:text-properties fo:language="la" fo:country="VA" officeooo:rsid="00201a0d"/>
    </style:style>
    <style:style style:name="T32" style:family="text">
      <style:text-properties officeooo:rsid="00b9694a"/>
    </style:style>
    <style:style style:name="T33" style:family="text">
      <style:text-properties officeooo:rsid="00dd01f8"/>
    </style:style>
    <style:style style:name="T34" style:family="text">
      <style:text-properties fo:language="la" fo:country="VA" officeooo:rsid="0021cc3e"/>
    </style:style>
    <style:style style:name="T35" style:family="text">
      <style:text-properties fo:language="la" fo:country="VA" officeooo:rsid="00b93663"/>
    </style:style>
    <style:style style:name="T36" style:family="text">
      <style:text-properties officeooo:rsid="00e4e1ca"/>
    </style:style>
    <style:style style:name="T37" style:family="text">
      <style:text-properties officeooo:rsid="00e85a48"/>
    </style:style>
    <style:style style:name="T38" style:family="text">
      <style:text-properties officeooo:rsid="00f32cbe"/>
    </style:style>
    <style:style style:name="T39" style:family="text">
      <style:text-properties fo:language="la" fo:country="VA" officeooo:rsid="0026800a"/>
    </style:style>
    <style:style style:name="T40" style:family="text">
      <style:text-properties officeooo:rsid="0100bc3b"/>
    </style:style>
    <style:style style:name="T41" style:family="text">
      <style:text-properties fo:language="la" fo:country="VA" officeooo:rsid="00ce5992"/>
    </style:style>
    <style:style style:name="T42" style:family="text">
      <style:text-properties fo:language="la" fo:country="VA" officeooo:rsid="00237910"/>
    </style:style>
    <style:style style:name="T43" style:family="text">
      <style:text-properties officeooo:rsid="01033b0c"/>
    </style:style>
    <style:style style:name="T44" style:family="text">
      <style:text-properties fo:language="la" fo:country="VA" officeooo:rsid="00bb4290"/>
    </style:style>
    <style:style style:name="T45" style:family="text">
      <style:text-properties officeooo:rsid="010224e7"/>
    </style:style>
    <style:style style:name="T46" style:family="text">
      <style:text-properties fo:language="la" fo:country="VA" officeooo:rsid="00249aad"/>
    </style:style>
    <style:style style:name="T47" style:family="text">
      <style:text-properties officeooo:rsid="0107cc6f"/>
    </style:style>
    <style:style style:name="T48" style:family="text">
      <style:text-properties officeooo:rsid="00ce5992"/>
    </style:style>
    <style:style style:name="T49" style:family="text">
      <style:text-properties fo:language="la" fo:country="VA" officeooo:rsid="0027024a"/>
    </style:style>
    <style:style style:name="T50" style:family="text">
      <style:text-properties fo:language="la" fo:country="VA" officeooo:rsid="002800b1"/>
    </style:style>
    <style:style style:name="T51" style:family="text">
      <style:text-properties fo:language="la" fo:country="VA" officeooo:rsid="00bbf49f"/>
    </style:style>
    <style:style style:name="T52" style:family="text">
      <style:text-properties fo:language="la" fo:country="VA" officeooo:rsid="002b86f9"/>
    </style:style>
    <style:style style:name="T53" style:family="text">
      <style:text-properties officeooo:rsid="00a03c76"/>
    </style:style>
    <style:style style:name="T54" style:family="text">
      <style:text-properties officeooo:rsid="002da164"/>
    </style:style>
    <style:style style:name="T55" style:family="text">
      <style:text-properties officeooo:rsid="00bdca9c"/>
    </style:style>
    <style:style style:name="T56" style:family="text">
      <style:text-properties officeooo:rsid="002e3a4e"/>
    </style:style>
    <style:style style:name="T57" style:family="text">
      <style:text-properties officeooo:rsid="004315f9"/>
    </style:style>
    <style:style style:name="T58" style:family="text">
      <style:text-properties officeooo:rsid="0030dbbe"/>
    </style:style>
    <style:style style:name="T59" style:family="text">
      <style:text-properties officeooo:rsid="00195653"/>
    </style:style>
    <style:style style:name="T60" style:family="text">
      <style:text-properties officeooo:rsid="00be44d5"/>
    </style:style>
    <style:style style:name="T61" style:family="text">
      <style:text-properties fo:language="la" fo:country="VA" officeooo:rsid="0041c507"/>
    </style:style>
    <style:style style:name="T62" style:family="text">
      <style:text-properties fo:language="la" fo:country="VA" officeooo:rsid="002e3a4e"/>
    </style:style>
    <style:style style:name="T63" style:family="text">
      <style:text-properties fo:language="la" fo:country="VA" officeooo:rsid="00be44d5"/>
    </style:style>
    <style:style style:name="T64" style:family="text">
      <style:text-properties fo:language="la" fo:country="VA" officeooo:rsid="0032caff"/>
    </style:style>
    <style:style style:name="T65" style:family="text">
      <style:text-properties fo:language="la" fo:country="VA" officeooo:rsid="00326169"/>
    </style:style>
    <style:style style:name="T66" style:family="text">
      <style:text-properties fo:language="la" fo:country="VA" officeooo:rsid="002ea1c5"/>
    </style:style>
    <style:style style:name="T67" style:family="text">
      <style:text-properties fo:language="la" fo:country="VA" officeooo:rsid="004315f9"/>
    </style:style>
    <style:style style:name="T68" style:family="text">
      <style:text-properties fo:language="la" fo:country="VA" officeooo:rsid="0047577a"/>
    </style:style>
    <style:style style:name="T69" style:family="text">
      <style:text-properties officeooo:rsid="002ea1c5"/>
    </style:style>
    <style:style style:name="T70" style:family="text">
      <style:text-properties officeooo:rsid="002fce53" fo:background-color="transparent" loext:char-shading-value="0"/>
    </style:style>
    <style:style style:name="T71" style:family="text">
      <style:text-properties officeooo:rsid="002ea1c5" fo:background-color="transparent" loext:char-shading-value="0"/>
    </style:style>
    <style:style style:name="T72" style:family="text">
      <style:text-properties officeooo:rsid="002fce53"/>
    </style:style>
    <style:style style:name="T73" style:family="text">
      <style:text-properties officeooo:rsid="0048ce3e"/>
    </style:style>
    <style:style style:name="T74" style:family="text">
      <style:text-properties officeooo:rsid="003029a7"/>
    </style:style>
    <style:style style:name="T75" style:family="text">
      <style:text-properties officeooo:rsid="00349b72"/>
    </style:style>
    <style:style style:name="T76" style:family="text">
      <style:text-properties officeooo:rsid="0077cd10"/>
    </style:style>
    <style:style style:name="T77" style:family="text">
      <style:text-properties officeooo:rsid="00349b72" fo:background-color="transparent" loext:char-shading-value="0"/>
    </style:style>
    <style:style style:name="T78" style:family="text">
      <style:text-properties officeooo:rsid="00bee7ed"/>
    </style:style>
    <style:style style:name="T79" style:family="text">
      <style:text-properties officeooo:rsid="00351951"/>
    </style:style>
    <style:style style:name="T80" style:family="text">
      <style:text-properties officeooo:rsid="004952f0"/>
    </style:style>
    <style:style style:name="T81" style:family="text">
      <style:text-properties officeooo:rsid="00c09957"/>
    </style:style>
    <style:style style:name="T82" style:family="text">
      <style:text-properties officeooo:rsid="00368191"/>
    </style:style>
    <style:style style:name="T83" style:family="text">
      <style:text-properties officeooo:rsid="00368191" fo:background-color="transparent" loext:char-shading-value="0"/>
    </style:style>
    <style:style style:name="T84" style:family="text">
      <style:text-properties officeooo:rsid="00387780"/>
    </style:style>
    <style:style style:name="T85" style:family="text">
      <style:text-properties officeooo:rsid="003a3c72"/>
    </style:style>
    <style:style style:name="T86" style:family="text">
      <style:text-properties officeooo:rsid="003d1cf9"/>
    </style:style>
    <style:style style:name="T87" style:family="text">
      <style:text-properties officeooo:rsid="003b45ae"/>
    </style:style>
    <style:style style:name="T88" style:family="text">
      <style:text-properties officeooo:rsid="0041c507"/>
    </style:style>
    <style:style style:name="T89" style:family="text">
      <style:text-properties officeooo:rsid="003e37ef"/>
    </style:style>
    <style:style style:name="T90" style:family="text">
      <style:text-properties officeooo:rsid="004014fc"/>
    </style:style>
    <style:style style:name="T91" style:family="text">
      <style:text-properties officeooo:rsid="003e37ef" fo:background-color="transparent" loext:char-shading-value="0"/>
    </style:style>
    <style:style style:name="T92" style:family="text">
      <style:text-properties officeooo:rsid="004232a1" fo:background-color="transparent" loext:char-shading-value="0"/>
    </style:style>
    <style:style style:name="T93" style:family="text">
      <style:text-properties officeooo:rsid="003e41c6" fo:background-color="transparent" loext:char-shading-value="0"/>
    </style:style>
    <style:style style:name="T94" style:family="text">
      <style:text-properties officeooo:rsid="003e41c6"/>
    </style:style>
    <style:style style:name="T95" style:family="text">
      <style:text-properties officeooo:rsid="004cb516"/>
    </style:style>
    <style:style style:name="T96" style:family="text">
      <style:text-properties officeooo:rsid="004ac952"/>
    </style:style>
    <style:style style:name="T97" style:family="text">
      <style:text-properties officeooo:rsid="00cffb0c"/>
    </style:style>
    <style:style style:name="T98" style:family="text">
      <style:text-properties officeooo:rsid="004e1ce5"/>
    </style:style>
    <style:style style:name="T99" style:family="text">
      <style:text-properties officeooo:rsid="004ac952" fo:background-color="transparent" loext:char-shading-value="0"/>
    </style:style>
    <style:style style:name="T100" style:family="text">
      <style:text-properties officeooo:rsid="004e8dde"/>
    </style:style>
    <style:style style:name="T101" style:family="text">
      <style:text-properties officeooo:rsid="00c238de"/>
    </style:style>
    <style:style style:name="T102" style:family="text">
      <style:text-properties officeooo:rsid="00775b13"/>
    </style:style>
    <style:style style:name="T103" style:family="text">
      <style:text-properties officeooo:rsid="005068c4"/>
    </style:style>
    <style:style style:name="T104" style:family="text">
      <style:text-properties officeooo:rsid="0051fa9f"/>
    </style:style>
    <style:style style:name="T105" style:family="text">
      <style:text-properties officeooo:rsid="0052791c"/>
    </style:style>
    <style:style style:name="T106" style:family="text">
      <style:text-properties officeooo:rsid="0057f515"/>
    </style:style>
    <style:style style:name="T107" style:family="text">
      <style:text-properties officeooo:rsid="00d0914e"/>
    </style:style>
    <style:style style:name="T108" style:family="text">
      <style:text-properties officeooo:rsid="0055744a"/>
    </style:style>
    <style:style style:name="T109" style:family="text">
      <style:text-properties officeooo:rsid="005633de"/>
    </style:style>
    <style:style style:name="T110" style:family="text">
      <style:text-properties officeooo:rsid="005a40e2"/>
    </style:style>
    <style:style style:name="T111" style:family="text">
      <style:text-properties officeooo:rsid="005a84d1"/>
    </style:style>
    <style:style style:name="T112" style:family="text">
      <style:text-properties officeooo:rsid="005b028c"/>
    </style:style>
    <style:style style:name="T113" style:family="text">
      <style:text-properties officeooo:rsid="00d3ead6"/>
    </style:style>
    <style:style style:name="T114" style:family="text">
      <style:text-properties officeooo:rsid="005b20a1"/>
    </style:style>
    <style:style style:name="T115" style:family="text">
      <style:text-properties officeooo:rsid="005c9643"/>
    </style:style>
    <style:style style:name="T116" style:family="text">
      <style:text-properties officeooo:rsid="0060278a"/>
    </style:style>
    <style:style style:name="T117" style:family="text">
      <style:text-properties officeooo:rsid="00610d43"/>
    </style:style>
    <style:style style:name="T118" style:family="text">
      <style:text-properties officeooo:rsid="0061f432"/>
    </style:style>
    <style:style style:name="T119" style:family="text">
      <style:text-properties officeooo:rsid="00cf9cca"/>
    </style:style>
    <style:style style:name="T120" style:family="text">
      <style:text-properties officeooo:rsid="0061f432" fo:background-color="#ffff00" loext:char-shading-value="0"/>
    </style:style>
    <style:style style:name="T121" style:family="text">
      <style:text-properties officeooo:rsid="0063066e"/>
    </style:style>
    <style:style style:name="T122" style:family="text">
      <style:text-properties officeooo:rsid="007d35bd"/>
    </style:style>
    <style:style style:name="T123" style:family="text">
      <style:text-properties officeooo:rsid="00d93bee"/>
    </style:style>
    <style:style style:name="T124" style:family="text">
      <style:text-properties officeooo:rsid="0065b7bd" fo:background-color="#ffff00" loext:char-shading-value="0"/>
    </style:style>
    <style:style style:name="T125" style:family="text">
      <style:text-properties officeooo:rsid="0065b7bd"/>
    </style:style>
    <style:style style:name="T126" style:family="text">
      <style:text-properties officeooo:rsid="0066b08a"/>
    </style:style>
    <style:style style:name="T127" style:family="text">
      <style:text-properties officeooo:rsid="007d9841"/>
    </style:style>
    <style:style style:name="T128" style:family="text">
      <style:text-properties officeooo:rsid="00d85ee0"/>
    </style:style>
    <style:style style:name="T129" style:family="text">
      <style:text-properties officeooo:rsid="012a2dfc"/>
    </style:style>
    <style:style style:name="T130" style:family="text">
      <style:text-properties officeooo:rsid="006f8bec"/>
    </style:style>
    <style:style style:name="T131" style:family="text">
      <style:text-properties officeooo:rsid="006f8bec" fo:background-color="#ffff00" loext:char-shading-value="0"/>
    </style:style>
    <style:style style:name="T132" style:family="text">
      <style:text-properties officeooo:rsid="0070d1b0"/>
    </style:style>
    <style:style style:name="T133" style:family="text">
      <style:text-properties fo:language="en" fo:country="US" officeooo:rsid="0070d1b0"/>
    </style:style>
    <style:style style:name="T134" style:family="text">
      <style:text-properties officeooo:rsid="0072a872"/>
    </style:style>
    <style:style style:name="T135" style:family="text">
      <style:text-properties officeooo:rsid="00738408"/>
    </style:style>
    <style:style style:name="T136" style:family="text">
      <style:text-properties officeooo:rsid="01249886"/>
    </style:style>
    <style:style style:name="T137" style:family="text">
      <style:text-properties officeooo:rsid="01258ed1"/>
    </style:style>
    <style:style style:name="T138" style:family="text">
      <style:text-properties officeooo:rsid="01250786"/>
    </style:style>
    <style:style style:name="T139" style:family="text">
      <style:text-properties officeooo:rsid="0128bbae"/>
    </style:style>
    <style:style style:name="T140" style:family="text">
      <style:text-properties officeooo:rsid="012967a2"/>
    </style:style>
    <style:style style:name="T141" style:family="text">
      <style:text-properties officeooo:rsid="0129b931"/>
    </style:style>
    <style:style style:name="T142" style:family="text">
      <style:text-properties officeooo:rsid="012b9fb7"/>
    </style:style>
    <style:style style:name="T143" style:family="text">
      <style:text-properties officeooo:rsid="012c4725"/>
    </style:style>
    <style:style style:name="T144" style:family="text">
      <style:text-properties officeooo:rsid="012de291"/>
    </style:style>
    <style:style style:name="T145" style:family="text">
      <style:text-properties officeooo:rsid="012eed9b"/>
    </style:style>
    <style:style style:name="T146" style:family="text">
      <style:text-properties officeooo:rsid="01302619"/>
    </style:style>
    <style:style style:name="T147" style:family="text">
      <style:text-properties officeooo:rsid="01334f0c"/>
    </style:style>
    <style:style style:name="T148" style:family="text">
      <style:text-properties officeooo:rsid="0133a33a"/>
    </style:style>
    <style:style style:name="T149" style:family="text">
      <style:text-properties officeooo:rsid="0133e2f5"/>
    </style:style>
    <style:style style:name="T150" style:family="text">
      <style:text-properties officeooo:rsid="0135780f"/>
    </style:style>
    <style:style style:name="T151" style:family="text">
      <style:text-properties officeooo:rsid="01376b6d"/>
    </style:style>
    <style:style style:name="T152" style:family="text">
      <style:text-properties officeooo:rsid="013929fb"/>
    </style:style>
    <style:style style:name="T153" style:family="text">
      <style:text-properties officeooo:rsid="013983e2"/>
    </style:style>
    <style:style style:name="T154" style:family="text">
      <style:text-properties officeooo:rsid="013a563a"/>
    </style:style>
    <style:style style:name="T155" style:family="text">
      <style:text-properties officeooo:rsid="013aaf20"/>
    </style:style>
    <style:style style:name="T156" style:family="text">
      <style:text-properties officeooo:rsid="013afb5c"/>
    </style:style>
    <style:style style:name="T157" style:family="text">
      <style:text-properties officeooo:rsid="013aff0e"/>
    </style:style>
    <style:style style:name="T158" style:family="text">
      <style:text-properties officeooo:rsid="013f5dbd"/>
    </style:style>
    <style:style style:name="T159" style:family="text">
      <style:text-properties officeooo:rsid="013f8b02"/>
    </style:style>
    <style:style style:name="T160" style:family="text">
      <style:text-properties officeooo:rsid="01415445"/>
    </style:style>
    <style:style style:name="T161" style:family="text">
      <style:text-properties officeooo:rsid="01432549"/>
    </style:style>
    <style:style style:name="T162" style:family="text">
      <style:text-properties officeooo:rsid="014385cd"/>
    </style:style>
    <style:style style:name="T163" style:family="text">
      <style:text-properties officeooo:rsid="01456473"/>
    </style:style>
    <style:style style:name="T164" style:family="text">
      <style:text-properties officeooo:rsid="0146c82a"/>
    </style:style>
    <style:style style:name="T165" style:family="text">
      <style:text-properties officeooo:rsid="01492a47"/>
    </style:style>
    <style:style style:name="T166" style:family="text">
      <style:text-properties officeooo:rsid="014ae5cf" fo:background-color="#ffff00" loext:char-shading-value="0"/>
    </style:style>
    <style:style style:name="T167" style:family="text">
      <style:text-properties officeooo:rsid="014ae5cf"/>
    </style:style>
    <style:style style:name="T168" style:family="text">
      <style:text-properties officeooo:rsid="014bfe56"/>
    </style:style>
    <style:style style:name="T169" style:family="text">
      <style:text-properties officeooo:rsid="014e3ba3"/>
    </style:style>
    <style:style style:name="T170" style:family="text">
      <style:text-properties officeooo:rsid="014ee954"/>
    </style:style>
    <style:style style:name="T171" style:family="text">
      <style:text-properties officeooo:rsid="014fdb26"/>
    </style:style>
    <style:style style:name="T172" style:family="text">
      <style:text-properties officeooo:rsid="015137a2"/>
    </style:style>
    <style:style style:name="T173" style:family="text">
      <style:text-properties officeooo:rsid="01521977"/>
    </style:style>
    <style:style style:name="T174" style:family="text">
      <style:text-properties officeooo:rsid="0153f459"/>
    </style:style>
    <style:style style:name="T175" style:family="text">
      <style:text-properties officeooo:rsid="0154e1d7"/>
    </style:style>
    <style:style style:name="T176" style:family="text">
      <style:text-properties officeooo:rsid="015507dc"/>
    </style:style>
    <style:style style:name="T177" style:family="text">
      <style:text-properties officeooo:rsid="01554516"/>
    </style:style>
    <style:style style:name="T178" style:family="text">
      <style:text-properties officeooo:rsid="01573ded"/>
    </style:style>
    <style:style style:name="T179" style:family="text">
      <style:text-properties officeooo:rsid="0159c076"/>
    </style:style>
    <style:style style:name="T180" style:family="text">
      <style:text-properties officeooo:rsid="015ad1aa"/>
    </style:style>
    <style:style style:name="T181" style:family="text">
      <style:text-properties officeooo:rsid="015c0931"/>
    </style:style>
    <style:style style:name="T182" style:family="text">
      <style:text-properties officeooo:rsid="015d2254"/>
    </style:style>
    <style:style style:name="T183" style:family="text">
      <style:text-properties officeooo:rsid="015e8cd9"/>
    </style:style>
    <style:style style:name="T184" style:family="text">
      <style:text-properties officeooo:rsid="015ed842"/>
    </style:style>
    <style:style style:name="T185" style:family="text">
      <style:text-properties officeooo:rsid="0160c49f"/>
    </style:style>
    <style:style style:name="T186" style:family="text">
      <style:text-properties officeooo:rsid="01610f15"/>
    </style:style>
    <style:style style:name="T187" style:family="text">
      <style:text-properties officeooo:rsid="01612c7d"/>
    </style:style>
    <style:style style:name="T188" style:family="text">
      <style:text-properties officeooo:rsid="0163acea"/>
    </style:style>
    <style:style style:name="T189" style:family="text">
      <style:text-properties officeooo:rsid="0164bffa"/>
    </style:style>
    <style:style style:name="T190" style:family="text">
      <style:text-properties officeooo:rsid="0165e808"/>
    </style:style>
    <style:style style:name="T191" style:family="text">
      <style:text-properties officeooo:rsid="01680648"/>
    </style:style>
    <style:style style:name="T192" style:family="text">
      <style:text-properties officeooo:rsid="01692c17"/>
    </style:style>
    <style:style style:name="T193" style:family="text">
      <style:text-properties officeooo:rsid="0169563d"/>
    </style:style>
    <style:style style:name="T194" style:family="text">
      <style:text-properties officeooo:rsid="016b5612"/>
    </style:style>
    <style:style style:name="T195" style:family="text">
      <style:text-properties officeooo:rsid="016c64fe"/>
    </style:style>
    <style:style style:name="T196" style:family="text">
      <style:text-properties officeooo:rsid="016e5406"/>
    </style:style>
    <style:style style:name="T197" style:family="text">
      <style:text-properties officeooo:rsid="016f5e27"/>
    </style:style>
    <style:style style:name="T198" style:family="text">
      <style:text-properties officeooo:rsid="0170b050"/>
    </style:style>
    <style:style style:name="T199" style:family="text">
      <style:text-properties officeooo:rsid="017187c6"/>
    </style:style>
    <style:style style:name="T200" style:family="text">
      <style:text-properties officeooo:rsid="0176b3ff"/>
    </style:style>
    <style:style style:name="T201" style:family="text">
      <style:text-properties officeooo:rsid="0172e809"/>
    </style:style>
    <style:style style:name="T202" style:family="text">
      <style:text-properties officeooo:rsid="0174c44a"/>
    </style:style>
    <style:style style:name="T203" style:family="text">
      <style:text-properties officeooo:rsid="0177d4c3"/>
    </style:style>
    <style:style style:name="T204" style:family="text">
      <style:text-properties officeooo:rsid="017868ee" fo:background-color="#ffff00" loext:char-shading-value="0"/>
    </style:style>
    <style:style style:name="T205" style:family="text">
      <style:text-properties officeooo:rsid="017868ee"/>
    </style:style>
    <style:style style:name="T206" style:family="text">
      <style:text-properties officeooo:rsid="0178aaa1"/>
    </style:style>
    <style:style style:name="T207" style:family="text">
      <style:text-properties officeooo:rsid="017907a2"/>
    </style:style>
    <style:style style:name="T208" style:family="text">
      <style:text-properties officeooo:rsid="0179eae9"/>
    </style:style>
    <style:style style:name="T209" style:family="text">
      <style:text-properties officeooo:rsid="017b1bff"/>
    </style:style>
    <style:style style:name="T210" style:family="text">
      <style:text-properties officeooo:rsid="017c0423"/>
    </style:style>
    <style:style style:name="T211" style:family="text">
      <style:text-properties officeooo:rsid="017caffa"/>
    </style:style>
    <style:style style:name="T212" style:family="text">
      <style:text-properties officeooo:rsid="017d8666"/>
    </style:style>
    <style:style style:name="T213" style:family="text">
      <style:text-properties officeooo:rsid="01807281"/>
    </style:style>
    <style:style style:name="T214" style:family="text">
      <style:text-properties officeooo:rsid="0180f3a2"/>
    </style:style>
    <style:style style:name="T215" style:family="text">
      <style:text-properties officeooo:rsid="0182645b"/>
    </style:style>
    <style:style style:name="T216" style:family="text">
      <style:text-properties officeooo:rsid="01828490"/>
    </style:style>
    <style:style style:name="T217" style:family="text">
      <style:text-properties officeooo:rsid="0182f760"/>
    </style:style>
    <style:style style:name="T218" style:family="text">
      <style:text-properties officeooo:rsid="0183db8a"/>
    </style:style>
    <style:style style:name="T219" style:family="text">
      <style:text-properties officeooo:rsid="0185b4d3"/>
    </style:style>
    <style:style style:name="T220" style:family="text">
      <style:text-properties officeooo:rsid="0185e94e"/>
    </style:style>
    <style:style style:name="T221" style:family="text">
      <style:text-properties officeooo:rsid="0187a787"/>
    </style:style>
    <style:style style:name="T222" style:family="text">
      <style:text-properties officeooo:rsid="0189897d"/>
    </style:style>
    <style:style style:name="T223" style:family="text">
      <style:text-properties officeooo:rsid="018b7286"/>
    </style:style>
    <style:style style:name="T224" style:family="text">
      <style:text-properties officeooo:rsid="018c6489"/>
    </style:style>
    <style:style style:name="T225" style:family="text">
      <style:text-properties officeooo:rsid="018c6489" fo:background-color="#ffff00" loext:char-shading-value="0"/>
    </style:style>
    <style:style style:name="T226" style:family="text">
      <style:text-properties officeooo:rsid="018d0201"/>
    </style:style>
    <style:style style:name="T227" style:family="text">
      <style:text-properties officeooo:rsid="018e0949"/>
    </style:style>
    <style:style style:name="T228" style:family="text">
      <style:text-properties officeooo:rsid="018fac2c"/>
    </style:style>
    <style:style style:name="T229" style:family="text">
      <style:text-properties officeooo:rsid="01914b50"/>
    </style:style>
    <style:style style:name="T230" style:family="text">
      <style:text-properties officeooo:rsid="019f7259"/>
    </style:style>
    <style:style style:name="T231" style:family="text">
      <style:text-properties officeooo:rsid="019fc828"/>
    </style:style>
    <style:style style:name="T232" style:family="text">
      <style:text-properties officeooo:rsid="019fca7d"/>
    </style:style>
    <style:style style:name="T233" style:family="text">
      <style:text-properties officeooo:rsid="01a1c0ac"/>
    </style:style>
    <style:style style:name="T234" style:family="text">
      <style:text-properties officeooo:rsid="01a1cfed"/>
    </style:style>
    <style:style style:name="T235" style:family="text">
      <style:text-properties officeooo:rsid="01a4960c"/>
    </style:style>
    <style:style style:name="T236" style:family="text">
      <style:text-properties officeooo:rsid="01a4b1de"/>
    </style:style>
    <style:style style:name="T237" style:family="text">
      <style:text-properties officeooo:rsid="01a5e64d"/>
    </style:style>
    <style:style style:name="T238" style:family="text">
      <style:text-properties officeooo:rsid="01a7b1a2"/>
    </style:style>
    <style:style style:name="T239" style:family="text">
      <style:text-properties officeooo:rsid="01a93a1b"/>
    </style:style>
    <style:style style:name="T240" style:family="text">
      <style:text-properties officeooo:rsid="01aa4285"/>
    </style:style>
    <style:style style:name="T241" style:family="text">
      <style:text-properties officeooo:rsid="01ab14fe"/>
    </style:style>
    <style:style style:name="T242" style:family="text">
      <style:text-properties officeooo:rsid="01ac39cb"/>
    </style:style>
    <style:style style:name="T243" style:family="text">
      <style:text-properties officeooo:rsid="01aed62e"/>
    </style:style>
    <style:style style:name="T244" style:family="text">
      <style:text-properties officeooo:rsid="01aefdd9"/>
    </style:style>
    <style:style style:name="T245" style:family="text">
      <style:text-properties officeooo:rsid="01af239b"/>
    </style:style>
    <style:style style:name="T246" style:family="text">
      <style:text-properties officeooo:rsid="01af8688"/>
    </style:style>
    <style:style style:name="T247" style:family="text">
      <style:text-properties officeooo:rsid="01b13b16"/>
    </style:style>
    <style:style style:name="T248" style:family="text">
      <style:text-properties officeooo:rsid="01b28e3e"/>
    </style:style>
    <style:style style:name="T249" style:family="text">
      <style:text-properties officeooo:rsid="01b34425"/>
    </style:style>
    <style:style style:name="T250" style:family="text">
      <style:text-properties officeooo:rsid="01b53d7b"/>
    </style:style>
    <style:style style:name="T251" style:family="text">
      <style:text-properties officeooo:rsid="01b5db90"/>
    </style:style>
    <style:style style:name="T252" style:family="text">
      <style:text-properties officeooo:rsid="01bc6d27"/>
    </style:style>
    <style:style style:name="T253" style:family="text">
      <style:text-properties officeooo:rsid="01bc713e"/>
    </style:style>
    <style:style style:name="T254" style:family="text">
      <style:text-properties officeooo:rsid="01be1ed6"/>
    </style:style>
    <style:style style:name="T255" style:family="text">
      <style:text-properties officeooo:rsid="01be4cec"/>
    </style:style>
    <style:style style:name="T256" style:family="text">
      <style:text-properties officeooo:rsid="01becb22"/>
    </style:style>
    <style:style style:name="T257" style:family="text">
      <style:text-properties officeooo:rsid="01c0a9ca"/>
    </style:style>
    <style:style style:name="T258" style:family="text">
      <style:text-properties officeooo:rsid="01c1d1c9"/>
    </style:style>
    <style:style style:name="T259" style:family="text">
      <style:text-properties officeooo:rsid="01c25741"/>
    </style:style>
    <style:style style:name="T260" style:family="text">
      <style:text-properties officeooo:rsid="01c36919"/>
    </style:style>
    <style:style style:name="T261" style:family="text">
      <style:text-properties officeooo:rsid="01c4a3d0"/>
    </style:style>
    <style:style style:name="T262" style:family="text">
      <style:text-properties officeooo:rsid="01c66d41"/>
    </style:style>
    <style:style style:name="T263" style:family="text">
      <style:text-properties officeooo:rsid="01c8658c"/>
    </style:style>
    <style:style style:name="T264" style:family="text">
      <style:text-properties officeooo:rsid="01ca5da0"/>
    </style:style>
    <style:style style:name="T265" style:family="text">
      <style:text-properties officeooo:rsid="01cb1dc6"/>
    </style:style>
    <style:style style:name="T266" style:family="text">
      <style:text-properties officeooo:rsid="01cb41ef"/>
    </style:style>
    <style:style style:name="T267" style:family="text">
      <style:text-properties officeooo:rsid="01cc5f7b"/>
    </style:style>
    <style:style style:name="T268" style:family="text">
      <style:text-properties officeooo:rsid="01ce0e74"/>
    </style:style>
    <style:style style:name="T269" style:family="text">
      <style:text-properties officeooo:rsid="01cff4ab"/>
    </style:style>
    <style:style style:name="T270" style:family="text">
      <style:text-properties officeooo:rsid="01d10fe0"/>
    </style:style>
    <style:style style:name="T271" style:family="text">
      <style:text-properties officeooo:rsid="01d17af8"/>
    </style:style>
    <style:style style:name="T272" style:family="text">
      <style:text-properties officeooo:rsid="01d29ce5"/>
    </style:style>
    <style:style style:name="T273" style:family="text">
      <style:text-properties officeooo:rsid="01d2ad3b"/>
    </style:style>
    <style:style style:name="T274" style:family="text">
      <style:text-properties officeooo:rsid="01d2fa2b"/>
    </style:style>
    <style:style style:name="T275" style:family="text">
      <style:text-properties officeooo:rsid="01d4a62e"/>
    </style:style>
    <style:style style:name="T276" style:family="text">
      <style:text-properties officeooo:rsid="01d671b2"/>
    </style:style>
    <style:style style:name="T277" style:family="text">
      <style:text-properties officeooo:rsid="01d72424"/>
    </style:style>
    <style:style style:name="T278" style:family="text">
      <style:text-properties officeooo:rsid="01d80a42"/>
    </style:style>
    <style:style style:name="T279" style:family="text">
      <style:text-properties officeooo:rsid="01d93e1d"/>
    </style:style>
    <style:style style:name="T280" style:family="text">
      <style:text-properties officeooo:rsid="01d94115"/>
    </style:style>
    <style:style style:name="T281" style:family="text">
      <style:text-properties officeooo:rsid="01dbad14"/>
    </style:style>
    <style:style style:name="T282" style:family="text">
      <style:text-properties officeooo:rsid="01dd9742"/>
    </style:style>
    <style:style style:name="T283" style:family="text">
      <style:text-properties officeooo:rsid="01ddc4b8"/>
    </style:style>
    <style:style style:name="T284" style:family="text">
      <style:text-properties officeooo:rsid="01e17d79"/>
    </style:style>
    <style:style style:name="T285" style:family="text">
      <style:text-properties officeooo:rsid="01e2f945"/>
    </style:style>
    <style:style style:name="T286" style:family="text">
      <style:text-properties officeooo:rsid="01e380b3"/>
    </style:style>
    <style:style style:name="T287" style:family="text">
      <style:text-properties officeooo:rsid="01e3ba6a"/>
    </style:style>
    <style:style style:name="T288" style:family="text">
      <style:text-properties officeooo:rsid="01e43fb9"/>
    </style:style>
    <style:style style:name="T289" style:family="text">
      <style:text-properties officeooo:rsid="01e50fd7"/>
    </style:style>
    <style:style style:name="T290" style:family="text">
      <style:text-properties officeooo:rsid="01e69c81"/>
    </style:style>
    <style:style style:name="T291" style:family="text">
      <style:text-properties officeooo:rsid="01e733f7"/>
    </style:style>
    <style:style style:name="T292" style:family="text">
      <style:text-properties officeooo:rsid="01e80ad2"/>
    </style:style>
    <style:style style:name="T293" style:family="text">
      <style:text-properties officeooo:rsid="01e8bf5b"/>
    </style:style>
    <style:style style:name="T294" style:family="text">
      <style:text-properties officeooo:rsid="01e98f18"/>
    </style:style>
    <style:style style:name="T295" style:family="text">
      <style:text-properties officeooo:rsid="01eb9080"/>
    </style:style>
    <style:style style:name="T296" style:family="text">
      <style:text-properties officeooo:rsid="01e99c68"/>
    </style:style>
    <style:style style:name="T297" style:family="text">
      <style:text-properties officeooo:rsid="01ebe42a"/>
    </style:style>
    <style:style style:name="T298" style:family="text">
      <style:text-properties officeooo:rsid="01ebf639"/>
    </style:style>
    <style:style style:name="T299" style:family="text">
      <style:text-properties officeooo:rsid="01ebffbb"/>
    </style:style>
    <style:style style:name="T300" style:family="text">
      <style:text-properties officeooo:rsid="01ededaf"/>
    </style:style>
    <style:style style:name="T301" style:family="text">
      <style:text-properties officeooo:rsid="01ef1a8e"/>
    </style:style>
    <style:style style:name="T302" style:family="text">
      <style:text-properties officeooo:rsid="01f105cb"/>
    </style:style>
    <style:style style:name="T303" style:family="text">
      <style:text-properties officeooo:rsid="01f28454"/>
    </style:style>
    <style:style style:name="T304" style:family="text">
      <style:text-properties officeooo:rsid="01f2efda"/>
    </style:style>
    <style:style style:name="T305" style:family="text">
      <style:text-properties officeooo:rsid="01f34bd2"/>
    </style:style>
    <style:style style:name="T306" style:family="text">
      <style:text-properties officeooo:rsid="01f3727c"/>
    </style:style>
    <style:style style:name="T307" style:family="text">
      <style:text-properties officeooo:rsid="01f55465"/>
    </style:style>
    <style:style style:name="T308" style:family="text">
      <style:text-properties officeooo:rsid="01f72e77"/>
    </style:style>
    <style:style style:name="T309" style:family="text">
      <style:text-properties officeooo:rsid="01f7e076"/>
    </style:style>
    <style:style style:name="T310" style:family="text">
      <style:text-properties officeooo:rsid="01f91792"/>
    </style:style>
    <style:style style:name="T311" style:family="text">
      <style:text-properties officeooo:rsid="01fa6900"/>
    </style:style>
    <style:style style:name="T312" style:family="text">
      <style:text-properties officeooo:rsid="01fc05a2"/>
    </style:style>
    <style:style style:name="T313" style:family="text">
      <style:text-properties officeooo:rsid="01fd4838"/>
    </style:style>
    <style:style style:name="T314" style:family="text">
      <style:text-properties officeooo:rsid="01fe25d5"/>
    </style:style>
    <style:style style:name="T315" style:family="text">
      <style:text-properties officeooo:rsid="02000159"/>
    </style:style>
    <style:style style:name="T316" style:family="text">
      <style:text-properties officeooo:rsid="02002423"/>
    </style:style>
    <style:style style:name="T317" style:family="text">
      <style:text-properties officeooo:rsid="02017dba"/>
    </style:style>
    <style:style style:name="T318" style:family="text">
      <style:text-properties officeooo:rsid="02024299"/>
    </style:style>
    <style:style style:name="T319" style:family="text">
      <style:text-properties officeooo:rsid="0202c176"/>
    </style:style>
    <style:style style:name="T320" style:family="text">
      <style:text-properties officeooo:rsid="0203be7a"/>
    </style:style>
    <style:style style:name="T321" style:family="text">
      <style:text-properties officeooo:rsid="020561a0"/>
    </style:style>
    <style:style style:name="T322" style:family="text">
      <style:text-properties officeooo:rsid="0205baca"/>
    </style:style>
    <style:style style:name="T323" style:family="text">
      <style:text-properties officeooo:rsid="0205e0c8"/>
    </style:style>
    <style:style style:name="T324" style:family="text">
      <style:text-properties officeooo:rsid="02060c47"/>
    </style:style>
    <style:style style:name="T325" style:family="text">
      <style:text-properties officeooo:rsid="02092371"/>
    </style:style>
    <style:style style:name="T326" style:family="text">
      <style:text-properties officeooo:rsid="0209902a"/>
    </style:style>
    <style:style style:name="T327" style:family="text">
      <style:text-properties officeooo:rsid="020a7959"/>
    </style:style>
    <style:style style:name="T328" style:family="text">
      <style:text-properties officeooo:rsid="020ba689"/>
    </style:style>
    <style:style style:name="T329" style:family="text">
      <style:text-properties officeooo:rsid="020d3349"/>
    </style:style>
    <style:style style:name="T330" style:family="text">
      <style:text-properties officeooo:rsid="020e81b2"/>
    </style:style>
    <style:style style:name="T331" style:family="text">
      <style:text-properties officeooo:rsid="02104348"/>
    </style:style>
    <style:style style:name="T332" style:family="text">
      <style:text-properties officeooo:rsid="02117bfb"/>
    </style:style>
    <style:style style:name="T333" style:family="text">
      <style:text-properties officeooo:rsid="0212e79d"/>
    </style:style>
    <style:style style:name="T334" style:family="text">
      <style:text-properties officeooo:rsid="021441a8"/>
    </style:style>
    <style:style style:name="T335" style:family="text">
      <style:text-properties officeooo:rsid="021515d1"/>
    </style:style>
    <style:style style:name="T336" style:family="text">
      <style:text-properties officeooo:rsid="0216432f"/>
    </style:style>
    <style:style style:name="T337" style:family="text">
      <style:text-properties officeooo:rsid="0217f899"/>
    </style:style>
    <style:style style:name="T338" style:family="text">
      <style:text-properties officeooo:rsid="0218d0e7"/>
    </style:style>
    <style:style style:name="T339" style:family="text">
      <style:text-properties officeooo:rsid="021ace1d"/>
    </style:style>
    <style:style style:name="T340" style:family="text">
      <style:text-properties officeooo:rsid="021bbc13"/>
    </style:style>
    <style:style style:name="T341" style:family="text">
      <style:text-properties officeooo:rsid="021d5745"/>
    </style:style>
    <style:style style:name="T342" style:family="text">
      <style:text-properties officeooo:rsid="021f35eb"/>
    </style:style>
    <style:style style:name="T343" style:family="text">
      <style:text-properties officeooo:rsid="021f4ce8"/>
    </style:style>
    <style:style style:name="T344" style:family="text">
      <style:text-properties officeooo:rsid="0220b672"/>
    </style:style>
    <style:style style:name="T345" style:family="text">
      <style:text-properties officeooo:rsid="022290a5"/>
    </style:style>
    <style:style style:name="T346" style:family="text">
      <style:text-properties officeooo:rsid="0223aa85"/>
    </style:style>
    <style:style style:name="T347" style:family="text">
      <style:text-properties officeooo:rsid="0223fc2e"/>
    </style:style>
    <style:style style:name="T348" style:family="text">
      <style:text-properties officeooo:rsid="0224c230"/>
    </style:style>
    <style:style style:name="T349" style:family="text">
      <style:text-properties officeooo:rsid="0225e0bf"/>
    </style:style>
    <style:style style:name="T350" style:family="text">
      <style:text-properties officeooo:rsid="02276d09"/>
    </style:style>
    <style:style style:name="T351" style:family="text">
      <style:text-properties officeooo:rsid="0227aad2"/>
    </style:style>
    <style:style style:name="T352" style:family="text">
      <style:text-properties officeooo:rsid="0228de5b"/>
    </style:style>
    <style:style style:name="T353" style:family="text">
      <style:text-properties officeooo:rsid="022a52a5"/>
    </style:style>
    <style:style style:name="T354" style:family="text">
      <style:text-properties officeooo:rsid="022b55bb"/>
    </style:style>
    <style:style style:name="T355" style:family="text">
      <style:text-properties officeooo:rsid="022b6eee"/>
    </style:style>
    <style:style style:name="T356" style:family="text">
      <style:text-properties officeooo:rsid="022d363d"/>
    </style:style>
    <style:style style:name="T357" style:family="text">
      <style:text-properties officeooo:rsid="022e7af8"/>
    </style:style>
    <style:style style:name="T358" style:family="text">
      <style:text-properties officeooo:rsid="022fa22b"/>
    </style:style>
    <style:style style:name="T359" style:family="text">
      <style:text-properties officeooo:rsid="0231a216"/>
    </style:style>
    <style:style style:name="T360" style:family="text">
      <style:text-properties officeooo:rsid="0231a99d"/>
    </style:style>
    <style:style style:name="T361" style:family="text">
      <style:text-properties officeooo:rsid="0232bf73"/>
    </style:style>
    <style:style style:name="T362" style:family="text">
      <style:text-properties officeooo:rsid="02331fbe"/>
    </style:style>
    <style:style style:name="T363" style:family="text">
      <style:text-properties officeooo:rsid="0234f009"/>
    </style:style>
    <style:style style:name="T364" style:family="text">
      <style:text-properties officeooo:rsid="0236ee4f"/>
    </style:style>
    <style:style style:name="T365" style:family="text">
      <style:text-properties officeooo:rsid="02384fd2"/>
    </style:style>
    <style:style style:name="T366" style:family="text">
      <style:text-properties officeooo:rsid="02392740"/>
    </style:style>
    <style:style style:name="T367" style:family="text">
      <style:text-properties officeooo:rsid="023a2fc3"/>
    </style:style>
    <style:style style:name="T368" style:family="text">
      <style:text-properties officeooo:rsid="023ab17d"/>
    </style:style>
    <style:style style:name="T369" style:family="text">
      <style:text-properties officeooo:rsid="023ca017"/>
    </style:style>
    <style:style style:name="T370" style:family="text">
      <style:text-properties officeooo:rsid="023dea58"/>
    </style:style>
    <style:style style:name="T371" style:family="text">
      <style:text-properties officeooo:rsid="023f8721"/>
    </style:style>
    <style:style style:name="T372" style:family="text">
      <style:text-properties officeooo:rsid="0240502c"/>
    </style:style>
    <style:style style:name="T373" style:family="text">
      <style:text-properties officeooo:rsid="0240dc27"/>
    </style:style>
    <style:style style:name="T374" style:family="text">
      <style:text-properties officeooo:rsid="02415014"/>
    </style:style>
    <style:style style:name="T375" style:family="text">
      <style:text-properties officeooo:rsid="0241fddd"/>
    </style:style>
    <style:style style:name="T376" style:family="text">
      <style:text-properties officeooo:rsid="0245a307"/>
    </style:style>
    <style:style style:name="T377" style:family="text">
      <style:text-properties officeooo:rsid="0245c7d1"/>
    </style:style>
    <style:style style:name="T378" style:family="text">
      <style:text-properties officeooo:rsid="024ad3cb"/>
    </style:style>
    <style:style style:name="T379" style:family="text">
      <style:text-properties officeooo:rsid="024be8c9"/>
    </style:style>
    <style:style style:name="T380" style:family="text">
      <style:text-properties officeooo:rsid="024ce463"/>
    </style:style>
    <style:style style:name="T381" style:family="text">
      <style:text-properties officeooo:rsid="024e18f4"/>
    </style:style>
    <style:style style:name="T382" style:family="text">
      <style:text-properties officeooo:rsid="024f2a94"/>
    </style:style>
    <style:style style:name="T383" style:family="text">
      <style:text-properties officeooo:rsid="024f8fee"/>
    </style:style>
    <style:style style:name="T384" style:family="text">
      <style:text-properties officeooo:rsid="025051f7"/>
    </style:style>
    <style:style style:name="T385" style:family="text">
      <style:text-properties officeooo:rsid="0250d43c"/>
    </style:style>
    <style:style style:name="T386" style:family="text">
      <style:text-properties officeooo:rsid="0251557f"/>
    </style:style>
    <style:style style:name="T387" style:family="text">
      <style:text-properties officeooo:rsid="0255db89"/>
    </style:style>
    <style:style style:name="T388" style:family="text">
      <style:text-properties officeooo:rsid="02564e48"/>
    </style:style>
    <style:style style:name="T389" style:family="text">
      <style:text-properties officeooo:rsid="02599de0"/>
    </style:style>
    <style:style style:name="T390" style:family="text">
      <style:text-properties officeooo:rsid="025ae1c1"/>
    </style:style>
    <style:style style:name="T391" style:family="text">
      <style:text-properties officeooo:rsid="025bd1a8"/>
    </style:style>
    <style:style style:name="T392" style:family="text">
      <style:text-properties officeooo:rsid="025d59d6"/>
    </style:style>
    <style:style style:name="T393" style:family="text">
      <style:text-properties officeooo:rsid="025fabf8"/>
    </style:style>
    <style:style style:name="T394" style:family="text">
      <style:text-properties officeooo:rsid="02612b83"/>
    </style:style>
    <style:style style:name="T395" style:family="text">
      <style:text-properties officeooo:rsid="026311bd"/>
    </style:style>
    <style:style style:name="T396" style:family="text">
      <style:text-properties officeooo:rsid="0264ed9a"/>
    </style:style>
    <style:style style:name="T397" style:family="text">
      <style:text-properties officeooo:rsid="0266100e"/>
    </style:style>
    <style:style style:name="T398" style:family="text">
      <style:text-properties officeooo:rsid="0266a959"/>
    </style:style>
    <style:style style:name="T399" style:family="text">
      <style:text-properties officeooo:rsid="0268490a"/>
    </style:style>
    <style:style style:name="T400" style:family="text">
      <style:text-properties officeooo:rsid="02686dec"/>
    </style:style>
    <style:style style:name="T401" style:family="text">
      <style:text-properties officeooo:rsid="0268d9e1"/>
    </style:style>
    <style:style style:name="T402" style:family="text">
      <style:text-properties officeooo:rsid="0269a6f3"/>
    </style:style>
    <style:style style:name="T403" style:family="text">
      <style:text-properties officeooo:rsid="026bc331"/>
    </style:style>
    <style:style style:name="T404" style:family="text">
      <style:text-properties officeooo:rsid="026bc6a0"/>
    </style:style>
    <style:style style:name="T405" style:family="text">
      <style:text-properties officeooo:rsid="026d050c"/>
    </style:style>
    <style:style style:name="T406" style:family="text">
      <style:text-properties officeooo:rsid="026d3cd8"/>
    </style:style>
    <style:style style:name="T407" style:family="text">
      <style:text-properties officeooo:rsid="0271d9e4"/>
    </style:style>
    <style:style style:name="T408" style:family="text">
      <style:text-properties officeooo:rsid="026fdc48"/>
    </style:style>
    <style:style style:name="T409" style:family="text">
      <style:text-properties officeooo:rsid="0272aeaf"/>
    </style:style>
    <style:style style:name="T410" style:family="text">
      <style:text-properties officeooo:rsid="02740394"/>
    </style:style>
    <style:style style:name="T411" style:family="text">
      <style:text-properties officeooo:rsid="0274f2de"/>
    </style:style>
    <style:style style:name="T412" style:family="text">
      <style:text-properties officeooo:rsid="0276eb5c"/>
    </style:style>
    <style:style style:name="T413" style:family="text">
      <style:text-properties officeooo:rsid="0278c041"/>
    </style:style>
    <style:style style:name="T414" style:family="text">
      <style:text-properties officeooo:rsid="027a99c9"/>
    </style:style>
    <style:style style:name="T415" style:family="text">
      <style:text-properties officeooo:rsid="027c5690"/>
    </style:style>
    <style:style style:name="T416" style:family="text">
      <style:text-properties officeooo:rsid="027d577e"/>
    </style:style>
    <style:style style:name="T417" style:family="text">
      <style:text-properties officeooo:rsid="027d9a29"/>
    </style:style>
    <style:style style:name="T418" style:family="text">
      <style:text-properties officeooo:rsid="027eeddd"/>
    </style:style>
    <style:style style:name="T419" style:family="text">
      <style:text-properties officeooo:rsid="02806209"/>
    </style:style>
    <style:style style:name="T420" style:family="text">
      <style:text-properties officeooo:rsid="02811173"/>
    </style:style>
    <style:style style:name="T421" style:family="text">
      <style:text-properties officeooo:rsid="0282e59d"/>
    </style:style>
    <style:style style:name="T422" style:family="text">
      <style:text-properties officeooo:rsid="02838483"/>
    </style:style>
    <style:style style:name="T423" style:family="text">
      <style:text-properties officeooo:rsid="02844a63"/>
    </style:style>
    <style:style style:name="T424" style:family="text">
      <style:text-properties officeooo:rsid="0285905b"/>
    </style:style>
    <style:style style:name="T425" style:family="text">
      <style:text-properties officeooo:rsid="0286b252"/>
    </style:style>
    <style:style style:name="T426" style:family="text">
      <style:text-properties officeooo:rsid="0287d281"/>
    </style:style>
    <style:style style:name="T427" style:family="text">
      <style:text-properties officeooo:rsid="028813e2"/>
    </style:style>
    <style:style style:name="T428" style:family="text">
      <style:text-properties officeooo:rsid="028a1ce3"/>
    </style:style>
    <style:style style:name="T429" style:family="text">
      <style:text-properties officeooo:rsid="028c1345"/>
    </style:style>
    <style:style style:name="T430" style:family="text">
      <style:text-properties officeooo:rsid="028c7bb0"/>
    </style:style>
    <style:style style:name="T431" style:family="text">
      <style:text-properties officeooo:rsid="028d21ca"/>
    </style:style>
    <style:style style:name="T432" style:family="text">
      <style:text-properties officeooo:rsid="028e08e8"/>
    </style:style>
    <style:style style:name="T433" style:family="text">
      <style:text-properties officeooo:rsid="028feeef"/>
    </style:style>
    <style:style style:name="T434" style:family="text">
      <style:text-properties officeooo:rsid="0290e3c9"/>
    </style:style>
    <style:style style:name="T435" style:family="text">
      <style:text-properties officeooo:rsid="0291209c"/>
    </style:style>
    <style:style style:name="T436" style:family="text">
      <style:text-properties officeooo:rsid="0292acd9"/>
    </style:style>
    <style:style style:name="T437" style:family="text">
      <style:text-properties officeooo:rsid="02940e81"/>
    </style:style>
    <style:style style:name="T438" style:family="text">
      <style:text-properties officeooo:rsid="02951267"/>
    </style:style>
    <style:style style:name="T439" style:family="text">
      <style:text-properties officeooo:rsid="0296e442"/>
    </style:style>
    <style:style style:name="T440" style:family="text">
      <style:text-properties officeooo:rsid="0298d444"/>
    </style:style>
    <style:style style:name="T441" style:family="text">
      <style:text-properties officeooo:rsid="0299db35"/>
    </style:style>
    <style:style style:name="T442" style:family="text">
      <style:text-properties officeooo:rsid="029b5625"/>
    </style:style>
    <style:style style:name="T443" style:family="text">
      <style:text-properties officeooo:rsid="029be48f"/>
    </style:style>
    <style:style style:name="T444" style:family="text">
      <style:text-properties officeooo:rsid="029d9320"/>
    </style:style>
    <style:style style:name="T445" style:family="text">
      <style:text-properties officeooo:rsid="029e429f"/>
    </style:style>
    <style:style style:name="T446" style:family="text">
      <style:text-properties officeooo:rsid="029ea575"/>
    </style:style>
    <style:style style:name="T447" style:family="text">
      <style:text-properties officeooo:rsid="029ede9a"/>
    </style:style>
    <style:style style:name="T448" style:family="text">
      <style:text-properties officeooo:rsid="029f41a5"/>
    </style:style>
    <style:style style:name="T449" style:family="text">
      <style:text-properties officeooo:rsid="02a08714"/>
    </style:style>
    <style:style style:name="T450" style:family="text">
      <style:text-properties officeooo:rsid="02a0942c"/>
    </style:style>
    <style:style style:name="T451" style:family="text">
      <style:text-properties officeooo:rsid="02a1c464"/>
    </style:style>
    <style:style style:name="T452" style:family="text">
      <style:text-properties officeooo:rsid="02a1fe76"/>
    </style:style>
    <style:style style:name="T453" style:family="text">
      <style:text-properties officeooo:rsid="02a22d4a"/>
    </style:style>
    <style:style style:name="T454" style:family="text">
      <style:text-properties officeooo:rsid="02a23d0c"/>
    </style:style>
    <style:style style:name="T455" style:family="text">
      <style:text-properties officeooo:rsid="02a2de73"/>
    </style:style>
    <style:style style:name="T456" style:family="text">
      <style:text-properties officeooo:rsid="02a4c405"/>
    </style:style>
    <style:style style:name="T457" style:family="text">
      <style:text-properties officeooo:rsid="02a6105e"/>
    </style:style>
    <style:style style:name="T458" style:family="text">
      <style:text-properties officeooo:rsid="02a76024"/>
    </style:style>
    <style:style style:name="T459" style:family="text">
      <style:text-properties officeooo:rsid="02a9280f"/>
    </style:style>
    <style:style style:name="T460" style:family="text">
      <style:text-properties officeooo:rsid="02abdcce"/>
    </style:style>
    <style:style style:name="T461" style:family="text">
      <style:text-properties officeooo:rsid="02addc45"/>
    </style:style>
    <style:style style:name="T462" style:family="text">
      <style:text-properties officeooo:rsid="02ae3ee0"/>
    </style:style>
    <style:style style:name="T463" style:family="text">
      <style:text-properties officeooo:rsid="02ae68eb"/>
    </style:style>
    <style:style style:name="T464" style:family="text">
      <style:text-properties officeooo:rsid="02ae84ea"/>
    </style:style>
    <style:style style:name="T465" style:family="text">
      <style:text-properties officeooo:rsid="02af5c36"/>
    </style:style>
    <style:style style:name="T466" style:family="text">
      <style:text-properties officeooo:rsid="02b0e46a"/>
    </style:style>
    <style:style style:name="T467" style:family="text">
      <style:text-properties officeooo:rsid="02b25b8d"/>
    </style:style>
    <style:style style:name="T468" style:family="text">
      <style:text-properties officeooo:rsid="02b40d68"/>
    </style:style>
    <style:style style:name="T469" style:family="text">
      <style:text-properties officeooo:rsid="02b5d262"/>
    </style:style>
    <style:style style:name="T470" style:family="text">
      <style:text-properties officeooo:rsid="02b6bf67"/>
    </style:style>
    <style:style style:name="T471" style:family="text">
      <style:text-properties officeooo:rsid="02b782bd"/>
    </style:style>
    <style:style style:name="T472" style:family="text">
      <style:text-properties officeooo:rsid="02b87ae4"/>
    </style:style>
    <style:style style:name="T473" style:family="text">
      <style:text-properties officeooo:rsid="02ba2655"/>
    </style:style>
    <style:style style:name="T474" style:family="text">
      <style:text-properties officeooo:rsid="02bb9f5c"/>
    </style:style>
    <style:style style:name="T475" style:family="text">
      <style:text-properties officeooo:rsid="02bc6024"/>
    </style:style>
    <style:style style:name="T476" style:family="text">
      <style:text-properties officeooo:rsid="02bce65d"/>
    </style:style>
    <style:style style:name="T477" style:family="text">
      <style:text-properties officeooo:rsid="02be254f"/>
    </style:style>
    <style:style style:name="T478" style:family="text">
      <style:text-properties officeooo:rsid="02bf6196"/>
    </style:style>
    <style:style style:name="T479" style:family="text">
      <style:text-properties officeooo:rsid="02bfd9f1"/>
    </style:style>
    <style:style style:name="T480" style:family="text">
      <style:text-properties officeooo:rsid="02c1ba62"/>
    </style:style>
    <style:style style:name="T481" style:family="text">
      <style:text-properties officeooo:rsid="02c49469"/>
    </style:style>
    <style:style style:name="T482" style:family="text">
      <style:text-properties officeooo:rsid="02c5b72e"/>
    </style:style>
    <style:style style:name="T483" style:family="text">
      <style:text-properties officeooo:rsid="02c69b47"/>
    </style:style>
    <style:style style:name="T484" style:family="text">
      <style:text-properties officeooo:rsid="02c7a566"/>
    </style:style>
    <style:style style:name="T485" style:family="text">
      <style:text-properties officeooo:rsid="02c8fd37"/>
    </style:style>
    <style:style style:name="T486" style:family="text">
      <style:text-properties officeooo:rsid="02caed78"/>
    </style:style>
    <style:style style:name="T487" style:family="text">
      <style:text-properties officeooo:rsid="02cb4827"/>
    </style:style>
    <style:style style:name="T488" style:family="text">
      <style:text-properties officeooo:rsid="02cb4a55"/>
    </style:style>
    <style:style style:name="T489" style:family="text">
      <style:text-properties officeooo:rsid="02cceb01"/>
    </style:style>
    <style:style style:name="T490" style:family="text">
      <style:text-properties officeooo:rsid="02cd0a9c"/>
    </style:style>
    <style:style style:name="T491" style:family="text">
      <style:text-properties officeooo:rsid="02cef0c6"/>
    </style:style>
    <style:style style:name="T492" style:family="text">
      <style:text-properties officeooo:rsid="02d0e25e"/>
    </style:style>
    <style:style style:name="T493" style:family="text">
      <style:text-properties officeooo:rsid="02d16cb3"/>
    </style:style>
    <style:style style:name="T494" style:family="text">
      <style:text-properties officeooo:rsid="02d2910f"/>
    </style:style>
    <style:style style:name="T495" style:family="text">
      <style:text-properties officeooo:rsid="02d2f43c"/>
    </style:style>
    <style:style style:name="T496" style:family="text">
      <style:text-properties officeooo:rsid="02e4db01"/>
    </style:style>
    <style:style style:name="T497" style:family="text">
      <style:text-properties officeooo:rsid="02d55807"/>
    </style:style>
    <style:style style:name="T498" style:family="text">
      <style:text-properties officeooo:rsid="02d40fe0"/>
    </style:style>
    <style:style style:name="T499" style:family="text">
      <style:text-properties officeooo:rsid="02d6cbe4"/>
    </style:style>
    <style:style style:name="T500" style:family="text">
      <style:text-properties officeooo:rsid="02d7bd6a"/>
    </style:style>
    <style:style style:name="T501" style:family="text">
      <style:text-properties officeooo:rsid="02d8c33b"/>
    </style:style>
    <style:style style:name="T502" style:family="text">
      <style:text-properties officeooo:rsid="02d9bfab"/>
    </style:style>
    <style:style style:name="T503" style:family="text">
      <style:text-properties officeooo:rsid="02db2eac"/>
    </style:style>
    <style:style style:name="T504" style:family="text">
      <style:text-properties officeooo:rsid="02ddc888"/>
    </style:style>
    <style:style style:name="T505" style:family="text">
      <style:text-properties officeooo:rsid="02df5167"/>
    </style:style>
    <style:style style:name="T506" style:family="text">
      <style:text-properties officeooo:rsid="02e0ec71"/>
    </style:style>
    <style:style style:name="T507" style:family="text">
      <style:text-properties officeooo:rsid="02e2e125"/>
    </style:style>
    <style:style style:name="T508" style:family="text">
      <style:text-properties officeooo:rsid="02e3cb03"/>
    </style:style>
    <style:style style:name="T509" style:family="text">
      <style:text-properties officeooo:rsid="02e4982b"/>
    </style:style>
    <style:style style:name="T510" style:family="text">
      <style:text-properties officeooo:rsid="02e6ae0b"/>
    </style:style>
    <style:style style:name="T511" style:family="text">
      <style:text-properties officeooo:rsid="02e74252"/>
    </style:style>
    <style:style style:name="T512" style:family="text">
      <style:text-properties officeooo:rsid="02e91073"/>
    </style:style>
    <style:style style:name="T513" style:family="text">
      <style:text-properties officeooo:rsid="02ea4a6e"/>
    </style:style>
    <style:style style:name="T514" style:family="text">
      <style:text-properties officeooo:rsid="02eb63de"/>
    </style:style>
    <style:style style:name="T515" style:family="text">
      <style:text-properties officeooo:rsid="02ed2be3"/>
    </style:style>
    <style:style style:name="T516" style:family="text">
      <style:text-properties officeooo:rsid="02eed91f"/>
    </style:style>
    <style:style style:name="T517" style:family="text">
      <style:text-properties officeooo:rsid="02effb2d"/>
    </style:style>
    <style:style style:name="T518" style:family="text">
      <style:text-properties officeooo:rsid="02f1440d"/>
    </style:style>
    <style:style style:name="T519" style:family="text">
      <style:text-properties officeooo:rsid="02f1cb1a"/>
    </style:style>
    <style:style style:name="T520" style:family="text">
      <style:text-properties officeooo:rsid="02f2d4a2"/>
    </style:style>
    <style:style style:name="T521" style:family="text">
      <style:text-properties officeooo:rsid="02f3f9ae"/>
    </style:style>
    <style:style style:name="T522" style:family="text">
      <style:text-properties officeooo:rsid="02f5f7ac"/>
    </style:style>
    <style:style style:name="T523" style:family="text">
      <style:text-properties officeooo:rsid="02f786b0"/>
    </style:style>
    <style:style style:name="T524" style:family="text">
      <style:text-properties officeooo:rsid="02f7b687"/>
    </style:style>
    <style:style style:name="T525" style:family="text">
      <style:text-properties officeooo:rsid="02f7e779"/>
    </style:style>
    <style:style style:name="T526" style:family="text">
      <style:text-properties officeooo:rsid="02f97882"/>
    </style:style>
    <style:style style:name="T527" style:family="text">
      <style:text-properties officeooo:rsid="02fb8e88"/>
    </style:style>
    <style:style style:name="T528" style:family="text">
      <style:text-properties officeooo:rsid="02fbae44"/>
    </style:style>
    <style:style style:name="T529" style:family="text">
      <style:text-properties officeooo:rsid="02fbd6b5"/>
    </style:style>
    <style:style style:name="T530" style:family="text">
      <style:text-properties officeooo:rsid="02fda192"/>
    </style:style>
    <style:style style:name="T531" style:family="text">
      <style:text-properties officeooo:rsid="02fe5e84"/>
    </style:style>
    <style:style style:name="T532" style:family="text">
      <style:text-properties officeooo:rsid="02ff5b4f"/>
    </style:style>
    <style:style style:name="T533" style:family="text">
      <style:text-properties officeooo:rsid="030014f2"/>
    </style:style>
    <style:style style:name="T534" style:family="text">
      <style:text-properties officeooo:rsid="03002449"/>
    </style:style>
    <style:style style:name="T535" style:family="text">
      <style:text-properties officeooo:rsid="0300b9fa"/>
    </style:style>
    <style:style style:name="T536" style:family="text">
      <style:text-properties officeooo:rsid="0301260e"/>
    </style:style>
    <style:style style:name="T537" style:family="text">
      <style:text-properties officeooo:rsid="03015c04"/>
    </style:style>
    <style:style style:name="T538" style:family="text">
      <style:text-properties officeooo:rsid="03018976"/>
    </style:style>
    <style:style style:name="T539" style:family="text">
      <style:text-properties officeooo:rsid="0301bb74"/>
    </style:style>
    <style:style style:name="T540" style:family="text">
      <style:text-properties officeooo:rsid="0302e4a0"/>
    </style:style>
    <style:style style:name="T541" style:family="text">
      <style:text-properties officeooo:rsid="03044a9c"/>
    </style:style>
    <style:style style:name="T542" style:family="text">
      <style:text-properties officeooo:rsid="03048b06"/>
    </style:style>
    <style:style style:name="T543" style:family="text">
      <style:text-properties officeooo:rsid="03049046"/>
    </style:style>
    <style:style style:name="T544" style:family="text">
      <style:text-properties officeooo:rsid="0305d483"/>
    </style:style>
    <style:style style:name="T545" style:family="text">
      <style:text-properties officeooo:rsid="0306e72b"/>
    </style:style>
    <style:style style:name="T546" style:family="text">
      <style:text-properties officeooo:rsid="03072010"/>
    </style:style>
    <style:style style:name="T547" style:family="text">
      <style:text-properties officeooo:rsid="03073124"/>
    </style:style>
    <style:style style:name="T548" style:family="text">
      <style:text-properties officeooo:rsid="0308b370"/>
    </style:style>
    <style:style style:name="T549" style:family="text">
      <style:text-properties officeooo:rsid="030e9ecc"/>
    </style:style>
    <style:style style:name="T550" style:family="text">
      <style:text-properties officeooo:rsid="03096da0"/>
    </style:style>
    <style:style style:name="T551" style:family="text">
      <style:text-properties officeooo:rsid="030aa52a"/>
    </style:style>
    <style:style style:name="T552" style:family="text">
      <style:text-properties officeooo:rsid="030b410e"/>
    </style:style>
    <style:style style:name="T553" style:family="text">
      <style:text-properties officeooo:rsid="030d2582"/>
    </style:style>
    <style:style style:name="T554" style:family="text">
      <style:text-properties officeooo:rsid="030f5d7c"/>
    </style:style>
    <style:style style:name="T555" style:family="text">
      <style:text-properties officeooo:rsid="03105e44"/>
    </style:style>
    <style:style style:name="T556" style:family="text">
      <style:text-properties officeooo:rsid="0312469f"/>
    </style:style>
    <style:style style:name="T557" style:family="text">
      <style:text-properties officeooo:rsid="0317be21"/>
    </style:style>
    <style:style style:name="T558" style:family="text">
      <style:text-properties officeooo:rsid="03142518"/>
    </style:style>
    <style:style style:name="T559" style:family="text">
      <style:text-properties officeooo:rsid="0315cea4"/>
    </style:style>
    <style:style style:name="T560" style:family="text">
      <style:text-properties officeooo:rsid="0316e22f"/>
    </style:style>
    <style:style style:name="T561" style:family="text">
      <style:text-properties officeooo:rsid="0317fda5"/>
    </style:style>
    <style:style style:name="T562" style:family="text">
      <style:text-properties officeooo:rsid="03199017"/>
    </style:style>
    <style:style style:name="T563" style:family="text">
      <style:text-properties officeooo:rsid="031ac55d"/>
    </style:style>
    <style:style style:name="T564" style:family="text">
      <style:text-properties officeooo:rsid="031c0fc5"/>
    </style:style>
    <style:style style:name="T565" style:family="text">
      <style:text-properties officeooo:rsid="031d2ebd"/>
    </style:style>
    <style:style style:name="T566" style:family="text">
      <style:text-properties officeooo:rsid="031ee208"/>
    </style:style>
    <style:style style:name="T567" style:family="text">
      <style:text-properties officeooo:rsid="03204da8"/>
    </style:style>
    <style:style style:name="T568" style:family="text">
      <style:text-properties officeooo:rsid="0322351f"/>
    </style:style>
    <style:style style:name="T569" style:family="text">
      <style:text-properties officeooo:rsid="0322fcd2"/>
    </style:style>
    <style:style style:name="T570" style:family="text">
      <style:text-properties officeooo:rsid="0322fdb3"/>
    </style:style>
    <style:style style:name="T571" style:family="text">
      <style:text-properties officeooo:rsid="0323223d"/>
    </style:style>
    <style:style style:name="T572" style:family="text">
      <style:text-properties officeooo:rsid="0323477d"/>
    </style:style>
    <style:style style:name="T573" style:family="text">
      <style:text-properties officeooo:rsid="03237e70"/>
    </style:style>
    <style:style style:name="T574" style:family="text">
      <style:text-properties officeooo:rsid="0324de14"/>
    </style:style>
    <style:style style:name="T575" style:family="text">
      <style:text-properties officeooo:rsid="03264286"/>
    </style:style>
    <style:style style:name="T576" style:family="text">
      <style:text-properties officeooo:rsid="032646ea"/>
    </style:style>
    <style:style style:name="T577" style:family="text">
      <style:text-properties officeooo:rsid="03272c85"/>
    </style:style>
    <style:style style:name="T578" style:family="text">
      <style:text-properties officeooo:rsid="03281a5a"/>
    </style:style>
    <style:style style:name="T579" style:family="text">
      <style:text-properties officeooo:rsid="03297b1a"/>
    </style:style>
    <style:style style:name="T580" style:family="text">
      <style:text-properties officeooo:rsid="0329cff9"/>
    </style:style>
    <style:style style:name="T581" style:family="text">
      <style:text-properties officeooo:rsid="0329e6dc"/>
    </style:style>
    <style:style style:name="T582" style:family="text">
      <style:text-properties officeooo:rsid="032a6a34"/>
    </style:style>
    <style:style style:name="T583" style:family="text">
      <style:text-properties officeooo:rsid="032b3103"/>
    </style:style>
    <style:style style:name="T584" style:family="text">
      <style:text-properties officeooo:rsid="032b610e"/>
    </style:style>
    <style:style style:name="T585" style:family="text">
      <style:text-properties officeooo:rsid="032c7931"/>
    </style:style>
    <style:style style:name="T586" style:family="text">
      <style:text-properties officeooo:rsid="032d7368"/>
    </style:style>
    <style:style style:name="T587" style:family="text">
      <style:text-properties officeooo:rsid="032f605c"/>
    </style:style>
    <style:style style:name="T588" style:family="text">
      <style:text-properties officeooo:rsid="032fa211"/>
    </style:style>
    <style:style style:name="T589" style:family="text">
      <style:text-properties officeooo:rsid="033178da"/>
    </style:style>
    <style:style style:name="T590" style:family="text">
      <style:text-properties officeooo:rsid="0332decd"/>
    </style:style>
    <style:style style:name="T591" style:family="text">
      <style:text-properties officeooo:rsid="0334d8d5"/>
    </style:style>
    <style:style style:name="T592" style:family="text">
      <style:text-properties officeooo:rsid="03368e08"/>
    </style:style>
    <style:style style:name="T593" style:family="text">
      <style:text-properties officeooo:rsid="0338560e"/>
    </style:style>
    <style:style style:name="T594" style:family="text">
      <style:text-properties officeooo:rsid="0339bd89"/>
    </style:style>
    <style:style style:name="T595" style:family="text">
      <style:text-properties officeooo:rsid="033ac41d"/>
    </style:style>
    <style:style style:name="T596" style:family="text">
      <style:text-properties officeooo:rsid="033b48b4"/>
    </style:style>
    <style:style style:name="T597" style:family="text">
      <style:text-properties officeooo:rsid="033bad6b"/>
    </style:style>
    <style:style style:name="T598" style:family="text">
      <style:text-properties officeooo:rsid="033d8029"/>
    </style:style>
    <style:style style:name="T599" style:family="text">
      <style:text-properties officeooo:rsid="033d9123"/>
    </style:style>
    <style:style style:name="T600" style:family="text">
      <style:text-properties officeooo:rsid="033f79e2"/>
    </style:style>
    <style:style style:name="T601" style:family="text">
      <style:text-properties officeooo:rsid="0340f30b"/>
    </style:style>
    <style:style style:name="T602" style:family="text">
      <style:text-properties officeooo:rsid="0341d9d6"/>
    </style:style>
    <style:style style:name="T603" style:family="text">
      <style:text-properties officeooo:rsid="03421e4d"/>
    </style:style>
    <style:style style:name="T604" style:family="text">
      <style:text-properties officeooo:rsid="03431c78"/>
    </style:style>
    <style:style style:name="T605" style:family="text">
      <style:text-properties officeooo:rsid="0343500f"/>
    </style:style>
    <style:style style:name="T606" style:family="text">
      <style:text-properties officeooo:rsid="0343d64f"/>
    </style:style>
    <style:style style:name="T607" style:family="text">
      <style:text-properties officeooo:rsid="03441086"/>
    </style:style>
    <style:style style:name="T608" style:family="text">
      <style:text-properties officeooo:rsid="034515cd"/>
    </style:style>
    <style:style style:name="T609" style:family="text">
      <style:text-properties officeooo:rsid="034653f2"/>
    </style:style>
    <style:style style:name="T610" style:family="text">
      <style:text-properties officeooo:rsid="0346facf"/>
    </style:style>
    <style:style style:name="T611" style:family="text">
      <style:text-properties officeooo:rsid="0347fbf1"/>
    </style:style>
    <style:style style:name="T612" style:family="text">
      <style:text-properties officeooo:rsid="0349aaaf"/>
    </style:style>
    <style:style style:name="T613" style:family="text">
      <style:text-properties officeooo:rsid="0349e6a7"/>
    </style:style>
    <style:style style:name="T614" style:family="text">
      <style:text-properties officeooo:rsid="034b3b98"/>
    </style:style>
    <style:style style:name="T615" style:family="text">
      <style:text-properties officeooo:rsid="034b5355"/>
    </style:style>
    <style:style style:name="T616" style:family="text">
      <style:text-properties officeooo:rsid="034cf466"/>
    </style:style>
    <style:style style:name="T617" style:family="text">
      <style:text-properties officeooo:rsid="034dfca1"/>
    </style:style>
    <style:style style:name="T618" style:family="text">
      <style:text-properties officeooo:rsid="034ff91d"/>
    </style:style>
    <style:style style:name="T619" style:family="text">
      <style:text-properties officeooo:rsid="0350eaeb"/>
    </style:style>
    <style:style style:name="T620" style:family="text">
      <style:text-properties officeooo:rsid="03520f14"/>
    </style:style>
    <style:style style:name="T621" style:family="text">
      <style:text-properties officeooo:rsid="03537801"/>
    </style:style>
    <style:style style:name="T622" style:family="text">
      <style:text-properties officeooo:rsid="0354e2c6"/>
    </style:style>
    <style:style style:name="T623" style:family="text">
      <style:text-properties officeooo:rsid="03557ab4"/>
    </style:style>
    <style:style style:name="T624" style:family="text">
      <style:text-properties officeooo:rsid="0356b4d8"/>
    </style:style>
    <style:style style:name="T625" style:family="text">
      <style:text-properties officeooo:rsid="0357f9e6"/>
    </style:style>
    <style:style style:name="T626" style:family="text">
      <style:text-properties officeooo:rsid="0359be01"/>
    </style:style>
    <style:style style:name="T627" style:family="text">
      <style:text-properties officeooo:rsid="035b3c53"/>
    </style:style>
    <style:style style:name="T628" style:family="text">
      <style:text-properties officeooo:rsid="035c11db"/>
    </style:style>
    <style:style style:name="T629" style:family="text">
      <style:text-properties officeooo:rsid="035d125f"/>
    </style:style>
    <style:style style:name="T630" style:family="text">
      <style:text-properties officeooo:rsid="035d7996"/>
    </style:style>
    <style:style style:name="T631" style:family="text">
      <style:text-properties officeooo:rsid="035f5033"/>
    </style:style>
    <style:style style:name="T632" style:family="text">
      <style:text-properties officeooo:rsid="035fac36"/>
    </style:style>
    <style:style style:name="T633" style:family="text">
      <style:text-properties officeooo:rsid="035fe041"/>
    </style:style>
    <style:style style:name="T634" style:family="text">
      <style:text-properties officeooo:rsid="03609345"/>
    </style:style>
    <style:style style:name="T635" style:family="text">
      <style:text-properties officeooo:rsid="03621db1"/>
    </style:style>
    <style:style style:name="T636" style:family="text">
      <style:text-properties officeooo:rsid="0362e4ad"/>
    </style:style>
    <style:style style:name="T637" style:family="text">
      <style:text-properties officeooo:rsid="03631788"/>
    </style:style>
    <style:style style:name="T638" style:family="text">
      <style:text-properties officeooo:rsid="036372d6"/>
    </style:style>
    <style:style style:name="T639" style:family="text">
      <style:text-properties officeooo:rsid="03643663"/>
    </style:style>
    <style:style style:name="T640" style:family="text">
      <style:text-properties officeooo:rsid="03649f05"/>
    </style:style>
    <style:style style:name="T641" style:family="text">
      <style:text-properties officeooo:rsid="0364fc2f"/>
    </style:style>
    <style:style style:name="T642" style:family="text">
      <style:text-properties officeooo:rsid="0365772e"/>
    </style:style>
    <style:style style:name="T643" style:family="text">
      <style:text-properties officeooo:rsid="0367c5ca"/>
    </style:style>
    <style:style style:name="T644" style:family="text">
      <style:text-properties officeooo:rsid="036961ed"/>
    </style:style>
    <style:style style:name="T645" style:family="text">
      <style:text-properties officeooo:rsid="0369e5e7"/>
    </style:style>
    <style:style style:name="T646" style:family="text">
      <style:text-properties officeooo:rsid="036aad63"/>
    </style:style>
    <style:style style:name="T647" style:family="text">
      <style:text-properties officeooo:rsid="036be326"/>
    </style:style>
    <style:style style:name="T648" style:family="text">
      <style:text-properties officeooo:rsid="036d71e9"/>
    </style:style>
    <style:style style:name="T649" style:family="text">
      <style:text-properties officeooo:rsid="036f1495"/>
    </style:style>
    <style:style style:name="T650" style:family="text">
      <style:text-properties officeooo:rsid="0370bb9e"/>
    </style:style>
    <style:style style:name="T651" style:family="text">
      <style:text-properties officeooo:rsid="03717bde"/>
    </style:style>
    <style:style style:name="T652" style:family="text">
      <style:text-properties officeooo:rsid="0372c32e"/>
    </style:style>
    <style:style style:name="T653" style:family="text">
      <style:text-properties officeooo:rsid="03741c58"/>
    </style:style>
    <style:style style:name="T654" style:family="text">
      <style:text-properties officeooo:rsid="0374d430"/>
    </style:style>
    <style:style style:name="T655" style:family="text">
      <style:text-properties officeooo:rsid="0375d6b1"/>
    </style:style>
    <style:style style:name="T656" style:family="text">
      <style:text-properties officeooo:rsid="0377a24c"/>
    </style:style>
    <style:style style:name="T657" style:family="text">
      <style:text-properties officeooo:rsid="0378c5a3"/>
    </style:style>
    <style:style style:name="T658" style:family="text">
      <style:text-properties officeooo:rsid="037a5b8b"/>
    </style:style>
    <style:style style:name="T659" style:family="text">
      <style:text-properties officeooo:rsid="037bb73b"/>
    </style:style>
    <style:style style:name="T660" style:family="text">
      <style:text-properties officeooo:rsid="037d82f8"/>
    </style:style>
    <style:style style:name="T661" style:family="text">
      <style:text-properties officeooo:rsid="037dd963"/>
    </style:style>
    <style:style style:name="T662" style:family="text">
      <style:text-properties officeooo:rsid="037f83f5"/>
    </style:style>
    <style:style style:name="T663" style:family="text">
      <style:text-properties officeooo:rsid="0380cf92"/>
    </style:style>
    <style:style style:name="T664" style:family="text">
      <style:text-properties officeooo:rsid="03813717"/>
    </style:style>
    <style:style style:name="T665" style:family="text">
      <style:text-properties officeooo:rsid="0381c55f"/>
    </style:style>
    <style:style style:name="T666" style:family="text">
      <style:text-properties officeooo:rsid="0382d249"/>
    </style:style>
    <style:style style:name="T667" style:family="text">
      <style:text-properties officeooo:rsid="03831fac"/>
    </style:style>
    <style:style style:name="T668" style:family="text">
      <style:text-properties officeooo:rsid="0383b2e1"/>
    </style:style>
    <style:style style:name="T669" style:family="text">
      <style:text-properties officeooo:rsid="03857337"/>
    </style:style>
    <style:style style:name="T670" style:family="text">
      <style:text-properties officeooo:rsid="0386778b"/>
    </style:style>
    <style:style style:name="T671" style:family="text">
      <style:text-properties officeooo:rsid="0386e737"/>
    </style:style>
    <style:style style:name="T672" style:family="text">
      <style:text-properties officeooo:rsid="03888cd1"/>
    </style:style>
    <style:style style:name="T673" style:family="text">
      <style:text-properties officeooo:rsid="038a6836"/>
    </style:style>
    <style:style style:name="T674" style:family="text">
      <style:text-properties officeooo:rsid="038be25a"/>
    </style:style>
    <style:style style:name="T675" style:family="text">
      <style:text-properties officeooo:rsid="038ce044"/>
    </style:style>
    <style:style style:name="T676" style:family="text">
      <style:text-properties officeooo:rsid="038e4368"/>
    </style:style>
    <style:style style:name="T677" style:family="text">
      <style:text-properties officeooo:rsid="038f07ff"/>
    </style:style>
    <style:style style:name="T678" style:family="text">
      <style:text-properties officeooo:rsid="0390d54e"/>
    </style:style>
    <style:style style:name="T679" style:family="text">
      <style:text-properties officeooo:rsid="0392d539"/>
    </style:style>
    <style:style style:name="T680" style:family="text">
      <style:text-properties officeooo:rsid="0393d925"/>
    </style:style>
    <style:style style:name="T681" style:family="text">
      <style:text-properties officeooo:rsid="0395cc4b"/>
    </style:style>
    <style:style style:name="T682" style:family="text">
      <style:text-properties officeooo:rsid="0395d843"/>
    </style:style>
    <style:style style:name="T683" style:family="text">
      <style:text-properties officeooo:rsid="0396992e"/>
    </style:style>
    <style:style style:name="T684" style:family="text">
      <style:text-properties officeooo:rsid="0397d671"/>
    </style:style>
    <style:style style:name="T685" style:family="text">
      <style:text-properties officeooo:rsid="0397f9ab"/>
    </style:style>
    <style:style style:name="T686" style:family="text">
      <style:text-properties officeooo:rsid="03981c10"/>
    </style:style>
    <style:style style:name="T687" style:family="text">
      <style:text-properties officeooo:rsid="0398d1fe"/>
    </style:style>
    <style:style style:name="T688" style:family="text">
      <style:text-properties officeooo:rsid="039a3953"/>
    </style:style>
    <style:style style:name="T689" style:family="text">
      <style:text-properties officeooo:rsid="039b8111"/>
    </style:style>
    <style:style style:name="T690" style:family="text">
      <style:text-properties officeooo:rsid="039d0a76"/>
    </style:style>
    <style:style style:name="T691" style:family="text">
      <style:text-properties officeooo:rsid="039f0498"/>
    </style:style>
    <style:style style:name="T692" style:family="text">
      <style:text-properties officeooo:rsid="03a021c8"/>
    </style:style>
    <style:style style:name="T693" style:family="text">
      <style:text-properties officeooo:rsid="03a1e439"/>
    </style:style>
    <style:style style:name="T694" style:family="text">
      <style:text-properties officeooo:rsid="03a2a8cf"/>
    </style:style>
    <style:style style:name="T695" style:family="text">
      <style:text-properties officeooo:rsid="03a4a4bd"/>
    </style:style>
    <style:style style:name="T696" style:family="text">
      <style:text-properties officeooo:rsid="03a5c98c"/>
    </style:style>
    <style:style style:name="T697" style:family="text">
      <style:text-properties officeooo:rsid="03a6f7a9"/>
    </style:style>
    <style:style style:name="T698" style:family="text">
      <style:text-properties officeooo:rsid="03a7986f"/>
    </style:style>
    <style:style style:name="T699" style:family="text">
      <style:text-properties officeooo:rsid="03a7b9e9"/>
    </style:style>
    <style:style style:name="T700" style:family="text">
      <style:text-properties officeooo:rsid="03a8e557"/>
    </style:style>
    <style:style style:name="T701" style:family="text">
      <style:text-properties officeooo:rsid="03a9aa3e"/>
    </style:style>
    <style:style style:name="T702" style:family="text">
      <style:text-properties officeooo:rsid="03a9b943"/>
    </style:style>
    <style:style style:name="T703" style:family="text">
      <style:text-properties officeooo:rsid="03a9ef9f"/>
    </style:style>
    <style:style style:name="T704" style:family="text">
      <style:text-properties officeooo:rsid="03aaf79e"/>
    </style:style>
    <style:style style:name="T705" style:family="text">
      <style:text-properties officeooo:rsid="03ac2d7d"/>
    </style:style>
    <style:style style:name="T706" style:family="text">
      <style:text-properties officeooo:rsid="03add9af"/>
    </style:style>
    <style:style style:name="T707" style:family="text">
      <style:text-properties officeooo:rsid="03aeb686"/>
    </style:style>
    <style:style style:name="T708" style:family="text">
      <style:text-properties officeooo:rsid="03b9372d"/>
    </style:style>
    <style:style style:name="T709" style:family="text">
      <style:text-properties officeooo:rsid="03b9cee0"/>
    </style:style>
    <style:style style:name="T710" style:family="text">
      <style:text-properties officeooo:rsid="03bba700"/>
    </style:style>
    <style:style style:name="T711" style:family="text">
      <style:text-properties officeooo:rsid="03bd551d"/>
    </style:style>
    <style:style style:name="T712" style:family="text">
      <style:text-properties officeooo:rsid="03befa38"/>
    </style:style>
    <style:style style:name="T713" style:family="text">
      <style:text-properties officeooo:rsid="03c07a6b"/>
    </style:style>
    <style:style style:name="T714" style:family="text">
      <style:text-properties officeooo:rsid="03c1edd7"/>
    </style:style>
    <style:style style:name="T715" style:family="text">
      <style:text-properties officeooo:rsid="03c3a347"/>
    </style:style>
    <style:style style:name="T716" style:family="text">
      <style:text-properties officeooo:rsid="03c575ed"/>
    </style:style>
    <style:style style:name="T717" style:family="text">
      <style:text-properties officeooo:rsid="03c7c715"/>
    </style:style>
    <style:style style:name="T718" style:family="text">
      <style:text-properties officeooo:rsid="03c65cd2"/>
    </style:style>
    <style:style style:name="T719" style:family="text">
      <style:text-properties officeooo:rsid="03c986fd"/>
    </style:style>
    <style:style style:name="T720" style:family="text">
      <style:text-properties officeooo:rsid="03ca9e36"/>
    </style:style>
    <style:style style:name="T721" style:family="text">
      <style:text-properties officeooo:rsid="03cab681"/>
    </style:style>
    <style:style style:name="T722" style:family="text">
      <style:text-properties officeooo:rsid="03cbd2ca"/>
    </style:style>
    <style:style style:name="T723" style:family="text">
      <style:text-properties officeooo:rsid="03cd335d"/>
    </style:style>
    <style:style style:name="T724" style:family="text">
      <style:text-properties officeooo:rsid="03ce3373"/>
    </style:style>
    <style:style style:name="T725" style:family="text">
      <style:text-properties officeooo:rsid="03cf135a"/>
    </style:style>
    <style:style style:name="T726" style:family="text">
      <style:text-properties officeooo:rsid="03d0db17"/>
    </style:style>
    <style:style style:name="T727" style:family="text">
      <style:text-properties officeooo:rsid="03d27b29"/>
    </style:style>
    <style:style style:name="T728" style:family="text">
      <style:text-properties officeooo:rsid="03d2bd9d"/>
    </style:style>
    <style:style style:name="T729" style:family="text">
      <style:text-properties officeooo:rsid="03d34c34"/>
    </style:style>
    <style:style style:name="T730" style:family="text">
      <style:text-properties officeooo:rsid="03d3c2ab"/>
    </style:style>
    <style:style style:name="T731" style:family="text">
      <style:text-properties officeooo:rsid="03d4f96d"/>
    </style:style>
    <style:style style:name="T732" style:family="text">
      <style:text-properties officeooo:rsid="03d6bb21"/>
    </style:style>
    <style:style style:name="T733" style:family="text">
      <style:text-properties officeooo:rsid="03d81cfb"/>
    </style:style>
    <style:style style:name="T734" style:family="text">
      <style:text-properties officeooo:rsid="03d88f06"/>
    </style:style>
    <style:style style:name="T735" style:family="text">
      <style:text-properties officeooo:rsid="03d90159"/>
    </style:style>
    <style:style style:name="T736" style:family="text">
      <style:text-properties officeooo:rsid="03dab6ee"/>
    </style:style>
    <style:style style:name="T737" style:family="text">
      <style:text-properties officeooo:rsid="03dab706"/>
    </style:style>
    <style:style style:name="T738" style:family="text">
      <style:text-properties officeooo:rsid="03db2afd"/>
    </style:style>
    <style:style style:name="T739" style:family="text">
      <style:text-properties officeooo:rsid="03dcf6f1"/>
    </style:style>
    <style:style style:name="T740" style:family="text">
      <style:text-properties officeooo:rsid="03def6e0"/>
    </style:style>
    <style:style style:name="T741" style:family="text">
      <style:text-properties officeooo:rsid="03def7ca"/>
    </style:style>
    <style:style style:name="T742" style:family="text">
      <style:text-properties officeooo:rsid="03e079ac"/>
    </style:style>
    <style:style style:name="T743" style:family="text">
      <style:text-properties officeooo:rsid="03e1c5e0"/>
    </style:style>
    <style:style style:name="T744" style:family="text">
      <style:text-properties officeooo:rsid="03e1e854"/>
    </style:style>
    <style:style style:name="T745" style:family="text">
      <style:text-properties officeooo:rsid="03e339e8"/>
    </style:style>
    <style:style style:name="T746" style:family="text">
      <style:text-properties officeooo:rsid="03e3646b"/>
    </style:style>
    <style:style style:name="T747" style:family="text">
      <style:text-properties officeooo:rsid="03e48f95"/>
    </style:style>
    <style:style style:name="T748" style:family="text">
      <style:text-properties officeooo:rsid="03e5251d"/>
    </style:style>
    <style:style style:name="T749" style:family="text">
      <style:text-properties officeooo:rsid="03e70d41"/>
    </style:style>
    <style:style style:name="T750" style:family="text">
      <style:text-properties officeooo:rsid="03e8cc7e"/>
    </style:style>
    <style:style style:name="T751" style:family="text">
      <style:text-properties officeooo:rsid="03e8f7bb"/>
    </style:style>
    <style:style style:name="T752" style:family="text">
      <style:text-properties officeooo:rsid="03eb1864"/>
    </style:style>
    <style:style style:name="T753" style:family="text">
      <style:text-properties officeooo:rsid="03ea61f8"/>
    </style:style>
    <style:style style:name="T754" style:family="text">
      <style:text-properties officeooo:rsid="03ee0298"/>
    </style:style>
    <style:style style:name="T755" style:family="text">
      <style:text-properties officeooo:rsid="03ee4ed2"/>
    </style:style>
    <style:style style:name="T756" style:family="text">
      <style:text-properties officeooo:rsid="03ef26f1"/>
    </style:style>
    <style:style style:name="T757" style:family="text">
      <style:text-properties officeooo:rsid="03efb5b4"/>
    </style:style>
    <style:style style:name="T758" style:family="text">
      <style:text-properties officeooo:rsid="03f0c5aa"/>
    </style:style>
    <style:style style:name="T759" style:family="text">
      <style:text-properties officeooo:rsid="03f19449"/>
    </style:style>
    <style:style style:name="T760" style:family="text">
      <style:text-properties officeooo:rsid="03f26ae0"/>
    </style:style>
    <style:style style:name="T761" style:family="text">
      <style:text-properties officeooo:rsid="03f42e15"/>
    </style:style>
    <style:style style:name="T762" style:family="text">
      <style:text-properties officeooo:rsid="03f444ec"/>
    </style:style>
    <style:style style:name="T763" style:family="text">
      <style:text-properties officeooo:rsid="03f5ee4a"/>
    </style:style>
    <style:style style:name="T764" style:family="text">
      <style:text-properties officeooo:rsid="03f75361"/>
    </style:style>
    <style:style style:name="T765" style:family="text">
      <style:text-properties officeooo:rsid="03f9a70d"/>
    </style:style>
    <style:style style:name="T766" style:family="text">
      <style:text-properties officeooo:rsid="03f9c926"/>
    </style:style>
    <style:style style:name="T767" style:family="text">
      <style:text-properties officeooo:rsid="03f9e387"/>
    </style:style>
    <style:style style:name="T768" style:family="text">
      <style:text-properties officeooo:rsid="03f9f927"/>
    </style:style>
    <style:style style:name="T769" style:family="text">
      <style:text-properties officeooo:rsid="03fba0a7"/>
    </style:style>
    <style:style style:name="T770" style:family="text">
      <style:text-properties officeooo:rsid="03fbff9a"/>
    </style:style>
    <style:style style:name="T771" style:family="text">
      <style:text-properties officeooo:rsid="03fc6667"/>
    </style:style>
    <style:style style:name="T772" style:family="text">
      <style:text-properties officeooo:rsid="03fd5c27"/>
    </style:style>
    <style:style style:name="T773" style:family="text">
      <style:text-properties officeooo:rsid="03ff410b"/>
    </style:style>
    <style:style style:name="T774" style:family="text">
      <style:text-properties officeooo:rsid="04006057"/>
    </style:style>
    <style:style style:name="T775" style:family="text">
      <style:text-properties officeooo:rsid="0400f3fe"/>
    </style:style>
    <style:style style:name="T776" style:family="text">
      <style:text-properties officeooo:rsid="04026691"/>
    </style:style>
    <style:style style:name="T777" style:family="text">
      <style:text-properties officeooo:rsid="0403a4c2"/>
    </style:style>
    <style:style style:name="T778" style:family="text">
      <style:text-properties officeooo:rsid="04058b7e"/>
    </style:style>
    <style:style style:name="T779" style:family="text">
      <style:text-properties officeooo:rsid="0406743c"/>
    </style:style>
    <style:style style:name="T780" style:family="text">
      <style:text-properties officeooo:rsid="0406b68c"/>
    </style:style>
    <style:style style:name="T781" style:family="text">
      <style:text-properties officeooo:rsid="04088f91"/>
    </style:style>
    <style:style style:name="T782" style:family="text">
      <style:text-properties officeooo:rsid="0409bb4a"/>
    </style:style>
    <style:style style:name="T783" style:family="text">
      <style:text-properties officeooo:rsid="040a6560"/>
    </style:style>
    <style:style style:name="T784" style:family="text">
      <style:text-properties officeooo:rsid="040b6ed3"/>
    </style:style>
    <style:style style:name="T785" style:family="text">
      <style:text-properties officeooo:rsid="040c29c5"/>
    </style:style>
    <style:style style:name="T786" style:family="text">
      <style:text-properties officeooo:rsid="040de731"/>
    </style:style>
    <style:style style:name="T787" style:family="text">
      <style:text-properties officeooo:rsid="040f74ec"/>
    </style:style>
    <style:style style:name="T788" style:family="text">
      <style:text-properties officeooo:rsid="0410533a"/>
    </style:style>
    <style:style style:name="T789" style:family="text">
      <style:text-properties officeooo:rsid="0410d49f"/>
    </style:style>
    <style:style style:name="T790" style:family="text">
      <style:text-properties officeooo:rsid="041136aa"/>
    </style:style>
    <style:style style:name="T791" style:family="text">
      <style:text-properties officeooo:rsid="04130a3e"/>
    </style:style>
    <style:style style:name="T792" style:family="text">
      <style:text-properties officeooo:rsid="0414391d"/>
    </style:style>
    <style:style style:name="T793" style:family="text">
      <style:text-properties officeooo:rsid="04145329"/>
    </style:style>
    <style:style style:name="T794" style:family="text">
      <style:text-properties officeooo:rsid="04160002"/>
    </style:style>
    <style:style style:name="T795" style:family="text">
      <style:text-properties officeooo:rsid="0416a502"/>
    </style:style>
    <style:style style:name="T796" style:family="text">
      <style:text-properties officeooo:rsid="041862ae"/>
    </style:style>
    <style:style style:name="T797" style:family="text">
      <style:text-properties officeooo:rsid="04196cf8"/>
    </style:style>
    <style:style style:name="T798" style:family="text">
      <style:text-properties officeooo:rsid="0419768a"/>
    </style:style>
    <style:style style:name="T799" style:family="text">
      <style:text-properties officeooo:rsid="041a5014"/>
    </style:style>
    <style:style style:name="T800" style:family="text">
      <style:text-properties officeooo:rsid="041aa4a9"/>
    </style:style>
    <style:style style:name="T801" style:family="text">
      <style:text-properties officeooo:rsid="041bf8ce"/>
    </style:style>
    <style:style style:name="T802" style:family="text">
      <style:text-properties officeooo:rsid="041d61f2"/>
    </style:style>
    <style:style style:name="T803" style:family="text">
      <style:text-properties officeooo:rsid="041d7863"/>
    </style:style>
    <style:style style:name="T804" style:family="text">
      <style:text-properties officeooo:rsid="041e10af"/>
    </style:style>
    <style:style style:name="T805" style:family="text">
      <style:text-properties officeooo:rsid="041e3e28"/>
    </style:style>
    <style:style style:name="T806" style:family="text">
      <style:text-properties officeooo:rsid="041ef9dc"/>
    </style:style>
    <style:style style:name="T807" style:family="text">
      <style:text-properties officeooo:rsid="041fc36a"/>
    </style:style>
    <style:style style:name="T808" style:family="text">
      <style:text-properties officeooo:rsid="0420cbbe"/>
    </style:style>
    <style:style style:name="T809" style:family="text">
      <style:text-properties officeooo:rsid="04217ffa"/>
    </style:style>
    <style:style style:name="T810" style:family="text">
      <style:text-properties officeooo:rsid="04223ef8"/>
    </style:style>
    <style:style style:name="T811" style:family="text">
      <style:text-properties officeooo:rsid="042430c0"/>
    </style:style>
    <style:style style:name="T812" style:family="text">
      <style:text-properties officeooo:rsid="0424ce27"/>
    </style:style>
    <style:style style:name="T813" style:family="text">
      <style:text-properties officeooo:rsid="04257009"/>
    </style:style>
    <style:style style:name="T814" style:family="text">
      <style:text-properties officeooo:rsid="0427f94d"/>
    </style:style>
    <style:style style:name="T815" style:family="text">
      <style:text-properties officeooo:rsid="0426d8e2"/>
    </style:style>
    <style:style style:name="T816" style:family="text">
      <style:text-properties officeooo:rsid="04283856"/>
    </style:style>
    <style:style style:name="T817" style:family="text">
      <style:text-properties officeooo:rsid="04289b63"/>
    </style:style>
    <style:style style:name="T818" style:family="text">
      <style:text-properties officeooo:rsid="0429ea5a"/>
    </style:style>
    <style:style style:name="T819" style:family="text">
      <style:text-properties officeooo:rsid="042b8762"/>
    </style:style>
    <style:style style:name="T820" style:family="text">
      <style:text-properties officeooo:rsid="042f39ff"/>
    </style:style>
    <style:style style:name="T821" style:family="text">
      <style:text-properties officeooo:rsid="043006d7"/>
    </style:style>
    <style:style style:name="T822" style:family="text">
      <style:text-properties officeooo:rsid="0430eac9"/>
    </style:style>
    <style:style style:name="T823" style:family="text">
      <style:text-properties officeooo:rsid="0431a286"/>
    </style:style>
    <style:style style:name="T824" style:family="text">
      <style:text-properties officeooo:rsid="0432d53c"/>
    </style:style>
    <style:style style:name="T825" style:family="text">
      <style:text-properties officeooo:rsid="0433455a"/>
    </style:style>
    <style:style style:name="T826" style:family="text">
      <style:text-properties officeooo:rsid="04340813"/>
    </style:style>
    <style:style style:name="T827" style:family="text">
      <style:text-properties officeooo:rsid="043571dd"/>
    </style:style>
    <style:style style:name="T828" style:family="text">
      <style:text-properties officeooo:rsid="0436a07a"/>
    </style:style>
    <style:style style:name="T829" style:family="text">
      <style:text-properties officeooo:rsid="04380c03"/>
    </style:style>
    <style:style style:name="T830" style:family="text">
      <style:text-properties officeooo:rsid="0439ade2"/>
    </style:style>
    <style:style style:name="T831" style:family="text">
      <style:text-properties officeooo:rsid="04397399"/>
    </style:style>
    <style:style style:name="T832" style:family="text">
      <style:text-properties officeooo:rsid="043b3ff1"/>
    </style:style>
    <style:style style:name="T833" style:family="text">
      <style:text-properties officeooo:rsid="043ba632"/>
    </style:style>
    <style:style style:name="T834" style:family="text">
      <style:text-properties officeooo:rsid="043c93ca"/>
    </style:style>
    <style:style style:name="T835" style:family="text">
      <style:text-properties officeooo:rsid="043cbfb5"/>
    </style:style>
    <style:style style:name="T836" style:family="text">
      <style:text-properties officeooo:rsid="043e5788"/>
    </style:style>
    <style:style style:name="T837" style:family="text">
      <style:text-properties officeooo:rsid="04403f71"/>
    </style:style>
    <style:style style:name="T838" style:family="text">
      <style:text-properties officeooo:rsid="044140ce"/>
    </style:style>
    <style:style style:name="T839" style:family="text">
      <style:text-properties officeooo:rsid="0443030d"/>
    </style:style>
    <style:style style:name="T840" style:family="text">
      <style:text-properties officeooo:rsid="04438492"/>
    </style:style>
    <style:style style:name="T841" style:family="text">
      <style:text-properties officeooo:rsid="04442bc0"/>
    </style:style>
    <style:style style:name="T842" style:family="text">
      <style:text-properties officeooo:rsid="044577d7"/>
    </style:style>
    <style:style style:name="T843" style:family="text">
      <style:text-properties officeooo:rsid="0446ae6b"/>
    </style:style>
    <style:style style:name="T844" style:family="text">
      <style:text-properties officeooo:rsid="04475dbd"/>
    </style:style>
    <style:style style:name="T845" style:family="text">
      <style:text-properties officeooo:rsid="04482a7a"/>
    </style:style>
    <style:style style:name="T846" style:family="text">
      <style:text-properties officeooo:rsid="044a0a51"/>
    </style:style>
    <style:style style:name="T847" style:family="text">
      <style:text-properties officeooo:rsid="044b2346"/>
    </style:style>
    <style:style style:name="T848" style:family="text">
      <style:text-properties officeooo:rsid="044cc6c1"/>
    </style:style>
    <style:style style:name="T849" style:family="text">
      <style:text-properties officeooo:rsid="044e240c"/>
    </style:style>
    <style:style style:name="T850" style:family="text">
      <style:text-properties officeooo:rsid="044e8c9a"/>
    </style:style>
    <style:style style:name="T851" style:family="text">
      <style:text-properties officeooo:rsid="044fcff4"/>
    </style:style>
    <style:style style:name="T852" style:family="text">
      <style:text-properties officeooo:rsid="0451bafe"/>
    </style:style>
    <style:style style:name="T853" style:family="text">
      <style:text-properties officeooo:rsid="0454e873"/>
    </style:style>
    <style:style style:name="T854" style:family="text">
      <style:text-properties officeooo:rsid="0456436f"/>
    </style:style>
    <style:style style:name="T855" style:family="text">
      <style:text-properties officeooo:rsid="0457a62b"/>
    </style:style>
    <style:style style:name="T856" style:family="text">
      <style:text-properties officeooo:rsid="045839de"/>
    </style:style>
    <style:style style:name="T857" style:family="text">
      <style:text-properties officeooo:rsid="0458e6cc"/>
    </style:style>
    <style:style style:name="T858" style:family="text">
      <style:text-properties officeooo:rsid="04591cdf"/>
    </style:style>
    <style:style style:name="T859" style:family="text">
      <style:text-properties officeooo:rsid="045ace56"/>
    </style:style>
    <style:style style:name="T860" style:family="text">
      <style:text-properties officeooo:rsid="045c6022"/>
    </style:style>
    <style:style style:name="T861" style:family="text">
      <style:text-properties officeooo:rsid="04618c12"/>
    </style:style>
    <style:style style:name="T862" style:family="text">
      <style:text-properties officeooo:rsid="0462c535"/>
    </style:style>
    <style:style style:name="T863" style:family="text">
      <style:text-properties officeooo:rsid="04643f85"/>
    </style:style>
    <style:style style:name="T864" style:family="text">
      <style:text-properties officeooo:rsid="0464f510"/>
    </style:style>
    <style:style style:name="T865" style:family="text">
      <style:text-properties officeooo:rsid="0466e382"/>
    </style:style>
    <style:style style:name="T866" style:family="text">
      <style:text-properties officeooo:rsid="0467c465"/>
    </style:style>
    <style:style style:name="T867" style:family="text">
      <style:text-properties officeooo:rsid="046807e2"/>
    </style:style>
    <style:style style:name="T868" style:family="text">
      <style:text-properties officeooo:rsid="04694597"/>
    </style:style>
    <style:style style:name="T869" style:family="text">
      <style:text-properties officeooo:rsid="046b3c13"/>
    </style:style>
    <style:style style:name="T870" style:family="text">
      <style:text-properties officeooo:rsid="046dad59"/>
    </style:style>
    <style:style style:name="T871" style:family="text">
      <style:text-properties officeooo:rsid="046e86e0"/>
    </style:style>
    <style:style style:name="T872" style:family="text">
      <style:text-properties officeooo:rsid="046ef451"/>
    </style:style>
    <style:style style:name="T873" style:family="text">
      <style:text-properties officeooo:rsid="046f248d"/>
    </style:style>
    <style:style style:name="T874" style:family="text">
      <style:text-properties officeooo:rsid="04710203"/>
    </style:style>
    <style:style style:name="T875" style:family="text">
      <style:text-properties officeooo:rsid="047288a1"/>
    </style:style>
    <style:style style:name="T876" style:family="text">
      <style:text-properties officeooo:rsid="0472d8f9"/>
    </style:style>
    <style:style style:name="T877" style:family="text">
      <style:text-properties officeooo:rsid="04745cda"/>
    </style:style>
    <style:style style:name="T878" style:family="text">
      <style:text-properties officeooo:rsid="047465cb"/>
    </style:style>
    <style:style style:name="T879" style:family="text">
      <style:text-properties officeooo:rsid="04794655"/>
    </style:style>
    <style:style style:name="T880" style:family="text">
      <style:text-properties officeooo:rsid="047545ec"/>
    </style:style>
    <style:style style:name="T881" style:family="text">
      <style:text-properties officeooo:rsid="04764e88"/>
    </style:style>
    <style:style style:name="T882" style:family="text">
      <style:text-properties officeooo:rsid="04783ad1"/>
    </style:style>
    <style:style style:name="T883" style:family="text">
      <style:text-properties officeooo:rsid="047acc87"/>
    </style:style>
    <style:style style:name="T884" style:family="text">
      <style:text-properties officeooo:rsid="048094fc"/>
    </style:style>
    <style:style style:name="T885" style:family="text">
      <style:text-properties officeooo:rsid="0480dedb"/>
    </style:style>
    <style:style style:name="T886" style:family="text">
      <style:text-properties officeooo:rsid="0481a997"/>
    </style:style>
    <style:style style:name="T887" style:family="text">
      <style:text-properties officeooo:rsid="04830181"/>
    </style:style>
    <style:style style:name="T888" style:family="text">
      <style:text-properties officeooo:rsid="0486b622"/>
    </style:style>
    <style:style style:name="T889" style:family="text">
      <style:text-properties officeooo:rsid="048429d6"/>
    </style:style>
    <style:style style:name="T890" style:family="text">
      <style:text-properties officeooo:rsid="04860901"/>
    </style:style>
    <style:style style:name="T891" style:family="text">
      <style:text-properties officeooo:rsid="04863e7f"/>
    </style:style>
    <style:style style:name="T892" style:family="text">
      <style:text-properties officeooo:rsid="0486f674"/>
    </style:style>
    <style:style style:name="T893" style:family="text">
      <style:text-properties officeooo:rsid="04882a28"/>
    </style:style>
    <style:style style:name="T894" style:family="text">
      <style:text-properties officeooo:rsid="0489a8e2"/>
    </style:style>
    <style:style style:name="T895" style:family="text">
      <style:text-properties officeooo:rsid="048a1d02"/>
    </style:style>
    <style:style style:name="T896" style:family="text">
      <style:text-properties officeooo:rsid="048acdf1"/>
    </style:style>
    <style:style style:name="T897" style:family="text">
      <style:text-properties officeooo:rsid="048be1e8"/>
    </style:style>
    <style:style style:name="T898" style:family="text">
      <style:text-properties officeooo:rsid="048d7089"/>
    </style:style>
    <style:style style:name="T899" style:family="text">
      <style:text-properties officeooo:rsid="048dc1e5"/>
    </style:style>
    <style:style style:name="T900" style:family="text">
      <style:text-properties officeooo:rsid="048e10fa"/>
    </style:style>
    <style:style style:name="T901" style:family="text">
      <style:text-properties officeooo:rsid="04900ab0"/>
    </style:style>
    <style:style style:name="T902" style:family="text">
      <style:text-properties officeooo:rsid="04917448"/>
    </style:style>
    <style:style style:name="T903" style:family="text">
      <style:text-properties officeooo:rsid="04927694"/>
    </style:style>
    <style:style style:name="T904" style:family="text">
      <style:text-properties officeooo:rsid="049456db"/>
    </style:style>
    <style:style style:name="T905" style:family="text">
      <style:text-properties officeooo:rsid="0495b4d2"/>
    </style:style>
    <style:style style:name="T906" style:family="text">
      <style:text-properties officeooo:rsid="0496708f"/>
    </style:style>
    <style:style style:name="T907" style:family="text">
      <style:text-properties officeooo:rsid="0498236b"/>
    </style:style>
    <style:style style:name="T908" style:family="text">
      <style:text-properties officeooo:rsid="049999dc"/>
    </style:style>
    <style:style style:name="T909" style:family="text">
      <style:text-properties officeooo:rsid="0499cdfb"/>
    </style:style>
    <style:style style:name="T910" style:family="text">
      <style:text-properties officeooo:rsid="049aa87e"/>
    </style:style>
    <style:style style:name="T911" style:family="text">
      <style:text-properties officeooo:rsid="049bbee5"/>
    </style:style>
    <style:style style:name="T912" style:family="text">
      <style:text-properties officeooo:rsid="049d25cf"/>
    </style:style>
    <style:style style:name="T913" style:family="text">
      <style:text-properties officeooo:rsid="049ed51c"/>
    </style:style>
    <style:style style:name="T914" style:family="text">
      <style:text-properties officeooo:rsid="049f938c"/>
    </style:style>
    <style:style style:name="T915" style:family="text">
      <style:text-properties officeooo:rsid="04a0d643"/>
    </style:style>
    <style:style style:name="T916" style:family="text">
      <style:text-properties officeooo:rsid="04a13aaa"/>
    </style:style>
    <style:style style:name="T917" style:family="text">
      <style:text-properties officeooo:rsid="04a31cf5"/>
    </style:style>
    <style:style style:name="T918" style:family="text">
      <style:text-properties officeooo:rsid="04a34b36"/>
    </style:style>
    <style:style style:name="T919" style:family="text">
      <style:text-properties officeooo:rsid="04a40ceb"/>
    </style:style>
    <style:style style:name="T920" style:family="text">
      <style:text-properties officeooo:rsid="04a4353c"/>
    </style:style>
    <style:style style:name="T921" style:family="text">
      <style:text-properties officeooo:rsid="04a4d85c"/>
    </style:style>
    <style:style style:name="T922" style:family="text">
      <style:text-properties officeooo:rsid="04a528fe"/>
    </style:style>
    <style:style style:name="T923" style:family="text">
      <style:text-properties officeooo:rsid="04a71059"/>
    </style:style>
    <style:style style:name="T924" style:family="text">
      <style:text-properties officeooo:rsid="04a84079"/>
    </style:style>
    <style:style style:name="T925" style:family="text">
      <style:text-properties officeooo:rsid="04a988b7"/>
    </style:style>
    <style:style style:name="T926" style:family="text">
      <style:text-properties officeooo:rsid="04aa7d2c"/>
    </style:style>
    <style:style style:name="T927" style:family="text">
      <style:text-properties officeooo:rsid="04aad0e1"/>
    </style:style>
    <style:style style:name="T928" style:family="text">
      <style:text-properties officeooo:rsid="04aca69f"/>
    </style:style>
    <style:style style:name="T929" style:family="text">
      <style:text-properties officeooo:rsid="04ae383a"/>
    </style:style>
    <style:style style:name="T930" style:family="text">
      <style:text-properties officeooo:rsid="04afda18"/>
    </style:style>
    <style:style style:name="T931" style:family="text">
      <style:text-properties officeooo:rsid="04b14ab1"/>
    </style:style>
    <style:style style:name="T932" style:family="text">
      <style:text-properties officeooo:rsid="04b1821b"/>
    </style:style>
    <style:style style:name="T933" style:family="text">
      <style:text-properties officeooo:rsid="04b34f2d"/>
    </style:style>
    <style:style style:name="T934" style:family="text">
      <style:text-properties officeooo:rsid="04b35081"/>
    </style:style>
    <style:style style:name="T935" style:family="text">
      <style:text-properties officeooo:rsid="04b4809b"/>
    </style:style>
    <style:style style:name="T936" style:family="text">
      <style:text-properties officeooo:rsid="04b621df"/>
    </style:style>
    <style:style style:name="T937" style:family="text">
      <style:text-properties officeooo:rsid="04b6c1f1"/>
    </style:style>
    <style:style style:name="T938" style:family="text">
      <style:text-properties officeooo:rsid="04b8310c"/>
    </style:style>
    <style:style style:name="T939" style:family="text">
      <style:text-properties officeooo:rsid="04b9e4d2"/>
    </style:style>
    <style:style style:name="T940" style:family="text">
      <style:text-properties officeooo:rsid="04bae570"/>
    </style:style>
    <style:style style:name="T941" style:family="text">
      <style:text-properties officeooo:rsid="04bc2b56"/>
    </style:style>
    <style:style style:name="T942" style:family="text">
      <style:text-properties officeooo:rsid="04bcd1d6"/>
    </style:style>
    <style:style style:name="T943" style:family="text">
      <style:text-properties officeooo:rsid="04bde7d2"/>
    </style:style>
    <style:style style:name="T944" style:family="text">
      <style:text-properties officeooo:rsid="04bf0d7a"/>
    </style:style>
    <style:style style:name="T945" style:family="text">
      <style:text-properties officeooo:rsid="04bfd1f0"/>
    </style:style>
    <style:style style:name="T946" style:family="text">
      <style:text-properties officeooo:rsid="04c1a60a"/>
    </style:style>
    <style:style style:name="T947" style:family="text">
      <style:text-properties officeooo:rsid="04c1c6e8"/>
    </style:style>
    <style:style style:name="T948" style:family="text">
      <style:text-properties officeooo:rsid="04c1f350"/>
    </style:style>
    <style:style style:name="T949" style:family="text">
      <style:text-properties officeooo:rsid="04c29144"/>
    </style:style>
    <style:style style:name="T950" style:family="text">
      <style:text-properties officeooo:rsid="04c2a843"/>
    </style:style>
    <style:style style:name="T951" style:family="text">
      <style:text-properties officeooo:rsid="04c31edc"/>
    </style:style>
    <style:style style:name="T952" style:family="text">
      <style:text-properties officeooo:rsid="04c4c296"/>
    </style:style>
    <style:style style:name="T953" style:family="text">
      <style:text-properties officeooo:rsid="04c4e54d"/>
    </style:style>
    <style:style style:name="T954" style:family="text">
      <style:text-properties officeooo:rsid="04c942c4"/>
    </style:style>
    <style:style style:name="T955" style:family="text">
      <style:text-properties officeooo:rsid="04c6be36"/>
    </style:style>
    <style:style style:name="T956" style:family="text">
      <style:text-properties officeooo:rsid="04c758de"/>
    </style:style>
    <style:style style:name="T957" style:family="text">
      <style:text-properties officeooo:rsid="04ca9c35"/>
    </style:style>
    <style:style style:name="T958" style:family="text">
      <style:text-properties officeooo:rsid="04caada6"/>
    </style:style>
    <style:style style:name="T959" style:family="text">
      <style:text-properties officeooo:rsid="04cb6628"/>
    </style:style>
    <style:style style:name="T960" style:family="text">
      <style:text-properties officeooo:rsid="04cd0957"/>
    </style:style>
    <style:style style:name="T961" style:family="text">
      <style:text-properties officeooo:rsid="04cddf45"/>
    </style:style>
    <style:style style:name="T962" style:family="text">
      <style:text-properties officeooo:rsid="04ce5383"/>
    </style:style>
    <style:style style:name="T963" style:family="text">
      <style:text-properties officeooo:rsid="04cf6375"/>
    </style:style>
    <style:style style:name="T964" style:family="text">
      <style:text-properties officeooo:rsid="04d0e6b7"/>
    </style:style>
    <style:style style:name="T965" style:family="text">
      <style:text-properties officeooo:rsid="04d165b3"/>
    </style:style>
    <style:style style:name="T966" style:family="text">
      <style:text-properties officeooo:rsid="04d2803a"/>
    </style:style>
    <style:style style:name="T967" style:family="text">
      <style:text-properties officeooo:rsid="04d3fe33"/>
    </style:style>
    <style:style style:name="T968" style:family="text">
      <style:text-properties officeooo:rsid="04d5cc53"/>
    </style:style>
    <style:style style:name="T969" style:family="text">
      <style:text-properties officeooo:rsid="04d779f5"/>
    </style:style>
    <style:style style:name="T970" style:family="text">
      <style:text-properties officeooo:rsid="04d858c1"/>
    </style:style>
    <style:style style:name="T971" style:family="text">
      <style:text-properties officeooo:rsid="04d95ee0"/>
    </style:style>
    <style:style style:name="T972" style:family="text">
      <style:text-properties officeooo:rsid="04d96c8f"/>
    </style:style>
    <style:style style:name="T973" style:family="text">
      <style:text-properties officeooo:rsid="04db07fa"/>
    </style:style>
    <style:style style:name="T974" style:family="text">
      <style:text-properties officeooo:rsid="04dcd546"/>
    </style:style>
    <style:style style:name="T975" style:family="text">
      <style:text-properties officeooo:rsid="04ddbe88"/>
    </style:style>
    <style:style style:name="T976" style:family="text">
      <style:text-properties officeooo:rsid="04deaa59"/>
    </style:style>
    <style:style style:name="T977" style:family="text">
      <style:text-properties officeooo:rsid="04df4e37"/>
    </style:style>
    <style:style style:name="T978" style:family="text">
      <style:text-properties officeooo:rsid="04e085e9"/>
    </style:style>
    <style:style style:name="T979" style:family="text">
      <style:text-properties officeooo:rsid="04e11e56"/>
    </style:style>
    <style:style style:name="T980" style:family="text">
      <style:text-properties officeooo:rsid="04e21122"/>
    </style:style>
    <style:style style:name="T981" style:family="text">
      <style:text-properties officeooo:rsid="04e2133d"/>
    </style:style>
    <style:style style:name="T982" style:family="text">
      <style:text-properties officeooo:rsid="04e248fa"/>
    </style:style>
    <style:style style:name="T983" style:family="text">
      <style:text-properties officeooo:rsid="04e35b67"/>
    </style:style>
    <style:style style:name="T984" style:family="text">
      <style:text-properties officeooo:rsid="04e3bdd2"/>
    </style:style>
    <style:style style:name="T985" style:family="text">
      <style:text-properties officeooo:rsid="04e52a8f"/>
    </style:style>
    <style:style style:name="T986" style:family="text">
      <style:text-properties officeooo:rsid="04e71a2b"/>
    </style:style>
    <style:style style:name="T987" style:family="text">
      <style:text-properties officeooo:rsid="04e8276e"/>
    </style:style>
    <style:style style:name="T988" style:family="text">
      <style:text-properties officeooo:rsid="04e9524f"/>
    </style:style>
    <style:style style:name="T989" style:family="text">
      <style:text-properties officeooo:rsid="04e9ba5d"/>
    </style:style>
    <style:style style:name="T990" style:family="text">
      <style:text-properties officeooo:rsid="04eb4bdf"/>
    </style:style>
    <style:style style:name="T991" style:family="text">
      <style:text-properties officeooo:rsid="04ebaf85"/>
    </style:style>
    <style:style style:name="T992" style:family="text">
      <style:text-properties officeooo:rsid="04ed44e6"/>
    </style:style>
    <style:style style:name="T993" style:family="text">
      <style:text-properties officeooo:rsid="04ee8c79"/>
    </style:style>
    <style:style style:name="T994" style:family="text">
      <style:text-properties officeooo:rsid="04eee2a7"/>
    </style:style>
    <style:style style:name="T995" style:family="text">
      <style:text-properties officeooo:rsid="04f037f2"/>
    </style:style>
    <style:style style:name="T996" style:family="text">
      <style:text-properties officeooo:rsid="04f20bea"/>
    </style:style>
    <style:style style:name="T997" style:family="text">
      <style:text-properties officeooo:rsid="04f3e890"/>
    </style:style>
    <style:style style:name="T998" style:family="text">
      <style:text-properties officeooo:rsid="04f4659b"/>
    </style:style>
    <style:style style:name="T999" style:family="text">
      <style:text-properties officeooo:rsid="04f55670"/>
    </style:style>
    <style:style style:name="T1000" style:family="text">
      <style:text-properties officeooo:rsid="04f7102e"/>
    </style:style>
    <style:style style:name="T1001" style:family="text">
      <style:text-properties officeooo:rsid="04f839a0"/>
    </style:style>
    <style:style style:name="T1002" style:family="text">
      <style:text-properties officeooo:rsid="04f939e9"/>
    </style:style>
    <style:style style:name="T1003" style:family="text">
      <style:text-properties officeooo:rsid="04fa948a"/>
    </style:style>
    <style:style style:name="T1004" style:family="text">
      <style:text-properties officeooo:rsid="04fd0419"/>
    </style:style>
    <style:style style:name="T1005" style:family="text">
      <style:text-properties officeooo:rsid="04fc5e26"/>
    </style:style>
    <style:style style:name="T1006" style:family="text">
      <style:text-properties officeooo:rsid="04fefb01"/>
    </style:style>
    <style:style style:name="T1007" style:family="text">
      <style:text-properties officeooo:rsid="04fff89c"/>
    </style:style>
    <style:style style:name="T1008" style:family="text">
      <style:text-properties officeooo:rsid="05011db5"/>
    </style:style>
    <style:style style:name="T1009" style:family="text">
      <style:text-properties officeooo:rsid="050822e1"/>
    </style:style>
    <style:style style:name="T1010" style:family="text">
      <style:text-properties officeooo:rsid="05027d57"/>
    </style:style>
    <style:style style:name="T1011" style:family="text">
      <style:text-properties officeooo:rsid="05047458"/>
    </style:style>
    <style:style style:name="T1012" style:family="text">
      <style:text-properties officeooo:rsid="0505cba6"/>
    </style:style>
    <style:style style:name="T1013" style:family="text">
      <style:text-properties officeooo:rsid="0505f3f3"/>
    </style:style>
    <style:style style:name="T1014" style:family="text">
      <style:text-properties officeooo:rsid="0507640f"/>
    </style:style>
    <style:style style:name="T1015" style:family="text">
      <style:text-properties officeooo:rsid="0508afba"/>
    </style:style>
    <style:style style:name="T1016" style:family="text">
      <style:text-properties officeooo:rsid="0508f35e"/>
    </style:style>
    <style:style style:name="T1017" style:family="text">
      <style:text-properties officeooo:rsid="050b897c"/>
    </style:style>
    <style:style style:name="T1018" style:family="text">
      <style:text-properties officeooo:rsid="050cb789"/>
    </style:style>
    <style:style style:name="T1019" style:family="text">
      <style:text-properties officeooo:rsid="050cc492"/>
    </style:style>
    <style:style style:name="T1020" style:family="text">
      <style:text-properties officeooo:rsid="050d7f3c"/>
    </style:style>
    <style:style style:name="T1021" style:family="text">
      <style:text-properties officeooo:rsid="050e2356"/>
    </style:style>
    <style:style style:name="T1022" style:family="text">
      <style:text-properties fo:font-size="10pt" style:font-size-asian="10pt" style:font-size-complex="10pt"/>
    </style:style>
    <style:style style:name="T1023" style:family="text">
      <style:text-properties officeooo:rsid="050e3a56"/>
    </style:style>
    <style:style style:name="T1024" style:family="text">
      <style:text-properties officeooo:rsid="050e44e2"/>
    </style:style>
    <style:style style:name="T1025" style:family="text">
      <style:text-properties officeooo:rsid="050f81e5"/>
    </style:style>
    <style:style style:name="T1026" style:family="text">
      <style:text-properties officeooo:rsid="0510ae36"/>
    </style:style>
    <style:style style:name="T1027" style:family="text">
      <style:text-properties officeooo:rsid="05115944"/>
    </style:style>
    <style:style style:name="T1028" style:family="text">
      <style:text-properties officeooo:rsid="0512ee7e"/>
    </style:style>
    <style:style style:name="T1029" style:family="text">
      <style:text-properties officeooo:rsid="051360b3"/>
    </style:style>
    <style:style style:name="T1030" style:family="text">
      <style:text-properties officeooo:rsid="05158501"/>
    </style:style>
    <style:style style:name="T1031" style:family="text">
      <style:text-properties officeooo:rsid="05231059"/>
    </style:style>
    <style:style style:name="T1032" style:family="text">
      <style:text-properties officeooo:rsid="051590f5"/>
    </style:style>
    <style:style style:name="T1033" style:family="text">
      <style:text-properties officeooo:rsid="0516ea1f"/>
    </style:style>
    <style:style style:name="T1034" style:family="text">
      <style:text-properties officeooo:rsid="0517061d"/>
    </style:style>
    <style:style style:name="T1035" style:family="text">
      <style:text-properties officeooo:rsid="051763bf"/>
    </style:style>
    <style:style style:name="T1036" style:family="text">
      <style:text-properties officeooo:rsid="0518defb"/>
    </style:style>
    <style:style style:name="T1037" style:family="text">
      <style:text-properties officeooo:rsid="051a5645"/>
    </style:style>
    <style:style style:name="T1038" style:family="text">
      <style:text-properties officeooo:rsid="051b0276"/>
    </style:style>
    <style:style style:name="T1039" style:family="text">
      <style:text-properties officeooo:rsid="051d00c0"/>
    </style:style>
    <style:style style:name="T1040" style:family="text">
      <style:text-properties officeooo:rsid="051e7777"/>
    </style:style>
    <style:style style:name="T1041" style:family="text">
      <style:text-properties officeooo:rsid="051f0856"/>
    </style:style>
    <style:style style:name="T1042" style:family="text">
      <style:text-properties officeooo:rsid="051f8164"/>
    </style:style>
    <style:style style:name="T1043" style:family="text">
      <style:text-properties officeooo:rsid="051ffe2f"/>
    </style:style>
    <style:style style:name="T1044" style:family="text">
      <style:text-properties officeooo:rsid="0520ff6c"/>
    </style:style>
    <style:style style:name="T1045" style:family="text">
      <style:text-properties officeooo:rsid="0521abe2"/>
    </style:style>
    <style:style style:name="T1046" style:family="text">
      <style:text-properties officeooo:rsid="05224c4e"/>
    </style:style>
    <style:style style:name="T1047" style:family="text">
      <style:text-properties officeooo:rsid="0523f2fa"/>
    </style:style>
    <style:style style:name="T1048" style:family="text">
      <style:text-properties officeooo:rsid="05246e6f"/>
    </style:style>
    <style:style style:name="T1049" style:family="text">
      <style:text-properties officeooo:rsid="05256f71"/>
    </style:style>
    <style:style style:name="T1050" style:family="text">
      <style:text-properties officeooo:rsid="0526d665"/>
    </style:style>
    <style:style style:name="T1051" style:family="text">
      <style:text-properties officeooo:rsid="0528aad1"/>
    </style:style>
    <style:style style:name="T1052" style:family="text">
      <style:text-properties officeooo:rsid="0528f52f"/>
    </style:style>
    <style:style style:name="T1053" style:family="text">
      <style:text-properties officeooo:rsid="0529455c"/>
    </style:style>
    <style:style style:name="T1054" style:family="text">
      <style:text-properties officeooo:rsid="052aa41b"/>
    </style:style>
    <style:style style:name="T1055" style:family="text">
      <style:text-properties officeooo:rsid="052c92de"/>
    </style:style>
    <style:style style:name="T1056" style:family="text">
      <style:text-properties officeooo:rsid="052cb4c2"/>
    </style:style>
    <style:style style:name="T1057" style:family="text">
      <style:text-properties officeooo:rsid="052e1961"/>
    </style:style>
    <style:style style:name="T1058" style:family="text">
      <style:text-properties officeooo:rsid="052f0e07"/>
    </style:style>
    <style:style style:name="T1059" style:family="text">
      <style:text-properties officeooo:rsid="05302286"/>
    </style:style>
    <style:style style:name="T1060" style:family="text">
      <style:text-properties officeooo:rsid="0531dd08"/>
    </style:style>
    <style:style style:name="T1061" style:family="text">
      <style:text-properties officeooo:rsid="0532eff1"/>
    </style:style>
    <style:style style:name="T1062" style:family="text">
      <style:text-properties officeooo:rsid="05340218"/>
    </style:style>
    <style:style style:name="T1063" style:family="text">
      <style:text-properties officeooo:rsid="0534d4f4"/>
    </style:style>
    <style:style style:name="T1064" style:family="text">
      <style:text-properties officeooo:rsid="0535ab3a"/>
    </style:style>
    <style:style style:name="T1065" style:family="text">
      <style:text-properties officeooo:rsid="05366157"/>
    </style:style>
    <style:style style:name="T1066" style:family="text">
      <style:text-properties officeooo:rsid="0536b67c"/>
    </style:style>
    <style:style style:name="T1067" style:family="text">
      <style:text-properties officeooo:rsid="053709c6"/>
    </style:style>
    <style:style style:name="T1068" style:family="text">
      <style:text-properties officeooo:rsid="0538b1ed"/>
    </style:style>
    <style:style style:name="T1069" style:family="text">
      <style:text-properties officeooo:rsid="053aa609"/>
    </style:style>
    <style:style style:name="T1070" style:family="text">
      <style:text-properties officeooo:rsid="053c98fa"/>
    </style:style>
    <style:style style:name="T1071" style:family="text">
      <style:text-properties officeooo:rsid="053e667c"/>
    </style:style>
    <style:style style:name="T1072" style:family="text">
      <style:text-properties officeooo:rsid="05402c62"/>
    </style:style>
    <style:style style:name="T1073" style:family="text">
      <style:text-properties officeooo:rsid="0541f0e4"/>
    </style:style>
    <style:style style:name="T1074" style:family="text">
      <style:text-properties officeooo:rsid="05432706"/>
    </style:style>
    <style:style style:name="T1075" style:family="text">
      <style:text-properties officeooo:rsid="0543e0ca"/>
    </style:style>
    <style:style style:name="T1076" style:family="text">
      <style:text-properties officeooo:rsid="054403e2"/>
    </style:style>
    <style:style style:name="T1077" style:family="text">
      <style:text-properties officeooo:rsid="0545f1b4"/>
    </style:style>
    <style:style style:name="T1078" style:family="text">
      <style:text-properties officeooo:rsid="05469356"/>
    </style:style>
    <style:style style:name="T1079" style:family="text">
      <style:text-properties officeooo:rsid="05478de0"/>
    </style:style>
    <style:style style:name="T1080" style:family="text">
      <style:text-properties officeooo:rsid="0548aa3d"/>
    </style:style>
    <style:style style:name="T1081" style:family="text">
      <style:text-properties officeooo:rsid="0548eb48"/>
    </style:style>
    <style:style style:name="T1082" style:family="text">
      <style:text-properties officeooo:rsid="05493733"/>
    </style:style>
    <style:style style:name="T1083" style:family="text">
      <style:text-properties officeooo:rsid="05496a0f"/>
    </style:style>
    <style:style style:name="T1084" style:family="text">
      <style:text-properties officeooo:rsid="054a08d3"/>
    </style:style>
    <style:style style:name="T1085" style:family="text">
      <style:text-properties officeooo:rsid="054bf619"/>
    </style:style>
    <style:style style:name="T1086" style:family="text">
      <style:text-properties officeooo:rsid="054df0dc"/>
    </style:style>
    <style:style style:name="T1087" style:family="text">
      <style:text-properties officeooo:rsid="054eeebb"/>
    </style:style>
    <style:style style:name="T1088" style:family="text">
      <style:text-properties officeooo:rsid="054f0aa7"/>
    </style:style>
    <style:style style:name="T1089" style:family="text">
      <style:text-properties officeooo:rsid="054fc96c"/>
    </style:style>
    <style:style style:name="T1090" style:family="text">
      <style:text-properties officeooo:rsid="0550fe67"/>
    </style:style>
    <style:style style:name="T1091" style:family="text">
      <style:text-properties officeooo:rsid="0552b554"/>
    </style:style>
    <style:style style:name="T1092" style:family="text">
      <style:text-properties officeooo:rsid="05531225"/>
    </style:style>
    <style:style style:name="T1093" style:family="text">
      <style:text-properties officeooo:rsid="055496fa"/>
    </style:style>
    <style:style style:name="T1094" style:family="text">
      <style:text-properties officeooo:rsid="0556837a"/>
    </style:style>
    <style:style style:name="T1095" style:family="text">
      <style:text-properties officeooo:rsid="05578887"/>
    </style:style>
    <style:style style:name="T1096" style:family="text">
      <style:text-properties officeooo:rsid="055ab218"/>
    </style:style>
    <style:style style:name="T1097" style:family="text">
      <style:text-properties officeooo:rsid="055c290f"/>
    </style:style>
    <style:style style:name="T1098" style:family="text">
      <style:text-properties officeooo:rsid="055ced0c"/>
    </style:style>
    <style:style style:name="T1099" style:family="text">
      <style:text-properties officeooo:rsid="055d9fd8"/>
    </style:style>
    <style:style style:name="T1100" style:family="text">
      <style:text-properties officeooo:rsid="055f39e4"/>
    </style:style>
    <style:style style:name="T1101" style:family="text">
      <style:text-properties officeooo:rsid="0560fc7d"/>
    </style:style>
    <style:style style:name="T1102" style:family="text">
      <style:text-properties officeooo:rsid="0562600c"/>
    </style:style>
    <style:style style:name="T1103" style:family="text">
      <style:text-properties officeooo:rsid="0562ce94"/>
    </style:style>
    <style:style style:name="T1104" style:family="text">
      <style:text-properties officeooo:rsid="056432c7"/>
    </style:style>
    <style:style style:name="T1105" style:family="text">
      <style:text-properties officeooo:rsid="0564bf6c"/>
    </style:style>
    <style:style style:name="T1106" style:family="text">
      <style:text-properties officeooo:rsid="0566687a"/>
    </style:style>
    <style:style style:name="T1107" style:family="text">
      <style:text-properties officeooo:rsid="0567b54a"/>
    </style:style>
    <style:style style:name="T1108" style:family="text">
      <style:text-properties officeooo:rsid="0567fd5c"/>
    </style:style>
    <style:style style:name="T1109" style:family="text">
      <style:text-properties officeooo:rsid="0568998a"/>
    </style:style>
    <style:style style:name="T1110" style:family="text">
      <style:text-properties officeooo:rsid="056a6c96"/>
    </style:style>
    <style:style style:name="T1111" style:family="text">
      <style:text-properties officeooo:rsid="056b8860"/>
    </style:style>
    <style:style style:name="T1112" style:family="text">
      <style:text-properties officeooo:rsid="056d679b"/>
    </style:style>
    <style:style style:name="T1113" style:family="text">
      <style:text-properties officeooo:rsid="056f48d1"/>
    </style:style>
    <style:style style:name="T1114" style:family="text">
      <style:text-properties officeooo:rsid="0570bc47"/>
    </style:style>
    <style:style style:name="T1115" style:family="text">
      <style:text-properties officeooo:rsid="0570dcf7"/>
    </style:style>
    <style:style style:name="T1116" style:family="text">
      <style:text-properties officeooo:rsid="057196d8"/>
    </style:style>
    <style:style style:name="T1117" style:family="text">
      <style:text-properties officeooo:rsid="05729aff"/>
    </style:style>
    <style:style style:name="T1118" style:family="text">
      <style:text-properties officeooo:rsid="05739d36"/>
    </style:style>
    <style:style style:name="T1119" style:family="text">
      <style:text-properties officeooo:rsid="057593ee"/>
    </style:style>
    <style:style style:name="T1120" style:family="text">
      <style:text-properties officeooo:rsid="057720a9"/>
    </style:style>
    <style:style style:name="T1121" style:family="text">
      <style:text-properties officeooo:rsid="0578b539"/>
    </style:style>
    <style:style style:name="T1122" style:family="text">
      <style:text-properties officeooo:rsid="057933b6"/>
    </style:style>
    <style:style style:name="T1123" style:family="text">
      <style:text-properties officeooo:rsid="0579b948"/>
    </style:style>
    <style:style style:name="T1124" style:family="text">
      <style:text-properties officeooo:rsid="057b744f"/>
    </style:style>
    <style:style style:name="T1125" style:family="text">
      <style:text-properties officeooo:rsid="057d06e3"/>
    </style:style>
    <style:style style:name="T1126" style:family="text">
      <style:text-properties officeooo:rsid="057d994e"/>
    </style:style>
    <style:style style:name="T1127" style:family="text">
      <style:text-properties officeooo:rsid="057f7dff"/>
    </style:style>
    <style:style style:name="T1128" style:family="text">
      <style:text-properties officeooo:rsid="05811439"/>
    </style:style>
    <style:style style:name="T1129" style:family="text">
      <style:text-properties officeooo:rsid="058292bb"/>
    </style:style>
    <style:style style:name="T1130" style:family="text">
      <style:text-properties officeooo:rsid="05835f41"/>
    </style:style>
    <style:style style:name="T1131" style:family="text">
      <style:text-properties officeooo:rsid="0584081a"/>
    </style:style>
    <style:style style:name="T1132" style:family="text">
      <style:text-properties officeooo:rsid="05858620"/>
    </style:style>
    <style:style style:name="T1133" style:family="text">
      <style:text-properties officeooo:rsid="058740a7"/>
    </style:style>
    <style:style style:name="T1134" style:family="text">
      <style:text-properties officeooo:rsid="0587f5f2"/>
    </style:style>
    <style:style style:name="T1135" style:family="text">
      <style:text-properties officeooo:rsid="05886c95"/>
    </style:style>
    <style:style style:name="T1136" style:family="text">
      <style:text-properties officeooo:rsid="058a2eba"/>
    </style:style>
    <style:style style:name="T1137" style:family="text">
      <style:text-properties officeooo:rsid="058b22f4"/>
    </style:style>
    <style:style style:name="T1138" style:family="text">
      <style:text-properties officeooo:rsid="058c76b2"/>
    </style:style>
    <style:style style:name="T1139" style:family="text">
      <style:text-properties officeooo:rsid="058ddbbd"/>
    </style:style>
    <style:style style:name="T1140" style:family="text">
      <style:text-properties officeooo:rsid="058f4136"/>
    </style:style>
    <style:style style:name="T1141" style:family="text">
      <style:text-properties officeooo:rsid="058f601c"/>
    </style:style>
    <style:style style:name="T1142" style:family="text">
      <style:text-properties officeooo:rsid="0592b288"/>
    </style:style>
    <style:style style:name="T1143" style:family="text">
      <style:text-properties officeooo:rsid="0593f60e"/>
    </style:style>
    <style:style style:name="T1144" style:family="text">
      <style:text-properties officeooo:rsid="059499ad"/>
    </style:style>
    <style:style style:name="T1145" style:family="text">
      <style:text-properties officeooo:rsid="05953ce1"/>
    </style:style>
    <style:style style:name="T1146" style:family="text">
      <style:text-properties officeooo:rsid="0595da62"/>
    </style:style>
    <style:style style:name="T1147" style:family="text">
      <style:text-properties officeooo:rsid="0596d40a"/>
    </style:style>
    <style:style style:name="T1148" style:family="text">
      <style:text-properties officeooo:rsid="059753df"/>
    </style:style>
    <style:style style:name="T1149" style:family="text">
      <style:text-properties officeooo:rsid="05987b1a"/>
    </style:style>
    <style:style style:name="T1150" style:family="text">
      <style:text-properties officeooo:rsid="059908a8"/>
    </style:style>
    <style:style style:name="T1151" style:family="text">
      <style:text-properties officeooo:rsid="05993fdc"/>
    </style:style>
    <style:style style:name="T1152" style:family="text">
      <style:text-properties officeooo:rsid="059bd5bb"/>
    </style:style>
    <style:style style:name="T1153" style:family="text">
      <style:text-properties officeooo:rsid="059beaf6"/>
    </style:style>
    <style:style style:name="T1154" style:family="text">
      <style:text-properties officeooo:rsid="059dd0c3"/>
    </style:style>
    <style:style style:name="T1155" style:family="text">
      <style:text-properties officeooo:rsid="059e4226"/>
    </style:style>
    <style:style style:name="T1156" style:family="text">
      <style:text-properties officeooo:rsid="059fb7f9"/>
    </style:style>
    <style:style style:name="T1157" style:family="text">
      <style:text-properties officeooo:rsid="05a09eee"/>
    </style:style>
    <style:style style:name="T1158" style:family="text">
      <style:text-properties officeooo:rsid="05a23a43"/>
    </style:style>
    <style:style style:name="T1159" style:family="text">
      <style:text-properties officeooo:rsid="05a30688"/>
    </style:style>
    <style:style style:name="T1160" style:family="text">
      <style:text-properties officeooo:rsid="05a3e6be"/>
    </style:style>
    <style:style style:name="T1161" style:family="text">
      <style:text-properties officeooo:rsid="05a4266f"/>
    </style:style>
    <style:style style:name="T1162" style:family="text">
      <style:text-properties officeooo:rsid="05a51b76"/>
    </style:style>
    <style:style style:name="T1163" style:family="text">
      <style:text-properties officeooo:rsid="05a5f1ae"/>
    </style:style>
    <style:style style:name="T1164" style:family="text">
      <style:text-properties officeooo:rsid="05a76cbe"/>
    </style:style>
    <style:style style:name="T1165" style:family="text">
      <style:text-properties officeooo:rsid="05a7be7e"/>
    </style:style>
    <style:style style:name="T1166" style:family="text">
      <style:text-properties officeooo:rsid="05a9592a"/>
    </style:style>
    <style:style style:name="T1167" style:family="text">
      <style:text-properties officeooo:rsid="05a9877e"/>
    </style:style>
    <style:style style:name="T1168" style:family="text">
      <style:text-properties officeooo:rsid="05aa9cf3"/>
    </style:style>
    <style:style style:name="T1169" style:family="text">
      <style:text-properties officeooo:rsid="05aba231"/>
    </style:style>
    <style:style style:name="T1170" style:family="text">
      <style:text-properties officeooo:rsid="05ad7fcb"/>
    </style:style>
    <style:style style:name="T1171" style:family="text">
      <style:text-properties officeooo:rsid="05af4cf3"/>
    </style:style>
    <style:style style:name="T1172" style:family="text">
      <style:text-properties officeooo:rsid="05b07b29"/>
    </style:style>
    <style:style style:name="T1173" style:family="text">
      <style:text-properties officeooo:rsid="05b109c6"/>
    </style:style>
    <style:style style:name="T1174" style:family="text">
      <style:text-properties officeooo:rsid="05b1630f"/>
    </style:style>
    <style:style style:name="T1175" style:family="text">
      <style:text-properties officeooo:rsid="05b1a237"/>
    </style:style>
    <style:style style:name="T1176" style:family="text">
      <style:text-properties officeooo:rsid="05b28aad"/>
    </style:style>
    <style:style style:name="T1177" style:family="text">
      <style:text-properties officeooo:rsid="05b407e8"/>
    </style:style>
    <style:style style:name="T1178" style:family="text">
      <style:text-properties officeooo:rsid="05b44f28"/>
    </style:style>
    <style:style style:name="T1179" style:family="text">
      <style:text-properties officeooo:rsid="05b58d58"/>
    </style:style>
    <style:style style:name="T1180" style:family="text">
      <style:text-properties officeooo:rsid="05b78520"/>
    </style:style>
    <style:style style:name="T1181" style:family="text">
      <style:text-properties officeooo:rsid="05b83233"/>
    </style:style>
    <style:style style:name="T1182" style:family="text">
      <style:text-properties officeooo:rsid="05b8685a"/>
    </style:style>
    <style:style style:name="T1183" style:family="text">
      <style:text-properties officeooo:rsid="05b9feb5"/>
    </style:style>
    <style:style style:name="T1184" style:family="text">
      <style:text-properties officeooo:rsid="05ba585f"/>
    </style:style>
    <style:style style:name="T1185" style:family="text">
      <style:text-properties officeooo:rsid="05ba86e6"/>
    </style:style>
    <style:style style:name="T1186" style:family="text">
      <style:text-properties officeooo:rsid="05bad12b"/>
    </style:style>
    <style:style style:name="T1187" style:family="text">
      <style:text-properties officeooo:rsid="05bc8a98"/>
    </style:style>
    <style:style style:name="T1188" style:family="text">
      <style:text-properties officeooo:rsid="05bcd7cd"/>
    </style:style>
    <style:style style:name="T1189" style:family="text">
      <style:text-properties officeooo:rsid="05bed37f"/>
    </style:style>
    <style:style style:name="T1190" style:family="text">
      <style:text-properties officeooo:rsid="05c052df"/>
    </style:style>
    <style:style style:name="T1191" style:family="text">
      <style:text-properties officeooo:rsid="05c1fd90"/>
    </style:style>
    <style:style style:name="T1192" style:family="text">
      <style:text-properties officeooo:rsid="05c3d20a"/>
    </style:style>
    <style:style style:name="T1193" style:family="text">
      <style:text-properties officeooo:rsid="05c575b6"/>
    </style:style>
    <style:style style:name="T1194" style:family="text">
      <style:text-properties officeooo:rsid="05c6f913"/>
    </style:style>
    <style:style style:name="T1195" style:family="text">
      <style:text-properties officeooo:rsid="05c74df3"/>
    </style:style>
    <style:style style:name="T1196" style:family="text">
      <style:text-properties officeooo:rsid="05c84457"/>
    </style:style>
    <style:style style:name="T1197" style:family="text">
      <style:text-properties officeooo:rsid="05ca3642"/>
    </style:style>
    <style:style style:name="T1198" style:family="text">
      <style:text-properties officeooo:rsid="05cb6bc6"/>
    </style:style>
    <style:style style:name="T1199" style:family="text">
      <style:text-properties officeooo:rsid="05cc1649"/>
    </style:style>
    <style:style style:name="T1200" style:family="text">
      <style:text-properties officeooo:rsid="05cd2a4a"/>
    </style:style>
    <style:style style:name="T1201" style:family="text">
      <style:text-properties officeooo:rsid="05cd2b27"/>
    </style:style>
    <style:style style:name="T1202" style:family="text">
      <style:text-properties officeooo:rsid="05cd3171"/>
    </style:style>
    <style:style style:name="T1203" style:family="text">
      <style:text-properties officeooo:rsid="05d07af8"/>
    </style:style>
    <style:style style:name="T1204" style:family="text">
      <style:text-properties officeooo:rsid="05d22090"/>
    </style:style>
    <style:style style:name="T1205" style:family="text">
      <style:text-properties officeooo:rsid="05d35637"/>
    </style:style>
    <style:style style:name="T1206" style:family="text">
      <style:text-properties officeooo:rsid="05d4f753"/>
    </style:style>
    <style:style style:name="T1207" style:family="text">
      <style:text-properties officeooo:rsid="05d5f782"/>
    </style:style>
    <style:style style:name="T1208" style:family="text">
      <style:text-properties officeooo:rsid="05d7db1f"/>
    </style:style>
    <style:style style:name="T1209" style:family="text">
      <style:text-properties officeooo:rsid="05d8cca5"/>
    </style:style>
    <style:style style:name="T1210" style:family="text">
      <style:text-properties officeooo:rsid="05d9fc68"/>
    </style:style>
    <style:style style:name="T1211" style:family="text">
      <style:text-properties officeooo:rsid="05db2af3"/>
    </style:style>
    <style:style style:name="T1212" style:family="text">
      <style:text-properties officeooo:rsid="05db6175"/>
    </style:style>
    <style:style style:name="T1213" style:family="text">
      <style:text-properties officeooo:rsid="05dbe9cc"/>
    </style:style>
    <style:style style:name="T1214" style:family="text">
      <style:text-properties officeooo:rsid="05dc7d53"/>
    </style:style>
    <style:style style:name="T1215" style:family="text">
      <style:text-properties officeooo:rsid="05dde9d1"/>
    </style:style>
    <style:style style:name="T1216" style:family="text">
      <style:text-properties officeooo:rsid="05df984c"/>
    </style:style>
    <style:style style:name="T1217" style:family="text">
      <style:text-properties officeooo:rsid="05e0466c"/>
    </style:style>
    <style:style style:name="T1218" style:family="text">
      <style:text-properties officeooo:rsid="05e18e97"/>
    </style:style>
    <style:style style:name="T1219" style:family="text">
      <style:text-properties officeooo:rsid="05e2d58a"/>
    </style:style>
    <style:style style:name="T1220" style:family="text">
      <style:text-properties officeooo:rsid="05e42203"/>
    </style:style>
    <style:style style:name="T1221" style:family="text">
      <style:text-properties officeooo:rsid="05e5c2e3"/>
    </style:style>
    <style:style style:name="T1222" style:family="text">
      <style:text-properties officeooo:rsid="05e44e12"/>
    </style:style>
    <style:style style:name="T1223" style:family="text">
      <style:text-properties officeooo:rsid="05e61333"/>
    </style:style>
    <style:style style:name="T1224" style:family="text">
      <style:text-properties officeooo:rsid="05e6d2e5"/>
    </style:style>
    <style:style style:name="T1225" style:family="text">
      <style:text-properties officeooo:rsid="05eb2190"/>
    </style:style>
    <style:style style:name="T1226" style:family="text">
      <style:text-properties officeooo:rsid="05ebbd33"/>
    </style:style>
    <style:style style:name="T1227" style:family="text">
      <style:text-properties officeooo:rsid="05ec552b"/>
    </style:style>
    <style:style style:name="T1228" style:family="text">
      <style:text-properties officeooo:rsid="05ee267a"/>
    </style:style>
    <style:style style:name="T1229" style:family="text">
      <style:text-properties officeooo:rsid="05ee9c11"/>
    </style:style>
    <style:style style:name="T1230" style:family="text">
      <style:text-properties officeooo:rsid="05ef8961"/>
    </style:style>
    <style:style style:name="T1231" style:family="text">
      <style:text-properties officeooo:rsid="05f0989f"/>
    </style:style>
    <style:style style:name="T1232" style:family="text">
      <style:text-properties officeooo:rsid="05f138f0"/>
    </style:style>
    <style:style style:name="T1233" style:family="text">
      <style:text-properties officeooo:rsid="05f28636"/>
    </style:style>
    <style:style style:name="T1234" style:family="text">
      <style:text-properties officeooo:rsid="05f29874"/>
    </style:style>
    <style:style style:name="T1235" style:family="text">
      <style:text-properties officeooo:rsid="05f2e475"/>
    </style:style>
    <style:style style:name="T1236" style:family="text">
      <style:text-properties officeooo:rsid="05f3c890"/>
    </style:style>
    <style:style style:name="T1237" style:family="text">
      <style:text-properties officeooo:rsid="05f43eec"/>
    </style:style>
    <style:style style:name="T1238" style:family="text">
      <style:text-properties officeooo:rsid="05f45033"/>
    </style:style>
    <style:style style:name="T1239" style:family="text">
      <style:text-properties officeooo:rsid="05f4581f"/>
    </style:style>
    <style:style style:name="T1240" style:family="text">
      <style:text-properties officeooo:rsid="05f656d0"/>
    </style:style>
    <style:style style:name="T1241" style:family="text">
      <style:text-properties officeooo:rsid="05f76636"/>
    </style:style>
    <style:style style:name="T1242" style:family="text">
      <style:text-properties officeooo:rsid="05f8498c"/>
    </style:style>
    <style:style style:name="T1243" style:family="text">
      <style:text-properties officeooo:rsid="05f8761a"/>
    </style:style>
    <style:style style:name="T1244" style:family="text">
      <style:text-properties officeooo:rsid="05fa4ebe"/>
    </style:style>
    <style:style style:name="T1245" style:family="text">
      <style:text-properties officeooo:rsid="05fb3a90"/>
    </style:style>
    <style:style style:name="T1246" style:family="text">
      <style:text-properties officeooo:rsid="05fd8427"/>
    </style:style>
    <style:style style:name="T1247" style:family="text">
      <style:text-properties officeooo:rsid="05fdc308"/>
    </style:style>
    <style:style style:name="T1248" style:family="text">
      <style:text-properties officeooo:rsid="05fead71"/>
    </style:style>
    <style:style style:name="T1249" style:family="text">
      <style:text-properties officeooo:rsid="060092c7"/>
    </style:style>
    <style:style style:name="T1250" style:family="text">
      <style:text-properties officeooo:rsid="06009c9c"/>
    </style:style>
    <style:style style:name="T1251" style:family="text">
      <style:text-properties officeooo:rsid="0601c722"/>
    </style:style>
    <style:style style:name="T1252" style:family="text">
      <style:text-properties officeooo:rsid="060211fc"/>
    </style:style>
    <style:style style:name="T1253" style:family="text">
      <style:text-properties officeooo:rsid="0603c88e"/>
    </style:style>
    <style:style style:name="T1254" style:family="text">
      <style:text-properties officeooo:rsid="06052df8"/>
    </style:style>
    <style:style style:name="T1255" style:family="text">
      <style:text-properties officeooo:rsid="0606f3b1"/>
    </style:style>
    <style:style style:name="T1256" style:family="text">
      <style:text-properties officeooo:rsid="06084972"/>
    </style:style>
    <style:style style:name="T1257" style:family="text">
      <style:text-properties officeooo:rsid="060921fc"/>
    </style:style>
    <style:style style:name="T1258" style:family="text">
      <style:text-properties officeooo:rsid="060a8033"/>
    </style:style>
    <style:style style:name="T1259" style:family="text">
      <style:text-properties officeooo:rsid="060c1a2f"/>
    </style:style>
    <style:style style:name="T1260" style:family="text">
      <style:text-properties officeooo:rsid="060d7e5c"/>
    </style:style>
    <style:style style:name="T1261" style:family="text">
      <style:text-properties officeooo:rsid="060efbb8"/>
    </style:style>
    <style:style style:name="T1262" style:family="text">
      <style:text-properties officeooo:rsid="0613204d"/>
    </style:style>
    <style:style style:name="T1263" style:family="text">
      <style:text-properties officeooo:rsid="0614d074"/>
    </style:style>
    <style:style style:name="T1264" style:family="text">
      <style:text-properties officeooo:rsid="0615479a"/>
    </style:style>
    <style:style style:name="T1265" style:family="text">
      <style:text-properties officeooo:rsid="0616efab"/>
    </style:style>
    <style:style style:name="T1266" style:family="text">
      <style:text-properties officeooo:rsid="0617e76c"/>
    </style:style>
    <style:style style:name="T1267" style:family="text">
      <style:text-properties officeooo:rsid="0618b39a"/>
    </style:style>
    <style:style style:name="T1268" style:family="text">
      <style:text-properties officeooo:rsid="061b18f3"/>
    </style:style>
    <style:style style:name="T1269" style:family="text">
      <style:text-properties officeooo:rsid="061bcf43"/>
    </style:style>
    <style:style style:name="T1270" style:family="text">
      <style:text-properties officeooo:rsid="061d66d9"/>
    </style:style>
    <style:style style:name="T1271" style:family="text">
      <style:text-properties officeooo:rsid="061c3a14"/>
    </style:style>
    <style:style style:name="T1272" style:family="text">
      <style:text-properties officeooo:rsid="061d7fae"/>
    </style:style>
    <style:style style:name="T1273" style:family="text">
      <style:text-properties officeooo:rsid="061dfd8f"/>
    </style:style>
    <style:style style:name="T1274" style:family="text">
      <style:text-properties officeooo:rsid="061f1f03"/>
    </style:style>
    <style:style style:name="T1275" style:family="text">
      <style:text-properties officeooo:rsid="061f9363"/>
    </style:style>
    <style:style style:name="T1276" style:family="text">
      <style:text-properties officeooo:rsid="0621449a"/>
    </style:style>
    <style:style style:name="T1277" style:family="text">
      <style:text-properties officeooo:rsid="062245bf"/>
    </style:style>
    <style:style style:name="T1278" style:family="text">
      <style:text-properties officeooo:rsid="062437bf"/>
    </style:style>
    <style:style style:name="T1279" style:family="text">
      <style:text-properties officeooo:rsid="06249ed9"/>
    </style:style>
    <style:style style:name="T1280" style:family="text">
      <style:text-properties officeooo:rsid="0625b041"/>
    </style:style>
    <style:style style:name="T1281" style:family="text">
      <style:text-properties officeooo:rsid="0626ec8e"/>
    </style:style>
    <style:style style:name="T1282" style:family="text">
      <style:text-properties officeooo:rsid="06277754"/>
    </style:style>
    <style:style style:name="T1283" style:family="text">
      <style:text-properties officeooo:rsid="0627a072"/>
    </style:style>
    <style:style style:name="T1284" style:family="text">
      <style:text-properties officeooo:rsid="0627c199"/>
    </style:style>
    <style:style style:name="T1285" style:family="text">
      <style:text-properties officeooo:rsid="0629722f"/>
    </style:style>
    <style:style style:name="T1286" style:family="text">
      <style:text-properties officeooo:rsid="062a10b8"/>
    </style:style>
    <style:style style:name="T1287" style:family="text">
      <style:text-properties officeooo:rsid="062b32ba"/>
    </style:style>
    <style:style style:name="T1288" style:family="text">
      <style:text-properties officeooo:rsid="062b6405"/>
    </style:style>
    <style:style style:name="T1289" style:family="text">
      <style:text-properties officeooo:rsid="062ce46a"/>
    </style:style>
    <style:style style:name="T1290" style:family="text">
      <style:text-properties officeooo:rsid="062d449f"/>
    </style:style>
    <style:style style:name="T1291" style:family="text">
      <style:text-properties officeooo:rsid="062d89cc"/>
    </style:style>
    <style:style style:name="T1292" style:family="text">
      <style:text-properties officeooo:rsid="062ed45d"/>
    </style:style>
    <style:style style:name="T1293" style:family="text">
      <style:text-properties officeooo:rsid="062f9518"/>
    </style:style>
    <style:style style:name="T1294" style:family="text">
      <style:text-properties officeooo:rsid="063076a3"/>
    </style:style>
    <style:style style:name="T1295" style:family="text">
      <style:text-properties officeooo:rsid="06325781"/>
    </style:style>
    <style:style style:name="T1296" style:family="text">
      <style:text-properties officeooo:rsid="0632d1e5"/>
    </style:style>
    <style:style style:name="T1297" style:family="text">
      <style:text-properties officeooo:rsid="0633f6b2"/>
    </style:style>
    <style:style style:name="T1298" style:family="text">
      <style:text-properties officeooo:rsid="063459ba"/>
    </style:style>
    <style:style style:name="T1299" style:family="text">
      <style:text-properties officeooo:rsid="06358f04"/>
    </style:style>
    <style:style style:name="T1300" style:family="text">
      <style:text-properties officeooo:rsid="06456cd9"/>
    </style:style>
    <style:style style:name="T1301" style:family="text">
      <style:text-properties officeooo:rsid="063726de"/>
    </style:style>
    <style:style style:name="T1302" style:family="text">
      <style:text-properties officeooo:rsid="063893fb"/>
    </style:style>
    <style:style style:name="T1303" style:family="text">
      <style:text-properties officeooo:rsid="063908af"/>
    </style:style>
    <style:style style:name="T1304" style:family="text">
      <style:text-properties officeooo:rsid="063a6ae5"/>
    </style:style>
    <style:style style:name="T1305" style:family="text">
      <style:text-properties officeooo:rsid="063b60ab"/>
    </style:style>
    <style:style style:name="T1306" style:family="text">
      <style:text-properties officeooo:rsid="063b9659"/>
    </style:style>
    <style:style style:name="T1307" style:family="text">
      <style:text-properties officeooo:rsid="063d2556"/>
    </style:style>
    <style:style style:name="T1308" style:family="text">
      <style:text-properties officeooo:rsid="063f0c99"/>
    </style:style>
    <style:style style:name="T1309" style:family="text">
      <style:text-properties officeooo:rsid="0640753f"/>
    </style:style>
    <style:style style:name="T1310" style:family="text">
      <style:text-properties officeooo:rsid="06417d19"/>
    </style:style>
    <style:style style:name="T1311" style:family="text">
      <style:text-properties officeooo:rsid="064350ee"/>
    </style:style>
    <style:style style:name="T1312" style:family="text">
      <style:text-properties officeooo:rsid="0643ef1f"/>
    </style:style>
    <style:style style:name="T1313" style:family="text">
      <style:text-properties officeooo:rsid="0646cd21"/>
    </style:style>
    <style:style style:name="T1314" style:family="text">
      <style:text-properties officeooo:rsid="0646df2b"/>
    </style:style>
    <style:style style:name="T1315" style:family="text">
      <style:text-properties officeooo:rsid="06482780"/>
    </style:style>
    <style:style style:name="T1316" style:family="text">
      <style:text-properties officeooo:rsid="0648d844"/>
    </style:style>
    <style:style style:name="T1317" style:family="text">
      <style:text-properties officeooo:rsid="064a5be4"/>
    </style:style>
    <style:style style:name="T1318" style:family="text">
      <style:text-properties officeooo:rsid="064af386"/>
    </style:style>
    <style:style style:name="T1319" style:family="text">
      <style:text-properties officeooo:rsid="064cb952"/>
    </style:style>
    <style:style style:name="T1320" style:family="text">
      <style:text-properties officeooo:rsid="064deed7"/>
    </style:style>
    <style:style style:name="T1321" style:family="text">
      <style:text-properties officeooo:rsid="064dfbf0"/>
    </style:style>
    <style:style style:name="T1322" style:family="text">
      <style:text-properties officeooo:rsid="064f3ceb"/>
    </style:style>
    <style:style style:name="T1323" style:family="text">
      <style:text-properties officeooo:rsid="0650a074"/>
    </style:style>
    <style:style style:name="T1324" style:family="text">
      <style:text-properties officeooo:rsid="0650d527"/>
    </style:style>
    <style:style style:name="T1325" style:family="text">
      <style:text-properties officeooo:rsid="0650d962"/>
    </style:style>
    <style:style style:name="T1326" style:family="text">
      <style:text-properties officeooo:rsid="06516b17"/>
    </style:style>
    <style:style style:name="T1327" style:family="text">
      <style:text-properties officeooo:rsid="06531033"/>
    </style:style>
    <style:style style:name="T1328" style:family="text">
      <style:text-properties officeooo:rsid="0653b2cb"/>
    </style:style>
    <style:style style:name="T1329" style:family="text">
      <style:text-properties officeooo:rsid="06548b8b"/>
    </style:style>
    <style:style style:name="T1330" style:family="text">
      <style:text-properties officeooo:rsid="06551aef"/>
    </style:style>
    <style:style style:name="T1331" style:family="text">
      <style:text-properties officeooo:rsid="065623d8"/>
    </style:style>
    <style:style style:name="T1332" style:family="text">
      <style:text-properties officeooo:rsid="06563796"/>
    </style:style>
    <style:style style:name="T1333" style:family="text">
      <style:text-properties officeooo:rsid="0657b389"/>
    </style:style>
    <style:style style:name="T1334" style:family="text">
      <style:text-properties officeooo:rsid="06581579"/>
    </style:style>
    <style:style style:name="T1335" style:family="text">
      <style:text-properties officeooo:rsid="06596807"/>
    </style:style>
    <style:style style:name="T1336" style:family="text">
      <style:text-properties officeooo:rsid="065c05d0"/>
    </style:style>
    <style:style style:name="T1337" style:family="text">
      <style:text-properties officeooo:rsid="065c7046"/>
    </style:style>
    <style:style style:name="T1338" style:family="text">
      <style:text-properties officeooo:rsid="066536f1"/>
    </style:style>
    <style:style style:name="T1339" style:family="text">
      <style:text-properties officeooo:rsid="06602bc4"/>
    </style:style>
    <style:style style:name="T1340" style:family="text">
      <style:text-properties officeooo:rsid="066059fd"/>
    </style:style>
    <style:style style:name="T1341" style:family="text">
      <style:text-properties officeooo:rsid="06662b8b"/>
    </style:style>
    <style:style style:name="T1342" style:family="text">
      <style:text-properties officeooo:rsid="0667b354"/>
    </style:style>
    <style:style style:name="T1343" style:family="text">
      <style:text-properties officeooo:rsid="06683c3d"/>
    </style:style>
    <style:style style:name="T1344" style:family="text">
      <style:text-properties officeooo:rsid="0668fd24"/>
    </style:style>
    <style:style style:name="T1345" style:family="text">
      <style:text-properties officeooo:rsid="0669e7d6"/>
    </style:style>
    <style:style style:name="T1346" style:family="text">
      <style:text-properties officeooo:rsid="066aefbd"/>
    </style:style>
    <style:style style:name="T1347" style:family="text">
      <style:text-properties officeooo:rsid="066c04f6"/>
    </style:style>
    <style:style style:name="T1348" style:family="text">
      <style:text-properties officeooo:rsid="066d0cae"/>
    </style:style>
    <style:style style:name="T1349" style:family="text">
      <style:text-properties officeooo:rsid="066de42b"/>
    </style:style>
    <style:style style:name="T1350" style:family="text">
      <style:text-properties officeooo:rsid="066e0f7d"/>
    </style:style>
    <style:style style:name="T1351" style:family="text">
      <style:text-properties officeooo:rsid="066facf0"/>
    </style:style>
    <style:style style:name="T1352" style:family="text">
      <style:text-properties officeooo:rsid="0671a6b6"/>
    </style:style>
    <style:style style:name="T1353" style:family="text">
      <style:text-properties officeooo:rsid="0672b25e"/>
    </style:style>
    <style:style style:name="T1354" style:family="text">
      <style:text-properties officeooo:rsid="06742337"/>
    </style:style>
    <style:style style:name="T1355" style:family="text">
      <style:text-properties officeooo:rsid="067436ef"/>
    </style:style>
    <style:style style:name="T1356" style:family="text">
      <style:text-properties officeooo:rsid="06761604"/>
    </style:style>
    <style:style style:name="T1357" style:family="text">
      <style:text-properties officeooo:rsid="0676e865"/>
    </style:style>
    <style:style style:name="T1358" style:family="text">
      <style:text-properties officeooo:rsid="0677d495"/>
    </style:style>
    <style:style style:name="T1359" style:family="text">
      <style:text-properties officeooo:rsid="06795e35"/>
    </style:style>
    <style:style style:name="T1360" style:family="text">
      <style:text-properties officeooo:rsid="06796dfd"/>
    </style:style>
    <style:style style:name="T1361" style:family="text">
      <style:text-properties officeooo:rsid="067b5a38" fo:background-color="#ffff00" loext:char-shading-value="0"/>
    </style:style>
    <style:style style:name="T1362" style:family="text">
      <style:text-properties officeooo:rsid="067b5a38"/>
    </style:style>
    <style:style style:name="T1363" style:family="text">
      <style:text-properties officeooo:rsid="067bf670"/>
    </style:style>
    <style:style style:name="T1364" style:family="text">
      <style:text-properties officeooo:rsid="067c02c4"/>
    </style:style>
    <style:style style:name="T1365" style:family="text">
      <style:text-properties officeooo:rsid="067d627c"/>
    </style:style>
    <style:style style:name="T1366" style:family="text">
      <style:text-properties officeooo:rsid="067dcbd1"/>
    </style:style>
    <style:style style:name="T1367" style:family="text">
      <style:text-properties officeooo:rsid="067f7873"/>
    </style:style>
    <style:style style:name="T1368" style:family="text">
      <style:text-properties officeooo:rsid="0680638d"/>
    </style:style>
    <style:style style:name="T1369" style:family="text">
      <style:text-properties officeooo:rsid="0681d2c2"/>
    </style:style>
    <style:style style:name="T1370" style:family="text">
      <style:text-properties officeooo:rsid="06832f1b"/>
    </style:style>
    <style:style style:name="T1371" style:family="text">
      <style:text-properties officeooo:rsid="0685ddd4"/>
    </style:style>
    <style:style style:name="T1372" style:family="text">
      <style:text-properties officeooo:rsid="0686b786"/>
    </style:style>
    <style:style style:name="T1373" style:family="text">
      <style:text-properties officeooo:rsid="06870b3f"/>
    </style:style>
    <style:style style:name="T1374" style:family="text">
      <style:text-properties officeooo:rsid="0687bae4"/>
    </style:style>
    <style:style style:name="T1375" style:family="text">
      <style:text-properties officeooo:rsid="0687fa0b"/>
    </style:style>
    <style:style style:name="T1376" style:family="text">
      <style:text-properties officeooo:rsid="0688c541"/>
    </style:style>
    <style:style style:name="T1377" style:family="text">
      <style:text-properties officeooo:rsid="06896503"/>
    </style:style>
    <style:style style:name="T1378" style:family="text">
      <style:text-properties officeooo:rsid="068b05c1"/>
    </style:style>
    <style:style style:name="T1379" style:family="text">
      <style:text-properties officeooo:rsid="068bbf1c"/>
    </style:style>
    <style:style style:name="T1380" style:family="text">
      <style:text-properties officeooo:rsid="068d60ff"/>
    </style:style>
    <style:style style:name="T1381" style:family="text">
      <style:text-properties officeooo:rsid="068ecd04"/>
    </style:style>
    <style:style style:name="T1382" style:family="text">
      <style:text-properties officeooo:rsid="0690c699"/>
    </style:style>
    <style:style style:name="T1383" style:family="text">
      <style:text-properties officeooo:rsid="06918e21"/>
    </style:style>
    <style:style style:name="T1384" style:family="text">
      <style:text-properties officeooo:rsid="06933dfb"/>
    </style:style>
    <style:style style:name="T1385" style:family="text">
      <style:text-properties officeooo:rsid="069426c5"/>
    </style:style>
    <style:style style:name="T1386" style:family="text">
      <style:text-properties officeooo:rsid="06959ec3"/>
    </style:style>
    <style:style style:name="T1387" style:family="text">
      <style:text-properties officeooo:rsid="069657e1"/>
    </style:style>
    <style:style style:name="T1388" style:family="text">
      <style:text-properties officeooo:rsid="0696e915"/>
    </style:style>
    <style:style style:name="T1389" style:family="text">
      <style:text-properties officeooo:rsid="0696b2da"/>
    </style:style>
    <style:style style:name="T1390" style:family="text">
      <style:text-properties officeooo:rsid="0698b788"/>
    </style:style>
    <style:style style:name="T1391" style:family="text">
      <style:text-properties officeooo:rsid="0698dbc8"/>
    </style:style>
    <style:style style:name="T1392" style:family="text">
      <style:text-properties officeooo:rsid="069932fe"/>
    </style:style>
    <style:style style:name="T1393" style:family="text">
      <style:text-properties officeooo:rsid="069a2c93"/>
    </style:style>
    <style:style style:name="T1394" style:family="text">
      <style:text-properties officeooo:rsid="069a3842"/>
    </style:style>
    <style:style style:name="T1395" style:family="text">
      <style:text-properties officeooo:rsid="069b3bb6"/>
    </style:style>
    <style:style style:name="T1396" style:family="text">
      <style:text-properties officeooo:rsid="069c14fc"/>
    </style:style>
    <style:style style:name="T1397" style:family="text">
      <style:text-properties officeooo:rsid="069d2b10"/>
    </style:style>
    <style:style style:name="T1398" style:family="text">
      <style:text-properties officeooo:rsid="069dabb1"/>
    </style:style>
    <style:style style:name="T1399" style:family="text">
      <style:text-properties officeooo:rsid="069f1332"/>
    </style:style>
    <style:style style:name="T1400" style:family="text">
      <style:text-properties officeooo:rsid="06a0ccfb"/>
    </style:style>
    <style:style style:name="T1401" style:family="text">
      <style:text-properties officeooo:rsid="06a1d9b6"/>
    </style:style>
    <style:style style:name="T1402" style:family="text">
      <style:text-properties officeooo:rsid="06a271fc"/>
    </style:style>
    <style:style style:name="T1403" style:family="text">
      <style:text-properties officeooo:rsid="06a2d673"/>
    </style:style>
    <style:style style:name="T1404" style:family="text">
      <style:text-properties officeooo:rsid="06a360c3"/>
    </style:style>
    <style:style style:name="T1405" style:family="text">
      <style:text-properties officeooo:rsid="06a3ab6d"/>
    </style:style>
    <style:style style:name="T1406" style:family="text">
      <style:text-properties officeooo:rsid="06a56de8"/>
    </style:style>
    <style:style style:name="T1407" style:family="text">
      <style:text-properties officeooo:rsid="06a6bb57"/>
    </style:style>
    <style:style style:name="T1408" style:family="text">
      <style:text-properties officeooo:rsid="06a7b97f"/>
    </style:style>
    <style:style style:name="T1409" style:family="text">
      <style:text-properties officeooo:rsid="06a84e35"/>
    </style:style>
    <style:style style:name="T1410" style:family="text">
      <style:text-properties officeooo:rsid="06aa1f1c"/>
    </style:style>
    <style:style style:name="T1411" style:family="text">
      <style:text-properties officeooo:rsid="06abced4"/>
    </style:style>
    <style:style style:name="T1412" style:family="text">
      <style:text-properties officeooo:rsid="06abd732"/>
    </style:style>
    <style:style style:name="T1413" style:family="text">
      <style:text-properties officeooo:rsid="06ad1f88"/>
    </style:style>
    <style:style style:name="T1414" style:family="text">
      <style:text-properties officeooo:rsid="06aee5f8"/>
    </style:style>
    <style:style style:name="T1415" style:family="text">
      <style:text-properties officeooo:rsid="06b0613a"/>
    </style:style>
    <style:style style:name="T1416" style:family="text">
      <style:text-properties officeooo:rsid="06b072da"/>
    </style:style>
    <style:style style:name="T1417" style:family="text">
      <style:text-properties officeooo:rsid="06b2d2ba"/>
    </style:style>
    <style:style style:name="T1418" style:family="text">
      <style:text-properties officeooo:rsid="06b3806c"/>
    </style:style>
    <style:style style:name="T1419" style:family="text">
      <style:text-properties officeooo:rsid="06b49134"/>
    </style:style>
    <style:style style:name="T1420" style:family="text">
      <style:text-properties officeooo:rsid="06b57226"/>
    </style:style>
    <style:style style:name="T1421" style:family="text">
      <style:text-properties officeooo:rsid="06b61017"/>
    </style:style>
    <style:style style:name="T1422" style:family="text">
      <style:text-properties officeooo:rsid="06b7b725"/>
    </style:style>
    <style:style style:name="T1423" style:family="text">
      <style:text-properties officeooo:rsid="06b86b11"/>
    </style:style>
    <style:style style:name="T1424" style:family="text">
      <style:text-properties officeooo:rsid="06ba110e"/>
    </style:style>
    <style:style style:name="T1425" style:family="text">
      <style:text-properties officeooo:rsid="06ba3c2e"/>
    </style:style>
    <style:style style:name="T1426" style:family="text">
      <style:text-properties officeooo:rsid="06bad816"/>
    </style:style>
    <style:style style:name="T1427" style:family="text">
      <style:text-properties officeooo:rsid="06bb9ba8"/>
    </style:style>
    <style:style style:name="T1428" style:family="text">
      <style:text-properties officeooo:rsid="06bd4557"/>
    </style:style>
    <style:style style:name="T1429" style:family="text">
      <style:text-properties officeooo:rsid="06be96c3"/>
    </style:style>
    <style:style style:name="T1430" style:family="text">
      <style:text-properties officeooo:rsid="06beaa60"/>
    </style:style>
    <style:style style:name="T1431" style:family="text">
      <style:text-properties officeooo:rsid="06bef199"/>
    </style:style>
    <style:style style:name="T1432" style:family="text">
      <style:text-properties officeooo:rsid="06bfee89"/>
    </style:style>
    <style:style style:name="T1433" style:family="text">
      <style:text-properties officeooo:rsid="06c0c16d"/>
    </style:style>
    <style:style style:name="T1434" style:family="text">
      <style:text-properties officeooo:rsid="06c2807d"/>
    </style:style>
    <style:style style:name="T1435" style:family="text">
      <style:text-properties officeooo:rsid="06c37549"/>
    </style:style>
    <style:style style:name="T1436" style:family="text">
      <style:text-properties officeooo:rsid="06c459fd"/>
    </style:style>
    <style:style style:name="T1437" style:family="text">
      <style:text-properties officeooo:rsid="06c5ccda"/>
    </style:style>
    <style:style style:name="T1438" style:family="text">
      <style:text-properties officeooo:rsid="06c6ac19"/>
    </style:style>
    <style:style style:name="T1439" style:family="text">
      <style:text-properties officeooo:rsid="06c7e837"/>
    </style:style>
    <style:style style:name="T1440" style:family="text">
      <style:text-properties officeooo:rsid="06c972a9"/>
    </style:style>
    <style:style style:name="T1441" style:family="text">
      <style:text-properties officeooo:rsid="06cae21b"/>
    </style:style>
    <style:style style:name="T1442" style:family="text">
      <style:text-properties officeooo:rsid="06cbd188"/>
    </style:style>
    <style:style style:name="T1443" style:family="text">
      <style:text-properties officeooo:rsid="06cbe76a"/>
    </style:style>
    <style:style style:name="T1444" style:family="text">
      <style:text-properties officeooo:rsid="06cc7bb9"/>
    </style:style>
    <style:style style:name="T1445" style:family="text">
      <style:text-properties officeooo:rsid="06cc99f8"/>
    </style:style>
    <style:style style:name="T1446" style:family="text">
      <style:text-properties officeooo:rsid="06cdb6c7"/>
    </style:style>
    <style:style style:name="T1447" style:family="text">
      <style:text-properties officeooo:rsid="06ceb448"/>
    </style:style>
    <style:style style:name="T1448" style:family="text">
      <style:text-properties officeooo:rsid="06cfe13c"/>
    </style:style>
    <style:style style:name="T1449" style:family="text">
      <style:text-properties officeooo:rsid="06d0aadc"/>
    </style:style>
    <style:style style:name="T1450" style:family="text">
      <style:text-properties officeooo:rsid="06d26ce1"/>
    </style:style>
    <style:style style:name="T1451" style:family="text">
      <style:text-properties officeooo:rsid="06d43ecc"/>
    </style:style>
    <style:style style:name="T1452" style:family="text">
      <style:text-properties officeooo:rsid="06d4cfb5"/>
    </style:style>
    <style:style style:name="T1453" style:family="text">
      <style:text-properties officeooo:rsid="06d5dc40"/>
    </style:style>
    <style:style style:name="T1454" style:family="text">
      <style:text-properties officeooo:rsid="06d7923b"/>
    </style:style>
    <style:style style:name="T1455" style:family="text">
      <style:text-properties officeooo:rsid="06d8bbf4"/>
    </style:style>
    <style:style style:name="T1456" style:family="text">
      <style:text-properties officeooo:rsid="06d8d939"/>
    </style:style>
    <style:style style:name="T1457" style:family="text">
      <style:text-properties officeooo:rsid="06da310e"/>
    </style:style>
    <style:style style:name="T1458" style:family="text">
      <style:text-properties officeooo:rsid="06dba696"/>
    </style:style>
    <style:style style:name="T1459" style:family="text">
      <style:text-properties officeooo:rsid="06dc3737"/>
    </style:style>
    <style:style style:name="T1460" style:family="text">
      <style:text-properties fo:font-weight="normal" officeooo:rsid="06dc3737" style:font-weight-asian="normal" style:font-weight-complex="normal"/>
    </style:style>
    <style:style style:name="T1461" style:family="text">
      <style:text-properties fo:font-weight="normal" officeooo:rsid="06e03a8a" style:font-weight-asian="normal" style:font-weight-complex="normal"/>
    </style:style>
    <style:style style:name="T1462" style:family="text">
      <style:text-properties fo:font-weight="normal" officeooo:rsid="06e111cf" style:font-weight-asian="normal" style:font-weight-complex="normal"/>
    </style:style>
    <style:style style:name="T1463" style:family="text">
      <style:text-properties fo:font-weight="normal" officeooo:rsid="06e12b7c" style:font-weight-asian="normal" style:font-weight-complex="normal"/>
    </style:style>
    <style:style style:name="T1464" style:family="text">
      <style:text-properties fo:font-weight="normal" officeooo:rsid="06e1d861" style:font-weight-asian="normal" style:font-weight-complex="normal"/>
    </style:style>
    <style:style style:name="T1465" style:family="text">
      <style:text-properties fo:font-weight="normal" officeooo:rsid="06e358ae" style:font-weight-asian="normal" style:font-weight-complex="normal"/>
    </style:style>
    <style:style style:name="T1466" style:family="text">
      <style:text-properties fo:font-weight="normal" officeooo:rsid="06e3a7df" style:font-weight-asian="normal" style:font-weight-complex="normal"/>
    </style:style>
    <style:style style:name="T1467" style:family="text">
      <style:text-properties fo:font-weight="normal" officeooo:rsid="06e46d29" style:font-weight-asian="normal" style:font-weight-complex="normal"/>
    </style:style>
    <style:style style:name="T1468" style:family="text">
      <style:text-properties fo:font-weight="normal" officeooo:rsid="06e607b9" style:font-weight-asian="normal" style:font-weight-complex="normal"/>
    </style:style>
    <style:style style:name="T1469" style:family="text">
      <style:text-properties fo:font-weight="normal" officeooo:rsid="06e71328" style:font-weight-asian="normal" style:font-weight-complex="normal"/>
    </style:style>
    <style:style style:name="T1470" style:family="text">
      <style:text-properties fo:font-weight="normal" officeooo:rsid="06e7f548" style:font-weight-asian="normal" style:font-weight-complex="normal"/>
    </style:style>
    <style:style style:name="T1471" style:family="text">
      <style:text-properties fo:font-weight="normal" officeooo:rsid="06e9e611" style:font-weight-asian="normal" style:font-weight-complex="normal"/>
    </style:style>
    <style:style style:name="T1472" style:family="text">
      <style:text-properties fo:font-weight="normal" officeooo:rsid="06ea5704" style:font-weight-asian="normal" style:font-weight-complex="normal"/>
    </style:style>
    <style:style style:name="T1473" style:family="text">
      <style:text-properties fo:font-weight="normal" officeooo:rsid="06eab0d7" style:font-weight-asian="normal" style:font-weight-complex="normal"/>
    </style:style>
    <style:style style:name="T1474" style:family="text">
      <style:text-properties fo:font-weight="normal" officeooo:rsid="06ec8190" style:font-weight-asian="normal" style:font-weight-complex="normal"/>
    </style:style>
    <style:style style:name="T1475" style:family="text">
      <style:text-properties fo:font-weight="normal" officeooo:rsid="06ecbb49" style:font-weight-asian="normal" style:font-weight-complex="normal"/>
    </style:style>
    <style:style style:name="T1476" style:family="text">
      <style:text-properties fo:font-weight="normal" officeooo:rsid="06ede7d8" style:font-weight-asian="normal" style:font-weight-complex="normal"/>
    </style:style>
    <style:style style:name="T1477" style:family="text">
      <style:text-properties fo:font-weight="normal" officeooo:rsid="06efa1ba" style:font-weight-asian="normal" style:font-weight-complex="normal"/>
    </style:style>
    <style:style style:name="T1478" style:family="text">
      <style:text-properties fo:font-weight="normal" officeooo:rsid="06f18b55" style:font-weight-asian="normal" style:font-weight-complex="normal"/>
    </style:style>
    <style:style style:name="T1479" style:family="text">
      <style:text-properties fo:font-weight="normal" officeooo:rsid="06f3845a" style:font-weight-asian="normal" style:font-weight-complex="normal"/>
    </style:style>
    <style:style style:name="T1480" style:family="text">
      <style:text-properties fo:font-weight="normal" officeooo:rsid="06f3e627" style:font-weight-asian="normal" style:font-weight-complex="normal"/>
    </style:style>
    <style:style style:name="T1481" style:family="text">
      <style:text-properties fo:font-weight="normal" officeooo:rsid="06f401f2" style:font-weight-asian="normal" style:font-weight-complex="normal"/>
    </style:style>
    <style:style style:name="T1482" style:family="text">
      <style:text-properties fo:font-weight="normal" officeooo:rsid="06f5e400" style:font-weight-asian="normal" style:font-weight-complex="normal"/>
    </style:style>
    <style:style style:name="T1483" style:family="text">
      <style:text-properties fo:font-weight="normal" officeooo:rsid="06f6ef8e" style:font-weight-asian="normal" style:font-weight-complex="normal"/>
    </style:style>
    <style:style style:name="T1484" style:family="text">
      <style:text-properties fo:font-weight="normal" officeooo:rsid="06f7cd64" style:font-weight-asian="normal" style:font-weight-complex="normal"/>
    </style:style>
    <style:style style:name="T1485" style:family="text">
      <style:text-properties fo:font-weight="normal" officeooo:rsid="06f87011" style:font-weight-asian="normal" style:font-weight-complex="normal"/>
    </style:style>
    <style:style style:name="T1486" style:family="text">
      <style:text-properties fo:font-weight="normal" officeooo:rsid="06f97185" style:font-weight-asian="normal" style:font-weight-complex="normal"/>
    </style:style>
    <style:style style:name="T1487" style:family="text">
      <style:text-properties fo:font-weight="normal" officeooo:rsid="06f9aaa7" style:font-weight-asian="normal" style:font-weight-complex="normal"/>
    </style:style>
    <style:style style:name="T1488" style:family="text">
      <style:text-properties fo:font-weight="normal" officeooo:rsid="06f9bb3b" style:font-weight-asian="normal" style:font-weight-complex="normal"/>
    </style:style>
    <style:style style:name="T1489" style:family="text">
      <style:text-properties fo:font-weight="normal" officeooo:rsid="06fb764b" style:font-weight-asian="normal" style:font-weight-complex="normal"/>
    </style:style>
    <style:style style:name="T1490" style:family="text">
      <style:text-properties fo:font-weight="normal" officeooo:rsid="06fec9e7" style:font-weight-asian="normal" style:font-weight-complex="normal"/>
    </style:style>
    <style:style style:name="T1491" style:family="text">
      <style:text-properties fo:font-weight="normal" officeooo:rsid="06fee900" style:font-weight-asian="normal" style:font-weight-complex="normal"/>
    </style:style>
    <style:style style:name="T1492" style:family="text">
      <style:text-properties fo:font-weight="normal" officeooo:rsid="06ff7ca3" style:font-weight-asian="normal" style:font-weight-complex="normal"/>
    </style:style>
    <style:style style:name="T1493" style:family="text">
      <style:text-properties fo:font-weight="normal" officeooo:rsid="0701b1c6" style:font-weight-asian="normal" style:font-weight-complex="normal"/>
    </style:style>
    <style:style style:name="T1494" style:family="text">
      <style:text-properties fo:font-weight="normal" officeooo:rsid="0700e469" style:font-weight-asian="normal" style:font-weight-complex="normal"/>
    </style:style>
    <style:style style:name="T1495" style:family="text">
      <style:text-properties fo:font-weight="normal" officeooo:rsid="07020ede" style:font-weight-asian="normal" style:font-weight-complex="normal"/>
    </style:style>
    <style:style style:name="T1496" style:family="text">
      <style:text-properties fo:font-weight="normal" officeooo:rsid="0702f855" style:font-weight-asian="normal" style:font-weight-complex="normal"/>
    </style:style>
    <style:style style:name="T1497" style:family="text">
      <style:text-properties fo:font-weight="normal" officeooo:rsid="0704a4df" style:font-weight-asian="normal" style:font-weight-complex="normal"/>
    </style:style>
    <style:style style:name="T1498" style:family="text">
      <style:text-properties fo:font-weight="normal" officeooo:rsid="07056df5" style:font-weight-asian="normal" style:font-weight-complex="normal"/>
    </style:style>
    <style:style style:name="T1499" style:family="text">
      <style:text-properties fo:font-weight="normal" officeooo:rsid="07064d1f" style:font-weight-asian="normal" style:font-weight-complex="normal"/>
    </style:style>
    <style:style style:name="T1500" style:family="text">
      <style:text-properties fo:font-weight="normal" officeooo:rsid="0706bf43" style:font-weight-asian="normal" style:font-weight-complex="normal"/>
    </style:style>
    <style:style style:name="T1501" style:family="text">
      <style:text-properties fo:font-weight="normal" officeooo:rsid="0708890a" style:font-weight-asian="normal" style:font-weight-complex="normal"/>
    </style:style>
    <style:style style:name="T1502" style:family="text">
      <style:text-properties fo:font-weight="normal" officeooo:rsid="0709534b" style:font-weight-asian="normal" style:font-weight-complex="normal"/>
    </style:style>
    <style:style style:name="T1503" style:family="text">
      <style:text-properties fo:font-weight="normal" officeooo:rsid="07096fc7" style:font-weight-asian="normal" style:font-weight-complex="normal"/>
    </style:style>
    <style:style style:name="T1504" style:family="text">
      <style:text-properties fo:font-weight="normal" officeooo:rsid="0709af17" style:font-weight-asian="normal" style:font-weight-complex="normal"/>
    </style:style>
    <style:style style:name="T1505" style:family="text">
      <style:text-properties fo:font-weight="normal" officeooo:rsid="070ae4ed" style:font-weight-asian="normal" style:font-weight-complex="normal"/>
    </style:style>
    <style:style style:name="T1506" style:family="text">
      <style:text-properties fo:font-weight="normal" officeooo:rsid="070be594" style:font-weight-asian="normal" style:font-weight-complex="normal"/>
    </style:style>
    <style:style style:name="T1507" style:family="text">
      <style:text-properties fo:font-weight="normal" officeooo:rsid="070d8500" style:font-weight-asian="normal" style:font-weight-complex="normal"/>
    </style:style>
    <style:style style:name="T1508" style:family="text">
      <style:text-properties fo:font-weight="normal" officeooo:rsid="070e6500" style:font-weight-asian="normal" style:font-weight-complex="normal"/>
    </style:style>
    <style:style style:name="T1509" style:family="text">
      <style:text-properties fo:font-weight="normal" officeooo:rsid="0710097b" style:font-weight-asian="normal" style:font-weight-complex="normal"/>
    </style:style>
    <style:style style:name="T1510" style:family="text">
      <style:text-properties fo:font-weight="normal" officeooo:rsid="07106c9b" style:font-weight-asian="normal" style:font-weight-complex="normal"/>
    </style:style>
    <style:style style:name="T1511" style:family="text">
      <style:text-properties fo:font-weight="normal" officeooo:rsid="071230fe" style:font-weight-asian="normal" style:font-weight-complex="normal"/>
    </style:style>
    <style:style style:name="T1512" style:family="text">
      <style:text-properties fo:font-weight="normal" officeooo:rsid="0712b553" style:font-weight-asian="normal" style:font-weight-complex="normal"/>
    </style:style>
    <style:style style:name="T1513" style:family="text">
      <style:text-properties fo:font-weight="normal" officeooo:rsid="07135df7" style:font-weight-asian="normal" style:font-weight-complex="normal"/>
    </style:style>
    <style:style style:name="T1514" style:family="text">
      <style:text-properties fo:font-weight="normal" officeooo:rsid="0715133e" style:font-weight-asian="normal" style:font-weight-complex="normal"/>
    </style:style>
    <style:style style:name="T1515" style:family="text">
      <style:text-properties fo:font-weight="normal" officeooo:rsid="0716a89f" style:font-weight-asian="normal" style:font-weight-complex="normal"/>
    </style:style>
    <style:style style:name="T1516" style:family="text">
      <style:text-properties fo:font-weight="normal" officeooo:rsid="0717e71d" style:font-weight-asian="normal" style:font-weight-complex="normal"/>
    </style:style>
    <style:style style:name="T1517" style:family="text">
      <style:text-properties fo:font-weight="normal" officeooo:rsid="0718f54d" style:font-weight-asian="normal" style:font-weight-complex="normal"/>
    </style:style>
    <style:style style:name="T1518" style:family="text">
      <style:text-properties fo:font-weight="normal" officeooo:rsid="07193891" style:font-weight-asian="normal" style:font-weight-complex="normal"/>
    </style:style>
    <style:style style:name="T1519" style:family="text">
      <style:text-properties fo:font-weight="normal" officeooo:rsid="0719fff4" style:font-weight-asian="normal" style:font-weight-complex="normal"/>
    </style:style>
    <style:style style:name="T1520" style:family="text">
      <style:text-properties fo:font-weight="normal" officeooo:rsid="071b62b1" style:font-weight-asian="normal" style:font-weight-complex="normal"/>
    </style:style>
    <style:style style:name="T1521" style:family="text">
      <style:text-properties fo:font-weight="normal" officeooo:rsid="071c2b17" style:font-weight-asian="normal" style:font-weight-complex="normal"/>
    </style:style>
    <style:style style:name="T1522" style:family="text">
      <style:text-properties fo:font-weight="normal" officeooo:rsid="071d2768" style:font-weight-asian="normal" style:font-weight-complex="normal"/>
    </style:style>
    <style:style style:name="T1523" style:family="text">
      <style:text-properties fo:font-weight="normal" officeooo:rsid="071e3c20" style:font-weight-asian="normal" style:font-weight-complex="normal"/>
    </style:style>
    <style:style style:name="T1524" style:family="text">
      <style:text-properties fo:font-weight="normal" officeooo:rsid="071f5231" style:font-weight-asian="normal" style:font-weight-complex="normal"/>
    </style:style>
    <style:style style:name="T1525" style:family="text">
      <style:text-properties fo:font-weight="normal" officeooo:rsid="071fe7bd" style:font-weight-asian="normal" style:font-weight-complex="normal"/>
    </style:style>
    <style:style style:name="T1526" style:family="text">
      <style:text-properties fo:font-weight="normal" officeooo:rsid="07211675" style:font-weight-asian="normal" style:font-weight-complex="normal"/>
    </style:style>
    <style:style style:name="T1527" style:family="text">
      <style:text-properties fo:font-weight="normal" officeooo:rsid="0722fdc3" style:font-weight-asian="normal" style:font-weight-complex="normal"/>
    </style:style>
    <style:style style:name="T1528" style:family="text">
      <style:text-properties fo:font-weight="normal" officeooo:rsid="0724aaf8" style:font-weight-asian="normal" style:font-weight-complex="normal"/>
    </style:style>
    <style:style style:name="T1529" style:family="text">
      <style:text-properties fo:font-weight="normal" officeooo:rsid="0724da4a" style:font-weight-asian="normal" style:font-weight-complex="normal"/>
    </style:style>
    <style:style style:name="T1530" style:family="text">
      <style:text-properties fo:font-weight="normal" officeooo:rsid="072631aa" style:font-weight-asian="normal" style:font-weight-complex="normal"/>
    </style:style>
    <style:style style:name="T1531" style:family="text">
      <style:text-properties fo:font-weight="normal" officeooo:rsid="07269765" style:font-weight-asian="normal" style:font-weight-complex="normal"/>
    </style:style>
    <style:style style:name="T1532" style:family="text">
      <style:text-properties fo:font-weight="normal" officeooo:rsid="07288980" style:font-weight-asian="normal" style:font-weight-complex="normal"/>
    </style:style>
    <style:style style:name="T1533" style:family="text">
      <style:text-properties fo:font-weight="normal" officeooo:rsid="072a5418" style:font-weight-asian="normal" style:font-weight-complex="normal"/>
    </style:style>
    <style:style style:name="T1534" style:family="text">
      <style:text-properties fo:font-weight="normal" officeooo:rsid="072a9b16" style:font-weight-asian="normal" style:font-weight-complex="normal"/>
    </style:style>
    <style:style style:name="T1535" style:family="text">
      <style:text-properties fo:font-weight="normal" officeooo:rsid="072ab3eb" style:font-weight-asian="normal" style:font-weight-complex="normal"/>
    </style:style>
    <style:style style:name="T1536" style:family="text">
      <style:text-properties officeooo:rsid="073767da"/>
    </style:style>
    <style:style style:name="T1537" style:family="text">
      <style:text-properties officeooo:rsid="0738415f"/>
    </style:style>
    <style:style style:name="T1538" style:family="text">
      <style:text-properties officeooo:rsid="07396d26"/>
    </style:style>
    <style:style style:name="T1539" style:family="text">
      <style:text-properties officeooo:rsid="073ac9bd"/>
    </style:style>
    <style:style style:name="T1540" style:family="text">
      <style:text-properties officeooo:rsid="074135c6"/>
    </style:style>
    <style:style style:name="T1541" style:family="text">
      <style:text-properties officeooo:rsid="073b6e61"/>
    </style:style>
    <style:style style:name="T1542" style:family="text">
      <style:text-properties officeooo:rsid="073c749d"/>
    </style:style>
    <style:style style:name="T1543" style:family="text">
      <style:text-properties officeooo:rsid="073d93cc"/>
    </style:style>
    <style:style style:name="T1544" style:family="text">
      <style:text-properties officeooo:rsid="073e693a"/>
    </style:style>
    <style:style style:name="T1545" style:family="text">
      <style:text-properties officeooo:rsid="073f1aef"/>
    </style:style>
    <style:style style:name="T1546" style:family="text">
      <style:text-properties officeooo:rsid="073ff62d"/>
    </style:style>
    <style:style style:name="T1547" style:family="text">
      <style:text-properties officeooo:rsid="0742a22b"/>
    </style:style>
    <style:style style:name="T1548" style:family="text">
      <style:text-properties officeooo:rsid="07434096"/>
    </style:style>
    <style:style style:name="T1549" style:family="text">
      <style:text-properties officeooo:rsid="07441f51"/>
    </style:style>
    <style:style style:name="T1550" style:family="text">
      <style:text-properties officeooo:rsid="0745cc35"/>
    </style:style>
    <style:style style:name="T1551" style:family="text">
      <style:text-properties officeooo:rsid="0747b80e"/>
    </style:style>
    <style:style style:name="T1552" style:family="text">
      <style:text-properties officeooo:rsid="0748d4e4"/>
    </style:style>
    <style:style style:name="T1553" style:family="text">
      <style:text-properties officeooo:rsid="074a8f7c"/>
    </style:style>
    <style:style style:name="T1554" style:family="text">
      <style:text-properties officeooo:rsid="074b8b93"/>
    </style:style>
    <style:style style:name="T1555" style:family="text">
      <style:text-properties officeooo:rsid="074bd675"/>
    </style:style>
    <style:style style:name="T1556" style:family="text">
      <style:text-properties officeooo:rsid="074c3222"/>
    </style:style>
    <style:style style:name="T1557" style:family="text">
      <style:text-properties officeooo:rsid="07516c3f"/>
    </style:style>
    <style:style style:name="T1558" style:family="text">
      <style:text-properties officeooo:rsid="074cefaf"/>
    </style:style>
    <style:style style:name="T1559" style:family="text">
      <style:text-properties officeooo:rsid="074ea0a7"/>
    </style:style>
    <style:style style:name="T1560" style:family="text">
      <style:text-properties officeooo:rsid="074fbd21"/>
    </style:style>
    <style:style style:name="T1561" style:family="text">
      <style:text-properties officeooo:rsid="075230ed"/>
    </style:style>
    <style:style style:name="T1562" style:family="text">
      <style:text-properties officeooo:rsid="07541424"/>
    </style:style>
    <style:style style:name="T1563" style:family="text">
      <style:text-properties officeooo:rsid="03b15d7d"/>
    </style:style>
    <style:style style:name="T1564" style:family="text">
      <style:text-properties officeooo:rsid="03b195d2"/>
    </style:style>
    <style:style style:name="T1565" style:family="text">
      <style:text-properties officeooo:rsid="03b33b44"/>
    </style:style>
    <style:style style:name="T1566" style:family="text">
      <style:text-properties officeooo:rsid="03b43d0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amh_5f_titre_5f_chapitre" text:outline-level="1"><text:bookmark-start text:name="de-itinere-uersus-siriam-cuius-terra-sancta-est-pars."/><text:span text:style-name="T1">De </text:span><text:span text:style-name="amh_5f_ancre_5f_glossaire">Iter</text:span><text:span text:style-name="T1">itinere u</text:span><text:span text:style-name="amh_5f_dev_5f_abbr"><text:span text:style-name="T1">er</text:span></text:span><text:span text:style-name="T1">sus </text:span><text:span text:style-name="amh_5f_ancre_5f_index_5f_locorum"><text:span text:style-name="T1">Siria</text:span></text:span><text:span text:style-name="T1">Siriam cui</text:span><text:span text:style-name="amh_5f_dev_5f_abbr"><text:span text:style-name="T1">us</text:span></text:span><text:span text:style-name="T1"> </text:span><text:span text:style-name="amh_5f_ancre_5f_glossaire">Terra</text:span><text:span text:style-name="T1">t</text:span><text:span text:style-name="amh_5f_dev_5f_abbr"><text:span text:style-name="T1">er</text:span></text:span><text:span text:style-name="T1">ra </text:span><text:span text:style-name="amh_5f_ancre_5f_glossaire">Sanctus</text:span><text:span text:style-name="T1">sancta est </text:span><text:span text:style-name="amh_5f_ancre_5f_glossaire">Pars</text:span><text:span text:style-name="T1">pars.</text:span><text:bookmark-end text:name="de-itinere-uersus-siriam-cuius-terra-sancta-est-pars."/></text:h>
      <text:p text:style-name="P1"><text:span text:style-name="amh_5f_ancre_5f_glossaire">Egredior</text:span><text:span text:style-name="T1">Egressus </text:span><text:span text:style-name="T2">ego</text:span><text:span text:style-name="T2"><text:note text:id="ftn1" text:note-class="footnote"><text:note-citation>1</text:note-citation><text:note-body><text:p text:style-name="amh_5f_note_5f_apparat_5f_critique"><text:span text:style-name="amh_5f_apparat_5f_leçon">ego</text:span> <text:span text:style-name="amh_5f_apparat_5f_témoin">Li</text:span> : <text:span text:style-name="amh_5f_apparat_5f_variante">igitur</text:span> <text:span text:style-name="amh_5f_apparat_5f_témoin">U Deluz</text:span> | <text:span text:style-name="amh_5f_apparat_5f_omission">om.</text:span> <text:span text:style-name="amh_5f_apparat_5f_témoin">Wo</text:span></text:p></text:note-body></text:note></text:span><text:span text:style-name="T1"> de </text:span><text:span text:style-name="amh_5f_ancre_5f_index_5f_locorum"><text:span text:style-name="T1">Alemannia</text:span></text:span><text:span text:style-name="T1">Alema</text:span><text:span text:style-name="amh_5f_dev_5f_abbr"><text:span text:style-name="T1">n</text:span></text:span><text:span text:style-name="T1">nia, </text:span><text:span text:style-name="amh_5f_ancre_5f_glossaire">Terra</text:span><text:span text:style-name="T1">t</text:span><text:span text:style-name="amh_5f_dev_5f_abbr"><text:span text:style-name="T1">er</text:span></text:span><text:span text:style-name="T1">ra </text:span><text:span text:style-name="amh_5f_ancre_5f_glossaire">Natiuitas</text:span><text:span text:style-name="T1">nati</text:span><text:span text:style-name="amh_5f_dev_5f_abbr"><text:span text:style-name="T1">ui</text:span></text:span><text:span text:style-name="T1">tatis mee, et </text:span><text:span text:style-name="amh_5f_ancre_5f_index_5f_locorum"><text:span text:style-name="T1">Lombardia</text:span></text:span><text:span text:style-name="T1">L</text:span><text:span text:style-name="T3">o</text:span><text:span text:style-name="amh_5f_dev_5f_abbr"><text:span text:style-name="T1">m</text:span></text:span><text:span text:style-name="T1">bardia</text:span><text:span text:style-name="amh_5f_dev_5f_abbr"><text:span text:style-name="T1">m</text:span></text:span><text:span text:style-name="T1"> </text:span><text:span text:style-name="amh_5f_ancre_5f_glossaire">Transeo</text:span><text:span text:style-name="T1">t</text:span><text:span text:style-name="amh_5f_dev_5f_abbr"><text:span text:style-name="T1">ra</text:span></text:span><text:span text:style-name="T1">nsiens</text:span><text:span text:style-name="T1"><text:note text:id="ftn2" text:note-class="footnote"><text:note-citation>2</text:note-citation><text:note-body><text:p text:style-name="amh_5f_note_5f_apparat_5f_critique"><text:span text:style-name="amh_5f_apparat_5f_leçon">Lombardiam transiens</text:span> <text:span text:style-name="amh_5f_apparat_5f_correction">corr. ed.</text:span> : <text:span text:style-name="amh_5f_apparat_5f_variante">Lumbardiam transiens</text:span> <text:span text:style-name="amh_5f_apparat_5f_témoin">Li</text:span> | <text:span text:style-name="amh_5f_apparat_5f_variante">pertransiens Lombardiam</text:span> <text:span text:style-name="amh_5f_apparat_5f_témoin">U Deluz</text:span> | <text:span text:style-name="amh_5f_apparat_5f_variante">pertransiens Lumbardiam</text:span> <text:span text:style-name="amh_5f_apparat_5f_témoin">Wo</text:span></text:p></text:note-body></text:note></text:span><text:span text:style-name="T4">,</text:span><text:span text:style-name="T1"> ad </text:span><text:span text:style-name="amh_5f_ancre_5f_glossaire">Littus</text:span><text:span text:style-name="T1">litt</text:span><text:span text:style-name="amh_5f_dev_5f_abbr"><text:span text:style-name="T1">us</text:span></text:span><text:span text:style-name="T1"> </text:span><text:span text:style-name="amh_5f_ancre_5f_index_5f_locorum"><text:span text:style-name="T1">Mediterraneum </text:span></text:span><text:span text:style-name="amh_5f_ancre_5f_index_5f_locorum"><text:span text:style-name="T5">(mare)</text:span></text:span><text:span text:style-name="T1">Medit</text:span><text:span text:style-name="amh_5f_dev_5f_abbr"><text:span text:style-name="T1">er</text:span></text:span><text:span text:style-name="T1">ranei </text:span><text:span text:style-name="amh_5f_ancre_5f_glossaire">Mare</text:span><text:span text:style-name="T1">maris, </text:span><text:span text:style-name="amh_5f_dev_5f_abbr"><text:span text:style-name="T1">pro</text:span></text:span><text:span text:style-name="T1">pe </text:span><text:span text:style-name="amh_5f_ancre_5f_glossaire">Ciuitas</text:span><text:span text:style-name="T1">ciuitate</text:span><text:span text:style-name="amh_5f_dev_5f_abbr"><text:span text:style-name="T1">m</text:span></text:span><text:span text:style-name="T1"> q</text:span><text:span text:style-name="amh_5f_dev_5f_abbr"><text:span text:style-name="T1">ue</text:span></text:span><text:span text:style-name="T1"> </text:span><text:span text:style-name="amh_5f_ancre_5f_index_5f_locorum"><text:span text:style-name="T1">Naulum</text:span></text:span><text:span text:style-name="T1">Naulu</text:span><text:span text:style-name="amh_5f_dev_5f_abbr"><text:span text:style-name="T1">m</text:span></text:span><text:span text:style-name="T1"> </text:span><text:span text:style-name="amh_5f_ancre_5f_glossaire">dico</text:span><text:span text:style-name="T1">d</text:span><text:span text:style-name="amh_5f_dev_5f_abbr"><text:span text:style-name="T1">icitu</text:span></text:span><text:span text:style-name="T1">r, in </text:span><text:span text:style-name="amh_5f_ancre_5f_glossaire">Ripa</text:span><text:span text:style-name="T1">ripis </text:span><text:span text:style-name="amh_5f_ancre_5f_index_5f_locorum"><text:span text:style-name="T1">Ianua</text:span></text:span><text:span text:style-name="T1">Ian</text:span><text:span text:style-name="amh_5f_corr_5f_ed"><text:span text:style-name="T6">u</text:span></text:span><text:span text:style-name="T1">e </text:span><text:span text:style-name="amh_5f_ancre_5f_glossaire">Si</text:span><text:span text:style-name="amh_5f_ancre_5f_glossaire"><text:span text:style-name="T7">no</text:span></text:span><text:span text:style-name="T1">sita</text:span><text:span text:style-name="amh_5f_dev_5f_abbr"><text:span text:style-name="T1">m</text:span></text:span><text:span text:style-name="T1"><text:note text:id="ftn3" text:note-class="footnote"><text:note-citation>3</text:note-citation><text:note-body><text:p text:style-name="amh_5f_note_5f_apparat_5f_critique"><text:span text:style-name="amh_5f_apparat_5f_leçon">in ripis Ianue sitam</text:span> <text:span text:style-name="amh_5f_apparat_5f_correction">corr. ed.</text:span> : <text:span text:style-name="amh_5f_apparat_5f_variante">in ripis Ianne sitam</text:span> <text:span text:style-name="amh_5f_apparat_5f_témoin">Li</text:span> | <text:span text:style-name="amh_5f_apparat_5f_variante">in ripis Ianne situatam</text:span> <text:span text:style-name="amh_5f_apparat_5f_témoin">U</text:span> | <text:span text:style-name="amh_5f_apparat_5f_variante">in bapis Ianne situatam</text:span> <text:span text:style-name="amh_5f_apparat_5f_témoin">Wo</text:span><text:span text:style-name="T8"> </text:span><text:span text:style-name="amh_5f_apparat_5f_condamnation">damn.</text:span><text:span text:style-name="T8"> </text:span>| <text:span text:style-name="amh_5f_apparat_5f_variante">in ripariis Ianue situatam</text:span> <text:span text:style-name="amh_5f_apparat_5f_témoin">Deluz</text:span></text:p></text:note-body></text:note></text:span><text:span text:style-name="T1"> </text:span><text:span text:style-name="amh_5f_ancre_5f_glossaire">Prospere</text:span><text:span text:style-name="amh_5f_dev_5f_abbr"><text:span text:style-name="T1">pro</text:span></text:span><text:span text:style-name="T1">spere q</text:span><text:span text:style-name="amh_5f_dev_5f_abbr"><text:span text:style-name="T1">ua</text:span></text:span><text:span text:style-name="T1">mu</text:span><text:span text:style-name="amh_5f_dev_5f_abbr"><text:span text:style-name="T1">is</text:span></text:span><text:span text:style-name="T1"> </text:span><text:span text:style-name="amh_5f_ancre_5f_glossaire">Peruenio</text:span><text:span text:style-name="amh_5f_dev_5f_abbr"><text:span text:style-name="T1">per</text:span></text:span><text:span text:style-name="T1">ueni</text:span><text:span text:style-name="T4">,</text:span><text:span text:style-name="T1"> et ubi </text:span><text:span text:style-name="amh_5f_ancre_5f_glossaire">Galea</text:span><text:span text:style-name="T1">galea</text:span><text:span text:style-name="amh_5f_dev_5f_abbr"><text:span text:style-name="T1">m</text:span></text:span><text:span text:style-name="amh_5f_dev_5f_abbr"><text:span text:style-name="T1"><text:note text:id="ftn4" text:note-class="footnote"><text:note-citation>4</text:note-citation><text:note-body><text:p text:style-name="amh_5f_note_5f_apparat_5f_critique"><text:span text:style-name="amh_5f_apparat_5f_leçon">galeam</text:span> <text:span text:style-name="amh_5f_apparat_5f_témoin">Li Wo Deluz</text:span> : <text:span text:style-name="amh_5f_apparat_5f_variante">galeiam</text:span> <text:span text:style-name="amh_5f_apparat_5f_témoin">U</text:span></text:p></text:note-body></text:note></text:span></text:span><text:span text:style-name="T1"> </text:span><text:span text:style-name="amh_5f_ancre_5f_glossaire">Bene</text:span><text:span text:style-name="T1">b</text:span><text:span text:style-name="amh_5f_dev_5f_abbr"><text:span text:style-name="T1">e</text:span></text:span><text:span text:style-name="T1">n</text:span><text:span text:style-name="amh_5f_dev_5f_abbr"><text:span text:style-name="T1">e</text:span></text:span><text:span text:style-name="T1"> </text:span><text:span text:style-name="amh_5f_ancre_5f_glossaire">Armo</text:span><text:span text:style-name="T1">armata</text:span><text:span text:style-name="amh_5f_dev_5f_abbr"><text:span text:style-name="T1">m</text:span></text:span><text:span text:style-name="T1"> et ad </text:span><text:span text:style-name="amh_5f_ancre_5f_glossaire">Omnis</text:span><text:span text:style-name="T1">o</text:span><text:span text:style-name="amh_5f_dev_5f_abbr"><text:span text:style-name="T1">mn</text:span></text:span><text:span text:style-name="T1">ia </text:span><text:span text:style-name="amh_5f_ancre_5f_glossaire">Munio</text:span><text:span text:style-name="T1">munit</text:span><text:span text:style-name="T9">a</text:span><text:span text:style-name="T9"><text:note text:id="ftn5" text:note-class="footnote"><text:note-citation>5</text:note-citation><text:note-body><text:p text:style-name="amh_5f_note_5f_apparat_5f_critique"><text:span text:style-name="amh_5f_apparat_5f_leçon">ad omnia munita</text:span> <text:span text:style-name="amh_5f_apparat_5f_correction">corr. ed.</text:span> : <text:span text:style-name="amh_5f_apparat_5f_variante">ad omnia munitam</text:span> <text:span text:style-name="amh_5f_apparat_5f_témoin">Li</text:span> | <text:span text:style-name="amh_5f_apparat_5f_omission">om.</text:span> <text:span text:style-name="amh_5f_apparat_5f_témoin">U Wo Deluz</text:span></text:p></text:note-body></text:note></text:span><text:span text:style-name="T1"> </text:span><text:span text:style-name="amh_5f_ancre_5f_glossaire">Ascendo</text:span><text:span text:style-name="T1">asce</text:span><text:span text:style-name="amh_5f_dev_5f_abbr"><text:span text:style-name="T1">n</text:span></text:span><text:span text:style-name="T1">di, et, ad </text:span><text:span text:style-name="amh_5f_ancre_5f_glossaire">Prosequor</text:span><text:span text:style-name="amh_5f_dev_5f_abbr"><text:span text:style-name="T1">pro</text:span></text:span><text:span text:style-name="T1">seq</text:span><text:span text:style-name="amh_5f_dev_5f_abbr"><text:span text:style-name="T1">ue</text:span></text:span><text:span text:style-name="T1">ndu</text:span><text:span text:style-name="amh_5f_dev_5f_abbr"><text:span text:style-name="T1">m</text:span></text:span><text:span text:style-name="T1"> </text:span><text:span text:style-name="amh_5f_ancre_5f_glossaire">Iter</text:span><text:span text:style-name="T1">iter </text:span><text:span text:style-name="amh_5f_ancre_5f_glossaire">Ultramarinus</text:span><text:span text:style-name="T1">ultramarinum</text:span><text:span text:style-name="T1"><text:note text:id="ftn6" text:note-class="footnote"><text:note-citation>6</text:note-citation><text:note-body><text:p text:style-name="amh_5f_note_5f_apparat_5f_critique"><text:span text:style-name="amh_5f_apparat_5f_leçon">ad prosequendum iter ultramarinum</text:span> <text:span text:style-name="amh_5f_apparat_5f_témoin">Li Wo Deluz</text:span> : <text:span text:style-name="amh_5f_apparat_5f_variante">ad iter ultramarinum</text:span><text:span text:style-name="T10"> </text:span><text:span text:style-name="amh_5f_apparat_5f_témoin">U</text:span><text:span text:style-name="T10"> </text:span><text:span text:style-name="amh_5f_apparat_5f_paleo"><text:span text:style-name="T10">(</text:span></text:span><text:span text:style-name="amh_5f_apparat_5f_paleo">prosequendum ultra</text:span><text:span text:style-name="amh_5f_apparat_5f_paleo"><text:span text:style-name="T10"> script. et ras., deinde </text:span></text:span><text:span text:style-name="amh_5f_apparat_5f_paleo">iter ultramarinum</text:span><text:span text:style-name="amh_5f_apparat_5f_paleo"><text:span text:style-name="T10"> script.)</text:span></text:span></text:p></text:note-body></text:note></text:span><text:span text:style-name="T1">, </text:span><text:span text:style-name="amh_5f_ancre_5f_glossaire">Nauta</text:span><text:span text:style-name="T1">naute </text:span><text:span text:style-name="amh_5f_ancre_5f_glossaire">Remus</text:span><text:span text:style-name="T1">remis </text:span><text:span text:style-name="T11">et</text:span><text:span text:style-name="T1"> </text:span><text:span text:style-name="amh_5f_ancre_5f_glossaire">Velum</text:span><text:span text:style-name="T1">uelo </text:span><text:span text:style-name="amh_5f_ancre_5f_glossaire">Puppis</text:span><text:span text:style-name="T1">puppi</text:span><text:span text:style-name="T1"><text:note text:id="ftn7" text:note-class="footnote"><text:note-citation>7</text:note-citation><text:note-body><text:p text:style-name="amh_5f_note_5f_apparat_5f_critique"><text:span text:style-name="amh_5f_apparat_5f_leçon">et uelo puppi</text:span> <text:span text:style-name="amh_5f_apparat_5f_correction">corr. ed.</text:span> : <text:span text:style-name="amh_5f_apparat_5f_leçon">uelo puppi</text:span><text:span text:style-name="T12"> </text:span><text:span text:style-name="amh_5f_apparat_5f_témoin">Li</text:span><text:span text:style-name="T12"> |</text:span> <text:span text:style-name="amh_5f_apparat_5f_variante">ac uelo sollicite</text:span><text:span text:style-name="T12"> </text:span><text:span text:style-name="amh_5f_apparat_5f_témoin">U</text:span><text:span text:style-name="T12"> |</text:span> <text:span text:style-name="amh_5f_apparat_5f_variante">et uolo solliciti</text:span> <text:span text:style-name="amh_5f_apparat_5f_témoin">Wo</text:span> <text:span text:style-name="amh_5f_apparat_5f_condamnation">damn.</text:span> | <text:span text:style-name="amh_5f_apparat_5f_variante">et uelo solliciti</text:span> <text:span text:style-name="amh_5f_apparat_5f_témoin">Deluz</text:span></text:p></text:note-body></text:note></text:span><text:span text:style-name="T1"> </text:span><text:span text:style-name="amh_5f_ancre_5f_glossaire">Insisto</text:span><text:span text:style-name="T1">i</text:span><text:span text:style-name="amh_5f_dev_5f_abbr"><text:span text:style-name="T1">n</text:span></text:span><text:span text:style-name="T1">sistebant.</text:span></text:p>
      <text:p text:style-name="P2"><text:span text:style-name="amh_5f_ancre_5f_glossaire">Dico</text:span><text:span text:style-name="T1">Dicitur aut</text:span><text:span text:style-name="amh_5f_dev_5f_abbr"><text:span text:style-name="T1">em</text:span></text:span><text:span text:style-name="amh_5f_dev_5f_abbr"><text:span text:style-name="T1"><text:note text:id="ftn8" text:note-class="footnote"><text:note-citation>8</text:note-citation><text:note-body><text:p text:style-name="amh_5f_note_5f_apparat_5f_critique"><text:span text:style-name="amh_5f_apparat_5f_leçon">autem</text:span> <text:span text:style-name="amh_5f_apparat_5f_témoin">Li</text:span> : <text:span text:style-name="amh_5f_apparat_5f_omission">om.</text:span> <text:span text:style-name="amh_5f_apparat_5f_témoin">U Wo Deluz</text:span></text:p></text:note-body></text:note></text:span></text:span><text:span text:style-name="T1"> hoc </text:span><text:span text:style-name="amh_5f_ancre_5f_glossaire">Mare</text:span><text:span text:style-name="T1">mare </text:span><text:span text:style-name="amh_5f_ancre_5f_index_5f_locorum"><text:span text:style-name="T1">Mediterraneum</text:span></text:span><text:span text:style-name="T1">Medit</text:span><text:span text:style-name="amh_5f_dev_5f_abbr"><text:span text:style-name="T1">er</text:span></text:span><text:span text:style-name="T1">raneu</text:span><text:span text:style-name="amh_5f_dev_5f_abbr"><text:span text:style-name="T1">m</text:span></text:span><text:span text:style-name="T1"> q</text:span><text:span text:style-name="amh_5f_dev_5f_abbr"><text:span text:style-name="T1">u</text:span></text:span><text:span text:style-name="T1">ia </text:span><text:span text:style-name="amh_5f_ancre_5f_glossaire">Principalis</text:span><text:span text:style-name="T1">p</text:span><text:span text:style-name="amh_5f_dev_5f_abbr"><text:span text:style-name="T1">r</text:span></text:span><text:span text:style-name="T1">incipalib</text:span><text:span text:style-name="amh_5f_dev_5f_abbr"><text:span text:style-name="T1">us</text:span></text:span><text:span text:style-name="T1"> </text:span><text:span text:style-name="amh_5f_ancre_5f_glossaire">Mundus</text:span><text:span text:style-name="T1">mu</text:span><text:span text:style-name="amh_5f_dev_5f_abbr"><text:span text:style-name="T1">n</text:span></text:span><text:span text:style-name="T1">di </text:span><text:span text:style-name="amh_5f_ancre_5f_glossaire">Pars</text:span><text:span text:style-name="amh_5f_dev_5f_abbr"><text:span text:style-name="T1">par</text:span></text:span><text:span text:style-name="T1">tib</text:span><text:span text:style-name="amh_5f_dev_5f_abbr"><text:span text:style-name="T1">us</text:span></text:span><text:span text:style-name="amh_5f_dev_5f_abbr"><text:span text:style-name="T1"><text:note text:id="ftn9" text:note-class="footnote"><text:note-citation>9</text:note-citation><text:note-body><text:p text:style-name="amh_5f_note_5f_apparat_5f_critique"><text:span text:style-name="amh_5f_apparat_5f_leçon">principalibus mundi partibus</text:span> <text:span text:style-name="amh_5f_apparat_5f_témoin">Li Wo Deluz</text:span> : <text:span text:style-name="amh_5f_apparat_5f_variante">terminibus partibus mundi principalibus</text:span> <text:span text:style-name="amh_5f_apparat_5f_témoin">U</text:span></text:p></text:note-body></text:note></text:span></text:span><text:span text:style-name="T1">, </text:span><text:span text:style-name="amh_5f_ancre_5f_glossaire">Videlicet</text:span><text:span text:style-name="T1">uidel</text:span><text:span text:style-name="amh_5f_dev_5f_abbr"><text:span text:style-name="T1">icet</text:span></text:span><text:span text:style-name="amh_5f_dev_5f_abbr"><text:span text:style-name="T1"><text:note text:id="ftn10" text:note-class="footnote"><text:note-citation>10</text:note-citation><text:note-body><text:p text:style-name="amh_5f_note_5f_apparat_5f_critique"><text:span text:style-name="amh_5f_apparat_5f_leçon">uidelicet</text:span> <text:span text:style-name="amh_5f_apparat_5f_témoin">Li</text:span> : <text:span text:style-name="amh_5f_apparat_5f_variante">scilicet</text:span> <text:span text:style-name="amh_5f_apparat_5f_témoin">U Wo Deluz</text:span></text:p></text:note-body></text:note></text:span></text:span><text:span text:style-name="T1"> </text:span><text:span text:style-name="amh_5f_ancre_5f_index_5f_locorum"><text:span text:style-name="T1">Asia</text:span></text:span><text:span text:style-name="T1">Asie, </text:span><text:span text:style-name="amh_5f_ancre_5f_index_5f_locorum"><text:span text:style-name="T1">Europa</text:span></text:span><text:span text:style-name="T1">Europe et </text:span><text:span text:style-name="amh_5f_ancre_5f_index_5f_locorum"><text:span text:style-name="T1">Affrica</text:span></text:span><text:span text:style-name="T1">Affrice, </text:span><text:span text:style-name="amh_5f_ancre_5f_glossaire">Interiaceo</text:span><text:span text:style-name="T1">int</text:span><text:span text:style-name="amh_5f_dev_5f_abbr"><text:span text:style-name="T1">er</text:span></text:span><text:span text:style-name="T1">iacet, ip</text:span><text:span text:style-name="amh_5f_dev_5f_abbr"><text:span text:style-name="T1">s</text:span></text:span><text:span text:style-name="T1">as se </text:span><text:span text:style-name="amh_5f_dev_5f_abbr"><text:span text:style-name="T1">et</text:span></text:span><text:span text:style-name="T1"> suis </text:span><text:span text:style-name="amh_5f_ancre_5f_glossaire">Bracium</text:span><text:span text:style-name="T1">braciis </text:span><text:span text:style-name="amh_5f_ancre_5f_glossaire">Abinuicem</text:span><text:span text:style-name="T1">abi</text:span><text:span text:style-name="amh_5f_dev_5f_abbr"><text:span text:style-name="T1">n</text:span></text:span><text:span text:style-name="T1">uicem </text:span><text:span text:style-name="amh_5f_ancre_5f_glossaire">Distermino</text:span><text:span text:style-name="T13">dist</text:span><text:span text:style-name="amh_5f_dev_5f_abbr"><text:span text:style-name="T13">er</text:span></text:span><text:span text:style-name="T13">minans</text:span><text:span text:style-name="T13"><text:note text:id="ftn11" text:note-class="footnote"><text:note-citation>11</text:note-citation><text:note-body><text:p text:style-name="amh_5f_note_5f_apparat_5f_critique"><text:span text:style-name="amh_5f_apparat_5f_leçon">abinuicem disterminans</text:span> <text:span text:style-name="amh_5f_apparat_5f_témoin">Li</text:span> : <text:span text:style-name="amh_5f_apparat_5f_variante">abinuicem separans et distinguens</text:span> <text:span text:style-name="amh_5f_apparat_5f_témoin">U Wo</text:span> <text:span text:style-name="T14">| </text:span><text:span text:style-name="amh_5f_apparat_5f_variante">ad inuicem separans et distinguens</text:span><text:span text:style-name="T14"> </text:span><text:span text:style-name="amh_5f_apparat_5f_témoin">Deluz</text:span></text:p></text:note-body></text:note></text:span><text:span text:style-name="T4">.</text:span><text:span text:style-name="T1"> </text:span><text:span text:style-name="amh_5f_ancre_5f_glossaire">Habeo</text:span><text:span text:style-name="T4">H</text:span><text:span text:style-name="amh_5f_dev_5f_abbr"><text:span text:style-name="T1">abe</text:span></text:span><text:span text:style-name="T1">t eni</text:span><text:span text:style-name="amh_5f_dev_5f_abbr"><text:span text:style-name="T1">m</text:span></text:span><text:span text:style-name="T1"> a </text:span><text:span text:style-name="amh_5f_ancre_5f_glossaire">Septentrio</text:span><text:span text:style-name="T1">septe</text:span><text:span text:style-name="amh_5f_dev_5f_abbr"><text:span text:style-name="T1">n</text:span></text:span><text:span text:style-name="T1">trione </text:span><text:span text:style-name="amh_5f_dev_5f_abbr"><text:span text:style-name="T1">et</text:span></text:span><text:span text:style-name="T1"> </text:span><text:span text:style-name="amh_5f_ancre_5f_glossaire">Occidens</text:span><text:span text:style-name="T1">occide</text:span><text:span text:style-name="amh_5f_dev_5f_abbr"><text:span text:style-name="T1">n</text:span></text:span><text:span text:style-name="T1">te</text:span><text:span text:style-name="T1"><text:note text:id="ftn12" text:note-class="footnote"><text:note-citation>12</text:note-citation><text:note-body><text:p text:style-name="amh_5f_note_5f_apparat_5f_critique"><text:span text:style-name="amh_5f_apparat_5f_leçon">a septentrione et occidente</text:span> <text:span text:style-name="amh_5f_apparat_5f_témoin">Li</text:span> : <text:span text:style-name="amh_5f_apparat_5f_variante">ab occidente et aquilone</text:span> <text:span text:style-name="amh_5f_apparat_5f_témoin">U</text:span> | <text:span text:style-name="amh_5f_apparat_5f_variante">ab occidente et septentrione</text:span> <text:span text:style-name="amh_5f_apparat_5f_témoin">Wo Deluz</text:span></text:p></text:note-body></text:note></text:span><text:span text:style-name="T1"> </text:span><text:span text:style-name="amh_5f_ancre_5f_index_5f_locorum"><text:span text:style-name="T1">Europa</text:span></text:span><text:span text:style-name="T1">Europa</text:span><text:span text:style-name="amh_5f_dev_5f_abbr"><text:span text:style-name="T1">m</text:span></text:span><text:span text:style-name="T1">, ad </text:span><text:span text:style-name="amh_5f_ancre_5f_glossaire">Oriens</text:span><text:span text:style-name="T1">oriente</text:span><text:span text:style-name="amh_5f_dev_5f_abbr"><text:span text:style-name="T1">m</text:span></text:span><text:span text:style-name="T1"> </text:span><text:span text:style-name="amh_5f_ancre_5f_index_5f_locorum"><text:span text:style-name="T1">Asia</text:span></text:span><text:span text:style-name="T1">Asiam et ad </text:span><text:span text:style-name="amh_5f_ancre_5f_glossaire">Austra</text:span><text:span text:style-name="T1">austra</text:span><text:span text:style-name="amh_5f_dev_5f_abbr"><text:span text:style-name="T1">m</text:span></text:span><text:span text:style-name="T1"> </text:span><text:span text:style-name="amh_5f_ancre_5f_index_5f_locorum"><text:span text:style-name="T1">Affrica</text:span></text:span><text:span text:style-name="T1">Affrica</text:span><text:span text:style-name="amh_5f_dev_5f_abbr"><text:span text:style-name="T1">m</text:span></text:span><text:span text:style-name="T1">, et uno q</text:span><text:span text:style-name="amh_5f_dev_5f_abbr"><text:span text:style-name="T1">u</text:span></text:span><text:span text:style-name="T1">idem </text:span><text:span text:style-name="amh_5f_ancre_5f_glossaire">Bracium</text:span><text:span text:style-name="T1">bracio q</text:span><text:span text:style-name="amh_5f_dev_5f_abbr"><text:span text:style-name="T1">u</text:span></text:span><text:span text:style-name="T1">o </text:span><text:span text:style-name="amh_5f_ancre_5f_glossaire">Attingo</text:span><text:span text:style-name="T1">atti</text:span><text:span text:style-name="amh_5f_dev_5f_abbr"><text:span text:style-name="T1">n</text:span></text:span><text:span text:style-name="T1">git </text:span><text:span text:style-name="amh_5f_ancre_5f_index_5f_locorum"><text:span text:style-name="T1">Hispania</text:span></text:span><text:span text:style-name="T1">Hispania</text:span><text:span text:style-name="amh_5f_dev_5f_abbr"><text:span text:style-name="T1">m,</text:span></text:span><text:span text:style-name="T1"> et </text:span><text:span text:style-name="amh_5f_ancre_5f_glossaire">Strictus</text:span><text:span text:style-name="T1">strictu</text:span><text:span text:style-name="amh_5f_dev_5f_abbr"><text:span text:style-name="T1">m</text:span></text:span><text:span text:style-name="T1"> q</text:span><text:span text:style-name="amh_5f_dev_5f_abbr"><text:span text:style-name="T1">uo</text:span></text:span><text:span text:style-name="T1">d q</text:span><text:span text:style-name="amh_5f_dev_5f_abbr"><text:span text:style-name="T1">u</text:span></text:span><text:span text:style-name="T1">idem de </text:span><text:span text:style-name="amh_5f_ancre_5f_index_5f_locorum"><text:span text:style-name="T1">Marroch</text:span></text:span><text:span text:style-name="T1">Marroch </text:span><text:span text:style-name="amh_5f_ancre_5f_glossaire">Vulgariter</text:span><text:span text:style-name="T1">uulgarit</text:span><text:span text:style-name="amh_5f_dev_5f_abbr"><text:span text:style-name="T1">er</text:span></text:span><text:span text:style-name="T1"> </text:span><text:span text:style-name="amh_5f_ancre_5f_glossaire">Voco</text:span><text:span text:style-name="T1">uocat</text:span><text:span text:style-name="amh_5f_dev_5f_abbr"><text:span text:style-name="T1">ur</text:span></text:span><text:span text:style-name="amh_5f_dev_5f_abbr"><text:span text:style-name="T1"><text:note text:id="ftn13" text:note-class="footnote"><text:note-citation>13</text:note-citation><text:note-body><text:p text:style-name="amh_5f_note_5f_apparat_5f_critique"><text:span text:style-name="amh_5f_apparat_5f_leçon">et strictum quod quidem de Marroch uulgariter uocatur</text:span><text:span text:style-name="T15"> </text:span><text:span text:style-name="amh_5f_apparat_5f_témoin">Li</text:span><text:span text:style-name="T15"> : </text:span><text:span text:style-name="amh_5f_apparat_5f_variante">strictum de Maroch</text:span><text:span text:style-name="T15"> </text:span><text:span text:style-name="amh_5f_apparat_5f_témoin">U</text:span><text:span text:style-name="T15"> | </text:span><text:span text:style-name="amh_5f_apparat_5f_variante">et strictum de Marroch quod uulgariter dicitur</text:span><text:span text:style-name="T15"> </text:span><text:span text:style-name="amh_5f_apparat_5f_témoin">Wo</text:span><text:span text:style-name="T15"> </text:span><text:span text:style-name="T16">| </text:span><text:span text:style-name="amh_5f_apparat_5f_variante">et strictum de Maroch uulgariter dicitur</text:span><text:span text:style-name="T16"> </text:span><text:span text:style-name="amh_5f_apparat_5f_témoin">Deluz</text:span></text:p></text:note-body></text:note></text:span></text:span><text:span text:style-name="T1">, </text:span><text:span text:style-name="amh_5f_ancre_5f_glossaire">Continuo</text:span><text:span text:style-name="T1">continuatur hoc </text:span><text:span text:style-name="amh_5f_ancre_5f_glossaire">Mare</text:span><text:span text:style-name="T1">mare </text:span><text:span text:style-name="amh_5f_ancre_5f_index_5f_locorum"><text:span text:style-name="T1">Meditteraneum </text:span></text:span><text:span text:style-name="amh_5f_ancre_5f_index_5f_locorum"><text:span text:style-name="T5">(mare)</text:span></text:span><text:span text:style-name="T17">M</text:span><text:span text:style-name="T1">editerraneum cum </text:span><text:span text:style-name="amh_5f_ancre_5f_index_5f_locorum"><text:span text:style-name="T1">Occeanus</text:span></text:span><text:span text:style-name="T17">O</text:span><text:span text:style-name="T1">cceano </text:span><text:span text:style-name="amh_5f_ancre_5f_glossaire">Mare</text:span><text:span text:style-name="T1">mari </text:span><text:span text:style-name="amh_5f_ancre_5f_glossaire">Scilicet</text:span><text:span text:style-name="T1">scilicet </text:span><text:span text:style-name="amh_5f_ancre_5f_glossaire">Magnus</text:span><text:span text:style-name="T1">maximo quod </text:span><text:span text:style-name="amh_5f_ancre_5f_glossaire">Orbis</text:span><text:span text:style-name="T1">orbem </text:span><text:span text:style-name="amh_5f_ancre_5f_glossaire">Circumfluo</text:span><text:span text:style-name="T1">circumfluit</text:span><text:span text:style-name="T1"><text:note text:id="ftn14" text:note-class="footnote"><text:note-citation>14</text:note-citation><text:note-body><text:p text:style-name="amh_5f_note_5f_apparat_5f_critique"><text:span text:style-name="amh_5f_apparat_5f_leçon">cum Occeano, mari scilicet maximo quod orbem circumfluit</text:span> <text:span text:style-name="amh_5f_apparat_5f_témoin">Wo</text:span> : <text:span text:style-name="amh_5f_apparat_5f_variante">cum Occeano, maiori seu cingulo terre scilicet maximo</text:span> <text:span text:style-name="amh_5f_apparat_5f_témoin">Li</text:span> | <text:span text:style-name="amh_5f_apparat_5f_variante">cum Occeano maris scilicet maximo maior quod orbem circumfluit</text:span> <text:span text:style-name="amh_5f_apparat_5f_témoin">U</text:span> | <text:span text:style-name="amh_5f_apparat_5f_variante">cum Oceano, mari scilicet maximo quod orbem circumfluit</text:span> <text:span text:style-name="amh_5f_apparat_5f_témoin">Deluz</text:span></text:p></text:note-body></text:note></text:span><text:span text:style-name="T1">. Altero uero eius </text:span><text:span text:style-name="amh_5f_ancre_5f_glossaire">Bracium</text:span><text:span text:style-name="T1">brachio</text:span><text:span text:style-name="T18">,</text:span><text:span text:style-name="T1"> quod </text:span><text:span text:style-name="amh_5f_ancre_5f_index_5f_locorum"><text:span text:style-name="T1">Ellespontus</text:span></text:span><text:span text:style-name="T1">Ellespontus seu </text:span><text:span text:style-name="amh_5f_ancre_5f_glossaire">Bracium</text:span><text:span text:style-name="T1">brachium </text:span><text:span text:style-name="amh_5f_ancre_5f_index_5f_locorum"><text:span text:style-name="T1">Bracium sancti Georgii</text:span></text:span><text:span text:style-name="T1">sancti Georgii </text:span><text:span text:style-name="amh_5f_ancre_5f_glossaire">Dico</text:span><text:span text:style-name="T1">dicitur</text:span><text:span text:style-name="T1"><text:note text:id="ftn15" text:note-class="footnote"><text:note-citation>15</text:note-citation><text:note-body><text:p text:style-name="amh_5f_note_5f_apparat_5f_critique"><text:span text:style-name="amh_5f_apparat_5f_leçon">Altero uero eius brachio, quod Ellespontus seu Brachium sancti Georgii dicitur</text:span> <text:span text:style-name="amh_5f_apparat_5f_témoin">Wo</text:span> : <text:span text:style-name="amh_5f_apparat_5f_variante">quod Bracium sancti Georgii dicitur</text:span> <text:span text:style-name="amh_5f_apparat_5f_témoin">Li</text:span> | <text:span text:style-name="amh_5f_apparat_5f_variante">cum Brachio sancti Georgii</text:span> <text:span text:style-name="amh_5f_apparat_5f_témoin">U</text:span> | <text:span text:style-name="amh_5f_apparat_5f_variante">Altero uero eius brachio, quod Elespontus seu Brachium Sancti Georgii dicitur</text:span> <text:span text:style-name="amh_5f_apparat_5f_témoin">Deluz</text:span></text:p></text:note-body></text:note></text:span><text:span text:style-name="T1">, </text:span><text:span text:style-name="amh_5f_ancre_5f_glossaire">Continuo</text:span><text:span text:style-name="T1">continuatur cum </text:span><text:span text:style-name="amh_5f_ancre_5f_glossaire">Magnus</text:span><text:span text:style-name="T1">magno </text:span><text:span text:style-name="amh_5f_ancre_5f_glossaire">Mare</text:span><text:span text:style-name="T1">mari </text:span><text:span text:style-name="amh_5f_ancre_5f_index_5f_locorum"><text:span text:style-name="T1">Ponticum (mare)</text:span></text:span><text:span text:style-name="T1">Pontico</text:span><text:span text:style-name="T1"><text:note text:id="ftn16" text:note-class="footnote"><text:note-citation>16</text:note-citation><text:note-body><text:p text:style-name="amh_5f_note_5f_apparat_5f_critique"><text:span text:style-name="amh_5f_apparat_5f_leçon">cum magno mari Pontico</text:span> <text:span text:style-name="amh_5f_apparat_5f_témoin">Wo</text:span> : <text:span text:style-name="amh_5f_apparat_5f_variante">cum mari Pontico</text:span> <text:span text:style-name="amh_5f_apparat_5f_témoin">Li U Deluz</text:span></text:p></text:note-body></text:note></text:span><text:span text:style-name="T1">, quod quasi nullam </text:span><text:span text:style-name="amh_5f_ancre_5f_glossaire">Habeo</text:span><text:span text:style-name="T1">habet </text:span><text:span text:style-name="amh_5f_ancre_5f_glossaire">Insula</text:span><text:span text:style-name="T1">insulam unde et </text:span><text:span text:style-name="amh_5f_ancre_5f_glossaire">Mare</text:span><text:span text:style-name="T1">mare </text:span><text:span text:style-name="amh_5f_ancre_5f_index_5f_locorum"><text:span text:style-name="T1">Maius (mare)</text:span></text:span><text:span text:style-name="T1">Maius </text:span><text:span text:style-name="amh_5f_ancre_5f_glossaire">Communiter</text:span><text:span text:style-name="T1">communiter </text:span><text:span text:style-name="amh_5f_ancre_5f_glossaire">Voco</text:span><text:span text:style-name="T1">uocatur</text:span><text:span text:style-name="T1"><text:note text:id="ftn17" text:note-class="footnote"><text:note-citation>17</text:note-citation><text:note-body><text:p text:style-name="amh_5f_note_5f_apparat_5f_critique"><text:span text:style-name="amh_5f_apparat_5f_leçon">quod quasi nullam habet insulam unde et mare Maius communiter uocatur</text:span> <text:span text:style-name="amh_5f_apparat_5f_témoin">Wo</text:span> : <text:span text:style-name="amh_5f_apparat_5f_variante">quod quasi nullam habet insulam unde et mare Maius uocatur</text:span> <text:span text:style-name="amh_5f_apparat_5f_témoin">Li</text:span> | <text:span text:style-name="amh_5f_apparat_5f_omission">om.</text:span> <text:span text:style-name="amh_5f_apparat_5f_témoin">U</text:span> | <text:span text:style-name="amh_5f_apparat_5f_variante">quod quasi nullam habet insulam unde et mare Maius nuncupatur</text:span> <text:span text:style-name="amh_5f_apparat_5f_témoin">Deluz</text:span></text:p></text:note-body></text:note></text:span><text:span text:style-name="T1">.</text:span></text:p>
      <text:p text:style-name="P3"><text:span text:style-name="T1">In hoc </text:span><text:span text:style-name="amh_5f_dev_5f_abbr"><text:span text:style-name="T19">i</text:span></text:span><text:span text:style-name="T19">g</text:span><text:span text:style-name="amh_5f_dev_5f_abbr"><text:span text:style-name="T19">itu</text:span></text:span><text:span text:style-name="T19">r</text:span><text:span text:style-name="T19"><text:note text:id="ftn18" text:note-class="footnote"><text:note-citation>18</text:note-citation><text:note-body><text:p text:style-name="amh_5f_note_5f_apparat_5f_critique"><text:span text:style-name="amh_5f_apparat_5f_leçon">igitur</text:span> <text:span text:style-name="amh_5f_apparat_5f_témoin">Li</text:span> : <text:span text:style-name="amh_5f_apparat_5f_omission">om.</text:span><text:span text:style-name="T20"> </text:span><text:span text:style-name="amh_5f_apparat_5f_témoin">Wo Deluz</text:span><text:span text:style-name="T20"> | </text:span><text:span text:style-name="amh_5f_apparat_5f_variante">Et</text:span><text:span text:style-name="T20"> </text:span><text:span text:style-name="amh_5f_apparat_5f_témoin">U</text:span><text:span text:style-name="T20"> </text:span><text:span text:style-name="amh_5f_apparat_5f_commentaire"><text:span text:style-name="T20">(script. ante </text:span></text:span><text:span text:style-name="amh_5f_apparat_5f_commentaire">in hoc)</text:span></text:p></text:note-body></text:note></text:span><text:span text:style-name="T1"> </text:span><text:span text:style-name="amh_5f_ancre_5f_glossaire">Mare</text:span><text:span text:style-name="T1">mari </text:span><text:span text:style-name="amh_5f_ancre_5f_glossaire">Beatus</text:span><text:span text:style-name="T1">beat</text:span><text:span text:style-name="amh_5f_dev_5f_abbr"><text:span text:style-name="T1">us</text:span></text:span><text:span text:style-name="T1"> </text:span><text:span text:style-name="amh_5f_ancre_5f_index_5f_nominum"><text:span text:style-name="T1">Clemens</text:span></text:span><text:span text:style-name="T1">Clemens </text:span><text:span text:style-name="amh_5f_ancre_5f_glossaire">Papa</text:span><text:span text:style-name="T1">papa </text:span><text:span text:style-name="amh_5f_ancre_5f_glossaire">Submergo</text:span><text:span text:style-name="T1">sub</text:span><text:span text:style-name="T21">m</text:span><text:span text:style-name="amh_5f_dev_5f_abbr"><text:span text:style-name="T1">er</text:span></text:span><text:span text:style-name="T1">sus fuit</text:span><text:span text:style-name="T1"><text:note text:id="ftn19" text:note-class="footnote"><text:note-citation>19</text:note-citation><text:note-body><text:p text:style-name="amh_5f_note_5f_apparat_5f_critique"><text:span text:style-name="amh_5f_apparat_5f_leçon">submersus fuit</text:span> <text:span text:style-name="amh_5f_apparat_5f_témoin">Li U Wo</text:span> : <text:span text:style-name="amh_5f_apparat_5f_variante">submergitur</text:span><text:span text:style-name="T20"> </text:span><text:span text:style-name="amh_5f_apparat_5f_témoin">Deluz</text:span></text:p></text:note-body></text:note></text:span><text:span text:style-name="T1"> </text:span><text:span text:style-name="amh_5f_dev_5f_abbr"><text:span text:style-name="T1">pro</text:span></text:span><text:span text:style-name="T1">pe </text:span><text:span text:style-name="amh_5f_ancre_5f_index_5f_locorum"><text:span text:style-name="T1">Cersona</text:span></text:span><text:span text:style-name="T1">Cersonam</text:span><text:span text:style-name="T1"><text:note text:id="ftn20" text:note-class="footnote"><text:note-citation>20</text:note-citation><text:note-body><text:p text:style-name="amh_5f_note_5f_apparat_5f_critique"><text:span text:style-name="amh_5f_apparat_5f_leçon">Cersonam</text:span> <text:span text:style-name="amh_5f_apparat_5f_témoin">Li U Deluz</text:span> : <text:span text:style-name="amh_5f_apparat_5f_variante">Tersonam</text:span> <text:span text:style-name="amh_5f_apparat_5f_témoin">Wo</text:span></text:p></text:note-body></text:note></text:span><text:span text:style-name="T1">, et </text:span><text:span text:style-name="amh_5f_ancre_5f_glossaire">Habitaculum</text:span><text:span text:style-name="T1">h</text:span><text:span text:style-name="amh_5f_dev_5f_abbr"><text:span text:style-name="T1">ab</text:span></text:span><text:span text:style-name="T1">itaculu</text:span><text:span text:style-name="amh_5f_dev_5f_abbr"><text:span text:style-name="T1">m</text:span></text:span><text:span text:style-name="T1"> </text:span><text:span text:style-name="amh_5f_ancre_5f_glossaire">Martir</text:span><text:span text:style-name="T1">mart</text:span><text:span text:style-name="T22">i</text:span><text:span text:style-name="T1">ri in </text:span><text:span text:style-name="amh_5f_ancre_5f_glossaire">Modus</text:span><text:span text:style-name="T1">modu</text:span><text:span text:style-name="amh_5f_dev_5f_abbr"><text:span text:style-name="T1">m</text:span></text:span><text:span text:style-name="T1"> </text:span><text:span text:style-name="amh_5f_ancre_5f_glossaire">Templum</text:span><text:span text:style-name="T1">te</text:span><text:span text:style-name="amh_5f_dev_5f_abbr"><text:span text:style-name="T1">m</text:span></text:span><text:span text:style-name="T1">pli </text:span><text:span text:style-name="amh_5f_ancre_5f_glossaire">Marmoreus</text:span><text:span text:style-name="T1">marmorei </text:span><text:span text:style-name="amh_5f_ancre_5f_glossaire">Manus</text:span><text:span text:style-name="T1">manib</text:span><text:span text:style-name="amh_5f_dev_5f_abbr"><text:span text:style-name="T1">us</text:span></text:span><text:span text:style-name="T1"> </text:span><text:span text:style-name="amh_5f_ancre_5f_glossaire">Angelicus</text:span><text:span text:style-name="T1">a</text:span><text:span text:style-name="amh_5f_dev_5f_abbr"><text:span text:style-name="T1">n</text:span></text:span><text:span text:style-name="T1">gelicis</text:span><text:span text:style-name="T1"><text:note text:id="ftn21" text:note-class="footnote"><text:note-citation>21</text:note-citation><text:note-body><text:p text:style-name="amh_5f_note_5f_apparat_5f_critique"><text:span text:style-name="amh_5f_apparat_5f_leçon">manibus angelicis</text:span> <text:span text:style-name="amh_5f_apparat_5f_témoin">Li U Wo</text:span> : <text:span text:style-name="amh_5f_apparat_5f_variante">angelicis manibus</text:span><text:span text:style-name="T23"> </text:span><text:span text:style-name="amh_5f_apparat_5f_témoin">Deluz</text:span></text:p></text:note-body></text:note></text:span><text:span text:style-name="T1"> </text:span><text:span text:style-name="amh_5f_ancre_5f_glossaire">Construo</text:span><text:span text:style-name="T1">co</text:span><text:span text:style-name="amh_5f_dev_5f_abbr"><text:span text:style-name="T1">n</text:span></text:span><text:span text:style-name="T1">structu</text:span><text:span text:style-name="amh_5f_dev_5f_abbr"><text:span text:style-name="T1">m</text:span></text:span><text:span text:style-name="T1"> est</text:span><text:span text:style-name="T1"><text:note text:id="ftn22" text:note-class="footnote"><text:note-citation>22</text:note-citation><text:note-body><text:p text:style-name="amh_5f_note_5f_apparat_5f_critique"><text:span text:style-name="amh_5f_apparat_5f_leçon">constructum est</text:span> <text:span text:style-name="amh_5f_apparat_5f_témoin">Li</text:span> : <text:span text:style-name="amh_5f_apparat_5f_variante">preparatum est Deo iubente</text:span><text:span text:style-name="T24"> </text:span><text:span text:style-name="amh_5f_apparat_5f_témoin">U</text:span><text:span text:style-name="T24"> | </text:span><text:span text:style-name="amh_5f_apparat_5f_variante">preparatur</text:span><text:span text:style-name="T23"> </text:span><text:span text:style-name="amh_5f_apparat_5f_témoin">Wo Deluz</text:span></text:p></text:note-body></text:note></text:span><text:span text:style-name="T1">. </text:span><text:span text:style-name="T25">Est</text:span><text:span text:style-name="T1"> aliud </text:span><text:span text:style-name="amh_5f_ancre_5f_glossaire">Mare</text:span><text:span text:style-name="T1">mare uersus </text:span><text:span text:style-name="amh_5f_ancre_5f_glossaire">Oriens</text:span><text:span text:style-name="T1">oriente</text:span><text:span text:style-name="amh_5f_dev_5f_abbr"><text:span text:style-name="T1">m</text:span></text:span><text:span text:style-name="T1"> ultra </text:span><text:span text:style-name="amh_5f_ancre_5f_glossaire">Ciuitas</text:span><text:span text:style-name="T1">ciuitate</text:span><text:span text:style-name="amh_5f_dev_5f_abbr"><text:span text:style-name="T1">m</text:span></text:span><text:span text:style-name="T1"> </text:span><text:span text:style-name="amh_5f_ancre_5f_index_5f_locorum"><text:span text:style-name="T1">Sara</text:span></text:span><text:span text:style-name="T1">Sara, qua</text:span><text:span text:style-name="amh_5f_dev_5f_abbr"><text:span text:style-name="T1">m</text:span></text:span><text:span text:style-name="T1"> </text:span><text:span text:style-name="amh_5f_ancre_5f_glossaire">Teneo</text:span><text:span text:style-name="T1">tenet Tartarius de </text:span><office:annotation office:name="__Annotation__15558_2972721066" loext:resolved="false"><dc:creator>Alexandre Moret Houplon</dc:creator><dc:date>2026-01-09T12:05:49.848927700</dc:date><meta:creator-initials>AMH</meta:creator-initials><text:p text:style-name="Comment">Graphie fautive mais ne nuit pas à la compréhension du texte.</text:p></office:annotation><text:span text:style-name="amh_5f_ancre_5f_index_5f_locorum"><text:span text:style-name="T1">Guinama</text:span></text:span><text:span text:style-name="T1">Guinama</text:span><office:annotation-end office:name="__Annotation__15558_2972721066"/><text:span text:style-name="T1"><text:note text:id="ftn23" text:note-class="footnote"><text:note-citation>23</text:note-citation><text:note-body><text:p text:style-name="amh_5f_note_5f_apparat_5f_critique"><text:span text:style-name="amh_5f_apparat_5f_leçon">quam tenet Tartarius de Guinama</text:span> <text:span text:style-name="amh_5f_apparat_5f_témoin">Li</text:span> : <text:span text:style-name="amh_5f_apparat_5f_variante">quam tenent Tartari de Cumania</text:span> <text:span text:style-name="amh_5f_apparat_5f_témoin">Wo</text:span> | <text:span text:style-name="amh_5f_apparat_5f_variante">quam tenet Tartarus de Cumania</text:span> <text:span text:style-name="amh_5f_apparat_5f_témoin">Deluz</text:span></text:p></text:note-body></text:note></text:span><text:span text:style-name="T1">, </text:span><text:span text:style-name="amh_5f_dev_5f_abbr"><text:span text:style-name="T1">et</text:span></text:span><text:span text:style-name="T1"> </text:span><text:span text:style-name="amh_5f_ancre_5f_glossaire">Dico</text:span><text:span text:style-name="T1">di</text:span><text:span text:style-name="amh_5f_dev_5f_abbr"><text:span text:style-name="T1">citur</text:span></text:span><text:span text:style-name="T1"> </text:span><text:span text:style-name="amh_5f_ancre_5f_glossaire">Mare</text:span><text:span text:style-name="T1">mare </text:span><text:span text:style-name="amh_5f_ancre_5f_index_5f_locorum"><text:span text:style-name="T1">Caspium</text:span></text:span><text:span text:style-name="amh_5f_ancre_5f_index_5f_locorum"><text:span text:style-name="T26">(mare)</text:span></text:span><text:span text:style-name="T1">Caspiu</text:span><text:span text:style-name="amh_5f_dev_5f_abbr"><text:span text:style-name="T1">m</text:span></text:span><text:span text:style-name="amh_5f_dev_5f_abbr"><text:span text:style-name="T1"><text:note text:id="ftn24" text:note-class="footnote"><text:note-citation>24</text:note-citation><text:note-body><text:p text:style-name="amh_5f_note_5f_apparat_5f_critique"><text:span text:style-name="amh_5f_apparat_5f_leçon">et dicitur mare Caspium</text:span> <text:span text:style-name="amh_5f_apparat_5f_témoin">Li</text:span> : <text:span text:style-name="amh_5f_apparat_5f_variante">quod Caspium dicitur</text:span> <text:span text:style-name="amh_5f_apparat_5f_témoin">Wo Deluz</text:span></text:p></text:note-body></text:note></text:span></text:span><text:span text:style-name="T1">, q</text:span><text:span text:style-name="amh_5f_dev_5f_abbr"><text:span text:style-name="T1">uo</text:span></text:span><text:span text:style-name="T1">d</text:span><text:span text:style-name="T1"><text:note text:id="ftn25" text:note-class="footnote"><text:note-citation>25</text:note-citation><text:note-body><text:p text:style-name="amh_5f_note_5f_apparat_5f_critique"><text:span text:style-name="amh_5f_apparat_5f_leçon">quod</text:span> <text:span text:style-name="amh_5f_apparat_5f_témoin">Li</text:span> : <text:span text:style-name="amh_5f_apparat_5f_leçon">hoc</text:span> <text:span text:style-name="amh_5f_apparat_5f_témoin">Wo</text:span></text:p></text:note-body></text:note></text:span><text:span text:style-name="T1"> nec </text:span><text:span text:style-name="amh_5f_ancre_5f_index_5f_locorum"><text:span text:style-name="T1">Occeanus</text:span></text:span><text:span text:style-name="T25">O</text:span><text:span text:style-name="T1">cceano, nec </text:span><text:span text:style-name="amh_5f_ancre_5f_index_5f_locorum"><text:span text:style-name="T1">Mediterraneum </text:span></text:span><text:span text:style-name="amh_5f_ancre_5f_index_5f_locorum"><text:span text:style-name="T5">(mare)</text:span></text:span><text:span text:style-name="T1">Medit</text:span><text:span text:style-name="amh_5f_dev_5f_abbr"><text:span text:style-name="T1">er</text:span></text:span><text:span text:style-name="T1">raneo, nec </text:span><text:span text:style-name="amh_5f_ancre_5f_index_5f_locorum"><text:span text:style-name="T1">Ponticum </text:span></text:span><text:span text:style-name="amh_5f_ancre_5f_index_5f_locorum"><text:span text:style-name="T5">(mare)</text:span></text:span><text:span text:style-name="T1">Po</text:span><text:span text:style-name="amh_5f_dev_5f_abbr"><text:span text:style-name="T1">n</text:span></text:span><text:span text:style-name="T1">tico </text:span><text:span text:style-name="amh_5f_ancre_5f_glossaire">Mare</text:span><text:span text:style-name="T1">mari aliquo </text:span><text:span text:style-name="amh_5f_ancre_5f_glossaire">Appareo</text:span><text:span text:style-name="T1">appare</text:span><text:span text:style-name="amh_5f_dev_5f_abbr"><text:span text:style-name="T1">n</text:span></text:span><text:span text:style-name="T1">ti </text:span><text:span text:style-name="amh_5f_ancre_5f_glossaire">Bracius</text:span><text:span text:style-name="T1">bracio </text:span><text:span text:style-name="amh_5f_ancre_5f_glossaire">Copulo</text:span><text:span text:style-name="T1">copulatur. </text:span><text:span text:style-name="amh_5f_ancre_5f_glossaire">Assero</text:span><text:span text:style-name="T1">Asseru</text:span><text:span text:style-name="amh_5f_dev_5f_abbr"><text:span text:style-name="T1">n</text:span></text:span><text:span text:style-name="T1">t t</text:span><text:span text:style-name="amh_5f_dev_5f_abbr"><text:span text:style-name="T1">ame</text:span></text:span><text:span text:style-name="T1">n aliqui q</text:span><text:span text:style-name="amh_5f_dev_5f_abbr"><text:span text:style-name="T1">u</text:span></text:span><text:span text:style-name="T1">ibusda</text:span><text:span text:style-name="amh_5f_dev_5f_abbr"><text:span text:style-name="T1">m</text:span></text:span><text:span text:style-name="T1"> </text:span><text:span text:style-name="amh_5f_ancre_5f_glossaire">Nitor</text:span><text:span text:style-name="T1">nixi </text:span><text:span text:style-name="amh_5f_ancre_5f_glossaire">Experientia</text:span><text:span text:style-name="T1">experie</text:span><text:span text:style-name="amh_5f_dev_5f_abbr"><text:span text:style-name="T1">n</text:span></text:span><text:span text:style-name="T1">tis</text:span><text:span text:style-name="T1"><text:note text:id="ftn26" text:note-class="footnote"><text:note-citation>26</text:note-citation><text:note-body><text:p text:style-name="amh_5f_note_5f_apparat_5f_critique"><text:span text:style-name="amh_5f_apparat_5f_leçon">Asserunt tamen aliqui quibusdam nixi experientis</text:span> <text:span text:style-name="amh_5f_apparat_5f_témoin">Li</text:span><text:span text:style-name="T27"> </text:span>: <text:span text:style-name="amh_5f_apparat_5f_variante">Asserunt tamen quidam</text:span> <text:span text:style-name="amh_5f_apparat_5f_témoin">Wo Deluz</text:span></text:p></text:note-body></text:note></text:span><text:span text:style-name="T1"> q</text:span><text:span text:style-name="amh_5f_dev_5f_abbr"><text:span text:style-name="T1">uod</text:span></text:span><text:span text:style-name="T1"> per </text:span><text:span text:style-name="amh_5f_ancre_5f_glossaire">Subterratus</text:span><office:annotation office:name="__Annotation__15559_2972721066" loext:resolved="false"><dc:creator>Alexandre Moret Houplon</dc:creator><dc:date>2026-01-09T12:06:17.508944300</dc:date><meta:creator-initials>AMH</meta:creator-initials><text:p text:style-name="Comment">À part le Du Cange, aucun dictionnaire n’a d’entrée pour subterratus en tant qu’adjectif. Par contre, on trouve une entrée subterrare dans le Niermeyer (et dans le Du Cange).</text:p><text:p text:style-name="Comment">Du Cange atteste l’usage de l’adjectif dans un traité de nécromancie conservé à la BNF</text:p><text:p text:style-name="Comment"><text:a xlink:href="http://ducange.enc.sorbonne.fr/subterratus" xlink:type="simple">http://ducange.enc.sorbonne.fr/subterratus</text:a></text:p><text:p text:style-name="Comment"><text:s/></text:p></office:annotation><text:span text:style-name="T1">subterratu</text:span><text:span text:style-name="amh_5f_dev_5f_abbr"><text:span text:style-name="T1">m</text:span></text:span><office:annotation-end office:name="__Annotation__15559_2972721066"/><text:span text:style-name="T1"> </text:span><text:span text:style-name="amh_5f_ancre_5f_glossaire">Gurges</text:span><text:span text:style-name="T1">gurgite</text:span><text:span text:style-name="amh_5f_dev_5f_abbr"><text:span text:style-name="T1">m</text:span></text:span><text:span text:style-name="T1"><text:note text:id="ftn27" text:note-class="footnote"><text:note-citation>27</text:note-citation><text:note-body><text:p text:style-name="amh_5f_note_5f_apparat_5f_critique"><text:span text:style-name="amh_5f_apparat_5f_leçon">per subterratum gurgitem</text:span> <text:span text:style-name="amh_5f_apparat_5f_témoin">Li</text:span><text:span text:style-name="T27"> </text:span>: <text:span text:style-name="amh_5f_apparat_5f_variante">per gurgitem subterraneam</text:span> <text:span text:style-name="amh_5f_apparat_5f_témoin">Wo Deluz</text:span></text:p></text:note-body></text:note></text:span><text:span text:style-name="T1"> </text:span><text:span text:style-name="amh_5f_ancre_5f_index_5f_locorum"><text:span text:style-name="T1">Ponticum </text:span></text:span><text:span text:style-name="amh_5f_ancre_5f_index_5f_locorum"><text:span text:style-name="T5">(mare)</text:span></text:span><text:span text:style-name="T1">Po</text:span><text:span text:style-name="amh_5f_dev_5f_abbr"><text:span text:style-name="T1">n</text:span></text:span><text:span text:style-name="T1">tico</text:span><text:span text:style-name="T1"><text:note text:id="ftn28" text:note-class="footnote"><text:note-citation>28</text:note-citation><text:note-body><text:p text:style-name="amh_5f_note_5f_apparat_5f_critique"><text:span text:style-name="amh_5f_apparat_5f_leçon">Pontico</text:span> <text:span text:style-name="amh_5f_apparat_5f_témoin">Li</text:span> : <text:span text:style-name="amh_5f_apparat_5f_variante">mari Pontico</text:span> <text:span text:style-name="amh_5f_apparat_5f_témoin">Wo Deluz</text:span></text:p></text:note-body></text:note></text:span><text:span text:style-name="T1">, q</text:span><text:span text:style-name="amh_5f_dev_5f_abbr"><text:span text:style-name="T1">uo</text:span></text:span><text:span text:style-name="T1">d sibi </text:span><text:span text:style-name="amh_5f_ancre_5f_glossaire">Propinque</text:span><text:span text:style-name="amh_5f_dev_5f_abbr"><text:span text:style-name="T1">pro</text:span></text:span><text:span text:style-name="T1">pi</text:span><text:span text:style-name="amh_5f_dev_5f_abbr"><text:span text:style-name="T1">n</text:span></text:span><text:span text:style-name="T1">qui</text:span><text:span text:style-name="amh_5f_dev_5f_abbr"><text:span text:style-name="T1">us</text:span></text:span><text:span text:style-name="T1"><text:note text:id="ftn29" text:note-class="footnote"><text:note-citation>29</text:note-citation><text:note-body><text:p text:style-name="amh_5f_note_5f_apparat_5f_critique"><text:span text:style-name="amh_5f_apparat_5f_leçon">propinquius</text:span> <text:span text:style-name="amh_5f_apparat_5f_témoin">Li Deluz</text:span> : <text:span text:style-name="amh_5f_apparat_5f_variante">propinquus</text:span> <text:span text:style-name="amh_5f_apparat_5f_témoin">Wo</text:span></text:p></text:note-body></text:note></text:span><text:span text:style-name="T1"> est et </text:span><text:span text:style-name="amh_5f_dev_5f_abbr"><text:span text:style-name="T1">per</text:span></text:span><text:span text:style-name="T1"> </text:span><text:span text:style-name="amh_5f_ancre_5f_glossaire">Consequens</text:span><text:span text:style-name="amh_5f_dev_5f_abbr"><text:span text:style-name="T1">conseque</text:span></text:span><text:span text:style-name="T1">ns aliis </text:span><text:span text:style-name="amh_5f_ancre_5f_glossaire">Mare</text:span><text:span text:style-name="T1">marib</text:span><text:span text:style-name="amh_5f_dev_5f_abbr"><text:span text:style-name="T1">us</text:span></text:span><text:span text:style-name="T1"><text:note text:id="ftn30" text:note-class="footnote"><text:note-citation>30</text:note-citation><text:note-body><text:p text:style-name="amh_5f_note_5f_apparat_5f_critique"><text:span text:style-name="amh_5f_apparat_5f_leçon">aliis maribus</text:span> <text:span text:style-name="amh_5f_apparat_5f_témoin">Li</text:span> : <text:span text:style-name="amh_5f_apparat_5f_variante">ceteris maribus</text:span> <text:span text:style-name="amh_5f_apparat_5f_témoin">Wo Deluz</text:span></text:p></text:note-body></text:note></text:span><text:span text:style-name="T1"> </text:span><text:span text:style-name="amh_5f_ancre_5f_glossaire">Continuo</text:span><text:span text:style-name="T1">co</text:span><text:span text:style-name="amh_5f_dev_5f_abbr"><text:span text:style-name="T1">n</text:span></text:span><text:span text:style-name="T1">tinuat</text:span><text:span text:style-name="amh_5f_dev_5f_abbr"><text:span text:style-name="T1">ur</text:span></text:span><text:span text:style-name="T1"><text:note text:id="ftn31" text:note-class="footnote"><text:note-citation>31</text:note-citation><text:note-body><text:p text:style-name="amh_5f_note_5f_apparat_5f_critique"><text:span text:style-name="amh_5f_apparat_5f_leçon">est aliud mare uersus orientem… continuatur</text:span> <text:span text:style-name="amh_5f_apparat_5f_témoin">Li</text:span><text:span text:style-name="T27"> </text:span>: <text:span text:style-name="amh_5f_apparat_5f_omission">om</text:span>. <text:span text:style-name="amh_5f_apparat_5f_témoin">U</text:span><text:span text:style-name="T28"> </text:span><text:span text:style-name="T27">| </text:span><text:span text:style-name="amh_5f_apparat_5f_variante">continuetur</text:span><text:span text:style-name="T27"> </text:span><text:span text:style-name="amh_5f_apparat_5f_témoin">Wo Deluz</text:span></text:p></text:note-body></text:note></text:span><text:span text:style-name="T1">.</text:span></text:p>
      <text:p text:style-name="P4"><text:span text:style-name="T1">Hoc </text:span><text:span text:style-name="amh_5f_ancre_5f_glossaire">Bracium</text:span><text:span text:style-name="T1">braciu</text:span><text:span text:style-name="amh_5f_dev_5f_abbr"><text:span text:style-name="T1">m </text:span></text:span><text:span text:style-name="amh_5f_ancre_5f_index_5f_locorum"><text:span text:style-name="T1">Bracium sancti Georgii</text:span></text:span><text:span text:style-name="T1">s</text:span><text:span text:style-name="amh_5f_dev_5f_abbr"><text:span text:style-name="T1">an</text:span></text:span><text:span text:style-name="T1">cti Georgii, q</text:span><text:span text:style-name="amh_5f_dev_5f_abbr"><text:span text:style-name="T1">uo</text:span></text:span><text:span text:style-name="T1">d </text:span><text:span text:style-name="amh_5f_ancre_5f_glossaire">dico</text:span><text:span text:style-name="T1">diximus</text:span><text:span text:style-name="T1"><text:note text:id="ftn32" text:note-class="footnote"><text:note-citation>32</text:note-citation><text:note-body><text:p text:style-name="amh_5f_note_5f_apparat_5f_critique"><text:span text:style-name="amh_5f_apparat_5f_leçon">quod diximus</text:span> <text:span text:style-name="amh_5f_apparat_5f_témoin">Li</text:span> : <text:span text:style-name="amh_5f_apparat_5f_variante">de quo dixi</text:span> <text:span text:style-name="amh_5f_apparat_5f_témoin">Wo Deluz</text:span><text:span text:style-name="T29"> </text:span><text:span text:style-name="T30">| </text:span><text:span text:style-name="amh_5f_apparat_5f_omission">om.</text:span><text:span text:style-name="T30"> </text:span><text:span text:style-name="amh_5f_apparat_5f_témoin">U</text:span></text:p></text:note-body></text:note></text:span><text:span text:style-name="T1">, </text:span><text:span text:style-name="amh_5f_ancre_5f_glossaire">Diuido</text:span><text:span text:style-name="T1">diuidit </text:span><text:span text:style-name="amh_5f_ancre_5f_index_5f_locorum"><text:span text:style-name="T1">Europa</text:span></text:span><text:span text:style-name="T1">Europa</text:span><text:span text:style-name="amh_5f_dev_5f_abbr"><text:span text:style-name="T1">m</text:span></text:span><text:span text:style-name="T1"> </text:span><text:span text:style-name="amh_5f_dev_5f_abbr"><text:span text:style-name="T1">et</text:span></text:span><text:span text:style-name="T1"> </text:span><text:span text:style-name="amh_5f_ancre_5f_index_5f_locorum"><text:span text:style-name="T1">Asia minor</text:span></text:span><text:span text:style-name="T1">Asia</text:span><text:span text:style-name="amh_5f_dev_5f_abbr"><text:span text:style-name="T1">m</text:span></text:span><text:span text:style-name="T1"> minore</text:span><text:span text:style-name="amh_5f_dev_5f_abbr"><text:span text:style-name="T1">m</text:span></text:span><text:span text:style-name="T1"> q</text:span><text:span text:style-name="amh_5f_dev_5f_abbr"><text:span text:style-name="T1">ue,</text:span></text:span><text:span text:style-name="T1"> </text:span><text:span text:style-name="amh_5f_ancre_5f_glossaire">Profecto</text:span><text:span text:style-name="amh_5f_dev_5f_abbr"><text:span text:style-name="T1">pro</text:span></text:span><text:span text:style-name="T1">fecto ut </text:span><text:span text:style-name="amh_5f_ancre_5f_glossaire">Cronica</text:span><text:span text:style-name="T31">cronice</text:span><text:span text:style-name="T1"> </text:span><text:span text:style-name="amh_5f_ancre_5f_glossaire">Sepe</text:span><text:span text:style-name="T1">sepe </text:span><text:span text:style-name="amh_5f_ancre_5f_glossaire">Tango</text:span><text:span text:style-name="T1">ta</text:span><text:span text:style-name="amh_5f_dev_5f_abbr"><text:span text:style-name="T1">n</text:span></text:span><text:span text:style-name="T1">gunt</text:span><text:span text:style-name="T1"><text:note text:id="ftn33" text:note-class="footnote"><text:note-citation>33</text:note-citation><text:note-body><text:p text:style-name="amh_5f_note_5f_apparat_5f_critique"><text:span text:style-name="amh_5f_apparat_5f_leçon">profecto ut cronice sepe tangunt</text:span> <text:span text:style-name="amh_5f_apparat_5f_témoin">Li</text:span> : <text:span text:style-name="amh_5f_apparat_5f_omission">om.</text:span> <text:span text:style-name="amh_5f_apparat_5f_témoin">U Wo Deluz</text:span></text:p></text:note-body></text:note></text:span><text:span text:style-name="T1">, maioris Asie </text:span><text:span text:style-name="amh_5f_ancre_5f_glossaire">Prouincia</text:span><text:span text:style-name="amh_5f_dev_5f_abbr"><text:span text:style-name="T1">pro</text:span></text:span><text:span text:style-name="T1">uincia est. Hoc aut</text:span><text:span text:style-name="amh_5f_dev_5f_abbr"><text:span text:style-name="T1">em</text:span></text:span><text:span text:style-name="T1"> </text:span><text:span text:style-name="amh_5f_ancre_5f_index_5f_locorum"><text:span text:style-name="T1">Bracium sancti Georgii</text:span></text:span><text:span text:style-name="T1">braciu</text:span><text:span text:style-name="amh_5f_dev_5f_abbr"><text:span text:style-name="T1">m</text:span></text:span><text:span text:style-name="T1"> </text:span><text:span text:style-name="amh_5f_ancre_5f_glossaire">Vulgariter</text:span><text:span text:style-name="T1">uulgarit</text:span><text:span text:style-name="amh_5f_dev_5f_abbr"><text:span text:style-name="T1">er</text:span></text:span><text:span text:style-name="T1"> </text:span><text:span text:style-name="amh_5f_ancre_5f_glossaire">Bucca</text:span><text:span text:style-name="T1">bucca Co</text:span><text:span text:style-name="amh_5f_dev_5f_abbr"><text:span text:style-name="T1">n</text:span></text:span><text:span text:style-name="T1">stantinopolitana </text:span><text:span text:style-name="amh_5f_ancre_5f_glossaire">dico</text:span><text:span text:style-name="T1">di</text:span><text:span text:style-name="amh_5f_dev_5f_abbr"><text:span text:style-name="T1">citur</text:span></text:span><text:span text:style-name="T1">, eo q</text:span><text:span text:style-name="amh_5f_dev_5f_abbr"><text:span text:style-name="T1">uod</text:span></text:span><text:span text:style-name="T1"> su</text:span><text:span text:style-name="amh_5f_dev_5f_abbr"><text:span text:style-name="T1">per</text:span></text:span><text:span text:style-name="T1"> ipsu</text:span><text:span text:style-name="amh_5f_dev_5f_abbr"><text:span text:style-name="T1">m</text:span></text:span><text:span text:style-name="T1"> in </text:span><text:span text:style-name="amh_5f_ancre_5f_glossaire">Littus</text:span><text:span text:style-name="T1">littore </text:span><text:span text:style-name="amh_5f_ancre_5f_index_5f_locorum"><text:span text:style-name="T1">Europa</text:span></text:span><text:span text:style-name="T1">Europe egregia </text:span><text:span text:style-name="amh_5f_ancre_5f_glossaire">Metropolis</text:span><text:span text:style-name="T1">metropolis </text:span><text:span text:style-name="amh_5f_ancre_5f_index_5f_locorum"><text:span text:style-name="T1">Constantinopolis</text:span></text:span><text:span text:style-name="T1">Co</text:span><text:span text:style-name="amh_5f_dev_5f_abbr"><text:span text:style-name="T1">n</text:span></text:span><text:span text:style-name="T1">stantinopol</text:span><text:span text:style-name="amh_5f_dev_5f_abbr"><text:span text:style-name="T1">is</text:span></text:span><text:span text:style-name="T1"> </text:span><text:span text:style-name="amh_5f_ancre_5f_glossaire">Sino</text:span><text:span text:style-name="T1">sita est, q</text:span><text:span text:style-name="amh_5f_dev_5f_abbr"><text:span text:style-name="T1">ue</text:span></text:span><text:span text:style-name="T1"> et </text:span><text:span text:style-name="amh_5f_ancre_5f_glossaire">Nouus</text:span><text:span text:style-name="T1">noua </text:span><text:span text:style-name="amh_5f_ancre_5f_index_5f_locorum"><text:span text:style-name="T1">Roma</text:span></text:span><text:span text:style-name="T1">Roma </text:span><text:span text:style-name="amh_5f_ancre_5f_glossaire">dico</text:span><text:span text:style-name="T1">di</text:span><text:span text:style-name="amh_5f_dev_5f_abbr"><text:span text:style-name="T1">citur</text:span></text:span><text:span text:style-name="T1"><text:note text:id="ftn34" text:note-class="footnote"><text:note-citation>34</text:note-citation><text:note-body><text:p text:style-name="amh_5f_note_5f_apparat_5f_critique"><text:span text:style-name="amh_5f_apparat_5f_leçon">metropolis Constantinopolis sita est, que et noua Roma dicitur</text:span> <text:span text:style-name="amh_5f_apparat_5f_témoin">Li</text:span> : <text:span text:style-name="amh_5f_apparat_5f_variante">ciuitas est Constantinopolis situata est, que noua Roma dicitur</text:span> <text:span text:style-name="amh_5f_apparat_5f_témoin">U</text:span> | <text:span text:style-name="amh_5f_apparat_5f_variante">ciuitas est Constantinopolis, que et noua Roma dicitur, situata</text:span> <text:span text:style-name="amh_5f_apparat_5f_témoin">Wo</text:span> | <text:span text:style-name="amh_5f_apparat_5f_variante">ciuitas Constantinopolis, que et noua Roma dicitur, situata sit</text:span><text:span text:style-name="T32"> </text:span><text:span text:style-name="amh_5f_apparat_5f_témoin">Deluz</text:span></text:p></text:note-body></text:note></text:span><text:span text:style-name="T1">.</text:span><office:annotation office:name="__Annotation__15557_2972721066" loext:resolved="false"><dc:creator>Alexandre Moret Houplon</dc:creator><dc:date>2026-01-09T12:02:25.131014100</dc:date><meta:creator-initials>AMH</meta:creator-initials><text:p text:style-name="Comment">Apparat critique fait jusque ici.</text:p></office:annotation><text:span text:style-name="T1"> </text:span><office:annotation-end office:name="__Annotation__15557_2972721066"/><text:span text:style-name="T1">Hec </text:span><text:span text:style-name="amh_5f_ancre_5f_glossaire">Ciuitas</text:span><text:span text:style-name="T1">ciuitas </text:span><text:span text:style-name="amh_5f_ancre_5f_glossaire">Solempnis</text:span><text:span text:style-name="T1">sole</text:span><text:span text:style-name="amh_5f_dev_5f_abbr"><text:span text:style-name="T1">m</text:span></text:span><text:span text:style-name="T1">pnissima</text:span><text:span text:style-name="T1"><text:note text:id="ftn35" text:note-class="footnote"><text:note-citation>35</text:note-citation><text:note-body><text:p text:style-name="amh_5f_note_5f_apparat_5f_critique"><text:span text:style-name="amh_5f_apparat_5f_leçon">Hec ciuitas solempnissima</text:span> <text:span text:style-name="amh_5f_apparat_5f_témoin">Li U</text:span> : <text:span text:style-name="amh_5f_apparat_5f_variante">Ista ciuitas Constantinopolis solempnissima</text:span> <text:span text:style-name="amh_5f_apparat_5f_témoin">Wo</text:span></text:p></text:note-body></text:note></text:span><text:span text:style-name="T1"> in </text:span><text:span text:style-name="amh_5f_ancre_5f_glossaire">Bonus</text:span><text:span text:style-name="T1">optimo </text:span><text:span text:style-name="amh_5f_ancre_5f_glossaire">Mundus</text:span><text:span text:style-name="T1">mu</text:span><text:span text:style-name="amh_5f_dev_5f_abbr"><text:span text:style-name="T1">n</text:span></text:span><text:span text:style-name="T1">di </text:span><text:span text:style-name="amh_5f_ancre_5f_glossaire">Locus</text:span><text:span text:style-name="T1">loco, ta</text:span><text:span text:style-name="amh_5f_dev_5f_abbr"><text:span text:style-name="T1">m</text:span></text:span><text:span text:style-name="T1"> </text:span><text:span text:style-name="amh_5f_ancre_5f_glossaire">Ratio</text:span><text:span text:style-name="T1">ra</text:span><text:span text:style-name="amh_5f_dev_5f_abbr"><text:span text:style-name="T1">tione</text:span></text:span><text:span text:style-name="T1"> </text:span><text:span text:style-name="amh_5f_ancre_5f_glossaire">Aer</text:span><text:span text:style-name="T1">aeris, </text:span><text:span text:style-name="amh_5f_ancre_5f_glossaire">Mare</text:span><text:span text:style-name="T1">maris, </text:span><text:span text:style-name="amh_5f_ancre_5f_glossaire">Terra</text:span><text:span text:style-name="T1">t</text:span><text:span text:style-name="amh_5f_dev_5f_abbr"><text:span text:style-name="T1">er</text:span></text:span><text:span text:style-name="T1">re</text:span><text:span text:style-name="T1"><text:note text:id="ftn36" text:note-class="footnote"><text:note-citation>36</text:note-citation><text:note-body><text:p text:style-name="amh_5f_note_5f_apparat_5f_critique"><text:span text:style-name="amh_5f_apparat_5f_leçon">tam ratione aeris, maris, terre</text:span> <text:span text:style-name="amh_5f_apparat_5f_témoin">Li</text:span> : <text:span text:style-name="amh_5f_apparat_5f_variante">quam terre</text:span> <text:span text:style-name="amh_5f_apparat_5f_témoin">U Wo Deluz</text:span></text:p></text:note-body></text:note></text:span><text:span text:style-name="T1">, </text:span><text:span text:style-name="amh_5f_ancre_5f_glossaire">Vinum</text:span><text:span text:style-name="T1">uinoru</text:span><text:span text:style-name="amh_5f_dev_5f_abbr"><text:span text:style-name="T1">m</text:span></text:span><text:span text:style-name="T1"> </text:span><text:span text:style-name="amh_5f_ancre_5f_glossaire">Bonus</text:span><text:span text:style-name="T1">bonoru</text:span><text:span text:style-name="amh_5f_dev_5f_abbr"><text:span text:style-name="T1">m</text:span></text:span><text:span text:style-name="T1">q</text:span><text:span text:style-name="amh_5f_dev_5f_abbr"><text:span text:style-name="T1">ue</text:span></text:span><text:span text:style-name="T1"> </text:span><text:span text:style-name="amh_5f_ancre_5f_glossaire">Omnis</text:span><text:span text:style-name="T1">omn</text:span><text:span text:style-name="amh_5f_dev_5f_abbr"><text:span text:style-name="T1">ium</text:span></text:span><text:span text:style-name="T1"><text:note text:id="ftn37" text:note-class="footnote"><text:note-citation>37</text:note-citation><text:note-body><text:p text:style-name="amh_5f_note_5f_apparat_5f_critique"><text:span text:style-name="amh_5f_apparat_5f_leçon">uinorum bonorumque omnium</text:span><text:span text:style-name="T33"> </text:span><text:span text:style-name="amh_5f_apparat_5f_témoin">Li</text:span><text:span text:style-name="T33"> : </text:span><text:span text:style-name="amh_5f_apparat_5f_omission">om.</text:span><text:span text:style-name="T33"> </text:span><text:span text:style-name="amh_5f_apparat_5f_témoin">U Wo Deluz</text:span></text:p></text:note-body></text:note></text:span><text:span text:style-name="T1"> </text:span><text:span text:style-name="amh_5f_ancre_5f_glossaire">Confluentia</text:span><text:span text:style-name="T1">co</text:span><text:span text:style-name="amh_5f_dev_5f_abbr"><text:span text:style-name="T1">n</text:span></text:span><text:span text:style-name="T1">fluentia </text:span><text:span text:style-name="amh_5f_ancre_5f_glossaire">Loco</text:span><text:span text:style-name="T1">locata est</text:span><text:span text:style-name="T1"><text:note text:id="ftn38" text:note-class="footnote"><text:note-citation>38</text:note-citation><text:note-body><text:p text:style-name="amh_5f_note_5f_apparat_5f_critique"><text:span text:style-name="amh_5f_apparat_5f_leçon">confluentia locata est</text:span> <text:span text:style-name="amh_5f_apparat_5f_témoin">Li</text:span> : <text:span text:style-name="amh_5f_apparat_5f_variante">constructa est</text:span> <text:span text:style-name="amh_5f_apparat_5f_témoin">U Wo Deluz</text:span></text:p></text:note-body></text:note></text:span><text:span text:style-name="T1">, </text:span><text:span text:style-name="amh_5f_ancre_5f_glossaire">Portus</text:span><text:span text:style-name="T1">portu</text:span><text:span text:style-name="amh_5f_dev_5f_abbr"><text:span text:style-name="T1">m</text:span></text:span><text:span text:style-name="T1"> </text:span><text:span text:style-name="amh_5f_ancre_5f_glossaire">Habeo</text:span><text:span text:style-name="T34">h</text:span><text:span text:style-name="T35">a</text:span><text:span text:style-name="amh_5f_dev_5f_abbr"><text:span text:style-name="T35">be</text:span></text:span><text:span text:style-name="T35">t</text:span><text:span text:style-name="T35"><text:note text:id="ftn39" text:note-class="footnote"><text:note-citation>39</text:note-citation><text:note-body><text:p text:style-name="amh_5f_note_5f_apparat_5f_critique"><text:span text:style-name="amh_5f_apparat_5f_leçon">habet</text:span> <text:span text:style-name="amh_5f_apparat_5f_témoin">Li Deluz</text:span> : <text:span text:style-name="amh_5f_apparat_5f_variante">habens</text:span> <text:span text:style-name="amh_5f_apparat_5f_témoin">U Wo</text:span> </text:p></text:note-body></text:note></text:span><text:span text:style-name="T1"> </text:span><text:span text:style-name="amh_5f_ancre_5f_glossaire">Bonus</text:span><text:span text:style-name="T1">optimu</text:span><text:span text:style-name="amh_5f_dev_5f_abbr"><text:span text:style-name="T1">m</text:span></text:span><text:span text:style-name="T1"> et </text:span><text:span text:style-name="amh_5f_ancre_5f_glossaire">Magnus</text:span><text:span text:style-name="T1">maxi</text:span><text:span text:style-name="amh_5f_dev_5f_abbr"><text:span text:style-name="T1">mu</text:span></text:span><text:span text:style-name="T1">m, </text:span><text:span text:style-name="amh_5f_ancre_5f_glossaire">Murus</text:span><text:span text:style-name="T1">muris </text:span><text:span text:style-name="amh_5f_ancre_5f_glossaire">Validus</text:span><text:span text:style-name="T1">ualidissimis </text:span><text:span text:style-name="amh_5f_ancre_5f_glossaire">cingo</text:span><text:span text:style-name="T1">ci</text:span><text:span text:style-name="amh_5f_dev_5f_abbr"><text:span text:style-name="T1">n</text:span></text:span><text:span text:style-name="T1">gitur</text:span><text:span text:style-name="T1"><text:note text:id="ftn40" text:note-class="footnote"><text:note-citation>40</text:note-citation><text:note-body><text:p text:style-name="P5"><text:span text:style-name="amh_5f_apparat_5f_leçon">muris ualidissimis cingitur</text:span> <text:span text:style-name="amh_5f_apparat_5f_témoin">Li</text:span> : <text:span text:style-name="amh_5f_apparat_5f_variante">muris fortissimis coniungitur</text:span><text:span text:style-name="T36"> </text:span><text:span text:style-name="amh_5f_apparat_5f_témoin">U Wo</text:span><text:span text:style-name="T36"> | </text:span><text:span text:style-name="amh_5f_apparat_5f_variante">muris fortissimis cingitur</text:span><text:span text:style-name="T36"> </text:span><text:span text:style-name="amh_5f_apparat_5f_témoin">Deluz</text:span></text:p></text:note-body></text:note></text:span><text:span text:style-name="T1">, </text:span><text:span text:style-name="amh_5f_ancre_5f_glossaire">Figura</text:span><text:span text:style-name="T1">figura </text:span><text:span text:style-name="amh_5f_ancre_5f_glossaire">Pango</text:span><text:span text:style-name="T1">pacens </text:span><text:span text:style-name="amh_5f_ancre_5f_glossaire">Triangularis</text:span><text:span text:style-name="T1">triangulari</text:span><text:span text:style-name="T1"><text:note text:id="ftn41" text:note-class="footnote"><text:note-citation>41</text:note-citation><text:note-body><text:p text:style-name="P6"><text:span text:style-name="amh_5f_apparat_5f_leçon">figura pacens triangulari</text:span> <text:span text:style-name="amh_5f_apparat_5f_témoin">Li</text:span> : <text:span text:style-name="amh_5f_apparat_5f_variante">figuram habet trianguli</text:span><text:span text:style-name="T37"> </text:span><text:span text:style-name="amh_5f_apparat_5f_témoin">U Wo Deluz</text:span></text:p></text:note-body></text:note></text:span><text:span text:style-name="T1">, cui</text:span><text:span text:style-name="amh_5f_dev_5f_abbr"><text:span text:style-name="T1">us</text:span></text:span><text:span text:style-name="T1"> duo </text:span><text:span text:style-name="amh_5f_ancre_5f_glossaire">Latus</text:span><text:span text:style-name="T1">latera </text:span><text:span text:style-name="T34">u</text:span><text:span text:style-name="amh_5f_dev_5f_abbr"><text:span text:style-name="T34">e</text:span></text:span><text:span text:style-name="T34">r</text:span><text:span text:style-name="T1">sus </text:span><text:span text:style-name="amh_5f_ancre_5f_glossaire">Mare</text:span><text:span text:style-name="T1">mare </text:span><text:span text:style-name="amh_5f_ancre_5f_glossaire">Sum</text:span><text:span text:style-name="T1">su</text:span><text:span text:style-name="amh_5f_dev_5f_abbr"><text:span text:style-name="T1">n</text:span></text:span><text:span text:style-name="T1">t et t</text:span><text:span text:style-name="amh_5f_dev_5f_abbr"><text:span text:style-name="T1">er</text:span></text:span><text:span text:style-name="T1">tiu</text:span><text:span text:style-name="amh_5f_dev_5f_abbr"><text:span text:style-name="T1">m</text:span></text:span><text:span text:style-name="T1"><text:note text:id="ftn42" text:note-class="footnote"><text:note-citation>42</text:note-citation><text:note-body><text:p text:style-name="amh_5f_note_5f_apparat_5f_critique"><text:span text:style-name="amh_5f_apparat_5f_leçon">et tertium</text:span> <text:span text:style-name="amh_5f_apparat_5f_témoin">Li</text:span> : <text:span text:style-name="amh_5f_apparat_5f_variante">tertium</text:span> <text:span text:style-name="amh_5f_apparat_5f_témoin">U Wo Deluz</text:span> (<text:span text:style-name="amh_5f_apparat_5f_omission">et om.</text:span><text:span text:style-name="T38"> ; </text:span><text:span text:style-name="amh_5f_apparat_5f_paleo"><text:span text:style-name="T38">in </text:span></text:span><text:span text:style-name="amh_5f_apparat_5f_témoin">U</text:span><text:span text:style-name="amh_5f_apparat_5f_paleo"> t rubricat</text:span><text:span text:style-name="amh_5f_apparat_5f_paleo"><text:span text:style-name="T38">um</text:span></text:span>)</text:p></text:note-body></text:note></text:span><text:span text:style-name="T1"> uersus </text:span><text:span text:style-name="amh_5f_ancre_5f_glossaire">Terra</text:span><text:span text:style-name="T1">terra</text:span><text:span text:style-name="amh_5f_dev_5f_abbr"><text:span text:style-name="T1">m</text:span></text:span><text:span text:style-name="T1">.</text:span></text:p>
      <text:p text:style-name="P7"><text:span text:style-name="T1">I</text:span><text:span text:style-name="amh_5f_dev_5f_abbr"><text:span text:style-name="T1">n</text:span></text:span><text:span text:style-name="T1"> hac </text:span><text:span text:style-name="amh_5f_ancre_5f_glossaire">Ciuitas</text:span><text:span text:style-name="T1">ciuitate</text:span><text:span text:style-name="T1"><text:note text:id="ftn43" text:note-class="footnote"><text:note-citation>43</text:note-citation><text:note-body><text:p text:style-name="amh_5f_note_5f_apparat_5f_critique"><text:span text:style-name="amh_5f_apparat_5f_leçon">In hac ciuitate</text:span> <text:span text:style-name="amh_5f_apparat_5f_témoin">Li Wo Deluz</text:span> : <text:span text:style-name="amh_5f_apparat_5f_variante">gloriosa</text:span> <text:span text:style-name="amh_5f_apparat_5f_addition">add.</text:span> <text:span text:style-name="amh_5f_apparat_5f_témoin">U</text:span></text:p></text:note-body></text:note></text:span><text:span text:style-name="T1"> mult</text:span><text:span text:style-name="T39">e</text:span><text:span text:style-name="T1"> </text:span><text:span text:style-name="amh_5f_ancre_5f_glossaire">Sum</text:span><text:span text:style-name="T1">s</text:span><text:span text:style-name="T34">u</text:span><text:span text:style-name="amh_5f_dev_5f_abbr"><text:span text:style-name="T34">n</text:span></text:span><text:span text:style-name="T1">t </text:span><text:span text:style-name="amh_5f_ancre_5f_glossaire">Ecclesia</text:span><text:span text:style-name="T1">ecclesie et </text:span><text:span text:style-name="amh_5f_ancre_5f_glossaire">Sum</text:span><text:span text:style-name="T1">fuer</text:span><text:span text:style-name="T34">u</text:span><text:span text:style-name="amh_5f_dev_5f_abbr"><text:span text:style-name="T34">n</text:span></text:span><text:span text:style-name="T1">t plures ultra</text:span><text:span text:style-name="T1"><text:note text:id="ftn44" text:note-class="footnote"><text:note-citation>44</text:note-citation><text:note-body><text:p text:style-name="amh_5f_note_5f_apparat_5f_critique"><text:span text:style-name="amh_5f_apparat_5f_leçon"><text:span text:style-name="T40">u</text:span></text:span><text:span text:style-name="amh_5f_apparat_5f_leçon">ltra</text:span> <text:span text:style-name="amh_5f_apparat_5f_témoin">Li</text:span> : <text:span text:style-name="amh_5f_apparat_5f_variante">supra</text:span> <text:span text:style-name="amh_5f_apparat_5f_témoin">U Wo Deluz</text:span></text:p></text:note-body></text:note></text:span><text:span text:style-name="T1"> mod</text:span><text:span text:style-name="T34">u</text:span><text:span text:style-name="amh_5f_dev_5f_abbr"><text:span text:style-name="T34">m</text:span></text:span><text:span text:style-name="T1"> pulcre, opere musa</text:span><text:span text:style-name="T41">ï</text:span><text:span text:style-name="T1">co</text:span><text:span text:style-name="T1"><text:note text:id="ftn45" text:note-class="footnote"><text:note-citation>45</text:note-citation><text:note-body><text:p text:style-name="amh_5f_note_5f_apparat_5f_critique"><text:span text:style-name="amh_5f_apparat_5f_leçon">musaïco</text:span> <text:span text:style-name="amh_5f_apparat_5f_témoin">Li Wo</text:span> : <text:span text:style-name="amh_5f_apparat_5f_variante">mosayce</text:span> <text:span text:style-name="amh_5f_apparat_5f_témoin">U</text:span> | <text:span text:style-name="amh_5f_apparat_5f_variante">mosayco</text:span> <text:span text:style-name="amh_5f_apparat_5f_témoin">Deluz</text:span></text:p></text:note-body></text:note></text:span><text:span text:style-name="T1">, marmorib</text:span><text:span text:style-name="amh_5f_dev_5f_abbr"><text:span text:style-name="T1">us</text:span></text:span><text:span text:style-name="T1"> et singulari modo c</text:span><text:span text:style-name="T34">o</text:span><text:span text:style-name="amh_5f_dev_5f_abbr"><text:span text:style-name="T34">n</text:span></text:span><text:span text:style-name="T1">structure</text:span><text:span text:style-name="T1"><text:note text:id="ftn46" text:note-class="footnote"><text:note-citation>46</text:note-citation><text:note-body><text:p text:style-name="P8"><text:span text:style-name="amh_5f_apparat_5f_leçon">constructure</text:span> <text:span text:style-name="amh_5f_apparat_5f_témoin">Li</text:span> : <text:span text:style-name="amh_5f_apparat_5f_variante">construendi</text:span> <text:span text:style-name="amh_5f_apparat_5f_témoin">U Wo Deluz</text:span></text:p></text:note-body></text:note></text:span><text:span text:style-name="T1"> mirabil</text:span><text:span text:style-name="T34">e</text:span><text:span text:style-name="T1">s, pluraq</text:span><text:span text:style-name="amh_5f_dev_5f_abbr"><text:span text:style-name="T34">ue</text:span></text:span><text:span text:style-name="T1"> </text:span><text:span text:style-name="amh_5f_ancre_5f_glossaire">Sum</text:span><text:span text:style-name="T1">s</text:span><text:span text:style-name="T34">un</text:span><text:span text:style-name="T1">t palatia p</text:span><text:span text:style-name="amh_5f_dev_5f_abbr"><text:span text:style-name="T34">u</text:span></text:span><text:span text:style-name="T34">l</text:span><text:span text:style-name="T42">c</text:span><text:span text:style-name="amh_5f_dev_5f_abbr"><text:span text:style-name="T42">er</text:span></text:span><text:span text:style-name="T1">rima </text:span><text:span text:style-name="T42">i</text:span><text:span text:style-name="amh_5f_dev_5f_abbr"><text:span text:style-name="T42">n</text:span></text:span><text:span text:style-name="T1"> eadem</text:span><text:span text:style-name="T1"><text:note text:id="ftn47" text:note-class="footnote"><text:note-citation>47</text:note-citation><text:note-body><text:p text:style-name="P9"><text:span text:style-name="amh_5f_apparat_5f_leçon">in eadem</text:span> <text:span text:style-name="amh_5f_apparat_5f_témoin">Li Wo Deluz</text:span> : <text:span text:style-name="amh_5f_apparat_5f_variante">in eadem ciuitate</text:span> <text:span text:style-name="amh_5f_apparat_5f_témoin">U</text:span> <text:span text:style-name="amh_5f_apparat_5f_paleo">(script. </text:span><text:span text:style-name="amh_5f_apparat_5f_paleo"><text:span text:style-name="T43">a</text:span></text:span><text:span text:style-name="amh_5f_apparat_5f_paleo">nte palatia)</text:span></text:p></text:note-body></text:note></text:span><text:span text:style-name="T1">. </text:span><text:span text:style-name="amh_5f_ancre_5f_glossaire">Teneo</text:span><text:span text:style-name="T44">T</text:span><text:span text:style-name="T1">enet t</text:span><text:span text:style-name="amh_5f_dev_5f_abbr"><text:span text:style-name="T42">ame</text:span></text:span><text:span text:style-name="T42">n</text:span><text:span text:style-name="T1"> p</text:span><text:span text:style-name="amh_5f_dev_5f_abbr"><text:span text:style-name="T42">r</text:span></text:span><text:span text:style-name="T42">i</text:span><text:span text:style-name="T1">ncipatum </text:span><text:span text:style-name="T42">i</text:span><text:span text:style-name="amh_5f_dev_5f_abbr"><text:span text:style-name="T42">n</text:span></text:span><text:span text:style-name="T1"> ip</text:span><text:span text:style-name="amh_5f_dev_5f_abbr"><text:span text:style-name="T42">s</text:span></text:span><text:span text:style-name="T1">a ciuitate </text:span><text:span text:style-name="amh_5f_ancre_5f_glossaire">Ecclesia</text:span><text:span text:style-name="T1">eccl</text:span><text:span text:style-name="amh_5f_dev_5f_abbr"><text:span text:style-name="T42">esi</text:span></text:span><text:span text:style-name="T1">a </text:span><text:span text:style-name="amh_5f_ancre_5f_index_5f_locorum"><text:span text:style-name="T1">Ecclesia Sancte Sophie</text:span></text:span><text:span text:style-name="T1">s</text:span><text:span text:style-name="amh_5f_dev_5f_abbr"><text:span text:style-name="T42">an</text:span></text:span><text:span text:style-name="T1">cte Sophie, </text:span><text:span text:style-name="T42">id </text:span><text:span text:style-name="amh_5f_ancre_5f_glossaire">Sum</text:span><text:span text:style-name="T42">est</text:span><text:span text:style-name="T1"> sapi</text:span><text:span text:style-name="T42">e</text:span><text:span text:style-name="amh_5f_dev_5f_abbr"><text:span text:style-name="T42">n</text:span></text:span><text:span text:style-name="T1">tie q</text:span><text:span text:style-name="amh_5f_dev_5f_abbr"><text:span text:style-name="T42">u</text:span></text:span><text:span text:style-name="T41">e</text:span><text:span text:style-name="T1"> </text:span><text:span text:style-name="amh_5f_ancre_5f_index_5f_nominum"><text:span text:style-name="T1">Iesus Christus</text:span></text:span><text:span text:style-name="amh_5f_dev_5f_abbr"><text:span text:style-name="T42">Christu</text:span></text:span><text:span text:style-name="T1">s </text:span><text:span text:style-name="amh_5f_ancre_5f_glossaire">Sum</text:span><text:span text:style-name="T1">est. </text:span><text:span text:style-name="T42">Q</text:span><text:span text:style-name="T1">u</text:span><text:span text:style-name="T42">a</text:span><text:span text:style-name="amh_5f_dev_5f_abbr"><text:span text:style-name="T42">m</text:span></text:span><text:span text:style-name="T1"> </text:span><text:span text:style-name="amh_5f_ancre_5f_index_5f_nominum"><text:span text:style-name="T1">Iustinianus</text:span></text:span><text:span text:style-name="T1">Iustinian</text:span><text:span text:style-name="amh_5f_dev_5f_abbr"><text:span text:style-name="T1">u</text:span></text:span><text:span text:style-name="T1">s imperator sanctissim</text:span><text:span text:style-name="amh_5f_dev_5f_abbr"><text:span text:style-name="T1">us</text:span></text:span><text:span text:style-name="amh_5f_dev_5f_abbr"><text:span text:style-name="T1"><text:note text:id="ftn48" text:note-class="footnote"><text:note-citation>48</text:note-citation><text:note-body><text:p text:style-name="P10"><text:span text:style-name="amh_5f_apparat_5f_leçon">sanctissimus</text:span> <text:span text:style-name="amh_5f_apparat_5f_témoin">Li U Wo</text:span> <text:span text:style-name="amh_5f_apparat_5f_paleo"><text:span text:style-name="T45">(in U script. ante </text:span></text:span><text:span text:style-name="amh_5f_apparat_5f_paleo">imperator</text:span><text:span text:style-name="amh_5f_apparat_5f_paleo"><text:span text:style-name="T45">)</text:span></text:span> : <text:span text:style-name="amh_5f_apparat_5f_variante">sacratissimus</text:span> <text:span text:style-name="amh_5f_apparat_5f_témoin">Deluz</text:span></text:p></text:note-body></text:note></text:span></text:span><text:span text:style-name="T1"> </text:span><text:span text:style-name="amh_5f_ancre_5f_glossaire">Fundo</text:span><text:span text:style-name="T1">f</text:span><text:span text:style-name="T42">u</text:span><text:span text:style-name="amh_5f_dev_5f_abbr"><text:span text:style-name="T42">n</text:span></text:span><text:span text:style-name="T1">dauit et mirab</text:span><text:span text:style-name="amh_5f_dev_5f_abbr"><text:span text:style-name="T42">i</text:span></text:span><text:span text:style-name="T1">l</text:span><text:span text:style-name="amh_5f_dev_5f_abbr"><text:span text:style-name="T42">ite</text:span></text:span><text:span text:style-name="T1">r </text:span><text:span text:style-name="T41">s</text:span><text:span text:style-name="T42">i</text:span><text:span text:style-name="amh_5f_dev_5f_abbr"><text:span text:style-name="T42">n</text:span></text:span><text:span text:style-name="T1">gularib</text:span><text:span text:style-name="amh_5f_dev_5f_abbr"><text:span text:style-name="T1">us</text:span></text:span><text:span text:style-name="T1"> p</text:span><text:span text:style-name="amh_5f_dev_5f_abbr"><text:span text:style-name="T42">re</text:span></text:span><text:span text:style-name="T1">rogatiuis </text:span><text:span text:style-name="amh_5f_corr_5f_ed"><text:span text:style-name="T42">et</text:span></text:span><text:span text:style-name="amh_5f_corr_5f_ed"><text:span text:style-name="T42"><text:note text:id="ftn49" text:note-class="footnote"><text:note-citation>49</text:note-citation><text:note-body><text:p text:style-name="P11"><text:span text:style-name="amh_5f_apparat_5f_leçon">et</text:span> <text:span text:style-name="amh_5f_apparat_5f_témoin">Li U</text:span> : <text:span text:style-name="amh_5f_apparat_5f_variante">ac</text:span> <text:span text:style-name="amh_5f_apparat_5f_témoin">Wo Deluz</text:span></text:p></text:note-body></text:note></text:span></text:span><text:span text:style-name="T1"> p</text:span><text:span text:style-name="amh_5f_dev_5f_abbr"><text:span text:style-name="T42">re</text:span></text:span><text:span text:style-name="T1">coniis </text:span><text:span text:style-name="amh_5f_ancre_5f_glossaire">Decoro</text:span><text:span text:style-name="T1">decorauit</text:span><text:span text:style-name="T44">.</text:span><text:span text:style-name="T1"> </text:span><text:span text:style-name="T42">Arbitror</text:span><text:span text:style-name="T42"><text:note text:id="ftn50" text:note-class="footnote"><text:note-citation>50</text:note-citation><text:note-body><text:p text:style-name="amh_5f_note_5f_apparat_5f_critique"><text:span text:style-name="amh_5f_apparat_5f_leçon">Arbitror</text:span> <text:span text:style-name="amh_5f_apparat_5f_témoin">Li</text:span> : <text:span text:style-name="amh_5f_apparat_5f_variante">Credo</text:span> <text:span text:style-name="amh_5f_apparat_5f_témoin">U Wo Deluz</text:span></text:p></text:note-body></text:note></text:span><text:span text:style-name="T1"> aut</text:span><text:span text:style-name="amh_5f_dev_5f_abbr"><text:span text:style-name="T42">em</text:span></text:span><text:span text:style-name="amh_5f_dev_5f_abbr"><text:span text:style-name="T42"><text:note text:id="ftn51" text:note-class="footnote"><text:note-citation>51</text:note-citation><text:note-body><text:p text:style-name="amh_5f_note_5f_apparat_5f_critique"><text:span text:style-name="amh_5f_apparat_5f_leçon">autem</text:span> Li : <text:span text:style-name="amh_5f_apparat_5f_omission">om.</text:span> <text:span text:style-name="amh_5f_apparat_5f_témoin">U Wo Deluz</text:span></text:p></text:note-body></text:note></text:span></text:span><text:span text:style-name="T1"> q</text:span><text:span text:style-name="amh_5f_dev_5f_abbr"><text:span text:style-name="T42">uod</text:span></text:span><text:span text:style-name="T1"> sub celo, a c</text:span><text:span text:style-name="T42">o</text:span><text:span text:style-name="amh_5f_dev_5f_abbr"><text:span text:style-name="T42">n</text:span></text:span><text:span text:style-name="T1">dito orbe</text:span><text:span text:style-name="T1"><text:note text:id="ftn52" text:note-class="footnote"><text:note-citation>52</text:note-citation><text:note-body><text:p text:style-name="P12"><text:span text:style-name="amh_5f_apparat_5f_leçon">a condito orbe</text:span> <text:span text:style-name="amh_5f_apparat_5f_témoin">Li</text:span> : <text:span text:style-name="amh_5f_apparat_5f_variante">postquam mundus creatus est</text:span> <text:span text:style-name="amh_5f_apparat_5f_témoin">U Wo Deluz</text:span></text:p></text:note-body></text:note></text:span><text:span text:style-name="T1">, non fuit tale edifici</text:span><text:span text:style-name="T42">u</text:span><text:span text:style-name="amh_5f_dev_5f_abbr"><text:span text:style-name="T42">m</text:span></text:span><text:span text:style-name="T1"> c</text:span><text:span text:style-name="T42">o</text:span><text:span text:style-name="amh_5f_dev_5f_abbr"><text:span text:style-name="T42">m</text:span></text:span><text:span text:style-name="T1">plet</text:span><text:span text:style-name="T42">u</text:span><text:span text:style-name="amh_5f_dev_5f_abbr"><text:span text:style-name="T42">m</text:span></text:span><text:span text:style-name="T1"> in nobilitate uidel</text:span><text:span text:style-name="amh_5f_dev_5f_abbr"><text:span text:style-name="T1">ic</text:span></text:span><text:span text:style-name="amh_5f_dev_5f_abbr"><text:span text:style-name="T42">et</text:span></text:span><text:span text:style-name="T1"> et magnitudine</text:span><text:span text:style-name="T1"><text:note text:id="ftn53" text:note-class="footnote"><text:note-citation>53</text:note-citation><text:note-body><text:p text:style-name="P13"><text:span text:style-name="amh_5f_apparat_5f_leçon">in nobilitate uidelicet et magnitudine</text:span> <text:span text:style-name="amh_5f_apparat_5f_témoin">Li</text:span> : <text:span text:style-name="amh_5f_apparat_5f_variante">quod huic potit nobilitate magnitudine</text:span> <text:span text:style-name="amh_5f_apparat_5f_témoin">U</text:span> | <text:span text:style-name="amh_5f_apparat_5f_variante">quod huic poterit in nobilitate et magnitudine</text:span> <text:span text:style-name="amh_5f_apparat_5f_témoin">Wo</text:span> | <text:span text:style-name="amh_5f_apparat_5f_variante">quod huic potuerit in nobilitate et magnitudine</text:span> <text:span text:style-name="amh_5f_apparat_5f_témoin">Deluz</text:span></text:p></text:note-body></text:note></text:span><text:span text:style-name="T1">, cet</text:span><text:span text:style-name="amh_5f_dev_5f_abbr"><text:span text:style-name="T46">er</text:span></text:span><text:span text:style-name="T1">is parib</text:span><text:span text:style-name="amh_5f_dev_5f_abbr"><text:span text:style-name="T1">u</text:span></text:span><text:span text:style-name="amh_5f_dev_5f_abbr"><text:span text:style-name="T46">s</text:span></text:span><text:span text:style-name="T46">,</text:span><text:span text:style-name="T1"> </text:span><text:span text:style-name="T46">equ</text:span><text:span text:style-name="amh_5f_dev_5f_abbr"><text:span text:style-name="T46">es</text:span></text:span><text:span text:style-name="T1"> parandum</text:span><text:span text:style-name="T1"><text:note text:id="ftn54" text:note-class="footnote"><text:note-citation>54</text:note-citation><text:note-body><text:p text:style-name="P14"><text:span text:style-name="amh_5f_apparat_5f_leçon"><text:span text:style-name="T47">c</text:span></text:span><text:span text:style-name="amh_5f_apparat_5f_leçon">eteris paribus eques parandum</text:span> <text:span text:style-name="amh_5f_apparat_5f_témoin">Li</text:span> : <text:span text:style-name="amh_5f_apparat_5f_variante">ceteris paribus comparari</text:span> <text:span text:style-name="amh_5f_apparat_5f_témoin">U Wo Deluz</text:span></text:p></text:note-body></text:note></text:span><text:span text:style-name="T1">. </text:span><text:span text:style-name="amh_5f_foliotation">[f.</text:span><text:span text:style-name="amh_5f_foliotation"><text:span text:style-name="T48"> </text:span></text:span><text:span text:style-name="amh_5f_foliotation">237r]</text:span><text:span text:style-name="T1">In ista</text:span><text:span text:style-name="T1"><text:note text:id="ftn55" text:note-class="footnote"><text:note-citation>55</text:note-citation><text:note-body><text:p text:style-name="P15"><text:span text:style-name="amh_5f_apparat_5f_leçon">In ista</text:span> <text:span text:style-name="amh_5f_apparat_5f_témoin">Li U Wo</text:span> : <text:span text:style-name="amh_5f_apparat_5f_variante">Coram ista</text:span> <text:span text:style-name="amh_5f_apparat_5f_témoin">Deluz</text:span></text:p></text:note-body></text:note></text:span><text:span text:style-name="T1"> </text:span><text:span text:style-name="T49">er</text:span><text:span text:style-name="T1">g</text:span><text:span text:style-name="T49">o</text:span><text:span text:style-name="T49"><text:note text:id="ftn56" text:note-class="footnote"><text:note-citation>56</text:note-citation><text:note-body><text:p text:style-name="P16"><text:span text:style-name="amh_5f_apparat_5f_leçon">ergo</text:span> <text:span text:style-name="amh_5f_apparat_5f_témoin">Li</text:span> : <text:span text:style-name="amh_5f_apparat_5f_omission">om.</text:span> <text:span text:style-name="amh_5f_apparat_5f_témoin">U Wo Deluz</text:span></text:p></text:note-body></text:note></text:span><text:span text:style-name="T1"> p</text:span><text:span text:style-name="amh_5f_dev_5f_abbr"><text:span text:style-name="T49">re</text:span></text:span><text:span text:style-name="T1">tiosissima eccl</text:span><text:span text:style-name="amh_5f_dev_5f_abbr"><text:span text:style-name="T49">esi</text:span></text:span><text:span text:style-name="T1">a est</text:span><text:span text:style-name="T1"><text:note text:id="ftn57" text:note-class="footnote"><text:note-citation>57</text:note-citation><text:note-body><text:p text:style-name="amh_5f_note_5f_apparat_5f_critique"><text:span text:style-name="amh_5f_apparat_5f_leçon">est</text:span> <text:span text:style-name="amh_5f_apparat_5f_témoin">Li</text:span> : <text:span text:style-name="amh_5f_apparat_5f_variante">stat</text:span> <text:span text:style-name="amh_5f_apparat_5f_témoin">U Wo Deluz</text:span></text:p></text:note-body></text:note></text:span><text:span text:style-name="T1"> ymago im</text:span><text:span text:style-name="amh_5f_dev_5f_abbr"><text:span text:style-name="T49">per</text:span></text:span><text:span text:style-name="T1">atoris </text:span><text:span text:style-name="amh_5f_ancre_5f_index_5f_nominum"><text:span text:style-name="T1">Iustinianus</text:span></text:span><text:span text:style-name="T1">Iustiniani, eques </text:span><text:span text:style-name="amh_5f_dev_5f_abbr"><text:span text:style-name="T49">et</text:span></text:span><text:span text:style-name="amh_5f_dev_5f_abbr"><text:span text:style-name="T49"><text:note text:id="ftn58" text:note-class="footnote"><text:note-citation>58</text:note-citation><text:note-body><text:p text:style-name="P17"><text:span text:style-name="amh_5f_apparat_5f_leçon">et</text:span> Li : <text:span text:style-name="amh_5f_apparat_5f_omission">om.</text:span> <text:span text:style-name="amh_5f_apparat_5f_témoin">U Wo Deluz</text:span></text:p></text:note-body></text:note></text:span></text:span><text:span text:style-name="T1"> de ere fusa, im</text:span><text:span text:style-name="amh_5f_dev_5f_abbr"><text:span text:style-name="T49">per</text:span></text:span><text:span text:style-name="T1">iali eminens</text:span><text:span text:style-name="T1"><text:note text:id="ftn59" text:note-class="footnote"><text:note-citation>59</text:note-citation><text:note-body><text:p text:style-name="P18"><text:span text:style-name="amh_5f_apparat_5f_leçon">eminens</text:span> <text:span text:style-name="amh_5f_apparat_5f_témoin">Li</text:span> : <text:span text:style-name="amh_5f_apparat_5f_omission">om.</text:span> <text:span text:style-name="amh_5f_apparat_5f_témoin">U Wo</text:span> | <text:span text:style-name="amh_5f_apparat_5f_variante">dyademate</text:span> <text:span text:style-name="amh_5f_apparat_5f_témoin">Deluz</text:span></text:p></text:note-body></text:note></text:span><text:span text:style-name="T1"> dignitate, corona deaurata</text:span><text:span text:style-name="T1"><text:note text:id="ftn60" text:note-class="footnote"><text:note-citation>60</text:note-citation><text:note-body><text:p text:style-name="P18"><text:span text:style-name="amh_5f_apparat_5f_leçon">deaurata</text:span> <text:span text:style-name="amh_5f_apparat_5f_témoin">Li</text:span> : <text:span text:style-name="amh_5f_apparat_5f_variante">tota deaurata</text:span> <text:span text:style-name="amh_5f_apparat_5f_témoin">U Wo Deluz</text:span></text:p></text:note-body></text:note></text:span><text:span text:style-name="T1"> max</text:span><text:span text:style-name="T49">i</text:span><text:span text:style-name="amh_5f_dev_5f_abbr"><text:span text:style-name="T49">m</text:span></text:span><text:span text:style-name="T1">e q</text:span><text:span text:style-name="amh_5f_dev_5f_abbr"><text:span text:style-name="T49">u</text:span></text:span><text:span text:style-name="T49">a</text:span><text:span text:style-name="T1">ntitatis </text:span><text:span text:style-name="T49">i</text:span><text:span text:style-name="amh_5f_dev_5f_abbr"><text:span text:style-name="T49">n</text:span></text:span><text:span text:style-name="T1">signita</text:span><text:span text:style-name="T1"><text:note text:id="ftn61" text:note-class="footnote"><text:note-citation>61</text:note-citation><text:note-body><text:p text:style-name="Footnote"/></text:note-body></text:note></text:span><text:span text:style-name="T1">, in manu sinistra</text:span><text:span text:style-name="T1"><text:note text:id="ftn62" text:note-class="footnote"><text:note-citation>62</text:note-citation><text:note-body><text:p text:style-name="Footnote"/></text:note-body></text:note></text:span><text:span text:style-name="T1"> pom</text:span><text:span text:style-name="T49">u</text:span><text:span text:style-name="amh_5f_dev_5f_abbr"><text:span text:style-name="T49">m</text:span></text:span><text:span text:style-name="T1"> q</text:span><text:span text:style-name="amh_5f_dev_5f_abbr"><text:span text:style-name="T49">uo</text:span></text:span><text:span text:style-name="T1">d orb</text:span><text:span text:style-name="T49">e</text:span><text:span text:style-name="amh_5f_dev_5f_abbr"><text:span text:style-name="T49">m</text:span></text:span><text:span text:style-name="T1"> rep</text:span><text:span text:style-name="amh_5f_dev_5f_abbr"><text:span text:style-name="T49">res</text:span></text:span><text:span text:style-name="amh_5f_dev_5f_abbr"><text:span text:style-name="T1">e</text:span></text:span><text:span text:style-name="T1">ntat, cruce su</text:span><text:span text:style-name="amh_5f_dev_5f_abbr"><text:span text:style-name="T49">per</text:span></text:span><text:span text:style-name="T1">posita, tenens, dext</text:span><text:span text:style-name="amh_5f_dev_5f_abbr"><text:span text:style-name="T49">e</text:span></text:span><text:span text:style-name="T1">r</text:span><text:span text:style-name="T49">a</text:span><text:span text:style-name="amh_5f_dev_5f_abbr"><text:span text:style-name="T49">m</text:span></text:span><text:span text:style-name="T1">q</text:span><text:span text:style-name="amh_5f_dev_5f_abbr"><text:span text:style-name="T49">ue</text:span></text:span><text:span text:style-name="T1"> c</text:span><text:span text:style-name="T49">o</text:span><text:span text:style-name="amh_5f_dev_5f_abbr"><text:span text:style-name="T49">n</text:span></text:span><text:span text:style-name="T1">tra orient</text:span><text:span text:style-name="T49">e</text:span><text:span text:style-name="amh_5f_dev_5f_abbr"><text:span text:style-name="T49">m</text:span></text:span><text:span text:style-name="T1"> leuans ad mod</text:span><text:span text:style-name="T49">u</text:span><text:span text:style-name="amh_5f_dev_5f_abbr"><text:span text:style-name="T49">m</text:span></text:span><text:span text:style-name="T1"> p</text:span><text:span text:style-name="amh_5f_dev_5f_abbr"><text:span text:style-name="T49">r</text:span></text:span><text:span text:style-name="T49">i</text:span><text:span text:style-name="T1">ncip</text:span><text:span text:style-name="T49">i</text:span><text:span text:style-name="T1">s minas rebellib</text:span><text:span text:style-name="amh_5f_dev_5f_abbr"><text:span text:style-name="T1">us</text:span></text:span><text:span text:style-name="T1"> appon</text:span><text:span text:style-name="T50">e</text:span><text:span text:style-name="amh_5f_dev_5f_abbr"><text:span text:style-name="T50">n</text:span></text:span><text:span text:style-name="T1">tis. </text:span><text:span text:style-name="T51">S</text:span><text:span text:style-name="T1">tatua, su</text:span><text:span text:style-name="amh_5f_dev_5f_abbr"><text:span text:style-name="T50">per</text:span></text:span><text:span text:style-name="T1"> qu</text:span><text:span text:style-name="T50">a</text:span><text:span text:style-name="amh_5f_dev_5f_abbr"><text:span text:style-name="T50">m</text:span></text:span><text:span text:style-name="T1"> ymago posita est, altissima existit ex petris magnis et cernento fortissimo glutinata.</text:span></text:p>
      <text:p text:style-name="amh_5f_paragraphe"><text:span text:style-name="T1">In hac sa</text:span><text:span text:style-name="amh_5f_dev_5f_abbr"><text:span text:style-name="T1">n</text:span></text:span><text:span text:style-name="T1">ctissima urbe, uidi</text:span><text:span text:style-name="T41">,</text:span><text:span text:style-name="T1"> de lice</text:span><text:span text:style-name="amh_5f_dev_5f_abbr"><text:span text:style-name="T1">n</text:span></text:span><text:span text:style-name="T1">tia </text:span><text:span text:style-name="amh_5f_dev_5f_abbr"><text:span text:style-name="T1">et</text:span></text:span><text:span text:style-name="T1"> p</text:span><text:span text:style-name="amh_5f_dev_5f_abbr"><text:span text:style-name="T1">re</text:span></text:span><text:span text:style-name="T1">cepto i</text:span><text:span text:style-name="amh_5f_dev_5f_abbr"><text:span text:style-name="T1">mper</text:span></text:span><text:span text:style-name="T1">atoris, magna</text:span><text:span text:style-name="amh_5f_dev_5f_abbr"><text:span text:style-name="T1">m</text:span></text:span><text:span text:style-name="T1"> </text:span><text:span text:style-name="amh_5f_dev_5f_abbr"><text:span text:style-name="T1">par</text:span></text:span><text:span text:style-name="T1">te</text:span><text:span text:style-name="amh_5f_dev_5f_abbr"><text:span text:style-name="T1">m</text:span></text:span><text:span text:style-name="T1"> crucis d</text:span><text:span text:style-name="amh_5f_dev_5f_abbr"><text:span text:style-name="T1">omi</text:span></text:span><text:span text:style-name="T1">nice et tunica</text:span><text:span text:style-name="amh_5f_dev_5f_abbr"><text:span text:style-name="T1">m</text:span></text:span><text:span text:style-name="T1"> D</text:span><text:span text:style-name="amh_5f_dev_5f_abbr"><text:span text:style-name="T1">omi</text:span></text:span><text:span text:style-name="T1">ni i</text:span><text:span text:style-name="amh_5f_dev_5f_abbr"><text:span text:style-name="T1">ncon</text:span></text:span><text:span text:style-name="T1">sutile</text:span><text:span text:style-name="amh_5f_dev_5f_abbr"><text:span text:style-name="T1">m</text:span></text:span><text:span text:style-name="T1">. Item spongia</text:span><text:span text:style-name="amh_5f_dev_5f_abbr"><text:span text:style-name="T1">m,</text:span></text:span><text:span text:style-name="T1"> calamu</text:span><text:span text:style-name="amh_5f_dev_5f_abbr"><text:span text:style-name="T1">m,</text:span></text:span><text:span text:style-name="T1"> unu</text:span><text:span text:style-name="amh_5f_dev_5f_abbr"><text:span text:style-name="T1">m</text:span></text:span><text:span text:style-name="T1"> clauu</text:span><text:span text:style-name="amh_5f_dev_5f_abbr"><text:span text:style-name="T1">m</text:span></text:span><text:span text:style-name="T1"> </text:span><text:span text:style-name="T41">D</text:span><text:span text:style-name="amh_5f_dev_5f_abbr"><text:span text:style-name="T1">omi</text:span></text:span><text:span text:style-name="T1">ni et corp</text:span><text:span text:style-name="amh_5f_dev_5f_abbr"><text:span text:style-name="T1">us</text:span></text:span><text:span text:style-name="T1"> b</text:span><text:span text:style-name="amh_5f_dev_5f_abbr"><text:span text:style-name="T1">ea</text:span></text:span><text:span text:style-name="T1">ti </text:span><text:span text:style-name="amh_5f_ancre_5f_index_5f_nominum"><text:span text:style-name="T1">Iohannes Crisostomi</text:span></text:span><text:span text:style-name="T1">Ioh</text:span><text:span text:style-name="amh_5f_dev_5f_abbr"><text:span text:style-name="T1">ann</text:span></text:span><text:span text:style-name="T1">is Crisostomi et plures alias s</text:span><text:span text:style-name="amh_5f_dev_5f_abbr"><text:span text:style-name="T1">an</text:span></text:span><text:span text:style-name="T1">ctoru</text:span><text:span text:style-name="amh_5f_dev_5f_abbr"><text:span text:style-name="T1">m</text:span></text:span><text:span text:style-name="T1"> uen</text:span><text:span text:style-name="amh_5f_dev_5f_abbr"><text:span text:style-name="T1">er</text:span></text:span><text:span text:style-name="T52">a</text:span><text:span text:style-name="T1">ndas reliquias.</text:span></text:p>
      <text:p text:style-name="amh_5f_paragraphe">Ubi uero hoc <text:span text:style-name="amh_5f_ancre_5f_index_5f_locorum">Bracium sancti Georgii</text:span>braciu<text:span text:style-name="amh_5f_dev_5f_abbr">m</text:span> i<text:span text:style-name="amh_5f_dev_5f_abbr">n</text:span>cipit de mari aut deriuari a mari <text:span text:style-name="amh_5f_ancre_5f_index_5f_locorum">Mediterraneum </text:span><text:span text:style-name="amh_5f_ancre_5f_index_5f_locorum"><text:span text:style-name="T53">(mare)</text:span></text:span>Medit<text:span text:style-name="amh_5f_dev_5f_abbr">er</text:span>raneo sup<text:span text:style-name="amh_5f_dev_5f_abbr">r</text:span>a littus <text:span text:style-name="amh_5f_ancre_5f_index_5f_locorum">Asia minor</text:span>Asie minoris, fuit <text:span text:style-name="amh_5f_ancre_5f_index_5f_locorum">Troia</text:span>Tro<text:span text:style-name="T54">i</text:span>a illa a<text:span text:style-name="amh_5f_dev_5f_abbr">n</text:span>tiqua et potens ciuitas <text:span text:style-name="amh_5f_dev_5f_abbr">con</text:span>stituta. <text:span text:style-name="T54">P</text:span><text:span text:style-name="amh_5f_dev_5f_abbr"><text:span text:style-name="T54">u</text:span></text:span><text:span text:style-name="T54">lcru</text:span><text:span text:style-name="amh_5f_dev_5f_abbr"><text:span text:style-name="T54">m</text:span></text:span><text:span text:style-name="T54"> locu</text:span><text:span text:style-name="amh_5f_dev_5f_abbr"><text:span text:style-name="T54">m</text:span></text:span><text:span text:style-name="T54"> h</text:span><text:span text:style-name="amh_5f_dev_5f_abbr"><text:span text:style-name="T54">ab</text:span></text:span><text:span text:style-name="T54">ebat et planu</text:span><text:span text:style-name="amh_5f_dev_5f_abbr"><text:span text:style-name="T54">m,</text:span></text:span><text:span text:style-name="T54"> </text:span><text:span text:style-name="amh_5f_dev_5f_abbr"><text:span text:style-name="T54">et</text:span></text:span><text:span text:style-name="T54"> aspectu</text:span><text:span text:style-name="amh_5f_dev_5f_abbr"><text:span text:style-name="T54">m</text:span></text:span><text:span text:style-name="T54"> u</text:span><text:span text:style-name="amh_5f_dev_5f_abbr"><text:span text:style-name="T54">er</text:span></text:span><text:span text:style-name="T54">sus maris latitudine</text:span><text:span text:style-name="amh_5f_dev_5f_abbr"><text:span text:style-name="T54">m</text:span></text:span><text:span text:style-name="T54"> </text:span>gra<text:span text:style-name="T55">tiosu</text:span><text:span text:style-name="amh_5f_dev_5f_abbr"><text:span text:style-name="T55">m</text:span></text:span><text:span text:style-name="T55">.</text:span><text:span text:style-name="T54"> </text:span><text:span text:style-name="T55">P</text:span><text:span text:style-name="T54">ortu</text:span><text:span text:style-name="amh_5f_dev_5f_abbr"><text:span text:style-name="T54">m</text:span></text:span><text:span text:style-name="T54"> bonu</text:span><text:span text:style-name="amh_5f_dev_5f_abbr"><text:span text:style-name="T54">m</text:span></text:span><text:span text:style-name="T54"> non u</text:span><text:span text:style-name="amh_5f_dev_5f_abbr"><text:span text:style-name="T54">idetu</text:span></text:span><text:span text:style-name="T54">r h</text:span><text:span text:style-name="amh_5f_dev_5f_abbr"><text:span text:style-name="T54">ab</text:span></text:span><text:span text:style-name="T54">uisse s</text:span><text:span text:style-name="amh_5f_dev_5f_abbr"><text:span text:style-name="T54">ed</text:span></text:span><text:span text:style-name="T54"> i</text:span><text:span text:style-name="amh_5f_dev_5f_abbr"><text:span text:style-name="T54">n</text:span></text:span><text:span text:style-name="T54"> quoda</text:span><text:span text:style-name="amh_5f_dev_5f_abbr"><text:span text:style-name="T54">m</text:span></text:span><text:span text:style-name="T54"> fluuius, mare contra ipsu</text:span><text:span text:style-name="amh_5f_dev_5f_abbr"><text:span text:style-name="T54">m</text:span></text:span><text:span text:style-name="T54"> i</text:span><text:span text:style-name="amh_5f_dev_5f_abbr"><text:span text:style-name="T54">n</text:span></text:span><text:span text:style-name="T54">fluens, aliqua nauigia pot</text:span><text:span text:style-name="amh_5f_dev_5f_abbr"><text:span text:style-name="T54">er</text:span></text:span><text:span text:style-name="T54">ant </text:span><text:span text:style-name="amh_5f_dev_5f_abbr"><text:span text:style-name="T54">con</text:span></text:span><text:span text:style-name="T54">seruari. </text:span><text:span text:style-name="amh_5f_dev_5f_abbr"><text:span text:style-name="T55">P</text:span></text:span><text:span text:style-name="amh_5f_dev_5f_abbr"><text:span text:style-name="T54">ro</text:span></text:span><text:span text:style-name="T54">pt</text:span><text:span text:style-name="amh_5f_dev_5f_abbr"><text:span text:style-name="T54">er</text:span></text:span><text:span text:style-name="T54"> uetustate</text:span><text:span text:style-name="amh_5f_dev_5f_abbr"><text:span text:style-name="T54">m</text:span></text:span><text:span text:style-name="T54"> t</text:span><text:span text:style-name="amh_5f_dev_5f_abbr"><text:span text:style-name="T54">em</text:span></text:span><text:span text:style-name="T54">p</text:span><text:span text:style-name="amh_5f_dev_5f_abbr"><text:span text:style-name="T54">or</text:span></text:span><text:span text:style-name="T54">is tante ta</text:span><text:span text:style-name="amh_5f_dev_5f_abbr"><text:span text:style-name="T54">m</text:span></text:span><text:span text:style-name="T54"> famose</text:span><text:span text:style-name="T56">q</text:span><text:span text:style-name="amh_5f_dev_5f_abbr"><text:span text:style-name="T56">ue</text:span></text:span><text:span text:style-name="T56"> ciuitatis aliqua uestigia uix su</text:span><text:span text:style-name="amh_5f_dev_5f_abbr"><text:span text:style-name="T56">per</text:span></text:span><text:span text:style-name="T56">su</text:span><text:span text:style-name="amh_5f_dev_5f_abbr"><text:span text:style-name="T56">n</text:span></text:span><text:span text:style-name="T56">t. Sic </text:span><text:span text:style-name="amh_5f_dev_5f_abbr">i</text:span>g<text:span text:style-name="amh_5f_dev_5f_abbr">itu</text:span>r<text:span text:style-name="T56"> </text:span><text:span text:style-name="amh_5f_dev_5f_abbr"><text:span text:style-name="T56">pro</text:span></text:span><text:span text:style-name="T56">spero nauigio </text:span><text:span text:style-name="T57">annuente</text:span><text:span text:style-name="T57"><text:note text:id="ftn63" text:note-class="footnote"><text:note-citation>63</text:note-citation><text:note-body><text:p text:style-name="Footnote"/></text:note-body></text:note></text:span><text:span text:style-name="T57"> </text:span><text:span text:style-name="T56">ac nimi</text:span><text:span text:style-name="T57">r</text:span><text:span text:style-name="T56">u</text:span><text:span text:style-name="amh_5f_dev_5f_abbr"><text:span text:style-name="T56">m</text:span></text:span><text:span text:style-name="T56"> dirigente d</text:span><text:span text:style-name="amh_5f_dev_5f_abbr"><text:span text:style-name="T56">omi</text:span></text:span><text:span text:style-name="T56">no ad has p</text:span><text:span text:style-name="amh_5f_dev_5f_abbr"><text:span text:style-name="T56">ar</text:span></text:span><text:span text:style-name="T56">tes </text:span><text:span text:style-name="amh_5f_ancre_5f_index_5f_locorum">Troia</text:span><text:span text:style-name="T56">Troie </text:span><text:span text:style-name="amh_5f_dev_5f_abbr"><text:span text:style-name="T56">per</text:span></text:span><text:span text:style-name="T56">ueni, postq</text:span><text:span text:style-name="amh_5f_dev_5f_abbr"><text:span text:style-name="T56">u</text:span></text:span><text:span text:style-name="T56">a</text:span><text:span text:style-name="amh_5f_dev_5f_abbr"><text:span text:style-name="T56">m</text:span></text:span><text:span text:style-name="T56"> de ciuitate </text:span><text:span text:style-name="amh_5f_ancre_5f_index_5f_locorum">Naulum</text:span><text:span text:style-name="T56">Nauli </text:span><text:span text:style-name="amh_5f_dev_5f_abbr"><text:span text:style-name="T56">pro</text:span></text:span><text:span text:style-name="T56">cedendo </text:span><text:soft-page-break/><text:span text:style-name="amh_5f_dev_5f_abbr"><text:span text:style-name="T56">per</text:span></text:span><text:span text:style-name="T56">lustraui littora </text:span><text:span text:style-name="amh_5f_ancre_5f_index_5f_locorum">Lombardia</text:span><text:span text:style-name="T58">L</text:span><text:span text:style-name="T56">ombardie, </text:span><text:span text:style-name="amh_5f_ancre_5f_index_5f_locorum">Tuscia</text:span><text:span text:style-name="T56">Tuscia, </text:span><text:span text:style-name="amh_5f_ancre_5f_index_5f_locorum">Campania</text:span><text:span text:style-name="T56">Ca</text:span><text:span text:style-name="amh_5f_dev_5f_abbr"><text:span text:style-name="T56">m</text:span></text:span><text:span text:style-name="T56">panie, </text:span><text:span text:style-name="amh_5f_ancre_5f_index_5f_locorum">Calabria</text:span><text:span text:style-name="T56">Calabrie, </text:span><text:span text:style-name="amh_5f_ancre_5f_index_5f_locorum">Apulia</text:span><text:span text:style-name="T56">Apulie, et tra</text:span><text:span text:style-name="amh_5f_dev_5f_abbr"><text:span text:style-name="T56">n</text:span></text:span><text:span text:style-name="T56">siui famosas </text:span><text:span text:style-name="amh_5f_ancre_5f_index_5f_locorum">Italia</text:span><text:span text:style-name="T56">Italie i</text:span><text:span text:style-name="amh_5f_dev_5f_abbr"><text:span text:style-name="T56">n</text:span></text:span><text:span text:style-name="T56">sulas </text:span><text:span text:style-name="amh_5f_ancre_5f_index_5f_locorum">Corsica</text:span><text:span text:style-name="T56">Corsica</text:span><text:span text:style-name="amh_5f_dev_5f_abbr"><text:span text:style-name="T56">s,</text:span></text:span><text:span text:style-name="T56"> </text:span><text:span text:style-name="amh_5f_ancre_5f_index_5f_locorum">Sardinia</text:span><text:span text:style-name="T56">Sardinia</text:span><text:span text:style-name="amh_5f_dev_5f_abbr"><text:span text:style-name="T56">m</text:span></text:span><text:span text:style-name="T56"> et </text:span><text:span text:style-name="amh_5f_ancre_5f_index_5f_locorum"><text:s/></text:span><text:span text:style-name="amh_5f_ancre_5f_index_5f_locorum"><text:span text:style-name="T59">Sicilia</text:span></text:span><text:span text:style-name="T60">S</text:span><text:span text:style-name="T56">iciliam.</text:span></text:p>
      <text:p text:style-name="amh_5f_paragraphe"><text:span text:style-name="T61">E</text:span><text:span text:style-name="T62">t postq</text:span><text:span text:style-name="amh_5f_dev_5f_abbr"><text:span text:style-name="T62">u</text:span></text:span><text:span text:style-name="T62">a</text:span><text:span text:style-name="amh_5f_dev_5f_abbr"><text:span text:style-name="T62">m</text:span></text:span><text:span text:style-name="T62"> tra</text:span><text:span text:style-name="amh_5f_dev_5f_abbr"><text:span text:style-name="T62">n</text:span></text:span><text:span text:style-name="T62">siui sinu</text:span><text:span text:style-name="amh_5f_dev_5f_abbr"><text:span text:style-name="T62">m</text:span></text:span><text:span text:style-name="T62"> seu mare </text:span><text:span text:style-name="amh_5f_ancre_5f_index_5f_locorum"><text:span text:style-name="T1">Adriaticum</text:span></text:span><text:span text:style-name="T62">Adriaticu</text:span><text:span text:style-name="amh_5f_dev_5f_abbr"><text:span text:style-name="T62">m</text:span></text:span><text:span text:style-name="T62">, q</text:span><text:span text:style-name="amh_5f_dev_5f_abbr"><text:span text:style-name="T62">uo</text:span></text:span><text:span text:style-name="T62">d </text:span><text:span text:style-name="T63">h</text:span><text:span text:style-name="T62">odie gulfis </text:span><text:span text:style-name="amh_5f_ancre_5f_index_5f_locorum"><text:span text:style-name="T1">Venetiae</text:span></text:span><text:span text:style-name="T64">V</text:span><text:span text:style-name="T62">enetiaru</text:span><text:span text:style-name="amh_5f_dev_5f_abbr"><text:span text:style-name="T62">m</text:span></text:span><text:span text:style-name="T62"> d</text:span><text:span text:style-name="amh_5f_dev_5f_abbr"><text:span text:style-name="T62">icitu</text:span></text:span><text:span text:style-name="T62">r, qui sin</text:span><text:span text:style-name="amh_5f_dev_5f_abbr"><text:span text:style-name="T62">us</text:span></text:span><text:span text:style-name="T62"> admodu</text:span><text:span text:style-name="amh_5f_dev_5f_abbr"><text:span text:style-name="T62">m</text:span></text:span><text:span text:style-name="T62"> te</text:span><text:span text:style-name="amh_5f_dev_5f_abbr"><text:span text:style-name="T62">m</text:span></text:span><text:span text:style-name="T62">pestuosus, diuidens </text:span><text:span text:style-name="amh_5f_ancre_5f_index_5f_locorum"><text:span text:style-name="T1">Italia</text:span></text:span><text:span text:style-name="T62">Italia</text:span><text:span text:style-name="amh_5f_dev_5f_abbr"><text:span text:style-name="T62">m</text:span></text:span><text:span text:style-name="T62"> </text:span><text:span text:style-name="amh_5f_dev_5f_abbr"><text:span text:style-name="T62">et</text:span></text:span><text:span text:style-name="T62"> </text:span><text:span text:style-name="amh_5f_ancre_5f_index_5f_locorum"><text:span text:style-name="T1">Grecia</text:span></text:span><text:span text:style-name="T62">Grecia</text:span><text:span text:style-name="amh_5f_dev_5f_abbr"><text:span text:style-name="T62">m</text:span></text:span><text:span text:style-name="T62"> i</text:span><text:span text:style-name="amh_5f_dev_5f_abbr"><text:span text:style-name="T62">n</text:span></text:span><text:span text:style-name="T62"> hac parte. </text:span><text:span text:style-name="T63">E</text:span><text:span text:style-name="T62">t postq</text:span><text:span text:style-name="amh_5f_dev_5f_abbr"><text:span text:style-name="T62">u</text:span></text:span><text:span text:style-name="T62">a</text:span><text:span text:style-name="amh_5f_dev_5f_abbr"><text:span text:style-name="T62">m</text:span></text:span><text:span text:style-name="T62">, certa littora </text:span><text:span text:style-name="amh_5f_ancre_5f_index_5f_locorum"><text:span text:style-name="T1">Grecia</text:span></text:span><text:span text:style-name="T65">G</text:span><text:span text:style-name="T62">recie n</text:span><text:span text:style-name="T65">a</text:span><text:span text:style-name="T62">uiga</text:span><text:span text:style-name="amh_5f_dev_5f_abbr"><text:span text:style-name="T62">n</text:span></text:span><text:span text:style-name="T62">do, lustraui </text:span><text:span text:style-name="amh_5f_ancre_5f_index_5f_locorum"><text:span text:style-name="T1">Achaia</text:span></text:span><text:span text:style-name="T64">A</text:span><text:span text:style-name="T66">chaiam </text:span><text:span text:style-name="amh_5f_ancre_5f_index_5f_locorum"><text:span text:style-name="T1">Athenae</text:span></text:span><text:span text:style-name="T64">A</text:span><text:span text:style-name="T66">thenaru</text:span><text:span text:style-name="amh_5f_dev_5f_abbr"><text:span text:style-name="T66">m</text:span></text:span><text:span text:style-name="T66">q</text:span><text:span text:style-name="amh_5f_dev_5f_abbr"><text:span text:style-name="T66">ue</text:span></text:span><text:span text:style-name="T66"> </text:span><text:span text:style-name="amh_5f_dev_5f_abbr"><text:span text:style-name="T66">pro</text:span></text:span><text:span text:style-name="T66">uincia</text:span><text:span text:style-name="amh_5f_dev_5f_abbr"><text:span text:style-name="T64">m</text:span></text:span><text:span text:style-name="T66">, philosophie matre</text:span><text:span text:style-name="amh_5f_dev_5f_abbr"><text:span text:style-name="T66">m,</text:span></text:span><text:span text:style-name="T66"> et </text:span><text:span text:style-name="amh_5f_ancre_5f_index_5f_locorum"><text:span text:style-name="T1">Macedonia</text:span></text:span><text:span text:style-name="T66">Macedoniam cet</text:span><text:span text:style-name="amh_5f_dev_5f_abbr"><text:span text:style-name="T66">er</text:span></text:span><text:span text:style-name="T66">asq</text:span><text:span text:style-name="amh_5f_dev_5f_abbr"><text:span text:style-name="T66">ue</text:span></text:span><text:span text:style-name="T66"> partes </text:span><text:span text:style-name="amh_5f_ancre_5f_index_5f_locorum"><text:span text:style-name="T1">Grecia</text:span></text:span><text:span text:style-name="T66">Grecie, q</text:span><text:span text:style-name="amh_5f_dev_5f_abbr"><text:span text:style-name="T66">ue</text:span></text:span><text:span text:style-name="T66"> </text:span><text:span text:style-name="amh_5f_ancre_5f_index_5f_locorum"><text:span text:style-name="T1">Romania</text:span></text:span><text:span text:style-name="T66">Romania uulgarit</text:span><text:span text:style-name="amh_5f_dev_5f_abbr"><text:span text:style-name="T66">er</text:span></text:span><text:span text:style-name="T66"> appelant</text:span><text:span text:style-name="amh_5f_dev_5f_abbr"><text:span text:style-name="T66">u</text:span></text:span><text:span text:style-name="T66">r. Post hec, </text:span><text:span text:style-name="amh_5f_dev_5f_abbr"><text:span text:style-name="T66">pro</text:span></text:span><text:span text:style-name="T66">cedens de </text:span><text:span text:style-name="amh_5f_ancre_5f_index_5f_locorum"><text:span text:style-name="T1">Troia</text:span></text:span><text:span text:style-name="T66">Troie </text:span><text:span text:style-name="amh_5f_dev_5f_abbr"><text:span text:style-name="T66">par</text:span></text:span><text:span text:style-name="T66">tib</text:span><text:span text:style-name="amh_5f_dev_5f_abbr"><text:span text:style-name="T66">us</text:span></text:span><text:span text:style-name="T66">, i</text:span><text:span text:style-name="amh_5f_dev_5f_abbr"><text:span text:style-name="T66">n</text:span></text:span><text:span text:style-name="T66">sulas </text:span><text:span text:style-name="T65">G</text:span><text:span text:style-name="T66">recaru</text:span><text:span text:style-name="amh_5f_dev_5f_abbr"><text:span text:style-name="T66">m</text:span></text:span><text:span text:style-name="T66">, </text:span><text:span text:style-name="amh_5f_ancre_5f_index_5f_locorum"><text:span text:style-name="T1">Asia</text:span></text:span><text:span text:style-name="T66">Asie et littora </text:span><text:span text:style-name="amh_5f_ancre_5f_index_5f_locorum"><text:span text:style-name="T1">Asia minor</text:span></text:span><text:span text:style-name="T66">Minoris Asie dilige</text:span><text:span text:style-name="amh_5f_dev_5f_abbr"><text:span text:style-name="T66">n</text:span></text:span><text:span text:style-name="T66">tius </text:span><text:span text:style-name="amh_5f_dev_5f_abbr"><text:span text:style-name="T66">per</text:span></text:span><text:span text:style-name="T66">lustraui, ueniq</text:span><text:span text:style-name="amh_5f_dev_5f_abbr"><text:span text:style-name="T66">ue</text:span></text:span><text:span text:style-name="T66"> ad i</text:span><text:span text:style-name="amh_5f_dev_5f_abbr"><text:span text:style-name="T66">n</text:span></text:span><text:span text:style-name="T66">sula</text:span><text:span text:style-name="amh_5f_dev_5f_abbr"><text:span text:style-name="T66">m</text:span></text:span><text:span text:style-name="T66"> </text:span><text:span text:style-name="amh_5f_ancre_5f_index_5f_locorum"><text:span text:style-name="T1">Syo</text:span></text:span><text:span text:style-name="T66">Syo, ubi mastix crescit et ut d</text:span><text:span text:style-name="amh_5f_dev_5f_abbr"><text:span text:style-name="T66">icitu</text:span></text:span><text:span text:style-name="T66">r nusq</text:span><text:span text:style-name="amh_5f_dev_5f_abbr"><text:span text:style-name="T66">u</text:span></text:span><text:span text:style-name="T66">a</text:span><text:span text:style-name="amh_5f_dev_5f_abbr"><text:span text:style-name="T66">m</text:span></text:span><text:span text:style-name="T66"> alias. </text:span><text:span text:style-name="T67">Gu</text:span><text:span text:style-name="amh_5f_dev_5f_abbr"><text:span text:style-name="T68">m</text:span></text:span><text:span text:style-name="T67">mi</text:span><text:span text:style-name="T66"> est fluens de arborib</text:span><text:span text:style-name="amh_5f_dev_5f_abbr"><text:span text:style-name="T66">us</text:span></text:span><text:span text:style-name="T66"> </text:span><text:span text:style-name="amh_5f_dev_5f_abbr"><text:span text:style-name="T66">par</text:span></text:span><text:span text:style-name="T66">uulis, pu</text:span><text:span text:style-name="amh_5f_dev_5f_abbr"><text:span text:style-name="T66">n</text:span></text:span><text:span text:style-name="T66">ctura certi i</text:span><text:span text:style-name="amh_5f_dev_5f_abbr"><text:span text:style-name="T66">n</text:span></text:span><text:span text:style-name="T66">strume</text:span><text:span text:style-name="amh_5f_dev_5f_abbr"><text:span text:style-name="T66">n</text:span></text:span><text:span text:style-name="T66">ti i</text:span><text:span text:style-name="amh_5f_dev_5f_abbr"><text:span text:style-name="T66">n</text:span></text:span><text:span text:style-name="T66"> cortice apertis t</text:span><text:span text:style-name="amh_5f_dev_5f_abbr"><text:span text:style-name="T66">em</text:span></text:span><text:span text:style-name="T66">p</text:span><text:span text:style-name="amh_5f_dev_5f_abbr"><text:span text:style-name="T66">or</text:span></text:span><text:span text:style-name="T66">e opportuno.</text:span></text:p>
      <text:p text:style-name="amh_5f_paragraphe"><text:span text:style-name="T69">Post hec ueni ad i</text:span><text:span text:style-name="amh_5f_dev_5f_abbr"><text:span text:style-name="T69">n</text:span></text:span><text:span text:style-name="T69">sula</text:span><text:span text:style-name="amh_5f_dev_5f_abbr"><text:span text:style-name="T69">m</text:span></text:span><text:span text:style-name="T69"> </text:span><text:span text:style-name="amh_5f_ancre_5f_index_5f_locorum">Pathmos</text:span><text:span text:style-name="T69">Pathmos, ubi a dilectissimus </text:span><text:span text:style-name="amh_5f_ancre_5f_index_5f_nominum">Christus</text:span><text:span text:style-name="amh_5f_dev_5f_abbr"><text:span text:style-name="T69">Christ</text:span></text:span><text:span text:style-name="T69">i discip</text:span><text:span text:style-name="amh_5f_dev_5f_abbr"><text:span text:style-name="T69">u</text:span></text:span><text:span text:style-name="T69">lo ibi relegato </text:span><office:annotation office:name="__Annotation__9940_2972721066" loext:resolved="false"><dc:creator>Alexandre Moret Houplon</dc:creator><dc:date>2026-01-08T21:01:34.981499800</dc:date><meta:creator-initials>AMH</meta:creator-initials><text:p text:style-name="Comment">Renvoi au Nouveau Testament : Apocalypse</text:p><text:p text:style-name="Comment">Je devrais peut-être faire une table des références bibliques ?</text:p></office:annotation><text:span text:style-name="T70">A</text:span><text:span text:style-name="T71">pocalipsis</text:span><office:annotation-end office:name="__Annotation__9940_2972721066"/><text:span text:style-name="T69"> sc</text:span><text:span text:style-name="amh_5f_dev_5f_abbr"><text:span text:style-name="T69">r</text:span></text:span><text:span text:style-name="T69">ibit</text:span><text:span text:style-name="amh_5f_dev_5f_abbr"><text:span text:style-name="T69">u</text:span></text:span><text:span text:style-name="T69">r</text:span><text:span text:style-name="T69"><text:note text:id="ftn64" text:note-class="footnote"><text:note-citation>64</text:note-citation><text:note-body><text:p text:style-name="amh_5f_note_5f_apparat_5f_source"/></text:note-body></text:note></text:span><text:span text:style-name="T69">. </text:span><text:span text:style-name="T72">Postea </text:span><text:span text:style-name="amh_5f_dev_5f_abbr"><text:span text:style-name="T72">per</text:span></text:span><text:span text:style-name="T72">ueni ad </text:span><text:span text:style-name="amh_5f_ancre_5f_index_5f_locorum">Ephesus</text:span><text:span text:style-name="T72">Ephesu</text:span><text:span text:style-name="amh_5f_dev_5f_abbr"><text:span text:style-name="T73">m</text:span></text:span><text:span text:style-name="T73">,</text:span><text:span text:style-name="T72"> ubi b</text:span><text:span text:style-name="amh_5f_dev_5f_abbr"><text:span text:style-name="T72">ea</text:span></text:span><text:span text:style-name="T72">tissim</text:span><text:span text:style-name="amh_5f_dev_5f_abbr"><text:span text:style-name="T72">us</text:span></text:span><text:span text:style-name="T72"> p</text:span><text:span text:style-name="amh_5f_dev_5f_abbr"><text:span text:style-name="T72">re</text:span></text:span><text:span text:style-name="T72">dictus ap</text:span><text:span text:style-name="amh_5f_dev_5f_abbr"><text:span text:style-name="T72">osto</text:span></text:span><text:span text:style-name="T72">l</text:span><text:span text:style-name="amh_5f_dev_5f_abbr"><text:span text:style-name="T72">u</text:span></text:span><text:span text:style-name="T72">s </text:span><text:span text:style-name="amh_5f_dev_5f_abbr"><text:span text:style-name="T72">et</text:span></text:span><text:span text:style-name="T72"> eu</text:span><text:span text:style-name="amh_5f_dev_5f_abbr"><text:span text:style-name="T72">a</text:span></text:span><text:span text:style-name="amh_5f_dev_5f_abbr"><text:span text:style-name="T74">n</text:span></text:span><text:span text:style-name="T72">g</text:span><text:span text:style-name="amh_5f_dev_5f_abbr"><text:span text:style-name="T72">elis</text:span></text:span><text:span text:style-name="T72">ta </text:span><text:span text:style-name="amh_5f_ancre_5f_index_5f_nominum">Iohannes Crisostomi</text:span><text:span text:style-name="T74">Ioh</text:span><text:span text:style-name="amh_5f_dev_5f_abbr"><text:span text:style-name="T74">ann</text:span></text:span><text:span text:style-name="T74">es se deposuit i</text:span><text:span text:style-name="amh_5f_dev_5f_abbr"><text:span text:style-name="T74">n</text:span></text:span><text:span text:style-name="T74"> monume</text:span><text:span text:style-name="amh_5f_dev_5f_abbr"><text:span text:style-name="T74">n</text:span></text:span><text:span text:style-name="T74">to uiuus, </text:span><text:span text:style-name="T73">i</text:span><text:span text:style-name="amh_5f_dev_5f_abbr"><text:span text:style-name="T74">n</text:span></text:span><text:span text:style-name="T74"> q</text:span><text:span text:style-name="amh_5f_dev_5f_abbr"><text:span text:style-name="T74">u</text:span></text:span><text:span text:style-name="T74">o loco sup</text:span><text:span text:style-name="amh_5f_dev_5f_abbr"><text:span text:style-name="T74">r</text:span></text:span><text:span text:style-name="T74">a monume</text:span><text:span text:style-name="amh_5f_dev_5f_abbr"><text:span text:style-name="T74">n</text:span></text:span><text:span text:style-name="T74">tu</text:span><text:span text:style-name="amh_5f_dev_5f_abbr"><text:span text:style-name="T74">m</text:span></text:span><text:span text:style-name="T74"> ei</text:span><text:span text:style-name="amh_5f_dev_5f_abbr"><text:span text:style-name="T74">us</text:span></text:span><text:span text:style-name="T74"> p</text:span><text:span text:style-name="amh_5f_dev_5f_abbr"><text:span text:style-name="T74">u</text:span></text:span><text:span text:style-name="T74">lcerrima et magna eccl</text:span><text:span text:style-name="amh_5f_dev_5f_abbr"><text:span text:style-name="T74">esi</text:span></text:span><text:span text:style-name="T74">a est </text:span><text:span text:style-name="amh_5f_dev_5f_abbr"><text:span text:style-name="T74">con</text:span></text:span><text:span text:style-name="T74">structa, plu</text:span><text:span text:style-name="amh_5f_dev_5f_abbr"><text:span text:style-name="T74">m</text:span></text:span><text:span text:style-name="T74">bo cooperta, ad modu</text:span><text:span text:style-name="amh_5f_dev_5f_abbr"><text:span text:style-name="T74">m</text:span></text:span><text:span text:style-name="T74"> crucis </text:span><text:span text:style-name="T75">extensa, o</text:span><text:span text:style-name="amh_5f_dev_5f_abbr"><text:span text:style-name="T75">per</text:span></text:span><text:span text:style-name="T75">e musa</text:span><text:span text:style-name="T48">ï</text:span><text:span text:style-name="T75">co et marmorib</text:span><text:span text:style-name="amh_5f_dev_5f_abbr"><text:span text:style-name="T75">us</text:span></text:span><text:span text:style-name="T75"> solle</text:span><text:span text:style-name="amh_5f_dev_5f_abbr"><text:span text:style-name="T75">m</text:span></text:span><text:span text:style-name="T75">pnit</text:span><text:span text:style-name="amh_5f_dev_5f_abbr"><text:span text:style-name="T75">er</text:span></text:span><text:span text:style-name="T75"> decorata. Est aut</text:span><text:span text:style-name="amh_5f_dev_5f_abbr"><text:span text:style-name="T75">em</text:span></text:span><text:span text:style-name="T75"> hec civitas </text:span><office:annotation office:name="__Annotation__9942_2972721066" loext:resolved="false"><dc:creator>Alexandre Moret Houplon</dc:creator><dc:date>2026-01-08T21:05:14.970088600</dc:date><meta:creator-initials>AMH</meta:creator-initials><text:p text:style-name="Comment">Valider la lecture par U et Wo, car pas la même que Deluz</text:p></office:annotation><text:span text:style-name="amh_5f_ancre_5f_index_5f_locorum">Ephesus</text:span><text:span text:style-name="T75">Ephesi</text:span><office:annotation-end office:name="__Annotation__9942_2972721066"/><text:span text:style-name="T75"> i</text:span><text:span text:style-name="amh_5f_dev_5f_abbr"><text:span text:style-name="T75">n</text:span></text:span><text:span text:style-name="T75"> loco pulcro forti ac fertili collocata, distans q</text:span><text:span text:style-name="amh_5f_dev_5f_abbr"><text:span text:style-name="T75">u</text:span></text:span><text:span text:style-name="T75">idem a mari ad pauca miliaria. </text:span><text:span text:style-name="amh_5f_ancre_5f_index_5f_locorum">Sarracen</text:span><text:span text:style-name="amh_5f_ancre_5f_index_5f_locorum"><text:span text:style-name="T76">us</text:span></text:span><text:span text:style-name="T75">Sarraceni </text:span><office:annotation office:name="__Annotation__9943_2972721066" loext:resolved="false"><dc:creator>Alexandre Moret Houplon</dc:creator><dc:date>2026-01-08T21:06:35.396757700</dc:date><meta:creator-initials>AMH</meta:creator-initials><text:p text:style-name="Comment">Vérifier la lecture sur les autres témoins</text:p></office:annotation><text:span text:style-name="T77">Asiani</text:span><office:annotation-end office:name="__Annotation__9943_2972721066"/><text:span text:style-name="T77">,</text:span><text:span text:style-name="amh_5f_dev_5f_abbr"><text:span text:style-name="T75"> Christ</text:span></text:span><text:span text:style-name="T75">ianis </text:span><text:span text:style-name="T73">inde </text:span><text:span text:style-name="T75">expulsis ac occisis et i</text:span><text:span text:style-name="amh_5f_dev_5f_abbr"><text:span text:style-name="T75">n</text:span></text:span><text:span text:style-name="T75"> s</text:span><text:span text:style-name="amh_5f_dev_5f_abbr"><text:span text:style-name="T75">er</text:span></text:span><text:span text:style-name="T75">uitut</text:span><text:span text:style-name="T78">em</text:span><text:span text:style-name="T75"> redactis, ecclesiis de q</text:span><text:span text:style-name="amh_5f_dev_5f_abbr"><text:span text:style-name="T75">u</text:span></text:span><text:span text:style-name="T75">ib</text:span><text:span text:style-name="amh_5f_dev_5f_abbr"><text:span text:style-name="T75">us</text:span></text:span><text:span text:style-name="T75"> fit mensio in </text:span><office:annotation office:name="__Annotation__9944_2972721066" loext:resolved="false"><dc:creator>Alexandre Moret Houplon</dc:creator><dc:date>2026-01-08T21:07:51.363685900</dc:date><meta:creator-initials>AMH</meta:creator-initials><text:p text:style-name="Comment">Renvoi au Nouveau Testament : Apocalypse</text:p></office:annotation><text:span text:style-name="T77">Apocalipsi</text:span><text:span text:style-name="T77"><text:note text:id="ftn65" text:note-class="footnote"><text:note-citation>65</text:note-citation><text:note-body><text:p text:style-name="amh_5f_note_5f_apparat_5f_source"/></text:note-body></text:note></text:span><office:annotation-end office:name="__Annotation__9944_2972721066"/><text:span text:style-name="T75"> pulc</text:span><text:span text:style-name="amh_5f_dev_5f_abbr"><text:span text:style-name="T75">er</text:span></text:span><text:span text:style-name="T75">rimis destructis, ip</text:span><text:span text:style-name="amh_5f_dev_5f_abbr"><text:span text:style-name="T75">s</text:span></text:span><text:span text:style-name="T75">am tenent </text:span><text:span text:style-name="T79">eccl</text:span><text:span text:style-name="amh_5f_dev_5f_abbr"><text:span text:style-name="T79">esi</text:span></text:span><text:span text:style-name="T79">a t</text:span><text:span text:style-name="amh_5f_dev_5f_abbr"><text:span text:style-name="T79">ame</text:span></text:span><text:span text:style-name="T79">n b</text:span><text:span text:style-name="amh_5f_dev_5f_abbr"><text:span text:style-name="T79">ea</text:span></text:span><text:span text:style-name="T79">ti </text:span><text:span text:style-name="amh_5f_ancre_5f_index_5f_nominum">Iohannes Crisostomi</text:span><text:span text:style-name="T79">Ioh</text:span><text:span text:style-name="amh_5f_dev_5f_abbr"><text:span text:style-name="T79">ann</text:span></text:span><text:span text:style-name="T79">is e</text:span><text:span text:style-name="T80">u</text:span><text:span text:style-name="amh_5f_dev_5f_abbr"><text:span text:style-name="T79">an</text:span></text:span><text:span text:style-name="T79">g</text:span><text:span text:style-name="amh_5f_dev_5f_abbr"><text:span text:style-name="T79">elis</text:span></text:span><text:span text:style-name="T79">te, i</text:span><text:span text:style-name="amh_5f_dev_5f_abbr"><text:span text:style-name="T79">n</text:span></text:span><text:span text:style-name="T79"> qua ei</text:span><text:span text:style-name="amh_5f_dev_5f_abbr"><text:span text:style-name="T79">us</text:span></text:span><text:span text:style-name="T79"> sep</text:span><text:span text:style-name="amh_5f_dev_5f_abbr"><text:span text:style-name="T79">u</text:span></text:span><text:span text:style-name="T79">lcru</text:span><text:span text:style-name="amh_5f_dev_5f_abbr"><text:span text:style-name="T79">m</text:span></text:span><text:span text:style-name="T79"> retro altare vidi </text:span><office:annotation office:name="__Annotation__2041_2944650079" loext:resolved="false"><dc:creator>Alexandre Moret Houplon</dc:creator><dc:date>2025-12-30T17:14:31.890988259</dc:date><meta:creator-initials>AMH</meta:creator-initials><text:p text:style-name="Comment">Conseruatus ou conseruatur. </text:p><text:p text:style-name="Comment">Pas sûr à 100 % de ma lecture</text:p><text:p text:style-name="Comment">de la dernière lettre</text:p></office:annotation><text:span text:style-name="amh_5f_dev_5f_abbr"><text:span text:style-name="T79">con</text:span></text:span><text:span text:style-name="T79">s</text:span><text:span text:style-name="amh_5f_dev_5f_abbr"><text:span text:style-name="T79">er</text:span></text:span><text:span text:style-name="T79">uatus</text:span><office:annotation-end office:name="__Annotation__2041_2944650079"/>,<text:span text:style-name="T79"> qu</text:span><text:span text:style-name="amh_5f_dev_5f_abbr"><text:span text:style-name="T79">i</text:span></text:span><text:span text:style-name="T79">a suo cultui ad usu</text:span><text:span text:style-name="amh_5f_dev_5f_abbr"><text:span text:style-name="T79">m</text:span></text:span><text:span text:style-name="T79"> </text:span><text:span text:style-name="amh_5f_ancre_5f_index_5f_nominum">Machometus</text:span><text:span text:style-name="T79">Machometi applicaru</text:span><text:span text:style-name="amh_5f_dev_5f_abbr"><text:span text:style-name="T79">n</text:span></text:span><text:span text:style-name="T79">t. </text:span><text:span text:style-name="T81">E</text:span><text:span text:style-name="T79">t postq</text:span><text:span text:style-name="amh_5f_dev_5f_abbr"><text:span text:style-name="T79">u</text:span></text:span><text:span text:style-name="T79">a</text:span><text:span text:style-name="amh_5f_dev_5f_abbr"><text:span text:style-name="T79">m</text:span></text:span><text:span text:style-name="T79"> </text:span><text:span text:style-name="amh_5f_ancre_5f_index_5f_locorum">Asia minor</text:span><text:span text:style-name="T79">minor </text:span><text:span text:style-name="T82">Asia a </text:span><office:annotation office:name="__Annotation__9941_2972721066" loext:resolved="false"><dc:creator>Alexandre Moret Houplon</dc:creator><dc:date>2026-01-08T21:02:43.376698200</dc:date><meta:creator-initials>AMH</meta:creator-initials><text:p text:style-name="Comment">Graphie fautive a première vue, mais je vais la conserver comme pour Guinama, puisqu’elle ne nuit pas à la compréhension du texte</text:p></office:annotation><text:span text:style-name="T83">Turgis</text:span><office:annotation-end office:name="__Annotation__9941_2972721066"/><text:span text:style-name="T82"> </text:span><text:span text:style-name="T84">capta est, nomen pristinu</text:span><text:span text:style-name="amh_5f_dev_5f_abbr"><text:span text:style-name="T84">m</text:span></text:span><text:span text:style-name="T84"> amisit et g</text:span><text:span text:style-name="amh_5f_dev_5f_abbr"><text:span text:style-name="T84">ener</text:span></text:span><text:span text:style-name="T84">al</text:span><text:span text:style-name="amh_5f_dev_5f_abbr"><text:span text:style-name="T84">ite</text:span></text:span><text:span text:style-name="T84">r </text:span><text:span text:style-name="amh_5f_ancre_5f_index_5f_locorum">Turquia</text:span><text:span text:style-name="T84">Turquia ab iniq</text:span><text:span text:style-name="amh_5f_dev_5f_abbr"><text:span text:style-name="T84">u</text:span></text:span><text:span text:style-name="T84">is ei</text:span><text:span text:style-name="amh_5f_dev_5f_abbr"><text:span text:style-name="T84">us</text:span></text:span><text:span text:style-name="T84"> i</text:span><text:span text:style-name="amh_5f_dev_5f_abbr"><text:span text:style-name="T84">n</text:span></text:span><text:span text:style-name="T84">habitatorib</text:span><text:span text:style-name="amh_5f_dev_5f_abbr"><text:span text:style-name="T84">us</text:span></text:span><text:span text:style-name="T84"> appelatur.</text:span></text:p>
      <text:p text:style-name="amh_5f_paragraphe">Inde <text:span text:style-name="amh_5f_dev_5f_abbr">pro</text:span>cedens, multis i<text:span text:style-name="amh_5f_dev_5f_abbr">n</text:span>sulis hinc inde lustratis, q<text:span text:style-name="amh_5f_dev_5f_abbr">u</text:span>ia ual<text:span text:style-name="T85">de multe i</text:span><text:span text:style-name="amh_5f_dev_5f_abbr"><text:span text:style-name="T85">n</text:span></text:span><text:span text:style-name="T85">sule in hac maris parte su</text:span><text:span text:style-name="amh_5f_dev_5f_abbr"><text:span text:style-name="T85">n</text:span></text:span><text:span text:style-name="T85">t, quondam h</text:span><text:span text:style-name="amh_5f_dev_5f_abbr"><text:span text:style-name="T85">ab</text:span></text:span><text:span text:style-name="T85">itate </text:span><text:span text:style-name="amh_5f_dev_5f_abbr"><text:span text:style-name="T85">et</text:span></text:span><text:span text:style-name="T85"> diuitiis h</text:span><text:span text:style-name="amh_5f_dev_5f_abbr"><text:span text:style-name="T85">abu</text:span></text:span><text:span text:style-name="T85">ndantes s</text:span><text:span text:style-name="amh_5f_dev_5f_abbr"><text:span text:style-name="T85">ed</text:span></text:span><text:span text:style-name="T85"> nu</text:span><text:span text:style-name="amh_5f_dev_5f_abbr"><text:span text:style-name="T85">n</text:span></text:span><text:span text:style-name="T85">c </text:span><text:span text:style-name="amh_5f_dev_5f_abbr"><text:span text:style-name="T85">per</text:span></text:span><text:span text:style-name="T85"> Turquos pl</text:span><text:span text:style-name="amh_5f_dev_5f_abbr"><text:span text:style-name="T85">ur</text:span></text:span><text:span text:style-name="T85">imu</text:span><text:span text:style-name="amh_5f_dev_5f_abbr"><text:span text:style-name="T85">m</text:span></text:span><text:span text:style-name="T85"> deserte, </text:span><text:span text:style-name="amh_5f_dev_5f_abbr"><text:span text:style-name="T85">per</text:span></text:span><text:span text:style-name="T85">ueni i</text:span><text:span text:style-name="amh_5f_dev_5f_abbr"><text:span text:style-name="T85">n</text:span></text:span><text:span text:style-name="T85"> ip</text:span><text:span text:style-name="amh_5f_dev_5f_abbr"><text:span text:style-name="T85">s</text:span></text:span><text:span text:style-name="T85">a </text:span><text:span text:style-name="amh_5f_ancre_5f_index_5f_locorum">Asia minor</text:span><text:span text:style-name="T85">Minori Asia </text:span><text:span text:style-name="amh_5f_dev_5f_abbr"><text:span text:style-name="T85">pro</text:span></text:span><text:span text:style-name="T85">pe litt</text:span><text:span text:style-name="amh_5f_dev_5f_abbr"><text:span text:style-name="T85">us</text:span></text:span><text:span text:style-name="T85"> maris ad urbem </text:span><text:span text:style-name="amh_5f_ancre_5f_index_5f_locorum">Parthera</text:span><text:span text:style-name="T85">Parthera</text:span><text:span text:style-name="amh_5f_dev_5f_abbr"><text:span text:style-name="T85">m</text:span></text:span><text:span text:style-name="T85"> unde beat</text:span><text:span text:style-name="amh_5f_dev_5f_abbr"><text:span text:style-name="T85">us</text:span></text:span><text:span text:style-name="T85"> </text:span><text:span text:style-name="amh_5f_ancre_5f_index_5f_nominum">Nicholaus</text:span><text:span text:style-name="T85">Nichola</text:span><text:span text:style-name="amh_5f_dev_5f_abbr"><text:span text:style-name="T85">us</text:span></text:span><text:span text:style-name="T85"> extraxit origine</text:span><text:span text:style-name="amh_5f_dev_5f_abbr"><text:span text:style-name="T85">m,</text:span></text:span><text:span text:style-name="T85"> et post </text:span><text:span text:style-name="amh_5f_ancre_5f_index_5f_locorum">Mirrea</text:span><text:span text:style-name="T85">Mirrea</text:span><text:span text:style-name="amh_5f_dev_5f_abbr"><text:span text:style-name="T85">m</text:span></text:span><text:span text:style-name="T85"> ciuitate</text:span><text:span text:style-name="amh_5f_dev_5f_abbr"><text:span text:style-name="T85">m,</text:span></text:span><text:span text:style-name="T85"> ubi d</text:span><text:span text:style-name="amh_5f_dev_5f_abbr"><text:span text:style-name="T85">o</text:span></text:span><text:span text:style-name="T85">m</text:span><text:span text:style-name="amh_5f_dev_5f_abbr"><text:span text:style-name="T85">ini</text:span></text:span><text:span text:style-name="T85">co nutu post modu</text:span><text:span text:style-name="amh_5f_dev_5f_abbr"><text:span text:style-name="T85">m</text:span></text:span><text:span text:style-name="T85"> fuit i</text:span><text:span text:style-name="amh_5f_dev_5f_abbr"><text:span text:style-name="T85">n</text:span></text:span><text:span text:style-name="T85"> </text:span><text:span text:style-name="T86">ep</text:span><text:span text:style-name="amh_5f_dev_5f_abbr"><text:span text:style-name="T86">i</text:span></text:span><text:span text:style-name="T86">sc</text:span><text:span text:style-name="amh_5f_dev_5f_abbr"><text:span text:style-name="T86">o</text:span></text:span><text:span text:style-name="T86">p</text:span><text:span text:style-name="amh_5f_dev_5f_abbr"><text:span text:style-name="T86">u</text:span></text:span><text:span text:style-name="T86">m</text:span><text:span text:style-name="T85"> ordinat</text:span><text:span text:style-name="amh_5f_dev_5f_abbr"><text:span text:style-name="T85">us</text:span></text:span><text:span text:style-name="T85">. Ha</text:span><text:span text:style-name="amh_5f_dev_5f_abbr"><text:span text:style-name="T85">n</text:span></text:span><text:span text:style-name="T85">c </text:span><text:span text:style-name="amh_5f_dev_5f_abbr"><text:span text:style-name="T85">pro</text:span></text:span><text:span text:style-name="T85">uincia</text:span><text:span text:style-name="amh_5f_dev_5f_abbr"><text:span text:style-name="T80">m</text:span></text:span><text:span text:style-name="T85"> ille beat</text:span><text:span text:style-name="amh_5f_dev_5f_abbr"><text:span text:style-name="T85">us</text:span></text:span><text:span text:style-name="T85"> </text:span><text:span text:style-name="amh_5f_dev_5f_abbr"><text:span text:style-name="T85">con</text:span></text:span><text:span text:style-name="T85">fessor miraculis i</text:span><text:span text:style-name="amh_5f_dev_5f_abbr"><text:span text:style-name="T85">n</text:span></text:span><text:span text:style-name="T85">numeris collustrauit. </text:span></text:p>
      <text:p text:style-name="P19"><text:span text:style-name="T87">E</text:span>t post hec uidi <text:span text:style-name="amh_5f_ancre_5f_index_5f_locorum">Creta</text:span>Creta<text:span text:style-name="amh_5f_dev_5f_abbr">m</text:span> <text:span text:style-name="amh_5f_foliotation"><text:span text:style-name="T88">[f.</text:span></text:span><text:span text:style-name="amh_5f_foliotation"><text:span text:style-name="T48"> </text:span></text:span><text:span text:style-name="amh_5f_foliotation"><text:span text:style-name="T88">237v]</text:span></text:span> <text:span text:style-name="T89">insula</text:span><text:span text:style-name="amh_5f_dev_5f_abbr"><text:span text:style-name="T89">m</text:span></text:span><text:span text:style-name="T89"> fam</text:span><text:span text:style-name="T90">o</text:span><text:span text:style-name="T89">sa</text:span><text:span text:style-name="amh_5f_dev_5f_abbr"><text:span text:style-name="T89">m</text:span></text:span><text:span text:style-name="T89"> atq</text:span><text:span text:style-name="amh_5f_dev_5f_abbr"><text:span text:style-name="T89">ue</text:span></text:span><text:span text:style-name="T89"> </text:span><text:span text:style-name="amh_5f_ancre_5f_index_5f_locorum">Rodus</text:span><text:span text:style-name="T89">Rodu</text:span><text:span text:style-name="amh_5f_dev_5f_abbr"><text:span text:style-name="T89">m</text:span></text:span><text:span text:style-name="T89">. </text:span><text:span text:style-name="amh_5f_ancre_5f_index_5f_locorum">Rodus</text:span><text:span text:style-name="T89">Rodu</text:span><text:span text:style-name="amh_5f_dev_5f_abbr"><text:span text:style-name="T89">m</text:span></text:span><text:span text:style-name="T89"> i</text:span><text:span text:style-name="amh_5f_dev_5f_abbr"><text:span text:style-name="T89">n</text:span></text:span><text:span text:style-name="T89">sula</text:span><text:span text:style-name="amh_5f_dev_5f_abbr"><text:span text:style-name="T89">m</text:span></text:span><text:span text:style-name="T89"> </text:span><office:annotation office:name="__Annotation__4728_3118793757" loext:resolved="false"><dc:creator>Alexandre Moret Houplon</dc:creator><dc:date>2026-01-05T17:00:45.213268482</dc:date><meta:creator-initials>AMH</meta:creator-initials><text:p text:style-name="Comment">Une recherche à faire</text:p></office:annotation><text:span text:style-name="T89">fr</text:span><text:span text:style-name="amh_5f_dev_5f_abbr"><text:span text:style-name="T89">atr</text:span></text:span><text:span text:style-name="T89">es hospitalis beati Ioh</text:span><text:span text:style-name="amh_5f_dev_5f_abbr"><text:span text:style-name="T89">ann</text:span></text:span><text:span text:style-name="T89">is Iherosolimitani</text:span><office:annotation-end office:name="__Annotation__4728_3118793757"/><text:span text:style-name="T89"> ui armoru</text:span><text:span text:style-name="amh_5f_dev_5f_abbr"><text:span text:style-name="T89">m</text:span></text:span><text:span text:style-name="T89"> </text:span><text:span text:style-name="T91">Co</text:span><text:span text:style-name="amh_5f_dev_5f_abbr"><text:span text:style-name="T91">n</text:span></text:span><text:span text:style-name="T91">stan</text:span><text:span text:style-name="T92">tinopolitano</text:span><text:span text:style-name="T89"> imperio abstuleru</text:span><text:span text:style-name="amh_5f_dev_5f_abbr"><text:span text:style-name="T89">n</text:span></text:span><text:span text:style-name="T89">t, ubi nu</text:span><text:span text:style-name="amh_5f_dev_5f_abbr"><text:span text:style-name="T89">n</text:span></text:span><text:span text:style-name="T89">c maiore</text:span><text:span text:style-name="amh_5f_dev_5f_abbr"><text:span text:style-name="T89">m</text:span></text:span><text:span text:style-name="T89"> co</text:span><text:span text:style-name="amh_5f_dev_5f_abbr"><text:span text:style-name="T89">n</text:span></text:span><text:span text:style-name="T89">uentu</text:span><text:span text:style-name="amh_5f_dev_5f_abbr"><text:span text:style-name="T89">m</text:span></text:span><text:span text:style-name="T89"> suu</text:span><text:span text:style-name="amh_5f_dev_5f_abbr"><text:span text:style-name="T89">m</text:span></text:span><text:span text:style-name="T89"> tenet, et ipsa</text:span><text:span text:style-name="amh_5f_dev_5f_abbr"><text:span text:style-name="T89">m</text:span></text:span><text:span text:style-name="T89"> caput ordinis statueru</text:span><text:span text:style-name="amh_5f_dev_5f_abbr"><text:span text:style-name="T89">n</text:span></text:span><text:span text:style-name="T89">t. Locus est san</text:span><text:span text:style-name="amh_5f_dev_5f_abbr"><text:span text:style-name="T89">us</text:span></text:span><text:span text:style-name="T89"> q</text:span><text:span text:style-name="amh_5f_dev_5f_abbr"><text:span text:style-name="T89">u</text:span></text:span><text:span text:style-name="T89">idem </text:span><text:span text:style-name="amh_5f_dev_5f_abbr"><text:span text:style-name="T89">et</text:span></text:span><text:span text:style-name="T89"> </text:span><text:span text:style-name="T91">delectatus</text:span><text:span text:style-name="T89">, non multu</text:span><text:span text:style-name="amh_5f_dev_5f_abbr"><text:span text:style-name="T89">m</text:span></text:span><text:span text:style-name="T89"> a </text:span><text:span text:style-name="amh_5f_ancre_5f_index_5f_locorum">Turquia</text:span><text:span text:style-name="T89">Turquia </text:span><text:span text:style-name="amh_5f_dev_5f_abbr"><text:span text:style-name="T89">per</text:span></text:span><text:span text:style-name="T89"> braciu</text:span><text:span text:style-name="amh_5f_dev_5f_abbr"><text:span text:style-name="T89">m</text:span></text:span><text:span text:style-name="T89"> maris </text:span><office:annotation office:name="__Annotation__2075_2944650079" loext:resolved="false"><dc:creator>Alexandre Moret Houplon</dc:creator><dc:date>2025-12-30T19:00:19.545608751</dc:date><meta:creator-initials>AMH</meta:creator-initials><text:p text:style-name="Comment">Je déchiffre seniotus/semotus ce qui ne paraît être dans aucun dictionnaire et ne colle pas vraiment avec le ductus du copiste et ses habitudes d’écriture, ses autres m ne ressemble pas vraiment à ça et si il y avait -ni- le i serait surmonté d’un léger trait d’encre pour détromper. <text:line-break/><text:line-break/>L’édition Deluz indique separatus, ce qui a du sens : je comprend à la lecture de la participiale que le lieu n’est séparé de la Turquie que par un bras de mer.</text:p><text:p text:style-name="Comment"><text:line-break/>Tentative désastreuse de faire déchiffrer le mot par une IA qui a juste généré une hallucination, alors que j’avais obtenu un résultat satisfaisant pour la graphie difficile de l’abréviation episcopum.<text:line-break/><text:line-break/>Vérifier les ms de Utrecht et Wolfenbüttel</text:p></office:annotation><text:span text:style-name="T93">separatus</text:span><office:annotation-end office:name="__Annotation__2075_2944650079"/><text:span text:style-name="T94">.</text:span></text:p>
      <text:p text:style-name="amh_5f_paragraphe">Inde <text:span text:style-name="amh_5f_dev_5f_abbr">pro</text:span>cessi uersus <text:span text:style-name="amh_5f_ancre_5f_index_5f_locorum">Ciprus</text:span>Cipru<text:span text:style-name="amh_5f_dev_5f_abbr">m</text:span>. <text:span text:style-name="T95">H</text:span>ec insula uini <text:span text:style-name="amh_5f_dev_5f_abbr"><text:span text:style-name="T96">et</text:span></text:span> olei ferax <text:span text:style-name="T96">est, unde </text:span><text:span text:style-name="amh_5f_dev_5f_abbr"><text:span text:style-name="T96">et</text:span></text:span><text:span text:style-name="T96"> sponsa qua</text:span><text:span text:style-name="amh_5f_dev_5f_abbr"><text:span text:style-name="T96">m</text:span></text:span><text:span text:style-name="T96"> </text:span><text:span text:style-name="amh_5f_dev_5f_abbr"><text:span text:style-name="T96">et</text:span></text:span><text:span text:style-name="T96"> sponsu</text:span><text:span text:style-name="amh_5f_dev_5f_abbr"><text:span text:style-name="T96">m</text:span></text:span><text:span text:style-name="T96"> sapiens uineis </text:span><text:span text:style-name="T97">E</text:span><text:span text:style-name="T96">ngaddi uoluit co</text:span><text:span text:style-name="amh_5f_dev_5f_abbr"><text:span text:style-name="T96">m</text:span></text:span><text:span text:style-name="T96">parari. Hee uinee s</text:span><text:span text:style-name="T98">u</text:span><text:span text:style-name="amh_5f_dev_5f_abbr"><text:span text:style-name="T96">n</text:span></text:span><text:span text:style-name="T96">t in </text:span><text:span text:style-name="amh_5f_ancre_5f_index_5f_locorum">Ciprus</text:span><text:span text:style-name="T96">Cipro </text:span><text:span text:style-name="amh_5f_dev_5f_abbr"><text:span text:style-name="T96">pro</text:span></text:span><text:span text:style-name="T96">pe ciuitate</text:span><text:span text:style-name="amh_5f_dev_5f_abbr"><text:span text:style-name="T96">m</text:span></text:span><text:span text:style-name="T96"> </text:span><office:annotation office:name="__Annotation__10005_2972721066" loext:resolved="false"><dc:creator>Alexandre Moret Houplon</dc:creator><dc:date>2026-01-08T21:15:32.660528400</dc:date><meta:creator-initials>AMH</meta:creator-initials><text:p text:style-name="Comment">Vérifier qu’on retrouve cet accusatif grec dans les deux autres témoins</text:p></office:annotation><text:span text:style-name="T99">Minosen</text:span><office:annotation-end office:name="__Annotation__10005_2972721066"/><text:span text:style-name="T96"> et hodie </text:span><text:span text:style-name="T97">E</text:span><text:span text:style-name="T96">ngaddia ab incolis uocatur. </text:span><text:span text:style-name="T98">Vina </text:span><text:span text:style-name="amh_5f_ancre_5f_index_5f_locorum">Ciprus</text:span><text:span text:style-name="T98">Cipri crescu</text:span><text:span text:style-name="amh_5f_dev_5f_abbr"><text:span text:style-name="T98">n</text:span></text:span><text:span text:style-name="T98">t rubea, s</text:span><text:span text:style-name="amh_5f_dev_5f_abbr"><text:span text:style-name="T98">ed</text:span></text:span><text:span text:style-name="T98"> post annu</text:span><text:span text:style-name="amh_5f_dev_5f_abbr"><text:span text:style-name="T98">m</text:span></text:span><text:span text:style-name="T98"> albescu</text:span><text:span text:style-name="amh_5f_dev_5f_abbr"><text:span text:style-name="T98">n</text:span></text:span><text:span text:style-name="T98">t et q</text:span><text:span text:style-name="amh_5f_dev_5f_abbr"><text:span text:style-name="T98">u</text:span></text:span><text:span text:style-name="T98">a</text:span><text:span text:style-name="amh_5f_dev_5f_abbr"><text:span text:style-name="T98">n</text:span></text:span><text:span text:style-name="T98">to </text:span><text:soft-page-break/><text:span text:style-name="T98">magis uetera su</text:span><text:span text:style-name="amh_5f_dev_5f_abbr"><text:span text:style-name="T98">n</text:span></text:span><text:span text:style-name="T98">t, tanto magis clarescu</text:span><text:span text:style-name="amh_5f_dev_5f_abbr"><text:span text:style-name="T98">n</text:span></text:span><text:span text:style-name="T98">t </text:span><text:span text:style-name="amh_5f_dev_5f_abbr"><text:span text:style-name="T98">et</text:span></text:span><text:span text:style-name="T98"> redolent. Sana su</text:span><text:span text:style-name="amh_5f_dev_5f_abbr"><text:span text:style-name="T98">n</text:span></text:span><text:span text:style-name="T98">t et fortissima, s</text:span><text:span text:style-name="amh_5f_dev_5f_abbr"><text:span text:style-name="T98">in</text:span></text:span><text:span text:style-name="T98">e multa aq</text:span><text:span text:style-name="amh_5f_dev_5f_abbr"><text:span text:style-name="T98">ue</text:span></text:span><text:span text:style-name="T98"> apposit</text:span><text:span text:style-name="amh_5f_dev_5f_abbr"><text:span text:style-name="T98">ion</text:span></text:span><text:span text:style-name="T98">e </text:span><text:span text:style-name="T100">potui magis sana su</text:span><text:span text:style-name="amh_5f_dev_5f_abbr"><text:span text:style-name="T100">n</text:span></text:span><text:span text:style-name="T100">t.</text:span></text:p>
      <text:p text:style-name="amh_5f_paragraphe">Est aut<text:span text:style-name="amh_5f_dev_5f_abbr">em</text:span> in Cipro, in quoda<text:span text:style-name="amh_5f_dev_5f_abbr">m</text:span> alto mo<text:span text:style-name="amh_5f_dev_5f_abbr">n</text:span>te apud monacos s<text:span text:style-name="amh_5f_dev_5f_abbr">an</text:span>cti Benedicti, crux boni latronis et pars claui D<text:span text:style-name="amh_5f_dev_5f_abbr">omi</text:span>ni <text:span text:style-name="amh_5f_dev_5f_abbr">et</text:span> alie pl<text:span text:style-name="amh_5f_dev_5f_abbr">uri</text:span>me reliq<text:span text:style-name="amh_5f_dev_5f_abbr">u</text:span>ie su<text:span text:style-name="amh_5f_dev_5f_abbr">n</text:span>t uen<text:span text:style-name="amh_5f_dev_5f_abbr">er</text:span>ande. Ite<text:span text:style-name="amh_5f_corr_5f_ed"><text:span text:style-name="T101">m</text:span></text:span> in <text:span text:style-name="amh_5f_ancre_5f_index_5f_locorum">Ciprus</text:span>C<text:span text:style-name="T102">i</text:span>pro est corp<text:span text:style-name="amh_5f_dev_5f_abbr">us</text:span> beati Hilarionis in regia custodia apud castru<text:span text:style-name="amh_5f_dev_5f_abbr">m</text:span> <office:annotation office:name="__Annotation__10039_2972721066" loext:resolved="false"><dc:creator>Alexandre Moret Houplon</dc:creator><dc:date>2026-01-08T21:19:16.602142500</dc:date><meta:creator-initials>AMH</meta:creator-initials><text:p text:style-name="Comment">Manque d’un subordonnant pour appelatur</text:p></office:annotation>Dadamors appelatu<text:span text:style-name="amh_5f_dev_5f_abbr">r</text:span><office:annotation-end office:name="__Annotation__10039_2972721066"/>, et alius <text:span text:style-name="T103">s</text:span><text:span text:style-name="amh_5f_dev_5f_abbr"><text:span text:style-name="T103">an</text:span></text:span><text:span text:style-name="T103">ct</text:span><text:span text:style-name="amh_5f_dev_5f_abbr"><text:span text:style-name="T103">u</text:span></text:span><text:span text:style-name="T103">s, q</text:span><text:span text:style-name="amh_5f_dev_5f_abbr"><text:span text:style-name="T103">u</text:span></text:span><text:span text:style-name="T103">i Zozomio </text:span><text:span text:style-name="T104">d</text:span><text:span text:style-name="amh_5f_dev_5f_abbr"><text:span text:style-name="T104">icitu</text:span></text:span><text:span text:style-name="T104">r, in ea magna reu</text:span><text:span text:style-name="amh_5f_dev_5f_abbr"><text:span text:style-name="T104">er</text:span></text:span><text:span text:style-name="T104">entia habetur, cui</text:span><text:span text:style-name="amh_5f_dev_5f_abbr"><text:span text:style-name="T104">us</text:span></text:span><text:span text:style-name="T104"> caput in capella regia est</text:span><text:span text:style-name="T104"><text:note text:id="ftn66" text:note-class="footnote"><text:note-citation>66</text:note-citation><text:note-body><text:p text:style-name="P20">Conseruatur Wo U</text:p></text:note-body></text:note></text:span><text:span text:style-name="T104">. Beat</text:span><text:span text:style-name="amh_5f_dev_5f_abbr"><text:span text:style-name="T104">us</text:span></text:span><text:span text:style-name="T104"> etia</text:span><text:span text:style-name="amh_5f_dev_5f_abbr"><text:span text:style-name="T104">m</text:span></text:span><text:span text:style-name="T104"> </text:span><text:span text:style-name="amh_5f_ancre_5f_index_5f_nominum">Barnabas</text:span><text:span text:style-name="T104">Barnabas in ciuitate </text:span><text:span text:style-name="amh_5f_ancre_5f_index_5f_locorum">Salamia</text:span><text:span text:style-name="T104">Salamia siue Co</text:span><text:span text:style-name="amh_5f_dev_5f_abbr"><text:span text:style-name="T104">n</text:span></text:span><text:span text:style-name="T104">stantia, nu</text:span><text:span text:style-name="amh_5f_dev_5f_abbr"><text:span text:style-name="T104">n</text:span></text:span><text:span text:style-name="T104">c destructa, q</text:span><text:span text:style-name="amh_5f_dev_5f_abbr"><text:span text:style-name="T104">u</text:span></text:span><text:span text:style-name="T104">idem prope </text:span><text:span text:style-name="amh_5f_ancre_5f_index_5f_locorum">Famagusta</text:span><text:span text:style-name="T104">Famagustam in </text:span><text:span text:style-name="amh_5f_ancre_5f_index_5f_locorum">Ciprus</text:span><text:span text:style-name="T104">Cipro nat</text:span><text:span text:style-name="amh_5f_dev_5f_abbr"><text:span text:style-name="T104">us</text:span></text:span><text:span text:style-name="T104"> fuit. Sunt etia</text:span><text:span text:style-name="amh_5f_dev_5f_abbr"><text:span text:style-name="T104">m</text:span></text:span><text:span text:style-name="T104"> in </text:span><text:span text:style-name="amh_5f_ancre_5f_index_5f_locorum">Ciprus</text:span><text:span text:style-name="T104">Cipri mo</text:span><text:span text:style-name="amh_5f_dev_5f_abbr"><text:span text:style-name="T104">n</text:span></text:span><text:span text:style-name="T104">tib</text:span><text:span text:style-name="amh_5f_dev_5f_abbr"><text:span text:style-name="T104">us</text:span></text:span><text:span text:style-name="T104"> siluatice </text:span><text:span text:style-name="T105">oues, in pilis si</text:span><text:span text:style-name="amh_5f_dev_5f_abbr"><text:span text:style-name="T105">mi</text:span></text:span><text:span text:style-name="T105">les et ceruis, q</text:span><text:span text:style-name="amh_5f_dev_5f_abbr"><text:span text:style-name="T105">ue</text:span></text:span><text:span text:style-name="T105"> nusq</text:span><text:span text:style-name="amh_5f_dev_5f_abbr"><text:span text:style-name="T105">u</text:span></text:span><text:span text:style-name="T105">a</text:span><text:span text:style-name="amh_5f_dev_5f_abbr"><text:span text:style-name="T105">m</text:span></text:span><text:span text:style-name="T105"> alias </text:span><text:span text:style-name="amh_5f_dev_5f_abbr"><text:span text:style-name="T105">per</text:span></text:span><text:span text:style-name="T105">hibent</text:span><text:span text:style-name="amh_5f_dev_5f_abbr"><text:span text:style-name="T105">u</text:span></text:span><text:span text:style-name="T105">r. Multu</text:span><text:span text:style-name="amh_5f_dev_5f_abbr"><text:span text:style-name="T105">m</text:span></text:span><text:span text:style-name="T105"> ueloces </text:span><text:span text:style-name="amh_5f_dev_5f_abbr"><text:span text:style-name="T105">et</text:span></text:span><text:span text:style-name="T105"> bonas carnes h</text:span><text:span text:style-name="amh_5f_dev_5f_abbr"><text:span text:style-name="T105">abe</text:span></text:span><text:span text:style-name="T105">nt. Plures etia</text:span><text:span text:style-name="amh_5f_dev_5f_abbr"><text:span text:style-name="T105">m</text:span></text:span><text:span text:style-name="T105"> capras uidi, ex</text:span><text:span text:style-name="amh_5f_dev_5f_abbr"><text:span text:style-name="T105">iste</text:span></text:span><text:span text:style-name="T105">ns in uenat</text:span><text:span text:style-name="amh_5f_dev_5f_abbr"><text:span text:style-name="T105">i</text:span></text:span><text:span text:style-name="T105">o</text:span><text:span text:style-name="amh_5f_dev_5f_abbr"><text:span text:style-name="T105">n</text:span></text:span><text:span text:style-name="T105">e, canibus, capi et maxi</text:span><text:span text:style-name="amh_5f_dev_5f_abbr"><text:span text:style-name="T105">m</text:span></text:span><text:span text:style-name="T105">e domesticis leopardis. De </text:span><text:span text:style-name="amh_5f_ancre_5f_index_5f_locorum">Ciprus</text:span><text:span text:style-name="T105">Cipro in die naturali perue</text:span><text:span text:style-name="amh_5f_dev_5f_abbr"><text:span text:style-name="T105">n</text:span></text:span><text:span text:style-name="T105">i </text:span><text:span text:style-name="amh_5f_ancre_5f_index_5f_locorum">Siria</text:span><text:span text:style-name="T105">Siria</text:span><text:span text:style-name="amh_5f_dev_5f_abbr"><text:span text:style-name="T105">m</text:span></text:span><text:span text:style-name="T105">, me ue</text:span><text:span text:style-name="amh_5f_dev_5f_abbr"><text:span text:style-name="T105">n</text:span></text:span><text:span text:style-name="T105">to </text:span><text:span text:style-name="amh_5f_dev_5f_abbr"><text:span text:style-name="T105">pro</text:span></text:span><text:span text:style-name="T105">s</text:span><text:span text:style-name="amh_5f_dev_5f_abbr"><text:span text:style-name="T105">per</text:span></text:span><text:span text:style-name="T105">o </text:span><text:span text:style-name="amh_5f_dev_5f_abbr"><text:span text:style-name="T105">per</text:span></text:span><text:span text:style-name="T105"> mare salubrit</text:span><text:span text:style-name="amh_5f_dev_5f_abbr"><text:span text:style-name="T105">er</text:span></text:span><text:span text:style-name="T105"> </text:span><text:span text:style-name="amh_5f_dev_5f_abbr"><text:span text:style-name="T105">pro</text:span></text:span><text:span text:style-name="T105">seq</text:span><text:span text:style-name="amh_5f_dev_5f_abbr"><text:span text:style-name="T105">ue</text:span></text:span><text:span text:style-name="T105">nte.</text:span><text:span text:style-name="T105"><office:annotation loext:resolved="false"><dc:creator>Alexandre Moret Houplon</dc:creator><dc:date>2026-01-09T12:03:21.861554500</dc:date><meta:creator-initials>AMH</meta:creator-initials><text:p text:style-name="Comment">Le texte est ponctué jusqu’ici: avant le chapitre parlant du désert</text:p></office:annotation></text:span></text:p>
      <text:h text:style-name="P21" text:outline-level="1">De <text:span text:style-name="amh_5f_ancre_5f_index_5f_locorum">Siria</text:span>Siria <text:span text:style-name="amh_5f_ancre_5f_index_5f_locorum">Fenicia</text:span>Phenicia et terra Philistim <text:span text:style-name="amh_5f_dev_5f_abbr">et</text:span> ciuitatibus maritimis usq<text:span text:style-name="amh_5f_dev_5f_abbr">ue</text:span> desertu<text:span text:style-name="amh_5f_dev_5f_abbr">m</text:span> diuidens <text:span text:style-name="amh_5f_ancre_5f_index_5f_locorum">Siria</text:span>Siria<text:span text:style-name="amh_5f_dev_5f_abbr"><text:span text:style-name="T106">m</text:span></text:span> <text:span text:style-name="amh_5f_dev_5f_abbr">et</text:span> <text:span text:style-name="amh_5f_ancre_5f_index_5f_locorum">Egiptus</text:span>Egiptu<text:span text:style-name="amh_5f_dev_5f_abbr">m</text:span></text:h>
      <text:p text:style-name="amh_5f_paragraphe">Perueniens <text:span text:style-name="amh_5f_dev_5f_abbr">i</text:span>g<text:span text:style-name="amh_5f_dev_5f_abbr">itur</text:span>, Dei cleme<text:span text:style-name="amh_5f_dev_5f_abbr">n</text:span>tia faue<text:span text:style-name="amh_5f_dev_5f_abbr">n</text:span>te, in <text:span text:style-name="amh_5f_ancre_5f_index_5f_locorum">Siria</text:span>Siria<text:span text:style-name="amh_5f_dev_5f_abbr">m</text:span>, applicui ad portu<text:span text:style-name="amh_5f_dev_5f_abbr">m</text:span> <text:span text:style-name="amh_5f_ancre_5f_index_5f_locorum">Tirus</text:span>Tiri q<text:span text:style-name="amh_5f_dev_5f_abbr">ui</text:span> nu<text:span text:style-name="amh_5f_dev_5f_abbr">n</text:span>c uulgarit<text:span text:style-name="amh_5f_dev_5f_abbr">er</text:span> Suria appelatur. Est aut<text:span text:style-name="amh_5f_dev_5f_abbr">em</text:span> <text:span text:style-name="amh_5f_ancre_5f_index_5f_locorum">Tirus</text:span>Tir<text:span text:style-name="amh_5f_dev_5f_abbr">us</text:span> a<text:span text:style-name="amh_5f_dev_5f_abbr">n</text:span>tiq<text:span text:style-name="amh_5f_dev_5f_abbr">u</text:span>issima ciuitas nobilis <text:span text:style-name="amh_5f_dev_5f_abbr">et</text:span> fortissima ap<text:span text:style-name="amh_5f_dev_5f_abbr">u</text:span>d a<text:span text:style-name="amh_5f_dev_5f_abbr">n</text:span>tiq<text:span text:style-name="amh_5f_dev_5f_abbr">u</text:span>os s<text:span text:style-name="amh_5f_dev_5f_abbr">ed</text:span> nu<text:span text:style-name="amh_5f_dev_5f_abbr">n</text:span>c q<text:span text:style-name="amh_5f_dev_5f_abbr">u</text:span>asi destructa est portu<text:span text:style-name="amh_5f_dev_5f_abbr">m</text:span> ei<text:span text:style-name="amh_5f_dev_5f_abbr">us</text:span> <text:span text:style-name="amh_5f_ancre_5f_index_5f_locorum">Sarracen</text:span><text:span text:style-name="amh_5f_ancre_5f_index_5f_locorum"><text:span text:style-name="T76">us</text:span></text:span>Sarraceni custodiu<text:span text:style-name="amh_5f_dev_5f_abbr">n</text:span>t diligent<text:span text:style-name="amh_5f_dev_5f_abbr">er</text:span>. In corde maris sita est <text:span text:style-name="T107">;</text:span> ex o<text:span text:style-name="amh_5f_dev_5f_abbr">mn</text:span>i q<text:span text:style-name="amh_5f_dev_5f_abbr">u</text:span>asi parte mari circu<text:span text:style-name="amh_5f_dev_5f_abbr">m</text:span>data uersus t<text:span text:style-name="amh_5f_dev_5f_abbr">er</text:span>ra<text:span text:style-name="amh_5f_dev_5f_abbr">m</text:span> t<text:span text:style-name="amh_5f_dev_5f_abbr">ame</text:span>n erat turrib<text:span text:style-name="amh_5f_dev_5f_abbr">us</text:span> ac muris munita fortissimis. Huiusmodi aut<text:span text:style-name="amh_5f_dev_5f_abbr">em</text:span> c<text:span text:style-name="T107">i</text:span>uitatis meminit <text:span text:style-name="amh_5f_dev_5f_abbr">pro</text:span>ph<text:span text:style-name="amh_5f_dev_5f_abbr">et</text:span>a in psalmo, dicens filii <text:span text:style-name="amh_5f_ancre_5f_index_5f_locorum">Tirus</text:span>Tiri in mun<text:span text:style-name="amh_5f_dev_5f_abbr">er</text:span>ibus <text:span text:style-name="amh_5f_dev_5f_abbr"><text:span text:style-name="T108">et</text:span></text:span><text:span text:style-name="T108"> ce</text:span><text:span text:style-name="amh_5f_dev_5f_abbr"><text:span text:style-name="T108">tera</text:span></text:span><text:span text:style-name="amh_5f_dev_5f_abbr"><text:span text:style-name="T108"><text:note text:id="ftn67" text:note-class="footnote"><text:note-citation>67</text:note-citation><text:note-body><text:p text:style-name="Footnote"/></text:note-body></text:note></text:span></text:span><text:span text:style-name="T108"> et ab alio </text:span><text:span text:style-name="amh_5f_dev_5f_abbr"><text:span text:style-name="T108">pro</text:span></text:span><text:span text:style-name="T108">ph</text:span><text:span text:style-name="amh_5f_dev_5f_abbr"><text:span text:style-name="T108">et</text:span></text:span><text:span text:style-name="T108">a institores ei</text:span><text:span text:style-name="amh_5f_dev_5f_abbr"><text:span text:style-name="T108">us</text:span></text:span><text:span text:style-name="T108"> p</text:span><text:span text:style-name="amh_5f_dev_5f_abbr"><text:span text:style-name="T108">r</text:span></text:span><text:span text:style-name="T108">incipes negotiatoresq</text:span><text:span text:style-name="amh_5f_dev_5f_abbr"><text:span text:style-name="T108">ue</text:span></text:span><text:span text:style-name="T108"> ei</text:span><text:span text:style-name="amh_5f_dev_5f_abbr"><text:span text:style-name="T108">us</text:span></text:span><text:span text:style-name="T108"> incliti t</text:span><text:span text:style-name="amh_5f_dev_5f_abbr"><text:span text:style-name="T108">er</text:span></text:span><text:span text:style-name="T108">re dicu</text:span><text:span text:style-name="amh_5f_dev_5f_abbr"><text:span text:style-name="T108">n</text:span></text:span><text:span text:style-name="T108">t</text:span><text:span text:style-name="amh_5f_dev_5f_abbr"><text:span text:style-name="T108">u</text:span></text:span><text:span text:style-name="T108">r</text:span><text:span text:style-name="T108"><text:note text:id="ftn68" text:note-class="footnote"><text:note-citation>68</text:note-citation><text:note-body><text:p text:style-name="Footnote"/></text:note-body></text:note></text:span><text:span text:style-name="T108">. Et in pl</text:span><text:span text:style-name="amh_5f_dev_5f_abbr"><text:span text:style-name="T108">ur</text:span></text:span><text:span text:style-name="T108">ib</text:span><text:span text:style-name="amh_5f_dev_5f_abbr"><text:span text:style-name="T108">us</text:span></text:span><text:span text:style-name="T108"> locis sacre sc</text:span><text:span text:style-name="amh_5f_dev_5f_abbr"><text:span text:style-name="T108">r</text:span></text:span><text:span text:style-name="T108">ipture hui</text:span><text:span text:style-name="amh_5f_dev_5f_abbr"><text:span text:style-name="T108">us</text:span></text:span><text:span text:style-name="T108"> ciuitatis sit me</text:span><text:span text:style-name="amh_5f_dev_5f_abbr"><text:span text:style-name="T108">n</text:span></text:span><text:span text:style-name="T108">sio, </text:span><text:span text:style-name="amh_5f_dev_5f_abbr"><text:span text:style-name="T108">per</text:span></text:span><text:span text:style-name="T108"> qua</text:span><text:span text:style-name="amh_5f_dev_5f_abbr"><text:span text:style-name="T108">m</text:span></text:span><text:span text:style-name="T108"> </text:span><text:span text:style-name="amh_5f_dev_5f_abbr"><text:span text:style-name="T108">per</text:span></text:span><text:span text:style-name="T108">pendi p</text:span><text:span text:style-name="amh_5f_dev_5f_abbr"><text:span text:style-name="T108">otes</text:span></text:span><text:span text:style-name="T108">t ei</text:span><text:span text:style-name="amh_5f_dev_5f_abbr"><text:span text:style-name="T108">us</text:span></text:span><text:span text:style-name="T108"> nobilitas figularis.</text:span></text:p>
      <text:p text:style-name="amh_5f_paragraphe"><text:span text:style-name="amh_5f_dev_5f_abbr">Pro</text:span>pe <text:span text:style-name="amh_5f_ancre_5f_index_5f_locorum">Tirus</text:span>Tiru<text:span text:style-name="amh_5f_dev_5f_abbr">m</text:span> est fons ortoru<text:span text:style-name="amh_5f_dev_5f_abbr">m</text:span> et pute<text:span text:style-name="amh_5f_dev_5f_abbr">us</text:span> aquaru<text:span text:style-name="amh_5f_dev_5f_abbr">m</text:span> uiue<text:span text:style-name="amh_5f_dev_5f_abbr">n</text:span>tu<text:span text:style-name="amh_5f_dev_5f_abbr">m</text:span> cu<text:span text:style-name="amh_5f_dev_5f_abbr">m</text:span> i<text:span text:style-name="amh_5f_dev_5f_abbr">m</text:span>petu de <text:span text:style-name="amh_5f_ancre_5f_index_5f_locorum">Libanus</text:span>Libano <text:span text:style-name="amh_5f_dev_5f_abbr">pro</text:span>fluentes, aq<text:span text:style-name="amh_5f_dev_5f_abbr">ue</text:span> q<text:span text:style-name="amh_5f_dev_5f_abbr">u</text:span>idem ip<text:span text:style-name="amh_5f_dev_5f_abbr">s</text:span>i<text:span text:style-name="amh_5f_dev_5f_abbr">us</text:span> limpide atque sane su<text:span text:style-name="amh_5f_dev_5f_abbr">n</text:span>t ortos <text:span text:style-name="amh_5f_dev_5f_abbr">et</text:span> <text:span text:style-name="T109">territorium multa ubertate rigantes. </text:span><text:span text:style-name="T110">Et loc</text:span><text:span text:style-name="amh_5f_dev_5f_abbr"><text:span text:style-name="T110">us</text:span></text:span><text:span text:style-name="T110"> ibi mo</text:span><text:span text:style-name="amh_5f_dev_5f_abbr"><text:span text:style-name="T110">n</text:span></text:span><text:span text:style-name="T110">strat</text:span><text:span text:style-name="amh_5f_dev_5f_abbr"><text:span text:style-name="T110">u</text:span></text:span><text:span text:style-name="T110">r ubi D</text:span><text:span text:style-name="amh_5f_dev_5f_abbr"><text:span text:style-name="T110">omi</text:span></text:span><text:span text:style-name="T110">n</text:span><text:span text:style-name="amh_5f_dev_5f_abbr"><text:span text:style-name="T110">u</text:span></text:span><text:span text:style-name="T110">s fideli Cananee mulieri misert</text:span><text:span text:style-name="amh_5f_dev_5f_abbr"><text:span text:style-name="T110">us</text:span></text:span><text:span text:style-name="T110"> est, et pro</text:span><text:span text:style-name="T111">pe eo loque</text:span><text:span text:style-name="amh_5f_dev_5f_abbr"><text:span text:style-name="T111">n</text:span></text:span><text:span text:style-name="T111">te ad turbas sibi dictu</text:span><text:span text:style-name="amh_5f_dev_5f_abbr"><text:span text:style-name="T111">m</text:span></text:span><text:span text:style-name="T111"> est </text:span><text:span text:style-name="T107">« </text:span><text:span text:style-name="T112">beatus uenter qui te portauit </text:span><text:span text:style-name="T113">et ubera</text:span><text:span text:style-name="T112"> </text:span><office:annotation office:name="__Annotation__3915_1257965972" loext:resolved="false"><dc:creator>Alexandre Moret Houplon</dc:creator><dc:date>2026-01-03T11:04:25.870615315</dc:date><meta:creator-initials>AMH</meta:creator-initials><text:p text:style-name="Comment">Je suis presque sûr de la lecture suxisti : on lit suxist, parce que le i final est partiellement couvert par la marque courbe indiquant un début de paragraphe/phrase, mais on aperçoit le fin trait de plume qui apparaît généralement au dessus des i pour les identifier clairement.<text:line-break/>Le problème est que ce quod suxisti semble n’avoir rien à faire là (sens du verbe, deuxième personne alors qu’on est pas dans un discours direct) d’autant plus qu’il n’apparait ni chez Deluz, ni dans les mss Wo et U.</text:p></office:annotation><text:span text:style-name="T114">q</text:span><text:span text:style-name="amh_5f_dev_5f_abbr"><text:span text:style-name="T114">u</text:span></text:span><text:span text:style-name="amh_5f_dev_5f_abbr"><text:span text:style-name="T113">e</text:span></text:span><text:span text:style-name="T114"> suxisti</text:span><office:annotation-end office:name="__Annotation__3915_1257965972"/> »<text:note text:id="ftn69" text:note-class="footnote"><text:note-citation>69</text:note-citation><text:note-body><text:p text:style-name="amh_5f_note_5f_apparat_5f_source"/></text:note-body></text:note><text:span text:style-name="T114">.</text:span></text:p>
      <text:p text:style-name="amh_5f_paragraphe">De <text:span text:style-name="amh_5f_ancre_5f_index_5f_locorum">Tirus</text:span>Tiro i<text:span text:style-name="amh_5f_dev_5f_abbr">n</text:span> uno die <text:span text:style-name="amh_5f_dev_5f_abbr">per</text:span> terra<text:span text:style-name="amh_5f_dev_5f_abbr">m</text:span> ueni in <text:span text:style-name="amh_5f_ancre_5f_index_5f_locorum">Accon</text:span>Accon q<text:span text:style-name="amh_5f_dev_5f_abbr">ue</text:span> Acri uulgarit<text:span text:style-name="amh_5f_dev_5f_abbr">er</text:span> uocatur. Hec famosa ciuitas in planitie pulcra sita est, supra mare q<text:span text:style-name="amh_5f_dev_5f_abbr">ue</text:span> quondam <text:span text:style-name="amh_5f_dev_5f_abbr">christia</text:span>norum fuit et a<text:span text:style-name="amh_5f_dev_5f_abbr">n</text:span>tiquit<text:span text:style-name="amh_5f_dev_5f_abbr">us</text:span> Ptholomaida dicta est, cui<text:span text:style-name="amh_5f_dev_5f_abbr">us</text:span> meminit <office:annotation office:name="__Annotation__15766_2972721066" loext:resolved="false"><dc:creator>Alexandre Moret Houplon</dc:creator><dc:date>2026-01-09T12:43:03.539060700</dc:date><meta:creator-initials>AMH</meta:creator-initials><text:p text:style-name="Comment">Renvoi à l’Ancien Testament : Maccabées 1 ou 2</text:p></office:annotation>liber Machabeoru<text:span text:style-name="amh_5f_dev_5f_abbr">m</text:span><text:span text:style-name="amh_5f_dev_5f_abbr"><text:note text:id="ftn70" text:note-class="footnote"><text:note-citation>70</text:note-citation><text:note-body><text:p text:style-name="amh_5f_note_5f_apparat_5f_source"/></text:note-body></text:note></text:span><office:annotation-end office:name="__Annotation__15766_2972721066"/>. <text:span text:style-name="amh_5f_dev_5f_abbr">Per</text:span> <text:span text:style-name="amh_5f_ancre_5f_index_5f_locorum">Sarracenus</text:span>Sarracenos destructa est, posset t<text:span text:style-name="amh_5f_dev_5f_abbr">ame</text:span>n facili <text:span text:style-name="T115">re</text:span><text:span text:style-name="amh_5f_dev_5f_abbr"><text:span text:style-name="T115">par</text:span></text:span><text:span text:style-name="T115">ari. Co</text:span><text:span text:style-name="amh_5f_dev_5f_abbr"><text:span text:style-name="T115">n</text:span></text:span><text:span text:style-name="T115">ueniente</text:span><text:span text:style-name="amh_5f_dev_5f_abbr"><text:span text:style-name="T115">m</text:span></text:span><text:span text:style-name="T115"> portu</text:span><text:span text:style-name="amh_5f_dev_5f_abbr"><text:span text:style-name="T115">m</text:span></text:span><text:span text:style-name="T115"> h</text:span><text:span text:style-name="amh_5f_dev_5f_abbr"><text:span text:style-name="T115">abe</text:span></text:span><text:span text:style-name="T115">t, </text:span><text:span text:style-name="amh_5f_dev_5f_abbr"><text:span text:style-name="T115">per</text:span></text:span><text:span text:style-name="T115"> ruina</text:span><text:span text:style-name="amh_5f_dev_5f_abbr"><text:span text:style-name="T115">m</text:span></text:span><text:span text:style-name="T115"> t</text:span><text:span text:style-name="amh_5f_dev_5f_abbr"><text:span text:style-name="T115">ame</text:span></text:span><text:span text:style-name="T115">n ciuitatis aliq</text:span><text:span text:style-name="amh_5f_dev_5f_abbr"><text:span text:style-name="T115">u</text:span></text:span><text:span text:style-name="T115">a</text:span><text:span text:style-name="amh_5f_dev_5f_abbr"><text:span text:style-name="T115">n</text:span></text:span><text:span text:style-name="T115">tulu</text:span><text:span text:style-name="amh_5f_dev_5f_abbr"><text:span text:style-name="T115">m</text:span></text:span><text:span text:style-name="T115"> destructu</text:span><text:span text:style-name="amh_5f_dev_5f_abbr"><text:span text:style-name="T115">m</text:span></text:span><text:span text:style-name="T115"> et est hec ciuitas in </text:span><text:span text:style-name="amh_5f_ancre_5f_index_5f_locorum">Siria</text:span><text:span text:style-name="T115">Siria </text:span><text:span text:style-name="amh_5f_ancre_5f_index_5f_locorum">Fenicia</text:span><text:span text:style-name="T115">Fenicia sita et non in t</text:span><text:span text:style-name="amh_5f_dev_5f_abbr"><text:span text:style-name="T115">er</text:span></text:span><text:span text:style-name="T115">ra </text:span><text:span text:style-name="amh_5f_dev_5f_abbr"><text:span text:style-name="T115">Pro</text:span></text:span><text:span text:style-name="T115">missionis sic</text:span><text:span text:style-name="amh_5f_dev_5f_abbr"><text:span text:style-name="T115">ut</text:span></text:span><text:span text:style-name="T115"> </text:span><text:span text:style-name="amh_5f_dev_5f_abbr"><text:span text:style-name="T115">et</text:span></text:span><text:span text:style-name="T115"> </text:span><text:span text:style-name="amh_5f_ancre_5f_index_5f_locorum">Tirus</text:span><text:span text:style-name="T115">Tir</text:span><text:span text:style-name="amh_5f_dev_5f_abbr"><text:span text:style-name="T115">us</text:span></text:span><text:span text:style-name="T115">. </text:span><text:span text:style-name="amh_5f_dev_5f_abbr"><text:span text:style-name="T115">Per</text:span></text:span><text:span text:style-name="T115"> effusione</text:span><text:span text:style-name="amh_5f_dev_5f_abbr"><text:span text:style-name="T115">m</text:span></text:span><text:span text:style-name="T115"> t</text:span><text:span text:style-name="amh_5f_dev_5f_abbr"><text:span text:style-name="T115">ame</text:span></text:span><text:span text:style-name="T115">n </text:span><text:span text:style-name="amh_5f_dev_5f_abbr"><text:span text:style-name="T115">christi</text:span></text:span><text:span text:style-name="T115">ani sa</text:span><text:span text:style-name="amh_5f_dev_5f_abbr"><text:span text:style-name="T115">n</text:span></text:span><text:span text:style-name="T115">guis </text:span><text:span text:style-name="amh_5f_dev_5f_abbr"><text:span text:style-name="T115">pro</text:span></text:span><text:span text:style-name="T115"> fide </text:span><text:span text:style-name="amh_5f_dev_5f_abbr"><text:span text:style-name="T115">Christ</text:span></text:span><text:span text:style-name="T115">i morie</text:span><text:span text:style-name="amh_5f_dev_5f_abbr"><text:span text:style-name="T115">n</text:span></text:span><text:span text:style-name="T115">tiu</text:span><text:span text:style-name="amh_5f_dev_5f_abbr"><text:span text:style-name="T115">m</text:span></text:span><text:span text:style-name="T115"> co</text:span><text:span text:style-name="amh_5f_dev_5f_abbr"><text:span text:style-name="T115">n</text:span></text:span><text:span text:style-name="T115">secrata est et ta</text:span><text:span text:style-name="amh_5f_dev_5f_abbr"><text:span text:style-name="T115">m</text:span></text:span><text:span text:style-name="T115">q</text:span><text:span text:style-name="amh_5f_dev_5f_abbr"><text:span text:style-name="T115">u</text:span></text:span><text:span text:style-name="T115">a</text:span><text:span text:style-name="amh_5f_dev_5f_abbr"><text:span text:style-name="T115">m</text:span></text:span><text:span text:style-name="T115"> locus sacer merito </text:span><text:span text:style-name="amh_5f_dev_5f_abbr"><text:span text:style-name="T115">per</text:span></text:span><text:span text:style-name="T115"> uenera</text:span><text:span text:style-name="amh_5f_dev_5f_abbr"><text:span text:style-name="T115">n</text:span></text:span><text:span text:style-name="T115">da.</text:span></text:p>
      <text:p text:style-name="amh_5f_paragraphe">De hinc, quatuor actis diebus, per terram ueni in <text:span text:style-name="amh_5f_ancre_5f_index_5f_locorum">Gaza</text:span>Gazam ciuitatem quondam Philistim, quia circumiacens patria Philistinorum erat et dicebatur quondam <text:span text:style-name="amh_5f_ancre_5f_index_5f_locorum">Palestina</text:span>Palestina in qua sunt et alie ciuitates Philistinorum quarum meminit <office:annotation office:name="__Annotation__15770_2972721066" loext:resolved="false"><dc:creator>Alexandre Moret Houplon</dc:creator><dc:date>2026-01-09T12:47:12.322013900</dc:date><meta:creator-initials>AMH</meta:creator-initials><text:p text:style-name="Comment">Renvoi à l’Ancien Testament :</text:p><text:p text:style-name="Comment">Rois 1 ou 2</text:p></office:annotation>liber Regum<text:note text:id="ftn71" text:note-class="footnote"><text:note-citation>71</text:note-citation><text:note-body><text:p text:style-name="amh_5f_note_5f_apparat_5f_source"/></text:note-body></text:note><office:annotation-end office:name="__Annotation__15770_2972721066"/> que modo ad castella mutatis forte <text:span text:style-name="T116">nominibus redacte sunt. Inter </text:span><text:span text:style-name="amh_5f_ancre_5f_index_5f_locorum">Accon</text:span><text:span text:style-name="T116">Accon uero et </text:span><text:span text:style-name="amh_5f_ancre_5f_index_5f_locorum">Gaza</text:span><text:span text:style-name="T116">Gazam predicta prope </text:span><text:span text:style-name="amh_5f_ancre_5f_index_5f_locorum">Accon</text:span><text:span text:style-name="T116">Accon ad quatuor </text:span><text:span text:style-name="T117">a</text:span><text:span text:style-name="T116"> quasi miliaria prope mare a dextris est mons Carmeli, non multum altus, oblongus desuper, planus multum spatiosus et </text:span><office:annotation office:name="__Annotation__15439_2972721066" loext:resolved="false"><dc:creator>Alexandre Moret Houplon</dc:creator><dc:date>2026-01-09T11:54:10.028371400</dc:date><meta:creator-initials>AMH</meta:creator-initials><text:p text:style-name="Comment">Il semble que deux cahiers ont été interverti au moment de la reliure</text:p></office:annotation><text:span text:style-name="amh_5f_foliotation"><text:span text:style-name="T118">[f.</text:span></text:span><text:span text:style-name="amh_5f_foliotation"><text:span text:style-name="T119"> </text:span></text:span><text:span text:style-name="amh_5f_foliotation"><text:span text:style-name="T118">242r]</text:span></text:span><office:annotation-end office:name="__Annotation__15439_2972721066"/><text:span text:style-name="T118"> habitatio sancti Helie, ubi et ordo Carmelitarum accepit exordium, plures </text:span><text:span text:style-name="T120">GAP</text:span><text:span text:style-name="T118"> ecclesias deuotas et herem</text:span><text:span text:style-name="amh_5f_corr_5f_ed"><text:span text:style-name="T118">[itoria]</text:span></text:span><text:span text:style-name="T118"> gratios[a]. In huius montis pede ciuitas quondam fuit christianorum, Caiphas nomine, nunc destructa.</text:span></text:p>
      <text:p text:style-name="amh_5f_paragraphe">Inde transiense ab<text:span text:style-name="T121">ii ultra </text:span><text:span text:style-name="amh_5f_ancre_5f_index_5f_locorum">Cesaria</text:span><text:span text:style-name="T121">Cesariam </text:span><text:span text:style-name="amh_5f_ancre_5f_index_5f_locorum">Palestina</text:span><text:span text:style-name="T121">Palestinam famosam urbem quondam et castrum peregrinorum famosum a christianis constructuum. Item ciuitatem Ascalonem quondam uigorosam </text:span><text:soft-page-break/><text:span text:style-name="T121">et urbem </text:span><text:span text:style-name="amh_5f_ancre_5f_index_5f_locorum">Yoppen</text:span><text:span text:style-name="T121">Yoppensem vetustissimam quam </text:span><text:span text:style-name="amh_5f_ancre_5f_index_5f_nominum">Iaphet</text:span><text:span text:style-name="T121">Iaphet filius </text:span><text:span text:style-name="amh_5f_ancre_5f_index_5f_nominum">Noe</text:span><text:span text:style-name="T121">N</text:span><text:span text:style-name="T122">oe</text:span><text:span text:style-name="T121"> famatur condidisse. Hec loca in rippa maris optime situata a </text:span><text:span text:style-name="amh_5f_ancre_5f_index_5f_locorum">Sarracenus</text:span><text:span text:style-name="T121">Sarracenis miserabiliter sunt destructa.</text:span></text:p>
      <text:p text:style-name="amh_5f_paragraphe">Prope <text:span text:style-name="amh_5f_ancre_5f_index_5f_locorum">Yoppen</text:span>Yoppen intra terram est pulcra ciuitas <text:span text:style-name="amh_5f_ancre_5f_index_5f_locorum">Rama</text:span>Rama nomine, que optime habitatur, locus delectabilis et sanus. Prope <text:span text:style-name="T123">ui</text:span>llam hanc a sinistris est ciuitas <text:span text:style-name="amh_5f_ancre_5f_index_5f_locorum">Diospolis</text:span>Diospolis, que in <office:annotation office:name="__Annotation__15768_2972721066" loext:resolved="false"><dc:creator>Alexandre Moret Houplon</dc:creator><dc:date>2026-01-09T12:43:51.771022300</dc:date><meta:creator-initials>AMH</meta:creator-initials><text:p text:style-name="Comment">Renvoi au Nouveau Testament : Actes des apôtres</text:p></office:annotation>Actibus Apostolorum<office:annotation-end office:name="__Annotation__15768_2972721066"/> Lidda dicitur<text:note text:id="ftn72" text:note-class="footnote"><text:note-citation>72</text:note-citation><text:note-body><text:p text:style-name="amh_5f_note_5f_apparat_5f_source"/></text:note-body></text:note>, ubi beatus <text:span text:style-name="amh_5f_ancre_5f_index_5f_nominum">Georgius</text:span>Georgius decapitatus asseritur et locus aduenientibus peregrinis <text:span text:style-name="T124">GAP</text:span><text:span text:style-name="T125"> in choro ecclesie quondam frequentis et pulcre. Et non multum </text:span><text:span text:style-name="T124">GAP</text:span><text:span text:style-name="T125"> a monte Carmeli a sinistris est uilla Safram qua beati </text:span><text:span text:style-name="amh_5f_ancre_5f_index_5f_nominum">Iacobus</text:span><text:span text:style-name="T125">Iacobus et </text:span><text:span text:style-name="amh_5f_ancre_5f_index_5f_nominum">Iohannes</text:span><text:span text:style-name="T125">Iohannes nati dicuntur, et in loco natiuitatis eorum pulcra fuit ecclesia constructa, quam etiam peregrini deuotius uisitare consuerunt.</text:span></text:p>
      <text:p text:style-name="amh_5f_paragraphe">Hiis ergo uisis, ueni in <text:span text:style-name="amh_5f_ancre_5f_index_5f_locorum">Gaza</text:span>Gazam ciuitatem, quam dixeram satis magnam et satis populatam, a mari [ali]quantulum elongatam. Hec est illa ciuitas cuius portas <text:span text:style-name="amh_5f_ancre_5f_index_5f_nominum">Sanson</text:span>Sanson asportauit, cum in ea ca<text:span text:style-name="T113">pt</text:span>us esset, montem super unum p<text:span text:style-name="T126">aruum ciuitati uicinum, et ibi tot milia Philistinorum palatii, columpis concussis, et se ipsum prius, tamen excecatum, contudit, sicut </text:span><text:span text:style-name="T113">B</text:span><text:span text:style-name="T126">iblia memorat.</text:span></text:p>
      <text:p text:style-name="P22">Post hec ueni in castrum <text:span text:style-name="amh_5f_ancre_5f_index_5f_locorum">Darum </text:span><text:span text:style-name="amh_5f_ancre_5f_index_5f_locorum"><text:span text:style-name="T127">(castrum)</text:span></text:span>Darum, quod ultimum occurit precedentibus de <text:span text:style-name="amh_5f_ancre_5f_index_5f_locorum">Siria</text:span>Siria in <text:span text:style-name="amh_5f_ancre_5f_index_5f_locorum">Egiptus</text:span>Egiptum. Et notandum quod eundo de <text:span text:style-name="amh_5f_ancre_5f_index_5f_locorum">Accon</text:span>Accon per hanc uiam dimisi sanctam ciuitatem <text:span text:style-name="amh_5f_ancre_5f_index_5f_locorum">Iherusalem</text:span>Iherusalem a sini<text:span text:style-name="T128">s</text:span>tris uix ad <text:span text:style-name="amh_5f_nombre_5f_romain">xx</text:span> miliaria uolens prius uidere <text:span text:style-name="amh_5f_ancre_5f_index_5f_locorum">Egiptus</text:span>Egiptum et <text:span text:style-name="amh_5f_ancre_5f_index_5f_locorum">Arabia</text:span>Arabiam ut obtentis soldani litteris possem reuertens commodius et tutius, Terram Sanctam et eius loca ad placitum et cum pausa uisitare, ut patebit inferius.</text:p>
      <text:h text:style-name="P21" text:outline-level="1">De deserto diuidente <text:span text:style-name="amh_5f_ancre_5f_index_5f_locorum">Siria</text:span>Siriam et <text:span text:style-name="amh_5f_ancre_5f_index_5f_locorum">Egiptus</text:span>Egiptum et de <text:span text:style-name="amh_5f_ancre_5f_index_5f_locorum">Egiptus</text:span>Egipto</text:h>
      <text:p text:style-name="amh_5f_paragraphe">De castro quod <text:span text:style-name="amh_5f_ancre_5f_index_5f_locorum">Darum </text:span><text:span text:style-name="amh_5f_ancre_5f_index_5f_locorum"><text:span text:style-name="T127">(castrum)</text:span></text:span>Darum dicitur uersus <text:span text:style-name="amh_5f_ancre_5f_index_5f_locorum">Egiptus</text:span>Egiptum per desertum Arenosum in <text:span text:style-name="amh_5f_nombre_5f_romain"><text:span text:style-name="T129">vii</text:span></text:span> diebus. In quo deserto est penuria aque, ideoque portaui uictualia et alia necessaria. Sunt tamen constituta per <text:span text:style-name="amh_5f_ancre_5f_index_5f_locorum">Sarracenus</text:span>Sarracenos certa secundum dietas hospitia, in quibus etiam comperiuntur necessaria competentia.</text:p>
      <text:p text:style-name="P23">Post ueni in <text:span text:style-name="amh_5f_ancre_5f_index_5f_locorum">Egiptus</text:span>Egiptum, ubi sunt casalia pulcerrima infinita, omnibus bonis temporalibus habundantia, preterquam, in terris <text:span text:style-name="amh_5f_ancre_5f_index_5f_locorum">Sarracenus</text:span>Sarracenorum, per <text:span text:style-name="amh_5f_ancre_5f_index_5f_locorum">Sarracenos</text:span>Sarracenos uinee non coluntur nec porcos enutriunt. Hoc enim lege eorum, in libro quem <office:annotation office:name="__Annotation__15832_2972721066" loext:resolved="false"><dc:creator>Alexandre Moret Houplon</dc:creator><dc:date>2026-01-09T12:52:26.468420700</dc:date><meta:creator-initials>AMH</meta:creator-initials><text:p text:style-name="Comment">Le Coran</text:p></office:annotation>Alcoranum<office:annotation-end office:name="__Annotation__15832_2972721066"/> uocant<text:note text:id="ftn73" text:note-class="footnote"><text:note-citation>73</text:note-citation><text:note-body><text:p text:style-name="amh_5f_note_5f_apparat_5f_source"/></text:note-body></text:note>, strictius inhibetur. Primo igitur procedens uersus <text:span text:style-name="amh_5f_ancre_5f_index_5f_locorum">Babilonia</text:span>Babiloniam, ueni ad uillam famosam et magnam, que Belbeis appellatur. <text:span text:style-name="T130">Post hec, dimissis </text:span><text:span text:style-name="T131">GAP</text:span><text:span text:style-name="T130"> supra ripam maris </text:span><text:span text:style-name="amh_5f_ancre_5f_index_5f_locorum">Alexandria</text:span><text:span text:style-name="T130">Alexandria famossissima ciuitate et Damiata, propter conuenientem portum nauigantibus satis nota, perueni ad </text:span><text:span text:style-name="amh_5f_ancre_5f_index_5f_locorum">Cadrum</text:span><text:span text:style-name="T130">Cadrum et </text:span><text:span text:style-name="amh_5f_ancre_5f_index_5f_locorum">Babilonia</text:span><text:span text:style-name="T130">Babiloniam metropolim </text:span><text:span text:style-name="amh_5f_ancre_5f_index_5f_locorum">Egiptus</text:span><text:span text:style-name="T130">Egipti, ubi est sedes soldani in uno castro pu</text:span><text:span text:style-name="T122">l</text:span><text:span text:style-name="T130">cerrimo prope </text:span><text:span text:style-name="amh_5f_ancre_5f_index_5f_locorum">Cadrum</text:span><text:span text:style-name="T130">Cadrum. Hoc castrum in monte est non alto sed petrosos, lato et ualde pulcris palatiis decoratur. Dicitur quod continue, per diuersis ipsius soldani seruitiis et custodia eius in ipso castro, commorentur sex mile personarum quibus cotidie </text:span><text:span text:style-name="T132">de uilla uictualia ministrantur. Ceteri uero amirati </text:span><text:span text:style-name="T133">–</text:span><text:span text:style-name="T132"> id capitanei </text:span><text:span text:style-name="T133">–</text:span><text:span text:style-name="T132"> et genus armorum equites, in maxima multitudine sub castro in ciuitatibus ordinatur et commorantur, sub millenariis, centenariis, qui</text:span><text:span text:style-name="T113">n</text:span><text:span text:style-name="T132">quagenariis ac decaniis, secundum quod uisum fuerit expedire, quibus per soldanum secundum gradus suos stipendia dispensantur.</text:span></text:p>
      <text:p text:style-name="amh_5f_paragraphe">Sunt autem <text:span text:style-name="amh_5f_ancre_5f_index_5f_locorum">Cadrum</text:span>Cadrum et <text:span text:style-name="amh_5f_ancre_5f_index_5f_locorum">Babilonia</text:span>Babilonia due ciuitatibus multum magne, paruum distantes et quasi contigue ; et tamen minor <text:span text:style-name="T134">erat </text:span><text:span text:style-name="amh_5f_ancre_5f_index_5f_locorum">Cadrum</text:span><text:span text:style-name="T134">Cadrum, que est uersus desertum </text:span><text:span text:style-name="amh_5f_ancre_5f_index_5f_locorum">Siria</text:span><text:span text:style-name="T134">Sirie, paruum distans a </text:span><text:span text:style-name="amh_5f_ancre_5f_index_5f_locorum">Nilus</text:span><text:span text:style-name="T134">Nilo, fluuio </text:span><text:span text:style-name="T113">P</text:span><text:span text:style-name="T134">aradisi. </text:span><text:span text:style-name="amh_5f_ancre_5f_index_5f_locorum">Babilonia</text:span><text:span text:style-name="T134">Babilonia uero sita est super fluuium ipsum sine medio. Predicte due uille multum sunt populose, pulcerrimis edificiis constructe, </text:span><text:span text:style-name="T135">plus quam de foris appareant quia orientales generaliter plus intus quam de foris edificia sua marmore et musa</text:span><text:span text:style-name="T113">ï</text:span><text:span text:style-name="T135">co opere mirabiliter </text:span><text:span text:style-name="amh_5f_foliotation"><text:span text:style-name="T135">[f.</text:span></text:span><text:span text:style-name="amh_5f_foliotation"><text:span text:style-name="T113"> </text:span></text:span><text:span text:style-name="amh_5f_foliotation"><text:span text:style-name="T135">242v]</text:span></text:span><text:span text:style-name="T135"> uenustant tam in parientibus quam in pauimentis. </text:span><text:span text:style-name="T136">Aduertendum tamen quod hec Babilonia de qua nunc fit mensio non est illa de qua antiquitus fit mensio et in quam regnauit Nabugodonosor et ad quam <text:s/>filii Israel captiui sunt ducti, sed est hec noua Babilonia antiqua conformis in nomine et quodammodo imitatrix in operibu</text:span><text:span text:style-name="T137">s</text:span><text:span text:style-name="T136"> quia, ut de ceteris taceam, sicut antiqua filiis Israel, tunc fidelibus maxime, fuit infesta sic et nobis christianis </text:span><text:span text:style-name="T138">ueris Israelitic</text:span><text:span text:style-name="T139">i</text:span><text:span text:style-name="T138">s </text:span><text:span text:style-name="T139">hec noua Babilonia cum suo capite quod soldanus est maxime apponitur inter ceteros infideles utpote qui pricipalis propugnator et dilatator impie perfidie Macometi, cum de domo soldani ille mendax nequam traxit originem et ibi primo predicauit scilicet in deserto Arabie hominibus bestialibus et indoctis legemque diabolicam ipsis imposuit et serpentina astutia </text:span><text:span text:style-name="T140">fefellit, falsisque miraculis uerius mirabilibus sibi et patri et mendaciis colligauit. </text:span><text:soft-page-break/><text:span text:style-name="T140">Corpusque ipsius perditissimi pseustis sub soldani diligentissima custodia in ciuitate que Meca dicitur sita in deserto Arabie, de Babilonia circa </text:span><text:span text:style-name="amh_5f_nombre_5f_romain"><text:span text:style-name="T140">xxv</text:span></text:span><text:span text:style-name="T140"> dietas pro maximo sanctuario seruatur in pulcra eorum ecclesia quam musket uulgariter dicunt non quod pendeat in aere per uirtutem petre que ferrum trahit ut false diuulgatum est, sed alias in tu</text:span><text:span text:style-name="T141">m</text:span><text:span text:style-name="T140">ba eleuata et pre</text:span><text:span text:style-name="T141">c</text:span><text:span text:style-name="T140">iosa ad maiorem ipsius </text:span><text:span text:style-name="T141">mortui dampnationem imo perpetuam positum est, quo Sarraceni ex omnibus munmdi partubus conueniunt, peregrinatorem </text:span><office:annotation office:name="__Annotation__7120_232900934" loext:resolved="false"><dc:creator>Alexandre Moret Houplon</dc:creator><dc:date>2026-02-10T16:49:33.447884700</dc:date><meta:creator-initials>AMH</meta:creator-initials><text:p text:style-name="Comment">Il est écrit ipsis, avec le s final raturé</text:p></office:annotation><text:span text:style-name="T141">ipsi</text:span><office:annotation-end office:name="__Annotation__7120_232900934"/><text:span text:style-name="T141"> ibidem </text:span><text:span text:style-name="T129">ad suum prophetam deuotissimam et sollempnissimam inpe</text:span><text:span text:style-name="T142">nsuri et ob hoc maximus aduocatus et deffensor a Sarracenis ipsorum perfidie tenetur soldanus huiusmodi noue Babilonie que perfidia in christianam fidem super omnes errores existit maxime munita. Distat uero antiqua Babilonia ab hac inter septentrionem et orientem per dietas </text:span><text:span text:style-name="amh_5f_nombre_5f_romain"><text:span text:style-name="T142">xxv</text:span></text:span><text:span text:style-name="T142"> in Caldea et illius patrie dominus nunc est Chan, id est imperator tartarorum de Persia. </text:span><text:span text:style-name="T143">Dicunt aliqui quod ciuitas que nunc Baldacum dicitur sit ipsa antiqua Babilonia que sita est super flumen Eufratem. Alii autem asserunt prope Baldacum ipsam fuisse et destructam, hoc per ruinas de prope copiosas approbantes. Turris etiam Babel a filiis Noe recepta in loco propinquo asseritur, ubi humanum labium confusum est. Locus nunc desertus dicitur et quasi inaccessibilis propter ferarum, crudelium et uenenosum animalium ibi </text:span><office:annotation office:name="__Annotation__7374_232900934" loext:resolved="false"><dc:creator>Alexandre Moret Houplon</dc:creator><dc:date>2026-02-10T17:24:02.212566800</dc:date><meta:creator-initials>AMH</meta:creator-initials><text:p text:style-name="Comment">Il est écrit commerantium au lieu de commorantium</text:p></office:annotation><text:span text:style-name="T143">co</text:span><text:span text:style-name="T144">mmorantium</text:span><office:annotation-end office:name="__Annotation__7374_232900934"/><text:span text:style-name="T144"> </text:span><text:span text:style-name="T145">multitudinem innumerosam. Hec hactenus dicta sunt quia gaudemus et </text:span><text:span text:style-name="T146">querimus scire sic enim habetur </text:span><text:span text:style-name="T147">discretio noue ac ueteris Babilonie quarum noua in opere hoc principaliter est recolenda.</text:span></text:p>
      <text:p text:style-name="P24">Igitur Fluuius paradisi id est Nilus nouam Babiloniam preterfluens ac terram Egipti irrigans et fecundans et omnibus bonis habundare faciens. Gion in Genesi appelatur. Quidam tamen dicunt quod Gion <text:span text:style-name="T148">et Fizon in superioribus Ethiopie coniungantur et sic iuncti unum alueum continuant et conseruant. Insulas autem plures habet predictus fluuius in Egipto, umbrinas et apricas diuisus et iterum recollectis et diuisus diuisus tandem in mare Mediterraneum cadit prope Alexandriam ciuitatem de qua supra mensionem feci. Predicti fluuii aqua sapida est et sanissima </text:span><text:span text:style-name="T149">ad bibendum, cibos digerit, bonos pisces habet in magna copia. Inueniturque in eo et circa ipsum lignum aleos, et cipressi coloris </text:span><office:annotation office:name="__Annotation__7843_232900934" loext:resolved="false"><dc:creator>Alexandre Moret Houplon</dc:creator><dc:date>2026-02-10T18:48:15.165299100</dc:date><meta:creator-initials>AMH</meta:creator-initials><text:p text:style-name="Comment">coruealis</text:p></office:annotation><text:span text:style-name="T149">corneoli.</text:span></text:p>
      <text:p text:style-name="P25"><text:span text:style-name="T150">In Cadro et</text:span><office:annotation-end office:name="__Annotation__7843_232900934"/> <text:span text:style-name="T150">Babilonia </text:span><text:span text:style-name="T151">pulcre ecclesie plures sunt </text:span><text:span text:style-name="T152">inter quas magis famose sunt ecclesia beate Virginis in Babilonia ubi ipsa cumChristo et Ioseph, quando precepto angelico Herodem de Iudea cauentes aliquamdiu dicuntur habitasse. Item alia ecclesia beate Barbare uirginis, in qua corpus ipsius in paruo monumento marmoreo conseruatur.</text:span></text:p>
      <text:p text:style-name="P26">Sciendum autem quod Egiptus <text:span text:style-name="T153">longa patria est, hoc est oblonga, et in aliquibus partibus stricta propter desertum siccum littora ipsius ambiens et comprimens, de cuius etiam natura ipsa Egiptus est, nisi quod in quantum exuberante fluuio uel artificialiter uel naturaliter conducto uisibiliter fertilis efficitur et delectabilibus hominum uisibus et usibus coaptatur. Parum pluit in ea quia </text:span><text:soft-page-break/><text:span text:style-name="amh_5f_foliotation"><text:span text:style-name="T153">[f. 243r]</text:span></text:span><text:span text:style-name="T153"> regio de se sicca est et fortis ardor solis humores consumit super eam eleuatos faciliter. Vnde in longum </text:span><text:span text:style-name="T154">protenditur ab Ethiopia secundum fluuii cursum, usque </text:span><text:span text:style-name="T155">ad Alexandriam </text:span><text:span text:style-name="T156">et mare Mediteraneum, tantum habens latitudinis prout fluuius, secundum dispositionem </text:span><text:span text:style-name="T157">terre hinc inde et hominum diligentia elargari poterit.</text:span></text:p>
      <text:p text:style-name="P27">Vidi ego in Cadro tres elefantos uiuos. <text:span text:style-name="T158">Est autem elephas animal admodum magnum habens pellem duram secundum modum </text:span><office:annotation office:name="__Annotation__8857_232900934" loext:resolved="false"><dc:creator>Alexandre Moret Houplon</dc:creator><dc:date>2026-02-11T10:40:51.140349500</dc:date><meta:creator-initials>AMH</meta:creator-initials><text:p text:style-name="Comment">Chercher Squama dans les dico</text:p></office:annotation><text:span text:style-name="T158">scamarum</text:span><office:annotation-end office:name="__Annotation__8857_232900934"/><text:span text:style-name="T158"> piscis ualde disciplinabilis ad sonum instrumenti musici corruscat, corisat et saltat. </text:span><text:span text:style-name="T159">Dentes de ore exeunt admodum apri ualde longi, supra os habet puniscidam longam admodum sacci rotondi peracuta et cartilaginosam ad omnem partem flexibilem, qua utitur loco manus, et cibum per eam sumit incuruadoque subtus in os <text:s/>mittit, eaque plura recipit et distribuit. Solaciatur et ludit, se prosternit et se leuat </text:span><office:annotation office:name="__Annotation__8930_232900934" loext:resolved="false"><dc:creator>Alexandre Moret Houplon</dc:creator><dc:date>2026-02-11T10:41:51.676206700</dc:date><meta:creator-initials>AMH</meta:creator-initials><text:p text:style-name="Comment">Équivalent de unde chez Deluz</text:p></office:annotation><text:span text:style-name="T159">quare</text:span><office:annotation-end office:name="__Annotation__8930_232900934"/><text:span text:style-name="T159"> </text:span><text:span text:style-name="T160">uerum non est quod hec iacens de se uno erigi non possit. Ad preceptum magistri aduenientibus alludit, caput inclinando, genua flectendo, terram deosculando, </text:span><text:span text:style-name="T161">quia hic modus honorandi in terra illa communiter consuetus est. </text:span><text:span text:style-name="T162">Vidi et in Cadro animal Indie ieraffam nomine in anteriore parte multum eleuatum longissimum collum habens, ita ut de tecto domus </text:span><text:span text:style-name="T163">communis altitudinis comedere possit, retro ita demissum est ut dorsum eius manu hominis tangi possit. Non est autem ferax animal, sed ad modum iumenti pacificum colore albo et rubeo pellem habens ordinatissime decorata. Vidi </text:span><text:span text:style-name="T164">plures catos mamones, psitacos mirabiliter instructos gestibus suis homines multipliciter ad deductionem et solatia prouocantes. </text:span><text:span text:style-name="T165">Inuenitur </text:span><text:span text:style-name="T166">GAP</text:span><text:span text:style-name="T167"> </text:span><text:span text:style-name="T166">GAP</text:span><text:span text:style-name="T167"> psitacus qui pro centum aureis non daretur, </text:span><text:span text:style-name="T168">quia in hiis partibus sunt homines ultra modum delicati et corporalia solatia diligentes.</text:span></text:p>
      <text:p text:style-name="P28">In superioribus Egipti est <text:span text:style-name="T169">uena</text:span><office:annotation office:name="__Annotation__9912_232900934" loext:resolved="false"><dc:creator>Alexandre Moret Houplon</dc:creator><dc:date>2026-02-11T11:51:22.028110100</dc:date><meta:creator-initials>AMH</meta:creator-initials><text:p text:style-name="Comment">Deua semagridana</text:p></office:annotation> s<text:span text:style-name="T169">m</text:span>ar<text:span text:style-name="T169">ag</text:span>d<text:span text:style-name="T169">i</text:span>na<office:annotation-end office:name="__Annotation__9912_232900934"/><text:note text:id="ftn74" text:note-class="footnote"><text:note-citation>74</text:note-citation><text:note-body><text:p text:style-name="Footnote"/></text:note-body></text:note> unde ibi <office:annotation office:name="__Annotation__9918_232900934" loext:resolved="false"><dc:creator>Alexandre Moret Houplon</dc:creator><dc:date>2026-02-11T11:51:43.777724500</dc:date><meta:creator-initials>AMH</meta:creator-initials><text:p text:style-name="Comment">smagradi</text:p></office:annotation>smara<text:span text:style-name="T169">g</text:span>di<office:annotation-end office:name="__Annotation__9918_232900934"/><text:note text:id="ftn75" text:note-class="footnote"><text:note-citation>75</text:note-citation><text:note-body><text:p text:style-name="Footnote"/></text:note-body></text:note> in meliori foro habentur, <text:span text:style-name="T170">quam alia parte mundi. </text:span><text:span text:style-name="T171">Sunt in Siria et in Egipto poma oblonga quo </text:span><office:annotation office:name="__Annotation__10082_232900934" loext:resolved="false"><dc:creator>Alexandre Moret Houplon</dc:creator><dc:date>2026-02-11T11:55:54.307905300</dc:date><meta:creator-initials>AMH</meta:creator-initials><text:p text:style-name="Comment">parisi</text:p></office:annotation><text:span text:style-name="T171">paradisi</text:span><office:annotation-end office:name="__Annotation__10082_232900934"/><text:span text:style-name="T171"> </text:span><office:annotation office:name="__Annotation__10083_232900934" loext:resolved="false"><dc:creator>Alexandre Moret Houplon</dc:creator><dc:date>2026-02-11T11:56:40.785696700</dc:date><meta:creator-initials>AMH</meta:creator-initials><text:p text:style-name="Comment">nuncupata</text:p></office:annotation><text:span text:style-name="T171">nuncupatur,</text:span><office:annotation-end office:name="__Annotation__10083_232900934"/><text:span text:style-name="T171"> optim</text:span><text:span text:style-name="T172">i saporis mollia et in ore cito l</text:span><text:span text:style-name="T173">iquescunt </text:span><text:span text:style-name="T174">per transuersum quomodocumque diuiseris inuenies crucifixum, in tantum ut aliquotiens faciei </text:span><text:span text:style-name="T175">et aliorum membrorum liniamenta possis </text:span><text:span text:style-name="T176">perpendere </text:span><text:span text:style-name="T177">compete</text:span><text:span text:style-name="T178">n</text:span><text:span text:style-name="T177">ter. </text:span><text:span text:style-name="T179">Diu non durant quare per mare ad partes nostras duci non </text:span><office:annotation office:name="__Annotation__10873_232900934" loext:resolved="false"><dc:creator>Alexandre Moret Houplon</dc:creator><dc:date>2026-02-11T14:53:45.906928000</dc:date><meta:creator-initials>AMH</meta:creator-initials><text:p text:style-name="Comment">possunt</text:p></office:annotation><text:span text:style-name="T179">poterunt</text:span><office:annotation-end office:name="__Annotation__10873_232900934"/><text:span text:style-name="T179"> incorrupta. Succarum optimum ibi crscit et alia terre nascentia apud nos non assueta et consueta ibidem </text:span><text:span text:style-name="T180">tamen et multo amplius virtuosa.</text:span></text:p>
      <text:p text:style-name="P29">Est in Cadro domus alta et in modum stape demissa, in qua sunt multe fornaces, etiam demisse in quas ponuntur oua in palea quanta quilibet apportare uoluerit et sine gallinarum cubatione naturali certo temperamento ingnis in fornacibus fetus maturatur in ouis et pulli exeunt suo tempore, arte nature mirabiliter insequente. Et statim ut pulli oua <text:span text:style-name="T181">exiurerint, dantur dominis quorum oua fuerunt asportatique nutriunt. Quare in partibus illis est maxima capia gallinarum. Hoc </text:span><text:soft-page-break/><text:span text:style-name="T181">mirabilius reputo omnibus uiderimque homines </text:span><text:span text:style-name="T182">et femine in partibus illis uenduntur si sint alterius fidei uel secte quam uendentes </text:span><text:span text:style-name="T183">uel ementes et sic in seruitutem rediguntur, </text:span><text:span text:style-name="T184">et secundum iuuentutem, fortitudinem aetatem, artem, </text:span><text:span text:style-name="T185">sanitatem,</text:span><text:span text:style-name="T186"> pulcritudinem </text:span><text:span text:style-name="T187">et huiusmodi precio numerantur.</text:span></text:p>
      <text:p text:style-name="P30">Infra Babiloniam est quedam contracta singulater fertilis <text:span text:style-name="T188">et bonis uberrimis opulenta, que dicitur esse tota Iessen, quam filii Israel consensu faraonis ob merita Ioseph et patris beati Iacob patriarce </text:span><text:span text:style-name="T189">instantiam inhabitantis de diuina peregrinatione </text:span><office:annotation office:name="__Annotation__11957_232900934" loext:resolved="false"><dc:creator>Alexandre Moret Houplon</dc:creator><dc:date>2026-02-11T15:31:55.600126100</dc:date><meta:creator-initials>AMH</meta:creator-initials><text:p text:style-name="Comment">Aucune certitude d’avoir bien lu.</text:p></office:annotation><text:span text:style-name="T190">contessa</text:span><office:annotation-end office:name="__Annotation__11957_232900934"/><text:span text:style-name="T190"> dati sunt in Egipto. Que autem miracula ac mirabilia Deus in Egipto operatus sit in libro Moisi satis apparet.</text:span></text:p>
      <text:p text:style-name="P31">Est prope Cadrum uersus plagam Sirie deserti ortus balsami singularis, non autem est multum magnus nec forti sepe nec muro <text:span text:style-name="T191">circumdatus. De quo plurimum admirabar, locum scilicet tam nobilem et uirtuosum </text:span><text:span text:style-name="T192">non fortius munitum. </text:span><text:span text:style-name="T193">Arbusta </text:span><text:span text:style-name="T194">balsami </text:span><text:span text:style-name="T195">grossa nont sunt, autem alta, sed </text:span><text:span text:style-name="T196">ad modum </text:span><text:span text:style-name="T197">uitis </text:span><text:span text:style-name="T198">ramusculi </text:span><text:span text:style-name="T199">mediocres. </text:span><text:span text:style-name="T200">I</text:span><text:span text:style-name="T201">rrigantur </text:span><text:span text:style-name="T200">h</text:span><text:span text:style-name="T201">ic ortus fonte </text:span><text:span text:style-name="T202">quodam </text:span><text:span text:style-name="T203">paruo in medio existante, </text:span><text:span text:style-name="T204">GAP</text:span><text:span text:style-name="T205"> in quo Virginem </text:span><text:span text:style-name="T206">puerum Ihesum balneasse </text:span><text:span text:style-name="amh_5f_foliotation"><text:span text:style-name="T207">[f. </text:span></text:span><text:span text:style-name="amh_5f_foliotation"><text:span text:style-name="T208">243v</text:span></text:span><text:span text:style-name="amh_5f_foliotation"><text:span text:style-name="T207">]</text:span></text:span><text:span text:style-name="T207"> </text:span><text:span text:style-name="T209">sepius ac uestes </text:span><text:span text:style-name="T210">panniculosque eius lauasse asserunt christiani, et ex hinc aiunt fontem uirtutem </text:span><text:span text:style-name="T211">contraxisse ut terra, hac aqua irrigata, balsamum </text:span><text:span text:style-name="T212">germinet et producat.</text:span></text:p>
      <text:p text:style-name="P32"><text:span text:style-name="amh_5f_lettre_5f_rubriquee">V</text:span>ltra <text:span text:style-name="T213">Babilonia et fluuium paradisi, uersus desertum quod est inter Egiptum et Affricam, </text:span><text:span text:style-name="T214">sunt plura antiquorum monumenta figure piramidalis, </text:span><text:span text:style-name="T215">inter que sunt duo mire magnitudinis </text:span><text:span text:style-name="T216">de lapidibus maximis et politis, in quibus inueni scripturas diuersorum </text:span><text:span text:style-name="T217">idiomatum. </text:span><text:span text:style-name="T218">In uno </text:span><text:span text:style-name="T219">tamen inueni </text:span><text:span text:style-name="T220">hos uersus </text:span><text:span text:style-name="T221">latinos petris insculptos, </text:span><text:span text:style-name="T222">ut scilicet sequitur :</text:span></text:p>
      <text:p text:style-name="amh_5f_vers">Vidi piram<text:span text:style-name="T223">i</text:span>das sine te dulcissime frater</text:p>
      <text:p text:style-name="amh_5f_vers">Et tibi quod potui lacrimas hic mesta refudi</text:p>
      <text:p text:style-name="P33">Et nostri memorem luctus hanc sculpto querelam.</text:p>
      <text:p text:style-name="P33">Sit nomen decimi centi anni pyramide in alta</text:p>
      <text:p text:style-name="P33">Pontificis comitisque tuis traiane triumphis</text:p>
      <text:p text:style-name="P33">Lustra sex infra censorum consulis esse.</text:p>
      <text:p text:style-name="P34">Horum uersum obscura expositio quantulum me tenebat. Dicunt simplices hec maxima monumenta granaria regis pharaonis extitisse et sic eam suo uulgariter uocatur quod nullo apparet, quia nec ad imponendum grana nec ad extrahendum nec ad conseruandum annonam aut frumentum locus in ipsis piramidibus <text:span text:style-name="T224">comprehensus </text:span><text:span text:style-name="T225">GAP</text:span><text:span text:style-name="T224"> maxime quia a summo ad deorsum plene sunt maximis lapidibus inuicem bene iunctis, nisi quod porta bene paruula a terre eleuata bene remansit, et uia </text:span><text:span text:style-name="T226">stricta et tenebrosa per quam descenditur </text:span><text:span text:style-name="T227">ad certum spatium in eisdem, nulla in ipsis reperta </text:span><text:span text:style-name="T228">latitudine spatiosa. </text:span><text:span text:style-name="T229">Verum quod monumenta fuerunt uersus predicti testantur multaque alia intuenti.</text:span></text:p>
      <text:p text:style-name="P21">De itinere uersus montem Sinai et Arabiam et sanctis locis in eis usque <office:annotation office:name="__Annotation__8082_3888617457" loext:resolved="false"><dc:creator>Alexandre Moret Houplon</dc:creator><dc:date>2026-02-11T21:55:30.597176300</dc:date><meta:creator-initials>AMH</meta:creator-initials><text:p text:style-name="Comment">Peu lisible sur le scan</text:p></office:annotation>principui<office:annotation-end office:name="__Annotation__8082_3888617457"/> terre promissionis</text:p>
      <text:p text:style-name="P35">De Cadro et Babilonia recedens partibusque Egipti, in Arabiam ueni et ad montem Sinay <text:span text:style-name="amh_5f_nombre_5f_romain">x </text:span>diebus. Via media tota deserta. Eques ueni asserebantque monaci montis Sinay ueteres et estimo ueraces <text:span text:style-name="T230">se nunquam uidisse illuc uenisse christianum equitem peregrinum preter me, quia in camelis solebant uenire ceteri christiani peregrini. Camelus namque comedit spinas et tribulos quos inuenit in deserto, absque potu aliquotiens per duos dies integros usque ad tertium manens, </text:span><text:span text:style-name="T231">fabasque siccas portabant camela</text:span><text:span text:style-name="T232">rii per desertum et dum camelos bene uolunt reficere dant eis de fabis huiusmodi in modica quantitate et sic honusti grauiter tota die laborando in itinere perseuerant. Equus tali labore et ui</text:span><text:span text:style-name="T233">c</text:span><text:span text:style-name="T232">tu d</text:span><text:span text:style-name="T233">eficeret, </text:span><text:span text:style-name="T234">quare pabulum conueniens et aquam in utribus portari feci pro equis meis. </text:span></text:p>
      <text:p text:style-name="P36">Sic igitur recedendo de Cadro <text:span text:style-name="T235">primo ueni ad mare rubrum quod est quoddam bracium occeani Indici, strictum quidem uersus plagam Egipti, sed plus et plus uersus mare magnum incipit elargari. Supra ipsum mare rubrum ueni ad locum ubi israelite sicco uestigio transiuerunt diuino miraculo, submersis in ipsos Egiptiis sequentibus, sicut in Exodo Biblia habet. In hoc loco quidem hoc mare largum non est, sed meo iudicio uix latitudo transitus ad quinque miliaria se extendit. Non est autem hoc mare rubrum in hac parte nec fundus rubeus, sed in omnibus assimilatur ceteris maribus. Potest tamen esse ut in aliqua parte, alibi eius </text:span><text:span text:style-name="T236">gleba rubea sit et ob hoc totum aliud bracium mare rubrum uocetur. In littore huius maris processi per triduum, et circa ipsum itinere ipso mirabilia Dei circumspiciens et serenitate temporis arridente plurimum delectabar, refociliabar enim plus quam <text:s/>in deserto alio, uentorum dulci </text:span><text:span text:style-name="T237">refregerio moderato. </text:span><text:span text:style-name="T238">Circa hoc mare inuenitur corallus albus in habundantia et ramis multis pulcris, </text:span><text:span text:style-name="T239">sed parum ualet quia nimis est fragilis. Inueni </text:span><text:span text:style-name="T240">tamen sine ramis duas aut tres petras duras ad modum eboris relucentes.</text:span></text:p>
      <text:p text:style-name="P37">Recedens tandem de mari ueni ad fontem qui dicitur Marach ubi in transitu Israelis aque erant amare, que tamen per immissionem ligni a Deo monstrati Moysi dulces et potabiles <text:span text:style-name="amh_5f_foliotation">[f. 244r]</text:span> <text:span text:style-name="T241">facte sunt. </text:span><text:span text:style-name="amh_5f_lettre_5f_rubriquee">D</text:span><text:span text:style-name="T242">einde in </text:span><text:span text:style-name="T243">Helym locum ualde dectabilem in deserto, ubi sunt </text:span><text:span text:style-name="amh_5f_nombre_5f_romain"><text:span text:style-name="T244">xii</text:span></text:span><text:span text:style-name="T244"> fontes et lxx palme et una de stationibus Israel, sicut </text:span><text:span text:style-name="T245">in Exodo habentur. Postea ueni in desertum Syn ubi est mons de Sinai seu oreb, quem <text:s/>quietem finaliter in hoc </text:span><office:annotation office:name="__Annotation__9326_1392656778" loext:resolved="false"><dc:creator>Alexandre Moret Houplon</dc:creator><dc:date>2026-02-13T10:49:23.494416300</dc:date><meta:creator-initials>AMH</meta:creator-initials><text:p text:style-name="Comment">Requirere statueram</text:p><text:p text:style-name="Comment">Deluz : requirebam</text:p></office:annotation><text:span text:style-name="T245">require</text:span><text:span text:style-name="T246">re</text:span><text:span text:style-name="T245"> deserto </text:span><text:span text:style-name="T246">statueram</text:span><office:annotation-end office:name="__Annotation__9326_1392656778"/><text:span text:style-name="T246">. In pede montis est ille locus sanctissimus, ubi Moyses uidit rubum ardentem non consumi flammis, et Deum in rubo loquentem sibi nostre salutis, ordinem figuraliter conuenientius inchoantis. In hoc loco pulcrum monasterium est satis magnum, plumbo coopertum et claustrum monachorum </text:span><text:span text:style-name="T247">bene firmatum, portaque ferrea clausum. </text:span><text:span text:style-name="T248">E</text:span><text:span text:style-name="T247">t inhabitant monaci Arabes et pauci Greci simul, quidem pace ac deuote uiuentes, </text:span><text:soft-page-break/><text:span text:style-name="T247">archiepiscopo loci ac sui ordinis multum obedientes </text:span><text:span text:style-name="T248">et uinum non bibentes nisi paucis festis anni, et tunc in certa mensura modice etiam quantitatis ; pisces raro comedunt, oleribus dactilis leguminibus uitam certis horis et locis simul quietissime sustentant. Diuinum officium secundum ipsorum consuetudinem deuotissime peragunt in ecclesia intrinsecus mundissime intrantes et ualde multis lampadibus et luminaribus illustrantes. Ad locum ubi est maius altare discalciati intrant peregrinos intrantes discalciari iubent, </text:span><text:span text:style-name="T249">ideo quod </text:span><office:annotation office:name="__Annotation__9727_1392656778" loext:resolved="false"><dc:creator>Alexandre Moret Houplon</dc:creator><dc:date>2026-02-13T11:20:11.282728600</dc:date><meta:creator-initials>AMH</meta:creator-initials><text:p text:style-name="Comment">Exode, 3, 5<text:line-break/><text:a xlink:href="https://gloss-e.irht.cnrs.fr/php/editions_chapitre.php?id=biblia&amp;numLivre=04&amp;chapitre=04_3#glo_cap3_verset5" xlink:type="simple">https://gloss-e.irht.cnrs.fr/php/editions_chapitre.php?id=biblia&amp;numLivre=04&amp;chapitre=04_3#glo_cap3_verset5</text:a></text:p><text:p text:style-name="Comment"/></office:annotation><text:span text:style-name="T249">Deus dixit Moisi</text:span><office:annotation-end office:name="__Annotation__9727_1392656778"/><text:span text:style-name="T249"> ibidem existenti : </text:span><text:span text:style-name="amh_5f_ancre_5f_index_5f_fontium"><text:span text:style-name="T250">E</text:span></text:span><text:span text:style-name="amh_5f_ancre_5f_index_5f_fontium"><text:span text:style-name="T251">X_003_005</text:span></text:span><text:span text:style-name="T249">« solue calciamenta de pedibus tuis, locus enim in quo stas, terra sancta est »</text:span><text:span text:style-name="T249"><text:note text:id="ftn76" text:note-class="footnote"><text:note-citation>76</text:note-citation><text:note-body><text:p text:style-name="P38">Ex. 3,5.</text:p></text:note-body></text:note></text:span><text:span text:style-name="T249">.</text:span></text:p>
      <text:p text:style-name="P39">Diebus pluribus apud eos fui et in claustro bono commodo assignato me benignissime pertractauerunt. In hoc monasterio est aqua inuenire quam percussione uirge precepto Dei iussit Moises emanare. Aqua est optima et suauissima ad bibendum. In hoc monasterio prope altare maius a dextris in loco aliquantulum eminenti est capsa marmorea alba, non longa nec alta, in qua ossa membrorum non ordinata sed <text:span text:style-name="T252">mixtim, </text:span><text:span text:style-name="T253">de summitate montis Sinai huc translata, beatissime uirginis </text:span><text:span text:style-name="T254">K</text:span><text:span text:style-name="T253">aterine ac martiris sunt reclusa. Quod uas monaci predicti monasterii cum ministris ac debita solempnitate peregrinis aperiunt, reliquas ostendentes. Prelatus uero maior, cum instrumento ad hoc facto argenteo, ossa fortissime fricat et liquorem excedentem ab eis diuino miraculo petentibus impartitur, modice tamen per quantitatem, quia per modum sudoris consueuit liquor huiusmodi non tamen continue ex ossibus emanare. Qui liquor obdurus aliquantulum existit, et uere merito beate uirginis </text:span><text:span text:style-name="T254">Katerine </text:span><text:span text:style-name="T255">donum Dei creditur, </text:span><text:span text:style-name="T256">quia nulla balsami, nec olei, nec alicuius </text:span><text:span text:style-name="T257">humoris naturalis speciem sortitur, </text:span><text:span text:style-name="T258">quo donum Transcendens naturam merito comprobatur. </text:span><text:span text:style-name="T259">In hoc etiam monasterio plures et diuerse alie reliquie </text:span><text:span text:style-name="T260">nobis </text:span><text:span text:style-name="T261">sunt ostense. </text:span><text:span text:style-name="T262">Inter septa loci huius, nec musce, nec pulices, aut huiusmodi immundicie possunt esse, cum tamen extra per desertum molestant plurimum transeuntes et non intus utique. De quo cum mirarer, et oculis uidissem meis quod huiusmodi animalia </text:span><text:span text:style-name="T263">ibi uerta moriebantur, informatus fui quod olim orationibus sanctorum </text:span><text:span text:style-name="T264">in eodem loco commorantium </text:span><text:span text:style-name="T265">qui in tantum huiusmodi uexabantur </text:span><text:span text:style-name="T266">pecudibus ut locum dimittere cogitarent, a pio </text:span><text:span text:style-name="T267">D</text:span><text:span text:style-name="T266">eo </text:span><text:span text:style-name="T267">factum est ut nullus tali tedio deinceps in dicto loco sanctissimo grauaretur.</text:span></text:p>
      <text:p text:style-name="P40">Monaci etiam loci predicti <text:span text:style-name="T268">peregrinis </text:span><text:span text:style-name="T269">aduenientibus dant de uictualibus, </text:span><text:span text:style-name="T270">quibus </text:span><text:span text:style-name="T271">ipsimet </text:span><text:span text:style-name="T272">utuntur </text:span><text:span text:style-name="T273">quantum diu stant in ipsorum </text:span><text:span text:style-name="T274">monasterio, </text:span><text:span text:style-name="T275">et iterum </text:span><text:span text:style-name="T276">pro itinere </text:span><text:span text:style-name="T277">uersus Siriam </text:span><text:span text:style-name="T278">secundum numerum dietarum qualiter </text:span><text:span text:style-name="T279">omnibus, ita</text:span><text:span text:style-name="T277"> </text:span><text:span text:style-name="T279">per nos digne gratis precium consumptorum </text:span><text:span text:style-name="T280">si etiam offerant respuentes.</text:span></text:p>
      <text:p text:style-name="amh_5f_paragraphe"><text:span text:style-name="T281">Super hunc sacrum locum de quo iam multa </text:span><office:annotation office:name="__Annotation__11188_3324976588" loext:resolved="false"><dc:creator>Alexandre Moret Houplon</dc:creator><dc:date>2026-02-13T15:21:58.359362800</dc:date><meta:creator-initials>AMH</meta:creator-initials><text:p text:style-name="Comment">Imminet dans Li</text:p></office:annotation><text:span text:style-name="T281">eminet</text:span><office:annotation-end office:name="__Annotation__11188_3324976588"/><text:span text:style-name="T281"> </text:span><text:span text:style-name="T282">mons Sinai, </text:span><text:span text:style-name="T283">satis magnis </text:span><text:span text:style-name="T284">et altis gradibus multis </text:span><text:span text:style-name="T285">ad summitatem eius ascenditur, </text:span><text:span text:style-name="T286">in summitate una capella beati Helie, </text:span><text:span text:style-name="T287">altera Moisi </text:span><text:span text:style-name="T288">sunt, gloria etiam Domini </text:span><text:span text:style-name="T289">ibi apparuit, legem </text:span><text:span text:style-name="T290">dedit </text:span><text:span text:style-name="T291">et multis </text:span><text:span text:style-name="T292">aliis miraculis locum illud tunc et alias </text:span><text:soft-page-break/><text:span text:style-name="T292">illustrauit. Foramen etiam in petra durissima ostenditur ibidem, in quo Deus Moisem </text:span><text:span text:style-name="T293">posuit, </text:span><text:span text:style-name="T294">a dextra sua precepit, </text:span><text:span text:style-name="T295">c</text:span><text:span text:style-name="T296">um in maiestate </text:span><text:span text:style-name="T295">pertransiret, postea sibi ostendens </text:span><text:span text:style-name="T297">cum </text:span><text:span text:style-name="amh_5f_foliotation"><text:span text:style-name="T298">[f. 244v]</text:span></text:span><text:span text:style-name="T298"> </text:span><text:span text:style-name="T299">faciem </text:span><text:span text:style-name="T300">illius </text:span><text:span text:style-name="T301">nullatenus </text:span><text:span text:style-name="T302">potuerit </text:span><text:span text:style-name="T303">intueri. </text:span><text:span text:style-name="T304">De hoc </text:span><text:span text:style-name="T305">et aliis magnalibus Dei </text:span><text:span text:style-name="T306">in locis his factis ex libris sacre Scripture </text:span><text:span text:style-name="T307">potest quilibet informari. Figura corporis Moysi uidetur </text:span><text:span text:style-name="T308">quodammodo petre predicte tamquam cere impressa, cum tamen adeo sit dura ut instrumentis fortissimis ferreis uix mei familiares potuerint </text:span><text:span text:style-name="T309">aliquid de ipsa etiam in modum pulueris amouere.</text:span></text:p>
      <text:p text:style-name="P41">In cacumine <text:span text:style-name="T310">alterius montis multum altioris, profunda ualde ualle media existente, corpus beate Katerine ab angelis portatum et ab hominibus </text:span><text:span text:style-name="T311">esse repertum dicitur </text:span><text:span text:style-name="T312">a monachis et incolis illarum partium, deuote et e</text:span><text:span text:style-name="T313">t</text:span><text:span text:style-name="T312">iam a christia</text:span><text:span text:style-name="T314">nis </text:span><text:span text:style-name="T315">hec summitas laboriosius </text:span><text:span text:style-name="T316">frequentatur. </text:span><text:span text:style-name="T317">In hac autem summitate, nulla capella </text:span><text:span text:style-name="T318">est aut habitaculum, </text:span><text:span text:style-name="T319">sed petris </text:span><text:span text:style-name="T320">et talibus </text:span><text:span text:style-name="T321">locus </text:span><text:span text:style-name="T322">inueni </text:span><text:span text:style-name="T323">corporis </text:span><text:span text:style-name="T324">est signatus. </text:span><text:span text:style-name="T325">Cum igitur dicit ecclesia orans, in eodem loco legem Moysi datum et corpus beate Katerine collocatum intelligitur idem non numero sed specie, uel agregatum ex montibus illis propter propinquitatem unun dictum est, uel cum uirtus maiestatis diuine </text:span><text:span text:style-name="T326">nullo determinata sit, modo in uno montis apice </text:span><text:span text:style-name="T327">loqui Moysi poterat, nunc de remoto ea que ipsum scire uolebat informane et sic idemptitas localis non sumitur quantum ad legem datam et sepulcrum cuius auctoritas est in montis Sinay summitate eadem licet in loco determinata non resplenduit in utrisque.</text:span></text:p>
      <text:p text:style-name="P42">De monte <text:span text:style-name="T328">igitur Sinay descedens </text:span><text:span text:style-name="T329">uersus Siriam </text:span><text:span text:style-name="T330">proce</text:span><text:span text:style-name="T331">ssi per desertum </text:span><text:span text:style-name="amh_5f_nombre_5f_romain"><text:span text:style-name="T331">xiii</text:span></text:span><text:span text:style-name="T331"> </text:span><text:span text:style-name="T332">diebus. Et illud </text:span><text:span text:style-name="T333">de quo memini inter Cadrum et montem Sinai, Arabia nominatur. In qua latissima quidem moratur infinita multitudo hominum qui dicuntur </text:span><text:span text:style-name="T334">alio nomine </text:span><office:annotation office:name="__Annotation__17738_3324976588" loext:resolved="false"><dc:creator>Alexandre Moret Houplon</dc:creator><dc:date>2026-02-13T16:52:59.035104800</dc:date><meta:creator-initials>AMH</meta:creator-initials><text:p text:style-name="Comment">Deluz : Biduini</text:p></office:annotation><text:span text:style-name="T334">Bidimini</text:span><office:annotation-end office:name="__Annotation__17738_3324976588"/><text:span text:style-name="T334">, in locis scilicet sepositis </text:span><text:span text:style-name="T335">ubi aquam habere possunt, aut de fontibus aut fluuiis uel puteis, saltem quia magna </text:span><text:span text:style-name="T336">aque penuria </text:span><text:span text:style-name="T337">ibi est, ita ut </text:span><text:span text:style-name="T338">ad duas dietas </text:span><text:span text:style-name="T339">uix possit aliquando </text:span><text:span text:style-name="T340">inueniri, et ibi uno tempore inuenitur </text:span><text:span text:style-name="T341">alio exsiccatur. Morantur autem </text:span><text:span text:style-name="T342">hii homines </text:span><text:span text:style-name="T343">sub </text:span><text:span text:style-name="T344">tentoriis de filtris </text:span><text:span text:style-name="T345">et uiuunt </text:span><text:span text:style-name="T346">maxime</text:span><text:span text:style-name="T347">de camelis et capris non ; non serunt, </text:span><text:span text:style-name="T348">non metunt pane carentes eo non utuntur nisi portent aliquotiens de siria et Egipto. Bruni homines</text:span><text:span text:style-name="T349">sunt fortes et ueloces, </text:span><text:span text:style-name="T350">pro armis </text:span><text:span text:style-name="T351">scutum </text:span><text:span text:style-name="T352">et lanceam </text:span><text:span text:style-name="T353">portantes, camelis ambulantibus insident </text:span><text:span text:style-name="T354">quos dromedarios </text:span><text:span text:style-name="T355">dicimus, </text:span><text:span text:style-name="T356">uno die multum </text:span><text:span text:style-name="T357">itineris, </text:span><text:span text:style-name="T358">si uolunt </text:span><text:span text:style-name="T359">peragentes. </text:span><text:span text:style-name="T360">Capu</text:span><text:span text:style-name="T361">t et collum </text:span><text:span text:style-name="T362">inuoluunt </text:span><text:span text:style-name="T363">panno lineo longissimo, nec generaliter </text:span><text:span text:style-name="T364">utuntur </text:span><text:span text:style-name="T365">arcubus </text:span><text:span text:style-name="T366">ut ceteri Sarraceni. </text:span><text:span text:style-name="T367">Parum curant de soldano ipse tamen caute capitaneos eorum </text:span><text:span text:style-name="T368">trahit </text:span><text:span text:style-name="T369">ad se muneribus </text:span><text:span text:style-name="T370">et huiusmodi quia, ut dicitur, quando cultores huius deserti </text:span><text:span text:style-name="T371">uellent </text:span><text:span text:style-name="T372">et essent unanimes, </text:span><text:span text:style-name="T373">possent </text:span><text:span text:style-name="T374">Egiptum </text:span><text:span text:style-name="T375">et Siriam faciliter habere.</text:span></text:p>
      <text:p text:style-name="P21">De quinto terre promissionis quod est uersus Bersabee uersus Arabiam <text:span text:style-name="T376">et locis sanctis </text:span><text:span text:style-name="T377">usque Iherusalem</text:span></text:p>
      <text:p text:style-name="P43">Procedens igitur de Arabia, ueni in Bersabee terre promissionis initium uersus austrum, et quondam fuit uilla competens et pulcras habens ecclesias quarum adhuc alique stant, pulcre ualde locus est atque suauis. <text:span text:style-name="T378">In hac igitur uilla, </text:span><text:span text:style-name="T379">sanctus Abraham diu moratus est , altare edificauit, contemplationi </text:span><text:span text:style-name="T380">studuit, nomen Domini </text:span><text:span text:style-name="T381">deuotus inuocando, uocatoque a deo mandatum accepit, ut filium suum immolaret. </text:span><text:span text:style-name="T382">Deinde </text:span><text:span text:style-name="T383">procedens in media die, ueni Ebron que alio nomine uallis Manbre </text:span><office:annotation office:name="__Annotation__8580_2736550961" loext:resolved="false"><dc:creator>Alexandre Moret Houplon</dc:creator><dc:date>2026-02-14T10:49:27.612162100</dc:date><meta:creator-initials>AMH</meta:creator-initials><text:p text:style-name="Comment">Deluz : in Biblia nominatur</text:p></office:annotation><text:span text:style-name="T383">uocatur</text:span><office:annotation-end office:name="__Annotation__8580_2736550961"/><text:span text:style-name="T383">, </text:span><text:span text:style-name="T384">ubi beatus Dauid regnauit </text:span><text:span text:style-name="T385">pro tempore, ubi etiam sepulti sunt sanctissimi patriarce Abraham, Ysaac, et Iacob, Sarra </text:span><text:span text:style-name="T386">quo</text:span><text:span text:style-name="T385">que, </text:span><text:span text:style-name="T386">Rebecca atque Lia, in spelunca agri duplici, </text:span><office:annotation office:name="__Annotation__8932_2736550961" loext:resolved="false"><dc:creator>Alexandre Moret Houplon</dc:creator><dc:date>2026-02-14T10:53:38.951788100</dc:date><meta:creator-initials>AMH</meta:creator-initials><text:p text:style-name="Comment">Deluz : Quem emit Abraham in sepulturam, </text:p><text:p text:style-name="Comment">ut in Genesi legitur</text:p></office:annotation><text:span text:style-name="T386">quam sepulturam in genealogia reperimus</text:span><office:annotation-end office:name="__Annotation__8932_2736550961"/><text:span text:style-name="T386">.</text:span></text:p>
      <text:p text:style-name="P44">In decliuio montis huius locus est in quo supra monumenta patriarcarum ipsorum <text:span text:style-name="T387">pulcra ecclesia constructa est, ad modum castri munita, de lapidibus magnis et politis quam Sarraceni, habentes in reuerencia ob merita </text:span><text:span text:style-name="amh_5f_foliotation"><text:span text:style-name="T388">[f. 245r]</text:span></text:span><text:span text:style-name="T388"> </text:span><office:annotation office:name="__Annotation__9653_2736550961" loext:resolved="false"><dc:creator>Alexandre Moret Houplon</dc:creator><dc:date>2026-02-14T10:59:36.422173500</dc:date><meta:creator-initials>AMH</meta:creator-initials><text:p text:style-name="Comment">Le u et la barre de nasalisation ne sont pas bien identifiables</text:p></office:annotation><text:span text:style-name="T389">parentum</text:span><office:annotation-end office:name="__Annotation__9653_2736550961"/><text:span text:style-name="T389"> suorum quos aiunt </text:span><text:span text:style-name="T390">extitisse predictos patriarcas, in </text:span><office:annotation office:name="__Annotation__9777_2736550961" loext:resolved="false"><dc:creator>Alexandre Moret Houplon</dc:creator><dc:date>2026-02-14T11:02:05.597868600</dc:date><meta:creator-initials>AMH</meta:creator-initials><text:p text:style-name="Comment">Li : ea</text:p><text:p text:style-name="Comment"/></office:annotation><text:span text:style-name="T390">eam</text:span><office:annotation-end office:name="__Annotation__9777_2736550961"/><text:span text:style-name="T390"> intrare non </text:span><office:annotation office:name="__Annotation__9778_2736550961" loext:resolved="false"><dc:creator>Alexandre Moret Houplon</dc:creator><dc:date>2026-02-14T11:02:54.982210000</dc:date><meta:creator-initials>AMH</meta:creator-initials><text:p text:style-name="Comment">Deluz : permittunt (synonyme)</text:p></office:annotation><text:span text:style-name="T390">sinunt</text:span><office:annotation-end office:name="__Annotation__9778_2736550961"/><text:span text:style-name="T390"> aliquem christianum, </text:span><text:span text:style-name="T391">sed si uolent ad hostium ecclesie poterunt </text:span><text:span text:style-name="T392">adorare. </text:span><text:span text:style-name="T393">In hac sancta ualle Ebron locus </text:span><text:span text:style-name="T394">est in quo Abraham ad hostium </text:span><text:span text:style-name="T395">sui tabernaculi </text:span><text:span text:style-name="T396">sedens in ipso feruore diei tres uidit </text:span><text:span text:style-name="T397">et unum adorauit, </text:span><text:span text:style-name="T398">caritate Dei </text:span><text:span text:style-name="T399">inflamatus et a passione mundalium quietatus </text:span><text:span text:style-name="T400">in deitate trinitatem et unitatem mistice recognouit. In hoc etiam loco </text:span><text:span text:style-name="T401">uir Dei angelos hospicio </text:span><text:span text:style-name="T402">suscepit prandium eis acceptabile proposita deuotam mentis preparari iussit heredes repromissionem de ueterana coniuge promeruit, quod secundum cursum nature incredibile </text:span><text:span text:style-name="T403">uidebatur. </text:span><text:span text:style-name="T404">Prope hunc locum Abrahe pena Sodomorum </text:span><text:span text:style-name="T405">reuelatur orationeque rationabili sibi uxori </text:span><text:span text:style-name="T406">sui et familie ueniam ac salutem instantis deadii impetrauit.</text:span></text:p>
      <text:p text:style-name="P45">Deinde in die una ueni ad ciuitatem sanctam Bethleem, que utique non debet in principibus <text:span text:style-name="T407">Iu</text:span><text:span text:style-name="T408">da minima </text:span><text:span text:style-name="T407">reputari. Via media multum delectabilis </text:span><text:span text:style-name="T409">et aliquantulum </text:span><text:span text:style-name="T410">nemorosa. </text:span><text:span text:style-name="T411">In hac sancta ciuitate uersus orientem in ultima eius parte </text:span><text:span text:style-name="T412">diuersorium erat in quo puer Christus natus est nobis de Virgine et filius datus est Patris eternis secreta pandens </text:span><text:span text:style-name="T413">miseris nobis et indigentibus </text:span><office:annotation office:name="__Annotation__13134_2736550961" loext:resolved="false"><dc:creator>Alexandre Moret Houplon</dc:creator><dc:date>2026-02-14T11:40:36.340692600</dc:date><meta:creator-initials>AMH</meta:creator-initials><text:p text:style-name="Comment">Angelus chez Deluz</text:p></office:annotation><text:span text:style-name="T413">agnus</text:span><office:annotation-end office:name="__Annotation__13134_2736550961"/><text:span text:style-name="T413"> magni consilii destinatur. </text:span><text:span text:style-name="T414">In loco natiuitatis solis iusticie Ihesu Christi Dei nostri ibidem orti, deuotissima et pulcerrima est ecclesia sanis magna, plumbo cooperta, marmoribus et picturis genealogiam Christi experimentibus egregie adornata. Apparet mihi quod numquam magis gratiosam uiderim ecclesiam ; erat bene turribus et propugnaculis munita. </text:span><text:span text:style-name="T415">In ipsa </text:span><text:span text:style-name="T416">uero</text:span><text:span text:style-name="T415"> ecclesia </text:span><text:span text:style-name="T416">prope chorum </text:span><text:span text:style-name="T417">a dextris descenditur per paucos </text:span><text:span text:style-name="T418">gradus ad locum presepii artis misterio, marmoribus et opere musaico decoratus. In loco autem huiusmodi presepii panis angelorum nobis proponitur, quo magnitudinis uirtutibus et in angelorum quodammodo honore cibum huiusmodi in nostre carnis substanciam, sed </text:span><text:soft-page-break/><text:span text:style-name="T418">potius in ipsum uiuaci ac deifica similitudine </text:span><text:span text:style-name="T419">transmutamur. </text:span><text:span text:style-name="T420">In loco sanctissimo paupercule </text:span><text:span text:style-name="T421">uirginis </text:span><text:span text:style-name="T422">infantulus a magis honoratur, </text:span><text:span text:style-name="T423">misticis </text:span><text:span text:style-name="T424">m</text:span><text:span text:style-name="T423">u</text:span><text:span text:style-name="T424">n</text:span><text:span text:style-name="T423">eribus </text:span><text:span text:style-name="T424">decoratur, stella duce demonstratur per mobile siquidem, lumen immobile comperitur, ab angelis </text:span><text:span text:style-name="T425">pastoribus annuntiantibus </text:span><text:span text:style-name="T426">preconiis </text:span><text:span text:style-name="T427">attolitur euidenter.</text:span></text:p>
      <text:p text:style-name="P46">Ex hac sancta ciuitate Dauid <text:span text:style-name="T428">traxit originem, </text:span><text:span text:style-name="T429">in qua et eius uniuersis finibus </text:span><text:span text:style-name="T430">impie </text:span><text:span text:style-name="T431">ultra modum uocati </text:span><text:span text:style-name="T432">sunt innocentes primitie filiorum quas Christus Deo </text:span><text:span text:style-name="T433">patri </text:span><text:span text:style-name="T432">obtulit </text:span><text:span text:style-name="T434">postquam in huius mundi </text:span><text:span text:style-name="T435">exilio peregrinare </text:span><text:span text:style-name="T436">uoluit. Beatus Ieronimus </text:span><text:span text:style-name="T437">in hoc loco moratus est </text:span><text:span text:style-name="T438">et tandem defunctus ; </text:span><text:span text:style-name="T439">aliique plures </text:span><text:span text:style-name="T440">sancti </text:span><text:span text:style-name="T441">pro loci reuerencia </text:span><text:span text:style-name="T442">sunt deuotissime </text:span><text:span text:style-name="T443">adiuncti.</text:span></text:p>
      <text:p text:style-name="P47">Est autem <text:span text:style-name="T444">ciuitas </text:span><text:span text:style-name="T445">Bethleem </text:span><text:span text:style-name="T446">paruula </text:span><text:span text:style-name="T447">quantitate </text:span><text:span text:style-name="T448">loci, licet non dono </text:span><text:span text:style-name="T449">ministerii, </text:span><text:span text:style-name="T450">oblonga est et strict</text:span><text:span text:style-name="T451">a a lateribus </text:span><text:span text:style-name="T452">suis </text:span><text:span text:style-name="T453">naturaliter </text:span><text:span text:style-name="T454">profundis </text:span><text:span text:style-name="T455">uallibus </text:span><text:span text:style-name="T456">bene munita. </text:span><text:span text:style-name="T457">Habitatos eius sunt communiter </text:span><text:span text:style-name="T458">christiani </text:span><text:span text:style-name="T459">quamuis scismatici, quorum </text:span><text:span text:style-name="T460">territorium </text:span><text:span text:style-name="T461">cultui </text:span><text:span text:style-name="T462">Bethleem </text:span><text:span text:style-name="T463">boni uini </text:span><text:span text:style-name="T464">copiam </text:span><text:span text:style-name="T465">administrat. </text:span><text:span text:style-name="T466">In </text:span><text:span text:style-name="T467">felici loco natiuitatis Christi </text:span><text:span text:style-name="T468">pulcra </text:span><text:span text:style-name="T469">feci cantare </text:span><text:span text:style-name="T470">missam et deuotam </text:span><text:span text:style-name="T471">p</text:span><text:span text:style-name="T470">uer nobis natus est </text:span><text:span text:style-name="T472">per sacerdotem </text:span><text:span text:style-name="T473">unum </text:span><text:span text:style-name="T474">quem per totum sanctum </text:span><text:span text:style-name="T475">iter meum </text:span><text:span text:style-name="T476">duxi, </text:span><text:span text:style-name="T477">et potuit in his locis licite celebrare </text:span><text:span text:style-name="T478">quia </text:span><text:span text:style-name="T479">de licentia summi pontificis hec loca sanctissima </text:span><text:span text:style-name="T480">uisitaui.</text:span></text:p>
      <text:p text:style-name="P48">De Bethleem <text:span text:style-name="T481">processi </text:span><text:span text:style-name="T482">uerus Iherusalem </text:span><text:span text:style-name="T483">et est uia intermedia fere </text:span><text:span text:style-name="T484">quatuor </text:span><office:annotation office:name="__Annotation__8113_2954975368" loext:resolved="false"><dc:creator>Alexandre Moret Houplon</dc:creator><dc:date>2026-02-14T21:53:52.133995400</dc:date><meta:creator-initials>AMH</meta:creator-initials><text:p text:style-name="Comment">Deluz : miliarium</text:p></office:annotation><text:span text:style-name="T484">miliariorum</text:span><office:annotation-end office:name="__Annotation__8113_2954975368"/><text:span text:style-name="T484"> </text:span><text:span text:style-name="T485">in qua uia a sinistris </text:span><text:span text:style-name="T486">est monumentum beate </text:span><text:span text:style-name="T487">Racelis matris </text:span><text:span text:style-name="T488">Ioseph </text:span><text:span text:style-name="T489">sanctissimi </text:span><text:span text:style-name="T490">patriarce, </text:span><text:span text:style-name="T491">que in partu </text:span><text:span text:style-name="T492">Beniamin </text:span><text:span text:style-name="T493">moriens </text:span><text:span text:style-name="T494">a Iaco</text:span><text:span text:style-name="T495">b in uia que ducit Effratam </text:span><text:span text:style-name="T496">i</text:span><text:span text:style-name="T497">d est</text:span><text:span text:style-name="T498"> Bethleem </text:span><text:span text:style-name="T499">sepulta est, </text:span><text:span text:style-name="T500">lapid</text:span><text:span text:style-name="T501">es uero quos secundum </text:span><text:span text:style-name="T502">numerum </text:span><text:span text:style-name="T503">filiorum </text:span><text:span text:style-name="T504">sepulcro superposuit adhuc apparent usque hodie quod et historia Genesis attestatur. </text:span><text:span text:style-name="T505">Est et circa hanc uiam locus ubi pastoribus super gregem </text:span><text:span text:style-name="T506">uigilias </text:span><text:span text:style-name="T507">noctis </text:span><text:span text:style-name="T508">facientibus </text:span><text:span text:style-name="T509">angelicus exercitus </text:span><text:span text:style-name="T496">letior </text:span><text:span text:style-name="T510">apparuit </text:span><text:span text:style-name="T511">decantans in Christi natiuitate generis humanis saluberrime </text:span><text:span text:style-name="amh_5f_foliotation"><text:span text:style-name="T512">[f. 245v]</text:span></text:span><text:span text:style-name="T511"> Gloria in excelsis Deo. </text:span><text:span text:style-name="T512">Dicitur etiam circa uiam illam esse hec </text:span><text:span text:style-name="T513">cisterna </text:span><text:span text:style-name="T514">uetus </text:span><text:span text:style-name="T515">in qua Ioseph missus est per fratres </text:span><text:span text:style-name="T516">suos uenditus et postea </text:span><text:span text:style-name="T517">mercatoribus </text:span><text:span text:style-name="T518">in Egiptum euntibus </text:span><text:span text:style-name="T519">expeditus. </text:span><text:span text:style-name="T520">Et breuiter </text:span><text:span text:style-name="T521">in uia hac sunt plurima </text:span><text:span text:style-name="T522">christianorum </text:span><text:span text:style-name="T523">monasteria </text:span><text:span text:style-name="T524">graciosa </text:span><text:span text:style-name="T525">etiam.</text:span></text:p>
      <text:p text:style-name="P49">De ciuitate sancta Iherusalem et locis sanctis in ea et de templo Domini et quibusdam aliis <text:span text:style-name="T526">etiam</text:span></text:p>
      <text:p text:style-name="P50"><text:span text:style-name="T527">Visitatis et quasi expeditis uiis et locis predictis Dei misericordia dirigente ciuitatem sanctam Iherusalem </text:span><text:span text:style-name="T528">die</text:span><text:span text:style-name="T527"> Iouis </text:span><text:span text:style-name="T529">post inuentionem sancte Crucis </text:span><text:span text:style-name="T530">attigi. Hec est ciuitas regis magni </text:span><text:span text:style-name="T531">de qua </text:span><text:span text:style-name="T532">gloriosa dicta sunt maxime </text:span><text:span text:style-name="T533">quia </text:span><text:span text:style-name="T534">preciosissimo sanguine agni immaculati </text:span><text:span text:style-name="T535">qui Christus est salutifere est purpurata. Est autem Iherusalem </text:span><text:span text:style-name="T536">metropolis terre </text:span><text:span text:style-name="T537">promissionis amplectens </text:span><text:span text:style-name="T538">dominium </text:span><text:span text:style-name="T539">et in serenissimo aere collocata riuis et fontibus </text:span><text:span text:style-name="T540">carens </text:span><text:span text:style-name="T541">intrinsecus </text:span><text:span text:style-name="T542">aquam </text:span><text:span text:style-name="T543">ministrant artificialiter ; subductus et cisterne </text:span><text:span text:style-name="T544">complures sunt in ea ciuitate </text:span><text:span text:style-name="T545">pro necessitate aquam ministrantes. </text:span><text:span text:style-name="T546">Conducitur </text:span><text:span text:style-name="T547">autem aqua in Iherusalem </text:span><text:span text:style-name="T548">de partibus </text:span><text:span text:style-name="T549">ci</text:span><text:span text:style-name="T548">rca Hebron </text:span><text:span text:style-name="T550">et prope </text:span><text:span text:style-name="T551">uiam </text:span><text:span text:style-name="T552">euntibus </text:span><text:span text:style-name="T553">Hebron </text:span><text:span text:style-name="T554">ipse conductus </text:span><text:span text:style-name="T555">aque est parum, tamen satis in ciuitate </text:span><text:span text:style-name="T556">ministrans.</text:span></text:p>
      <text:p text:style-name="P50"><text:span text:style-name="T557">V</text:span><text:span text:style-name="T558">t autem </text:span><text:span text:style-name="T559">de prioribus </text:span><text:span text:style-name="T560">incipiam </text:span><text:span text:style-name="T557">est templum Domini non quidem hoc quod </text:span><text:span text:style-name="T561">Salomon </text:span><text:span text:style-name="T562">construxit, </text:span><text:span text:style-name="T563">penitus eterni demolitum est scriptura attestate, sed alid in eodem loco </text:span><text:span text:style-name="T564">restauratum est rotondum figura satis largum in circuitu nulla </text:span><text:span text:style-name="T565">sibi a competenti </text:span><text:span text:style-name="T566">spatio mansione apropinquante. </text:span><text:span text:style-name="T567">Est autem et ipsum </text:span><text:span text:style-name="T568">non coopertum </text:span><text:span text:style-name="T569">subter </text:span><text:span text:style-name="T570">autem albo </text:span><text:span text:style-name="T571">marmore </text:span><text:span text:style-name="T572">bene structum </text:span><text:span text:style-name="T573">quod Sarraceni </text:span><text:span text:style-name="T574">familiari </text:span><text:span text:style-name="T575">reuerencia </text:span><text:span text:style-name="T576">colentes </text:span><text:span text:style-name="T577">mundissimum tenent, nudis </text:span><text:span text:style-name="T578">pedibus </text:span><text:span text:style-name="T579">adeunt </text:span><text:span text:style-name="T580">et deosculantur genuflexi multotiens </text:span><text:span text:style-name="T581">nec </text:span><text:span text:style-name="T582">permittunt aliquem christianum intrare atrium </text:span><text:span text:style-name="T583">et templum </text:span><text:span text:style-name="T584">dicentes tam sanctum locum </text:span><text:span text:style-name="T585">quem domum </text:span><text:span text:style-name="T586">Dei </text:span><text:span text:style-name="T587">singularem </text:span><text:span text:style-name="T588">afferunt </text:span><text:span text:style-name="T589">et non debere </text:span><text:span text:style-name="T590">a christianis </text:span><text:span text:style-name="T591">aut iudeis </text:span><text:span text:style-name="T592">quos </text:span><text:span text:style-name="T593">c</text:span><text:span text:style-name="T592">anes </text:span><text:span text:style-name="T593">et infideles </text:span><text:span text:style-name="T594">reputant maculari.</text:span></text:p>
      <text:p text:style-name="P51"><text:span text:style-name="T595">Sane </text:span><text:span text:style-name="T596">in hoc loco templi </text:span><text:span text:style-name="T597">plura magnalia et mirifica </text:span><text:span text:style-name="T598">Dei </text:span><text:span text:style-name="T599">opera </text:span><text:span text:style-name="T600">facta sunt </text:span><text:span text:style-name="T601">scriptura tam </text:span><text:span text:style-name="T602">ueteris </text:span><text:span text:style-name="T603">quam noui </text:span><text:span text:style-name="T604">testamenti testante </text:span><text:span text:style-name="T605">que per singula </text:span><text:span text:style-name="T606">tangere </text:span><text:span text:style-name="T607">longum esset. </text:span><text:span text:style-name="T608">In hoc loco </text:span><text:span text:style-name="T609">Dei sacerdos </text:span><text:span text:style-name="T610">Melcisedech </text:span><text:span text:style-name="T611">creditur </text:span><text:span text:style-name="T612">panem et uinum </text:span><text:span text:style-name="T613">Deo mistice </text:span><text:span text:style-name="T614">primitus </text:span><text:span text:style-name="T615">obtulisse. </text:span><text:span text:style-name="T616">Dicitur etiam </text:span><text:span text:style-name="T617">hic locus Abrahe </text:span><text:span text:style-name="T618">a Deo monstratus ut filium immolaret </text:span><text:span text:style-name="T619">quo precepto </text:span><text:span text:style-name="T620">angeli illeso </text:span><text:span text:style-name="T621">permanente arietem herentem </text:span><text:span text:style-name="T622">cornua </text:span><text:span text:style-name="T623">in uepribus </text:span><text:span text:style-name="T624">Abraham </text:span><text:span text:style-name="T625">loco </text:span><text:span text:style-name="T626">immolauit filii, quo misterio passio Christi Dei </text:span><text:span text:style-name="T627">et hominis </text:span><text:span text:style-name="T628">clarissime prophetatur. </text:span><text:span text:style-name="T629">Dicitur </text:span><text:span text:style-name="T630">et hic locus esse ubi beatus </text:span><text:span text:style-name="T631">patriarca </text:span><text:span text:style-name="T632">Iacob uidit </text:span><text:span text:style-name="T633">scalam </text:span><text:span text:style-name="T634">rectam cacumen </text:span><text:span text:style-name="T635">celi tangentem</text:span><text:span text:style-name="T636">et angelos </text:span><text:span text:style-name="T637">ascensos </text:span><text:span text:style-name="T638">et descensos </text:span><text:span text:style-name="T639">huius loci </text:span><text:span text:style-name="T640">sanctitatem </text:span><text:span text:style-name="T641">nimirum clare </text:span><text:span text:style-name="T642">docentes. </text:span><text:span text:style-name="T643">In hoc </text:span><text:span text:style-name="T644">loco uidit Dauid angelum </text:span><text:span text:style-name="T645">sedentes Christo fuisse </text:span><text:span text:style-name="T646">gladium cruentatum </text:span><text:span text:style-name="T647">in uaginam. </text:span><text:span text:style-name="T648">In hoc </text:span><text:span text:style-name="T649">etiam loco Salomon </text:span><text:span text:style-name="T650">Deo amabilis orationem </text:span><text:span text:style-name="T651">deuotam et loco conuenientem ad Deum emisit et ipsum cum sacerdotibus </text:span><text:span text:style-name="T652">ministris </text:span><text:span text:style-name="T653">precelsa </text:span><text:span text:style-name="T654">sollempnitate </text:span><text:span text:style-name="T655">instinctu </text:span><text:span text:style-name="T656">Dei attentissime </text:span><text:span text:style-name="T657">dedicauit. </text:span><text:span text:style-name="T658">In hoc loco beata Virgo </text:span><text:span text:style-name="T659">ante desponsationem </text:span><text:span text:style-name="T660">eius dicitur a parentibus </text:span><text:span text:style-name="T661">Deo fuisse oblata </text:span><text:span text:style-name="T662">ut templi pannos </text:span><text:span text:style-name="T663">abluendo </text:span><text:span text:style-name="T664">aliaque officia uirginalia colendo diligenter </text:span><text:span text:style-name="T665">seruicium </text:span><text:span text:style-name="T666">exiberet. </text:span><text:span text:style-name="T667">In hoc loco </text:span><text:span text:style-name="T668">Virgo Mater </text:span><text:span text:style-name="T669">Dei </text:span><text:span text:style-name="T670">et suum filium </text:span><text:span text:style-name="T671">puerum </text:span><text:span text:style-name="T672">Ihesum </text:span><text:span text:style-name="T673">presentauit </text:span><text:span text:style-name="T674">secundum </text:span><text:span text:style-name="T675">legis </text:span><text:span text:style-name="T676">preceptum </text:span><text:span text:style-name="T677">pro eo redemptionem primogeniti masculi </text:span><text:span text:style-name="T678">offerendo </text:span><text:span text:style-name="T679">ubi </text:span><text:span text:style-name="T680">et beatus Simeon </text:span><text:span text:style-name="T681">Christum </text:span><text:span text:style-name="T682">in ulnas </text:span><text:span text:style-name="T683">recipiens </text:span><text:span text:style-name="T684">et </text:span><text:soft-page-break/><text:span text:style-name="T684">beata prophetia saluationem mundi uenisse </text:span><text:span text:style-name="T685">clara uoce </text:span><text:span text:style-name="T686">instigationem </text:span><text:span text:style-name="T687">Spiritus Sancti </text:span><text:span text:style-name="T688">notificauit. </text:span><text:span text:style-name="T689">Ex hoc loco Christus uendentes et ementes eiecit. </text:span><text:span text:style-name="T690">In hoc quo loco </text:span><text:span text:style-name="T691">sepius ipse docuit puerulus disputauit </text:span><text:span text:style-name="T692">querentibus </text:span><text:span text:style-name="T693">dulce </text:span><text:span text:style-name="T694">responsum intulit </text:span><text:span text:style-name="T695">multa </text:span><text:span text:style-name="T696">miracul</text:span><text:span text:style-name="T697">a </text:span><text:span text:style-name="T698">fecit </text:span><text:span text:style-name="T699">et locum plurimum </text:span><text:span text:style-name="T700">commendauit </text:span><text:span text:style-name="T701">que omnia sacris Euangeliis habentur. </text:span><text:span text:style-name="T702">Supra pinaculum </text:span><text:span text:style-name="T703">huius templi filius </text:span><text:span text:style-name="T704">Dei missus est ubi temptationem deifica uoce </text:span><text:span text:style-name="T705">non humana </text:span><text:span text:style-name="T706">repulit </text:span><text:span text:style-name="T707">et ut decuit sacro misterio est potitus angelorum.</text:span></text:p>
      <text:p text:style-name="P52">Iuxta hoc <text:span text:style-name="amh_5f_foliotation"><text:span text:style-name="T117">[f.</text:span></text:span><text:span text:style-name="amh_5f_foliotation"><text:span text:style-name="T119"> </text:span></text:span><text:span text:style-name="amh_5f_foliotation"><text:span text:style-name="T117">238r]</text:span></text:span><text:span text:style-name="T117"> templum </text:span><text:span text:style-name="T113">I</text:span><text:span text:style-name="T117">acobus minor que et frater </text:span><text:span text:style-name="T708">D</text:span><text:span text:style-name="T117">omini dici</text:span><text:span text:style-name="T708">tur, </text:span><text:span text:style-name="T709">pertica </text:span><text:span text:style-name="T710">fulonis </text:span><text:span text:style-name="T711">excerebratus, </text:span><text:span text:style-name="T712">felix martirium consummauit. </text:span><text:span text:style-name="T713">Iuxta hoc templum etiam a sinistris </text:span><text:span text:style-name="T714">est felix ille porta aurea </text:span><text:span text:style-name="T715">et ciuitas atrii templi </text:span><text:span text:style-name="T716">de qua scriptura fecit commedabilem mensionem. </text:span><text:span text:style-name="T717">E</text:span><text:span text:style-name="T716">t prope templum </text:span><text:span text:style-name="T718">a dextris est ecclesia una oblonga, plumbo </text:span><text:span text:style-name="T717">cooperta, </text:span><text:span text:style-name="T719">que scola Salomonis </text:span><text:span text:style-name="T720">uulgo dicitur. </text:span><text:span text:style-name="T721">Quidam </text:span><text:span text:style-name="T722">dicunt </text:span><text:span text:style-name="T723">ibi fuisse quondam </text:span><text:span text:style-name="T724">habitulum </text:span><text:span text:style-name="T725">et pr</text:span><text:span text:style-name="T726">ec</text:span><text:span text:style-name="T725">iosum porticum Salomonis. </text:span><text:span text:style-name="T726">Non longe autem uersus </text:span><text:span text:style-name="T727">aquilonem </text:span><text:span text:style-name="T728">est illa prophetica piscina curatrix debilium, secundum Euuangelium, in qua noctu angeli descendunt, et ecclesia sancte Anne auie Christi satis pulcra eidem picine est contigua, ubi </text:span><text:span text:style-name="T729">beata uirgo concepta et nata creditur, </text:span><text:span text:style-name="T730">sepulcraque </text:span><text:span text:style-name="T731">Ioachim </text:span><text:span text:style-name="T732">et beate Anne parentum </text:span><text:span text:style-name="T733">eius </text:span><text:span text:style-name="T734">in quadam cripta subterranea ostendunt </text:span><text:span text:style-name="T735">et non longe est locus ubi Christus inuitasu cum Phariseo discubuit, illaque </text:span><text:span text:style-name="T736">tunc mulier </text:span><text:span text:style-name="T737">peccatrix beata Maria Magdalene </text:span><text:span text:style-name="T738">uerecunde </text:span><text:span text:style-name="T739">ac uite dones ad conuiuium </text:span><text:span text:style-name="T740">intrans pedes Domini lacrimis </text:span><text:span text:style-name="T741">lauit, capillis tersit </text:span><text:span text:style-name="T742">et remissionem peccatorum </text:span><text:span text:style-name="T743">tanta contricione </text:span><text:span text:style-name="T744">obtinuit. Est etiam in Iherosolimis </text:span><text:span text:style-name="T745">locus ubi Christus flagellatus, consputus, collaphisatus, illusus, </text:span><text:span text:style-name="T746">condempnatus, </text:span><text:span text:style-name="T747">spinis coronatus, </text:span><text:span text:style-name="T748">cruce honeratus est, ac passiones innumeras pro nobis </text:span><text:span text:style-name="T749">sustinuit </text:span><text:span text:style-name="T750">ipse </text:span><text:span text:style-name="T751">impassibilis </text:span><text:span text:style-name="T752">D</text:span><text:span text:style-name="T753">eus </text:span><text:span text:style-name="T752">admodum patienter.</text:span></text:p>
      <text:p text:style-name="P53">De templo <text:span text:style-name="T754">Domini </text:span><text:span text:style-name="T755">uersus </text:span><text:span text:style-name="T756">meridiem </text:span><text:span text:style-name="T757">est ille beatus </text:span><text:span text:style-name="T758">mons Sion intra ciuitatem Iherusalem </text:span><text:span text:style-name="T759">cuius </text:span><text:span text:style-name="T760">porte super </text:span><text:span text:style-name="T761">omnia </text:span><text:span text:style-name="T762">tabernacula </text:span><text:span text:style-name="T763">Iacob </text:span><text:span text:style-name="T764">a Domino diliguntur. </text:span><text:span text:style-name="T765">Qui Quidem </text:span><text:span text:style-name="T766">mons parum </text:span><text:span text:style-name="T767">altior est cetero </text:span><text:span text:style-name="T768">situ </text:span><text:span text:style-name="T769">ciuitatis, de ciuitate </text:span><text:span text:style-name="T770">uidelicet </text:span><text:span text:style-name="T771">ad eum ascendentibus, </text:span><text:span text:style-name="T772">uerum </text:span><text:span text:style-name="T773">ab </text:span><text:span text:style-name="T774">extrinseco </text:span><text:span text:style-name="T775">profundis </text:span><text:span text:style-name="T776">uallibus </text:span><text:span text:style-name="T777">cinctus. </text:span><text:span text:style-name="T778">Fortior locus est urbis et mons ciuitatis a Dauid </text:span><text:span text:style-name="T779">in scriptura sepe uocatur. </text:span><text:span text:style-name="T780">I</text:span><text:span text:style-name="T779">n quo et ceter</text:span><text:span text:style-name="T781">i</text:span><text:span text:style-name="T779"> reges Iherusalem </text:span><text:span text:style-name="T782">postea habitant, ubi Dauid Salomonis </text:span><text:span text:style-name="T783">plurimorumque </text:span><text:span text:style-name="T784">sanctorum </text:span><text:span text:style-name="T785">prophetarum </text:span><text:span text:style-name="T786">ac regum Iherusalem </text:span><text:span text:style-name="T787">corpora requiescunt. </text:span><text:span text:style-name="T788">In pede huius </text:span><text:span text:style-name="T789">montis </text:span><text:span text:style-name="T790">uersus </text:span><text:span text:style-name="T791">ciuitatem soldanus </text:span><text:span text:style-name="T792">castrum fecit quod a deputato castellano et seruientibus attentius </text:span><text:span text:style-name="T793">custoditur. Et breuiter </text:span><text:span text:style-name="T794">in hoc monte sanctissimo, frequentatione </text:span><text:span text:style-name="T795">Christi ac beate Matris eius </text:span><text:span text:style-name="T796">discipulorum</text:span><text:span text:style-name="T797">que, plura loca sanctificata </text:span><text:span text:style-name="T798">sunt, precipue </text:span><text:span text:style-name="T799">quia </text:span><text:span text:style-name="T800">in certo loco huius </text:span><text:span text:style-name="T801">montis filius Dei </text:span><text:span text:style-name="T802">pasca cum discipulis suis celebrauit, </text:span><text:span text:style-name="T803">sanctissimum suum corpus et sanguinem consecratum discipulis tribuit, nouum testamentum condidit, et Iudas prodito</text:span><text:span text:style-name="T804">rem </text:span><text:span text:style-name="T805">sententiando notauit, dilectissimus ille discipulus supra pectus domini recubuit, ubi secretorum celestium </text:span><text:span text:style-name="T806">altas hausit sententias postmodum credentibus fideliter et cautissime </text:span><text:span text:style-name="T807">secundum </text:span><text:span text:style-name="T808">salutis nostre exigentiam </text:span><text:span text:style-name="T809">diligendas. </text:span><text:span text:style-name="T810">In hoc etiam monte Christus Dominus discipulorum magister pedes lauit et lintheo precinctus tersit, in caritate ita fundamentum et </text:span><text:soft-page-break/><text:span text:style-name="T810">consummationem fidei </text:span><text:span text:style-name="T811">solidauit. </text:span><text:span text:style-name="T812">In hoc monte post mortem Christi </text:span><text:span text:style-name="T813">discipuli cum Matre Ihesu deuotissime persistebant in orationibus. </text:span><text:span text:style-name="T814">I</text:span><text:span text:style-name="T815">t in hoc </text:span><text:span text:style-name="T814">monte post resurrectionem Christus discipulis apparuit clausi</text:span><text:span text:style-name="T816">s</text:span><text:span text:style-name="T814"> ianuis </text:span><text:span text:style-name="T816">et in hoc se palpabilem tribuit non credenti. </text:span><text:span text:style-name="T817">In hoc etiam die Pentecostes, Spiritus Sanctus in discipulos aduenit, </text:span><text:span text:style-name="T818">linguis igneis </text:span><text:span text:style-name="T819">dispertitis in ipsis ac dona carismatis impartiens.</text:span><text:span text:style-name="T820">In hoc monte post Christi ascensionem, </text:span><text:span text:style-name="T821">beata Dei genitrix morata est et tandem ibi decedens in celeste solium spiritu et corpore a filio assumpta est.</text:span></text:p>
      <text:p text:style-name="P54">Item et in hoc <text:span text:style-name="T822">monte lapis ille magnus </text:span><text:span text:style-name="T823">ualde </text:span><text:span text:style-name="T824">ostenditur, </text:span><text:span text:style-name="T825">qui deuolutus erat ab hostio monumenti. </text:span><text:span text:style-name="T826">In monte etiam Sion Iacobus maior decollatur, ubi </text:span><text:span text:style-name="T827">pulcra est ecclesia, </text:span><text:span text:style-name="T828">et hoc sola est ecclesia notabilis ad fidem romane ecclesie spectans, cum tamen Ihrosolimis sint multe ecclesie christianorum scismaticorum </text:span><text:span text:style-name="T829">summo pontific</text:span><text:span text:style-name="T830">i</text:span><text:span text:style-name="T829"> </text:span><text:span text:style-name="T830">n</text:span><text:span text:style-name="T831">on obedientes, et ipsi inter se diuersis heresibus ac scismatibus </text:span><text:span text:style-name="T832">sunt diuisi. </text:span><text:span text:style-name="T833">Secte et enim multe </text:span><text:span text:style-name="T834">sunt </text:span><text:span text:style-name="amh_5f_foliotation"><text:span text:style-name="T835">[f. 238v]</text:span></text:span><text:span text:style-name="T835"> </text:span><text:span text:style-name="T836">christianorum </text:span><text:span text:style-name="T837">in hiis ultramarinis </text:span><text:span text:style-name="T838">partibus </text:span><text:span text:style-name="T839">ritibus ac moribus diueris discrepantes. </text:span><text:span text:style-name="T840">Sunt enim Greci, Ariani, Suriani, </text:span><text:span text:style-name="T841">nestoriani, iacobite, christiani cincti, Nubiani, Ethiopes, Indici in caresi Iohanni, fidem tenentes et Georgiani quorum </text:span><text:span text:style-name="T842">fidem modumque uiuendi ac errores </text:span><text:span text:style-name="T843">describere longum </text:span><text:span text:style-name="T844">esset, </text:span><text:span text:style-name="T845">et totum habetur in Decreto </text:span><text:span text:style-name="amh_5f_nombre_5f_romain"><text:span text:style-name="T845">xx</text:span></text:span><text:span text:style-name="T845">. </text:span><text:span text:style-name="T846">Ceterum </text:span><text:span text:style-name="T847">pauca </text:span><text:span text:style-name="T848">que in Iherusalem </text:span><text:span text:style-name="T849">et terra sancta ab quinto aut Christo usque nunc Dei dispensante prouidentia facta sunt et ostensa plus notabilia ob legentium deuotionem hic narro. Singula uero </text:span><text:span text:style-name="T850">magnalia Dei qui scire uoluerit, opportet ut latas sacre </text:span><text:span text:style-name="T851">pagine </text:span><text:span text:style-name="T852">historias </text:span><text:span text:style-name="T853">scrutetur </text:span><text:span text:style-name="T854">quia sub hac breuitate itineris</text:span><text:span text:style-name="T855">mei et </text:span><text:span text:style-name="T856">presentis </text:span><text:span text:style-name="T857">opusculi </text:span><text:span text:style-name="T858">minime </text:span><text:span text:style-name="T859">adduci </text:span><text:span text:style-name="T860">possunt etiam.</text:span></text:p>
      <text:p text:style-name="P21">De monte Caluarie et sepulcro Christi atque ecclesia sepulcri</text:p>
      <text:p text:style-name="P55">Locis igitur predictis in Iherusalem <text:span text:style-name="T861">lustratis, </text:span><text:span text:style-name="T862">restat </text:span><text:span text:style-name="T863">et miserito ut de monte Caluarie </text:span><text:span text:style-name="T864">prosequar et de sepulcro Christi que in hac ciuitate finaliter requirebam. </text:span><text:span text:style-name="T865">Sunt igitur </text:span><text:span text:style-name="T866">loca hec infra <text:s/>ciuitatem Iherusalem </text:span><text:span text:style-name="T867">licet tempore </text:span><text:span text:style-name="T868">crucifixionis </text:span><text:span text:style-name="T869">extra ciuitatem </text:span><text:span text:style-name="T870">essent, </text:span><text:span text:style-name="T871">quia post </text:span><text:span text:style-name="T872">destructionem </text:span><text:span text:style-name="T873">ciuitatis </text:span><text:span text:style-name="T874">factam per Titum et Vespasianum </text:span><text:span text:style-name="T875">in eius </text:span><text:span text:style-name="T876">restaurationem </text:span><text:span text:style-name="T877">per Helium Adrianum </text:span><text:span text:style-name="T878">hec loca </text:span><office:annotation office:name="__Annotation__58882_2353137619" loext:resolved="false"><dc:creator>Alexandre Moret Houplon</dc:creator><dc:date>2026-02-15T16:06:37.285873500</dc:date><meta:creator-initials>AMH</meta:creator-initials><text:p text:style-name="Comment">Li : adclusa</text:p></office:annotation><text:span text:style-name="T879">in</text:span><text:span text:style-name="T880">clusa</text:span><office:annotation-end office:name="__Annotation__58882_2353137619"/><text:span text:style-name="T880"> sunt, in urbe </text:span><text:span text:style-name="T881">ad septentrionem </text:span><text:span text:style-name="T882">partem </text:span><text:span text:style-name="T879">quoddammodo </text:span><office:annotation office:name="__Annotation__59021_2353137619" loext:resolved="false"><dc:creator>Alexandre Moret Houplon</dc:creator><dc:date>2026-02-15T16:08:52.170809100</dc:date><meta:creator-initials>AMH</meta:creator-initials><text:p text:style-name="Comment">Li : delicate</text:p></office:annotation><text:span text:style-name="T883">dilatata</text:span><office:annotation-end office:name="__Annotation__59021_2353137619"/><text:span text:style-name="T879">.</text:span></text:p>
      <text:p text:style-name="P56">Super hec loca a christianis pulcra ecclesia facta est figura rotonda, <text:span text:style-name="T884">choro </text:span><text:span text:style-name="T885">uersus orientem in oblonga figure </text:span><text:span text:style-name="T886">dicte </text:span><text:span text:style-name="T887">circulari. </text:span><text:span text:style-name="T888">Q</text:span><text:span text:style-name="T889">ue deuotissima ecclesia </text:span><text:span text:style-name="T890">plumbo cooperta </text:span><text:span text:style-name="T891">ad occidentem </text:span><text:span text:style-name="T888">de </text:span><text:span text:style-name="T892">sectis lapidibus </text:span><text:span text:style-name="T893">turrim habet. </text:span><text:span text:style-name="T894">In summitate </text:span><text:span text:style-name="T895">uero </text:span><text:span text:style-name="T896">ipsa </text:span><text:span text:style-name="T897">ecclesia </text:span><text:span text:style-name="T898">uersus celum </text:span><text:span text:style-name="T899">cooperta </text:span><text:span text:style-name="T900">non est, circulo </text:span><text:span text:style-name="T901">magno patulo existente </text:span><text:span text:style-name="T902">celestis luminis clariori </text:span><text:span text:style-name="T903">reception</text:span><text:span text:style-name="T904">i. </text:span><text:span text:style-name="T905">Et sub </text:span><text:span text:style-name="T906">hoc circulo</text:span><text:span text:style-name="T907">n medio </text:span><text:span text:style-name="T908">scilicet </text:span><text:span text:style-name="T909">ecclesia </text:span><text:span text:style-name="T910">parua </text:span><text:span text:style-name="T911">domuncula </text:span><text:span text:style-name="T912">est in quam, propter </text:span><text:span text:style-name="T913">porte </text:span><text:span text:style-name="T914">demissionem </text:span><text:span text:style-name="T915">uersus </text:span><text:span text:style-name="T916">orientem </text:span><text:span text:style-name="T917">intrare </text:span><text:span text:style-name="T918">oporte</text:span><text:span text:style-name="T919">t </text:span><text:span text:style-name="T920">corpore </text:span><text:span text:style-name="T921">incuruato. </text:span><text:span text:style-name="T922">Supra </text:span><text:span text:style-name="T923">uero </text:span><text:span text:style-name="T924">testudinata est ad modum </text:span><text:span text:style-name="T925">semicirculi </text:span><text:span text:style-name="T926">opere </text:span><text:span text:style-name="T927">musaico auro </text:span><text:span text:style-name="T928">et marmoribus adornata, nullam </text:span><text:span text:style-name="T929">habens </text:span><text:span text:style-name="T930">fenestram, </text:span><text:span text:style-name="T931">candellis et lampade illustratam. </text:span><text:span text:style-name="T932">In huius </text:span><text:span text:style-name="T933">igitur domuncule </text:span><text:span text:style-name="T934">parte dextra locus </text:span><text:span text:style-name="T935">est sanctus </text:span><text:span text:style-name="T936">ac uenerandus sepulture </text:span><text:span text:style-name="T937">domini attingens </text:span><text:span text:style-name="T938">extremitates </text:span><text:span text:style-name="T939">predicte case, scilicet in longum ab oriente uersus </text:span><text:span text:style-name="T940">occidentem, </text:span><text:span text:style-name="T941">cuius </text:span><text:span text:style-name="T942">latitudo nouem palmarum est, </text:span><text:span text:style-name="T943">latitudo uero tam monumenti quam spacii reliqui ipsius domuncule </text:span><text:span text:style-name="T944">residuum in latitudine </text:span><text:span text:style-name="T945">circa pedes sex palmas utique se extendit communes. Circa </text:span><text:span text:style-name="amh_5f_nombre_5f_romain"><text:span text:style-name="T945">xii</text:span></text:span><text:span text:style-name="T945"> etiam </text:span><text:span text:style-name="T946">palm</text:span><text:span text:style-name="T947">a</text:span><text:span text:style-name="T946">s </text:span><text:span text:style-name="T948">est altitudo </text:span><text:span text:style-name="T949">domuncule </text:span><text:span text:style-name="T950">predicte.</text:span></text:p>
      <text:p text:style-name="P56"><text:span text:style-name="T950">Illud uero </text:span><text:span text:style-name="T951">aduertendum est quod monumento illo </text:span><text:span text:style-name="T952">sanctissimo </text:span><text:span text:style-name="T953">loco sup</text:span><text:span text:style-name="T954">er</text:span><text:span text:style-name="T953">positum non est </text:span><text:span text:style-name="T955">illud in quo sanctissimum corpus Christi </text:span><text:span text:style-name="T956">exa</text:span><text:span text:style-name="T957">n</text:span><text:span text:style-name="T956">i</text:span><text:span text:style-name="T957">m</text:span><text:span text:style-name="T956">e </text:span><text:span text:style-name="T958">primitus </text:span><text:span text:style-name="T959">est immissum quia, sacro testante eloquio, </text:span><text:span text:style-name="T960">monumentum Christi </text:span><text:span text:style-name="T961">erat </text:span><text:span text:style-name="T962">excisum in petra una prout antiquorum </text:span><text:span text:style-name="T963">monumenta </text:span><text:span text:style-name="T964">et maxime in partibus illis fieri solent. Istud autem pluribus est compositum </text:span><text:span text:style-name="T965">de nouo conglutinatum coniunctum </text:span><text:span text:style-name="T966">quidem minus artificialiter et minus quam deceat ordinatum. Locus etiam ipsius monumenti Christi fuit per infidelis longo tempore perpessus </text:span><text:span text:style-name="T967">ante tempora latinorum </text:span><text:span text:style-name="T968">et prophanatus, qui nichil </text:span><text:span text:style-name="T969">in ipso </text:span><text:span text:style-name="T970">dimiserunt </text:span><text:span text:style-name="T971">quod deuotionem fidelium </text:span><text:span text:style-name="T972">posset p</text:span><text:span text:style-name="T973">ro</text:span><text:span text:style-name="T972">uocare. </text:span><text:span text:style-name="T974">Quam etiam </text:span><text:span text:style-name="T975">Iherusalem </text:span><text:span text:style-name="T976">capta est ultimo </text:span><text:span text:style-name="T977">a Sarracenis </text:span><text:span text:style-name="T978">christiani per certa pacta et tractatus ciuitatem dimiserunt, </text:span><text:span text:style-name="T979">et a</text:span><text:span text:style-name="T980">s</text:span><text:span text:style-name="T979">s</text:span><text:span text:style-name="T980">u</text:span><text:span text:style-name="T979">ltu capta non fuit nec </text:span><text:span text:style-name="T981">est uerissimile ut, posito quod </text:span><text:span text:style-name="T982">in loco sepulcro aliquid de monumento uero, christiani </text:span><text:span text:style-name="T983">dimisissent </text:span><text:span text:style-name="T984">ibidem ab infidelibus conculcandum, cum nunc fideles </text:span><text:span text:style-name="T985">studeant eadem loca uisitantes de petris et terra quantum </text:span><text:span text:style-name="T986">possunt secum </text:span><text:span text:style-name="T987">portare, et si </text:span><text:span text:style-name="T988">possent utique totam </text:span><text:span text:style-name="T989">asportarent </text:span><text:span text:style-name="T990">Christi uestigiis ac sanguinem </text:span><text:span text:style-name="T991">consecratam.</text:span></text:p>
      <text:p text:style-name="P57">Tamen qui<text:span text:style-name="T992">d</text:span>quid <text:span text:style-name="T993">sit de hoc, locus ipse sepulcri Christi formaliter moueri non potest, </text:span><text:span text:style-name="T994">sed remansit et </text:span><text:span text:style-name="amh_5f_foliotation"><text:span text:style-name="T994">[f. 2</text:span></text:span><text:span text:style-name="amh_5f_foliotation"><text:span text:style-name="T995">3</text:span></text:span><text:span text:style-name="amh_5f_foliotation"><text:span text:style-name="T994">9r]</text:span></text:span><text:span text:style-name="T994"> </text:span><text:span text:style-name="T996">manebit </text:span><text:span text:style-name="T997">immobilis in eternum. </text:span><text:span text:style-name="T998">In quo loco sanctissimum corpus Christi de </text:span><text:soft-page-break/><text:span text:style-name="T998">cruce leuatum </text:span><text:span text:style-name="T999">per Ioseph ab Arimathia missum est, apostoli, mulieres, constantius et illa peccatrix </text:span><text:span text:style-name="T1000">diligentissima, quem uiuum </text:span><text:span text:style-name="T1001">dilex</text:span><text:span text:style-name="T1002">e</text:span><text:span text:style-name="T1001">rant </text:span><text:span text:style-name="T1002">mortuum diligentes hunc locum deuotissime </text:span><text:span text:style-name="T1003">uisitarunt. </text:span><text:span text:style-name="T1004">C</text:span><text:span text:style-name="T1005">elestes ciues uisi </text:span><text:span text:style-name="T1004">sunt illic, infideles terrentes ac fideles dulci colloquio consolantes. Hic locus est singulari </text:span><text:span text:style-name="T1006">deuotione </text:span><text:span text:style-name="T1007">et omni merito </text:span><text:span text:style-name="T1008">sup</text:span><text:span text:style-name="T1009">ra</text:span><text:span text:style-name="T1008"> alia loca reuerendus in quo corpus Christi </text:span><text:span text:style-name="T1010">sanctissimum </text:span><text:span text:style-name="T1011">inter mortuos </text:span><text:span text:style-name="T1012">inique </text:span><text:span text:style-name="T1013">et crudeliter </text:span><text:span text:style-name="T1014">deputatum, </text:span><text:span text:style-name="T1015">anima reassumpta immortalitate </text:span><text:span text:style-name="T1016">gloriosus triumphat.</text:span></text:p>
      <text:p text:style-name="P58">In <text:span text:style-name="T1017">sepedicte </text:span><text:span text:style-name="T1018">domuncule parte sinistra contra selpulcrum </text:span><text:span text:style-name="T1019">eminet extra ceteros lapides </text:span><text:span text:style-name="T1020">lapis quidam </text:span><text:span text:style-name="T1021">albi coloris, </text:span><office:annotation office:name="__Annotation__30262_390028583" loext:resolved="false"><dc:creator>Alexandre Moret Houplon</dc:creator><dc:date>2026-02-16T16:36:31.372289100</dc:date><meta:creator-initials>AMH</meta:creator-initials><text:p text:style-name="P59"><text:span text:style-name="T1022">L’édition Deluz retient une autre tournure :</text:span><text:span text:style-name="T1022"><text:line-break/></text:span><text:span text:style-name="T1022"> grossus ad modum capitis hominis </text:span></text:p></office:annotation><text:span text:style-name="T1021">ad grossi</text:span><text:span text:style-name="T1023">t</text:span><text:span text:style-name="T1021">iem </text:span><text:span text:style-name="T1023">capitis </text:span><text:span text:style-name="T1024">unius hominis</text:span><office:annotation-end office:name="__Annotation__30262_390028583"/><text:span text:style-name="T1024">, ad </text:span><text:span text:style-name="amh_5f_nombre_5f_romain"><text:span text:style-name="T1024">vi</text:span></text:span><text:span text:style-name="T1024"> palmas a terra eleuatus, </text:span><text:span text:style-name="T1025">quem ego uidi </text:span><text:span text:style-name="T1026">christianos </text:span><text:span text:style-name="T1027">illarum partium </text:span><text:span text:style-name="T1028">deuotissime </text:span><text:span text:style-name="T1029">pre ceteris osculari. </text:span><text:span text:style-name="T1030">Quod cum admira</text:span><text:span text:style-name="T1031">ns</text:span><text:span text:style-name="T1030"> </text:span><text:span text:style-name="T1032">quidnam sit </text:span><text:span text:style-name="T1031">sciritarer</text:span><text:span text:style-name="T1032"> per autenticas </text:span><text:span text:style-name="T1033">personas et per interpretationem responsum est </text:span><text:span text:style-name="T1034">quod ille </text:span><text:span text:style-name="T1035">lapis </text:span><text:span text:style-name="T1036">sit de uero </text:span><text:span text:style-name="T1037">monumento </text:span><text:span text:style-name="T1038">Christi </text:span><text:span text:style-name="T1039">qui a christianis </text:span><text:span text:style-name="T1040">ibidem </text:span><text:span text:style-name="T1041">positus est ut peregrini </text:span><text:span text:style-name="T1042">aduenientes </text:span><text:span text:style-name="T1043">eum tangere </text:span><text:span text:style-name="T1044">possint </text:span><text:span text:style-name="T1045">et uidere </text:span><text:span text:style-name="T1046">et ad deuotionem </text:span><text:span text:style-name="T1031">amplius excitentur. </text:span></text:p>
      <text:p text:style-name="P60">Supra sepulcrum <text:span text:style-name="T1047">Domini pulcram feci </text:span><text:span text:style-name="T1048">missam </text:span><text:span text:style-name="T1049">de resurrectione sua </text:span><text:span text:style-name="T1050">cum nota celebrari et aliqui de meis sociis deuote </text:span><text:span text:style-name="T1051">Christi corpus susceperunt. </text:span><text:span text:style-name="T1052">Et post missam fecit </text:span><text:span text:style-name="T1053">duos </text:span><text:span text:style-name="T1054">milites </text:span><text:span text:style-name="T1055">nobilis </text:span><text:span text:style-name="T1056">supra sepulcrum, </text:span><text:span text:style-name="T1057">gladios accingendo et aliqua obseruando qui in professione ordinis militaris fieri </text:span><text:span text:style-name="T1058">consueuerunt, </text:span><text:span text:style-name="T1059">quia admiratus </text:span><text:span text:style-name="T1060">in Iherusalem </text:span><text:span text:style-name="T1061">michi </text:span><text:span text:style-name="T1062">clauem </text:span><text:span text:style-name="T1063">ad domum </text:span><text:span text:style-name="T1064">sepulcri </text:span><text:span text:style-name="T1065">dedit, et neminem </text:span><text:span text:style-name="T1066">intra </text:span><text:span text:style-name="T1067">ecclesiam </text:span><text:span text:style-name="T1068">ire </text:span><text:span text:style-name="T1069">permisit, </text:span><text:span text:style-name="T1070">nisi quem </text:span><text:span text:style-name="T1071">nominatim </text:span><text:span text:style-name="T1072">expressi </text:span><text:span text:style-name="T1073">et adire uolui, ut quietius possem </text:span><text:span text:style-name="T1074">cum meis deuotioni uacare </text:span><text:span text:style-name="T1075">et ea facere </text:span><text:span text:style-name="T1076">in ecclesia que mihi </text:span><text:span text:style-name="T1077">ad honorem </text:span><text:span text:style-name="T1078">Dei dictabantur </text:span><text:span text:style-name="T1079">expedire, </text:span><text:span text:style-name="T1080">in hiis itaque </text:span><text:span text:style-name="T1081">et in aliis se mihi dictus capitaneus gratiosum exibebat.</text:span></text:p>
      <text:p text:style-name="P61">Circa locum sepulcri <text:span text:style-name="T1082">in eadem ecclesia </text:span><text:span text:style-name="T1083">ubi tunc ortus erat in quo post resurrectionem beate Marie Magdelene in specie </text:span><text:span text:style-name="T1084">ortulani </text:span><text:span text:style-name="T1085">Christus </text:span><text:span text:style-name="T1086">apparuit et se discipulis </text:span><text:span text:style-name="T1087">per eam resurrexisse </text:span><text:span text:style-name="T1088">nuntiauit existit. Et sicut in illo tempore </text:span><text:span text:style-name="T1089">custodes huius loci infideles </text:span><text:span text:style-name="T1090">ultimo mortui sunt effecti </text:span><text:span text:style-name="T1091">sic hodie Deo permittente </text:span><text:span text:style-name="T1092">custodes tam </text:span><text:span text:style-name="T1093">sacri loci sunt </text:span><text:span text:style-name="T1094">in fide et ueritate </text:span><text:span text:style-name="T1095">mortui Sarraceni.</text:span></text:p>
      <text:p text:style-name="P62">In eadem <text:span text:style-name="T1096">ecclesia uersus orientem de sepulcro </text:span><text:span text:style-name="T1097">ad manum dextram </text:span><text:span text:style-name="T1098">prope corum </text:span><text:span text:style-name="T1099">ecclesie </text:span><text:span text:style-name="T1100">est ille locus ad quem </text:span><text:span text:style-name="T1101">ascenditur </text:span><text:span text:style-name="T1102">ad gradus non multos quia parum est altus et omni laude ac memoria </text:span><text:span text:style-name="T1103">dignissimus </text:span><text:span text:style-name="T1104">Golg</text:span><text:span text:style-name="T1105">a</text:span><text:span text:style-name="T1104">ta caluarie </text:span><text:span text:style-name="T1106">monticulus de una petra albi </text:span><text:span text:style-name="T1107">coloris rubeo </text:span><text:span text:style-name="T1108">quodammodo </text:span><text:span text:style-name="T1109">in mixto </text:span><text:span text:style-name="T1110">naturaliter </text:span><text:span text:style-name="T1111">eleuatus </text:span><text:span text:style-name="T1112">ubi dilectus candidus et rubicundo uelatus filius offertur Deo Patri </text:span><text:span text:style-name="T1113">pro saluto </text:span><text:span text:style-name="T1114">generis </text:span><text:span text:style-name="T1115">humani ut agnus innocens immolatus </text:span><text:span text:style-name="T1116">hostia </text:span><text:span text:style-name="T1117">immaculata. </text:span><text:span text:style-name="T1118">C</text:span><text:span text:style-name="T1117">uius </text:span><text:span text:style-name="T1118">hostie figuram pretulit </text:span><text:span text:style-name="T1119">agnus pascalis et cetera cuncta holocausta sacrificia et libamina </text:span><text:span text:style-name="T1120">legalia </text:span><text:span text:style-name="T1121">sacro uelamine circumdata. Unde et in eius morte uelum </text:span><text:span text:style-name="T1122">templi scissum est ad designandum quod, sacrificiorum </text:span><text:span text:style-name="T1123">figura cessante, </text:span><text:span text:style-name="T1124">illuxit </text:span><text:span text:style-name="T1125">ubertas Dei Filii crucis </text:span><text:span text:style-name="T1126">patibulo immolati, et usque ad finem </text:span><text:span text:style-name="T1127">seculi </text:span><text:span text:style-name="T1128">in altaris sacramento mirabiliter </text:span><text:span text:style-name="T1129">cotidie </text:span><text:span text:style-name="T1130">immolandi. </text:span><text:span text:style-name="T1131">Et quis quaeso locum hunc uidere possitsine lacrimis ac tremore cordis et compassione cum patiente Christo pio Deo et saluatore nostro, ubi impassibilis </text:span><text:soft-page-break/><text:span text:style-name="T1131">patitur, uita moritur, super singulos communicata bonitas pro nobis inter impios deputatur. In hoc loco latroni sero sed feliciter </text:span><text:span text:style-name="T1132">penitenti culpa dimittitur, </text:span><text:span text:style-name="T1133">Mater Christi extremo </text:span><text:span text:style-name="T1134">mesta </text:span><text:span text:style-name="T1135">dolore </text:span><text:span text:style-name="T1136">discipulo commendatur, </text:span><text:span text:style-name="T1137">et discipulus pro Filio Matri omni </text:span><text:span text:style-name="amh_5f_foliotation"><text:span text:style-name="T1138">[f. 239v]</text:span></text:span><text:span text:style-name="T1138"> </text:span><text:span text:style-name="T1139">miserabili </text:span><text:span text:style-name="T1140">cambio substituitur ; </text:span><text:span text:style-name="T1141">Christus </text:span><text:span text:style-name="T1142">denudatur crucifigitur, </text:span><text:span text:style-name="T1143">clauatur, lanceatur et tandem sitiens </text:span><text:span text:style-name="T1144">aceto </text:span><text:span text:style-name="T1145">et felle </text:span><text:span text:style-name="T1146">potatur </text:span><text:span text:style-name="T1147">et alte uociferans spiritum </text:span><text:span text:style-name="T1148">spirificans ac precellentissimum emittendo nature </text:span><text:span text:style-name="T1149">mortalis debito misericordissime satisfecit. In hoc loco feci celebrare officium </text:span><text:span text:style-name="T1150">de die </text:span><text:span text:style-name="T1151">P</text:span><text:span text:style-name="T1150">arasceue, </text:span><text:span text:style-name="T1151">et quidam de nostris gratia Dei deuotionis riuulo ibidem dulcissime permolliti.</text:span></text:p>
      <text:p text:style-name="P63">Sub hoc sacratissimo monte Caluarie in eadem ecclesia <text:span text:style-name="T1152">locus est, ubi sancta Helena mater Constantini lignum docimice crucis inuenit sub terra diutius </text:span><text:span text:style-name="T1153">occultatum. Circa hunc locum columpne ma</text:span><text:span text:style-name="T1154">r</text:span><text:span text:style-name="T1153">moree </text:span><text:span text:style-name="T1155">aquam </text:span><text:span text:style-name="T1156">continue </text:span><text:span text:style-name="T1157">distillantes sunt et dicunt </text:span><text:span text:style-name="T1158">simplices </text:span><text:span text:style-name="T1159">qu</text:span><text:span text:style-name="T1160">od</text:span><text:span text:style-name="T1159"> plangunt </text:span><text:span text:style-name="T1160">et deflent mortem Christi quod </text:span><text:span text:style-name="T1161">uerum non est quia ubi natura sufficit non est ad miraculum recurrendum. </text:span><text:span text:style-name="T1162">Est autem certa species lapidis </text:span><text:span text:style-name="T1163">in genere </text:span><text:span text:style-name="T1164">marmoris </text:span><text:span text:style-name="T1165">qui enidras </text:span><text:span text:style-name="T1166">appellatur cuius per magistros natura talis scribitur </text:span><text:span text:style-name="T1167">quod ex eius naturali frigidissima complexion</text:span><text:span text:style-name="T1168">e</text:span><text:span text:style-name="T1167"> </text:span><text:span text:style-name="T1168">aerem </text:span><text:span text:style-name="T1169">circumstantem </text:span><text:span text:style-name="T1170">ingrossat ac continue in aquam superundat. </text:span><text:span text:style-name="T1171">Aristotiles enim </text:span><text:span text:style-name="T1172">habet quod simbolis </text:span><text:span text:style-name="T1173">rebus facilis est transitus, puta aque </text:span><text:span text:style-name="T1174">in aerem subtiliando et aeris in aquam deusando </text:span><text:span text:style-name="T1175">sicut </text:span><text:span text:style-name="T1176">hic fit cuius simile uidi in Constantinopoli circa quasdam concas in ueteri palatio ex</text:span><text:span text:style-name="T1177">iste</text:span><text:span text:style-name="T1176">ntes ex simili marmore </text:span><text:span text:style-name="T1177">facta que continue sudant adeo aliquotiens </text:span><text:span text:style-name="T1178">ut plene </text:span><text:span text:style-name="T1179">aqua euacuentur et reuoluto anno sine omni humano studio plene inueniuntur aqua ut undique effluant quod </text:span><text:span text:style-name="T1180">quoddam miraculum uulgaribus </text:span><text:span text:style-name="T1181">reputatus sed ego hoc uidens naturam loci perpendi ac circumstantias et lapidis modum admirato igitur </text:span><text:span text:style-name="T1182">Domino </text:span><text:span text:style-name="T1183">imperatore causam naturalem </text:span><text:span text:style-name="T1184">huius facti exposui cui pla</text:span><text:span text:style-name="T1185">c</text:span><text:span text:style-name="T1184">uit </text:span><text:span text:style-name="T1185">plurimum </text:span><text:span text:style-name="T1186">et ex tunc in singularem </text:span><text:span text:style-name="T1187">amorem </text:span><text:span text:style-name="T1188">et honoris gratitudinem </text:span><text:span text:style-name="T1189">me recollegit.</text:span></text:p>
      <text:p text:style-name="P64">In hac sancta ecclesia <text:span text:style-name="T1190">sepulcri morientes peccato crucifigantur </text:span><text:span text:style-name="T1191">mundo resurgamusque uirtute </text:span><text:span text:style-name="T1192">cum Christo ut assumi coheredes eterne tandem glorie mereamur.</text:span></text:p>
      <text:p text:style-name="P65">Et sciendum est quod ciuitas <text:span text:style-name="T1193">Iherusalem </text:span><text:span text:style-name="T1194">uersus </text:span><text:span text:style-name="T1195">aquilonem </text:span><text:span text:style-name="T1196">ubi se pulcriorem exibet minorem </text:span><text:span text:style-name="T1197">habet fortitudinem </text:span><text:span text:style-name="T1198">et planiciem muris tamen et propugnaculis et fossatis ibidem </text:span><text:span text:style-name="T1199">posset commode </text:span><text:span text:style-name="T1200">dispersari. Ab oriente uero ualle Iosaphat et a meridie siue et occidente </text:span><text:span text:style-name="T1201">aliis adiacentibus uallibus profundis et contiguis plurimum communita est. Distat autem </text:span><text:span text:style-name="T1202">ipsam ciuitas a mari Mediterraneo per unam dietam conuenientem cum dimidia magis propinquum portum habens urbem Ioppen de qua supra mensio facta existit.</text:span></text:p>
      <text:p text:style-name="P21">De aliis sanctis locis in circuitu Iherusalem et usque Euffratem</text:p>
      <text:p text:style-name="P66">Ciuitate sancta Iherusalem <text:span text:style-name="T1203">ut potui diligenter inscrutata, processi uersus occidentem ad montaniam Iudee circa quinque miliaria </text:span><text:span text:style-name="T1204">ad locum </text:span><text:span text:style-name="T1205">Elizabeth ad sex menses grauide </text:span><text:span text:style-name="T1206">de </text:span><text:span text:style-name="T1207">precursore Domini </text:span><text:span text:style-name="T1208">et </text:span><text:span text:style-name="T1209">cucurrit congratulans salutationem Domino </text:span><text:span text:style-name="T1210">permittendo </text:span><text:span text:style-name="T1211">in qua precursor </text:span><text:span text:style-name="T1212">Iohannes </text:span><text:span text:style-name="T1213">diuinitus </text:span><text:span text:style-name="T1214">excitatus </text:span><text:span text:style-name="T1215">in materno </text:span><text:span text:style-name="T1216">existens utero gesticulis </text:span><text:span text:style-name="T1217">infantilibus </text:span><text:span text:style-name="T1218">occultando uirginalem </text:span><text:span text:style-name="T1219">conceptum </text:span><text:span text:style-name="T1220">Deique filium nuntiauit. </text:span><text:span text:style-name="T1221">M</text:span><text:span text:style-name="T1222">atres</text:span><text:span text:style-name="T1221">que utreque </text:span><text:span text:style-name="T1223">hinc </text:span><text:span text:style-name="T1224">inde </text:span><text:span text:style-name="T1225">pergratule deuotione humili Dei preconia </text:span><text:span text:style-name="T1226">intulerunt, </text:span><text:span text:style-name="T1227">hec benedicens genit</text:span><text:span text:style-name="T1228">ric</text:span><text:span text:style-name="T1227">em illa uero precelsa genitrix </text:span><text:span text:style-name="T1228">urbis altissimi Dei magnificans saluatore. In hoc est competens ecclesia ubi sunt sepulcra parentes precursoris. </text:span></text:p>
      <text:p text:style-name="P67">Prope est locus ubi lignum uiuifice <text:span text:style-name="T1229">crucis creuisse dicitur, </text:span><text:span text:style-name="T1230">pulcra </text:span><text:span text:style-name="T1231">ecclesia est ibi et competens claustrum</text:span><text:span text:style-name="T1232">que, ubi </text:span><text:span text:style-name="T1233">religiosi Gorgiani nomine quia scismatici sun</text:span><text:span text:style-name="T1234">t commorantur. </text:span><text:span text:style-name="T1235">De hoc loco redii non multum longe de Iherusalem </text:span><text:span text:style-name="T1236">ad sepulcra plurium </text:span><text:span text:style-name="T1237">prophetarum me quodam teutonico uiro </text:span><text:span text:style-name="T1238">litterato </text:span><text:span text:style-name="T1239">conducente, </text:span><text:span text:style-name="T1240">que sepulcra tunc iudei conseruerunt </text:span><text:span text:style-name="T1241">uisitare </text:span><text:span text:style-name="T1242">communiter.</text:span></text:p>
      <text:p text:style-name="P68">Et procedens redii Iude transiens sanctam ciuitatem, <text:span text:style-name="T1243">exiensque </text:span><text:span text:style-name="T1244">de porta eius boreali supra uallem </text:span><text:span text:style-name="T1245">eius Iosaphat </text:span><text:span text:style-name="T1246">ueni ad locum ubi beatissimus protomartir Stephanus Christum cum a dextris Dei esset aspexit et lapidatoribus </text:span><text:span text:style-name="T1247">oppressus </text:span><text:span text:style-name="T1248">spiritum Deo emissit. </text:span><text:span text:style-name="T1249">Inde descendi </text:span><text:span text:style-name="amh_5f_foliotation"><text:span text:style-name="T1249">[f. 240r]</text:span></text:span><text:span text:style-name="T1249"> </text:span><text:span text:style-name="T1250">ad uallem </text:span><text:span text:style-name="T1251">sanctissimam Iosaphat supra quam situata est </text:span><text:span text:style-name="T1252">ciuitas sanct</text:span><text:span text:style-name="T1253">a </text:span><text:span text:style-name="T1254">sine medio, </text:span><text:span text:style-name="T1255">in qua torrens Cedron </text:span><text:span text:style-name="T1256">quondam </text:span><text:span text:style-name="T1257">fluxit </text:span><text:span text:style-name="T1258">suis temoporibus </text:span><text:span text:style-name="T1259">ex aquis </text:span><text:span text:style-name="T1260">pluuialibus </text:span><text:span text:style-name="T1261">coadcrescens. </text:span><text:span text:style-name="T1262">Iuxta quam in pede montis Oliueti </text:span><text:span text:style-name="T1263">est ortus quem </text:span><text:span text:style-name="T1264">Dei filius </text:span><text:span text:style-name="T1265">intrare </text:span><text:span text:style-name="T1266">consue</text:span><text:span text:style-name="T1267">tus erat </text:span><text:span text:style-name="T1268">et in eo a Iuda </text:span><office:annotation office:name="__Annotation__16691_1536795900" loext:resolved="false"><dc:creator>Alexandre Moret Houplon</dc:creator><dc:date>2026-02-18T11:06:39.996425402</dc:date><meta:creator-initials>AMH</meta:creator-initials><text:p text:style-name="Comment">Si on suit Deluz, la leçon de Li serait a Iuda improbe. Très bizarre, proditore (=traitre) est écrit lisiblement, avec l’abréviation de pro parfaitement identifiable. Je vais faire confiance à mes yeux plutôt qu’à l’apparat critique de Deluz ici. </text:p></office:annotation><text:span text:style-name="T1268">proditore</text:span><office:annotation-end office:name="__Annotation__16691_1536795900"/><text:span text:style-name="T1268"> </text:span><text:span text:style-name="T1269">traditus est, osculatu</text:span><text:span text:style-name="T1270">r</text:span><text:span text:style-name="T1269">, </text:span><text:span text:style-name="T1271">capitur, </text:span><text:span text:style-name="T1272">ligatur, </text:span><text:span text:style-name="T1273">auris scinditur et sanatur </text:span><text:span text:style-name="T1274">tamquam, </text:span><text:span text:style-name="T1275">tamquam ouis </text:span><text:span text:style-name="T1276">ad uictimam innocens ducitur, discipulique electi fugiunt, beneficiorum Dei immemores, illumque relinquunt, </text:span><text:span text:style-name="T1277">qui si ipsos </text:span><text:span text:style-name="T1278">mundumque relinqueret, </text:span><text:span text:style-name="T1279">pariter in nichilum </text:span><text:span text:style-name="T1280">deciderent nec in esse possent </text:span><text:span text:style-name="T1281">persistere ad monumentum. In huius uallis principis a sinistris est ecclesia beatissime Virginis, </text:span><text:span text:style-name="T1282">in quam descenditur per plures gradus lapideos, </text:span><text:span text:style-name="T1283">quia pro maiori parte sub terra </text:span><text:span text:style-name="T1284">est, quod credo ex ciuitatis Iherusalem ruinis </text:span><text:span text:style-name="T1285">vallem replentibus </text:span><text:span text:style-name="T1286">accidisse. Hec ecclesia non est pulcra sed deuota, in cuius medio in paruo tugurio sepulcrum matris </text:span><text:span text:style-name="T1287">De</text:span><text:span text:style-name="T1288">i ostenditur, </text:span><text:span text:style-name="T1289">in quo scilicet </text:span><text:span text:style-name="T1290">ab apostolis </text:span><text:span text:style-name="T1291">asseritur </text:span><text:span text:style-name="T1292">tumulata. </text:span><text:span text:style-name="T1293">Supra sepulcrum </text:span><text:span text:style-name="T1294">illud feci celebrae pulcrum missam de Assumptione huius </text:span><text:span text:style-name="T1295">beate Virginis. </text:span><text:span text:style-name="T1296">Hic locus </text:span><text:span text:style-name="T1297">enim </text:span><text:span text:style-name="T1298">deuotissimus de </text:span><text:span text:style-name="T1299">iure </text:span><text:span text:style-name="T1300">animis</text:span><text:span text:style-name="T1299"> fidelium </text:span><text:span text:style-name="T1301">attolitur, ubi templum Dei, sacrarium </text:span><text:span text:style-name="T1302">spiritus Sancti </text:span><text:span text:style-name="T1303">monsque </text:span><text:span text:style-name="T1304">sollempnissimus </text:span><text:span text:style-name="T1305">de quo excisus lapis angularis sine manibus </text:span><text:span text:style-name="T1306">reponitur </text:span><text:span text:style-name="T1307">quamuis </text:span><text:span text:style-name="T1308">tamen pauco tempore </text:span><text:span text:style-name="T1309">continetur. </text:span><text:span text:style-name="T1310">Non diu enim </text:span><text:span text:style-name="T1311">corpus </text:span><text:span text:style-name="T1312">sanctissime </text:span><text:span text:style-name="T1300">Virginis ibidem dimissum est, sed statim </text:span><text:span text:style-name="T1313">anima </text:span><text:span text:style-name="T1314">reassumpta, </text:span><text:span text:style-name="T1315">resurrectionis et immortalitatis </text:span><text:span text:style-name="T1316">dotibus, </text:span><text:span text:style-name="T1317">eternis</text:span><text:span text:style-name="T1318">que preconiis gloriatur. Prope </text:span><text:span text:style-name="T1319">hanc ecclesiam </text:span><text:span text:style-name="T1320">sub rupe locus est, </text:span><text:span text:style-name="T1321">ubi </text:span><text:span text:style-name="T1322">Dei </text:span><text:span text:style-name="T1323">F</text:span><text:span text:style-name="T1322">ilius </text:span><text:span text:style-name="T1323">prostratus in terram orationem ad Deum </text:span><text:span text:style-name="T1324">Patrem </text:span><text:span text:style-name="T1325">fudit admirabil</text:span><text:span text:style-name="T1326">em </text:span><text:span text:style-name="T1327">in terram sudore sanguineo </text:span><text:span text:style-name="T1328">decurrente, acerbitatem </text:span><text:soft-page-break/><text:span text:style-name="T1329">mortis humama conditione testante quam etiam </text:span><text:span text:style-name="T1330">Dei Verbo </text:span><text:span text:style-name="T1331">unitam prenouerat </text:span><text:span text:style-name="T1332">naturaliter </text:span><text:span text:style-name="T1333">abhorrente, </text:span><text:span text:style-name="T1334">in quo se docuit </text:span><text:span text:style-name="T1335">naturam nostram ueram, </text:span><text:span text:style-name="T1336">sine culpa tamen, </text:span><text:span text:style-name="T1337">humane passioni subditam in omnibus assumpsisse.</text:span></text:p>
      <text:p text:style-name="P69">Hac etiam ualle in pede montis super quam sancta ciuitas constituta est <office:annotation office:name="__Annotation__27865_1536795900" loext:resolved="false"><dc:creator>Alexandre Moret Houplon</dc:creator><dc:date>2026-02-18T12:23:41.687864344</dc:date><meta:creator-initials>AMH</meta:creator-initials><text:p text:style-name="Comment">Li donne super terra</text:p><text:p text:style-name="Comment">Deluz et U donnent sub terra</text:p></office:annotation>su<text:span text:style-name="T1338">b</text:span><office:annotation-end office:name="__Annotation__27865_1536795900"/> terra quoddammodo notatoria <text:span text:style-name="T1339">fons iacet Siloe Christi Euuangelis </text:span><text:span text:style-name="T1340">non ignotus. Ex opposito autem eius </text:span><text:span text:style-name="T1341">est statua quedam lapidea bone </text:span><text:span text:style-name="T1342">magnitudinis </text:span><text:span text:style-name="T1343">et artificiosa </text:span><text:span text:style-name="T1344">cernitur </text:span><text:span text:style-name="T1345">quam, ut dicitur, Absalon ad memoriam </text:span><text:span text:style-name="T1346">sui fieri iussit </text:span><text:span text:style-name="T1347">et in libro Regum </text:span><text:span text:style-name="T1348">magnus </text:span><text:span text:style-name="T1349">Absalon uocatur. </text:span><text:span text:style-name="T1350">Supra uallem </text:span><text:span text:style-name="T1351">Iosaphat </text:span><text:span text:style-name="T1352">ad meridiem </text:span><text:span text:style-name="T1353">est ager ille </text:span><text:span text:style-name="T1354">figuli </text:span><text:span text:style-name="T1355">Aceldemach in sepulturam peregrinorum </text:span><text:span text:style-name="T1356">pretio </text:span><text:span text:style-name="T1357">Christi sanguinis comparatus ubi </text:span><office:annotation office:name="__Annotation__30866_1536795900" loext:resolved="false"><dc:creator>Alexandre Moret Houplon</dc:creator><dc:date>2026-02-18T13:06:07.263142659</dc:date><meta:creator-initials>AMH</meta:creator-initials><text:p text:style-name="Comment">Deluz : multorum</text:p></office:annotation><text:span text:style-name="T1358">multociens</text:span><office:annotation-end office:name="__Annotation__30866_1536795900"/><text:span text:style-name="T1358"> corpora <text:s/>sanctorum </text:span><text:span text:style-name="T1359">requiescunt </text:span><text:span text:style-name="T1360">ubi sub petris </text:span><text:span text:style-name="T1361">GAP</text:span><text:span text:style-name="T1362"> in petris excisa sunt </text:span><text:span text:style-name="T1363">multa christianorum </text:span><text:span text:style-name="T1364">tarbernacula et oratoria gratiosa.</text:span></text:p>
      <text:p text:style-name="P70">In hac sancta ualle <text:span text:style-name="T1365">Iosaphat Christus ad iudicium uenturus criditur post finalem resurrectionem corporum autoritate iudiciario unicuique secundum </text:span><text:span text:style-name="T1366">opera </text:span><text:span text:style-name="T1367">que </text:span><text:span text:style-name="T1368">egerit </text:span><text:span text:style-name="T1369">mer</text:span><text:span text:style-name="T1370">cedem </text:span><text:span text:style-name="T1371">propriam </text:span><text:span text:style-name="T1372">redditurus. In </text:span><text:span text:style-name="T1373">ipsa </text:span><text:span text:style-name="T1374">etiam ualle </text:span><text:span text:style-name="T1375">locus ostenditur </text:span><text:span text:style-name="T1376">quo Petrus </text:span><text:span text:style-name="T1377">acre et uere penitens amare fleuit quia ter se saluatorem </text:span><text:span text:style-name="T1378">recognouit abnegasse. Et ibi prope </text:span><text:span text:style-name="T1379">locus est ubi miserrimus ille traditor impenitens penitendo </text:span><text:span text:style-name="T1380">misericordie infinite </text:span><text:span text:style-name="T1381">tamquam alter Chaym horribili </text:span><text:span text:style-name="T1382">desperatione </text:span><text:span text:style-name="T1383">obstruxit </text:span><text:span text:style-name="T1384">hostium </text:span><text:span text:style-name="T1385">spiritus laqueo se suspendens et seipsum </text:span><text:span text:style-name="T1386">simul uita corporis </text:span><text:span text:style-name="T1387">et anime nequit</text:span><text:span text:style-name="T1388">e</text:span><text:span text:style-name="T1387">r </text:span><text:span text:style-name="T1389">spoliauit.</text:span></text:p>
      <text:p text:style-name="P71">Hiis <text:span text:style-name="T1390">prospectis ascendi in montem sanctum Oliueti, </text:span><text:span text:style-name="T1391">a re scilicet nomen habens, quod in eo </text:span><text:span text:style-name="T1392">et circa eum oliue plures </text:span><text:span text:style-name="T1393">uidentur, </text:span><text:span text:style-name="T1394">inter ipsum montem oliueti et ciuitatem sanctam solum interest </text:span><text:span text:style-name="T1395">uallis </text:span><text:span text:style-name="T1396">Iosaphat, et quia </text:span><text:span text:style-name="T1397">mons ille altior </text:span><text:span text:style-name="T1398">est quam sancta ciuitas et mons Sion et uallis que mediat non est multum lata de ipso monte ciuitas intrinsecus </text:span><text:span text:style-name="T1399">in magna parte potest </text:span><text:span text:style-name="T1400">prospici, templumque </text:span><text:span text:style-name="T1401">et atrium </text:span><text:span text:style-name="T1402">quidlibet potest </text:span><text:span text:style-name="T1403">de ipso uideri. </text:span><text:span text:style-name="T1404">Mons iste profecto </text:span><text:span text:style-name="T1405">pulcerrimus </text:span><text:span text:style-name="T1406">et preclarus ad orientem </text:span><text:span text:style-name="T1407">ex opposito ciuitatis et templi est pulcerrime situatus et in eo Dominus celos ascendit, </text:span><text:span text:style-name="T1408">discipulos </text:span><text:span text:style-name="T1409">ad euuangelizandum </text:span><text:span text:style-name="T1410">mittens baptizandi formam tribuit </text:span><text:span text:style-name="T1411">credentibus in eum eterne </text:span><text:span text:style-name="T1412">uite </text:span><text:span text:style-name="T1413">repromissionem adduxit, </text:span><text:span text:style-name="T1414">suis finaliter benedixit, et uisione </text:span><text:span text:style-name="amh_5f_foliotation"><text:span text:style-name="T1415">[f. 240v]</text:span></text:span><text:span text:style-name="T1415"> angelica conformauit, ac de secundo eius </text:span><text:span text:style-name="T1416">aduentu iudiciario scilicet certo effecit. </text:span><text:span text:style-name="T1417">Hunc etiam montem ante hec tempora </text:span><text:span text:style-name="T1418">frequentius cum discipulis uisitauit. In predicto monte uestigia quedam apparent in petra, que sunt ut dicitur </text:span><text:span text:style-name="T1419">ascendenis, in quo loco fuit </text:span><text:span text:style-name="T1420">pulcra ecclesia que heu nunc desolata est.</text:span></text:p>
      <text:p text:style-name="P72">Prope <text:span text:style-name="T1421">uero est Bethsage unde Dominus </text:span><text:span text:style-name="T1422">discipulos in ciuitatem misit ut asinam </text:span><text:span text:style-name="T1423">et pullum adducerent, quibus insidens, magnifice </text:span><text:span text:style-name="T1424">receptus </text:span><text:span text:style-name="T1425">a populo </text:span><text:span text:style-name="T1426">euuangelica testatur </text:span><text:span text:style-name="T1427">historia. </text:span><text:span text:style-name="T1428">Est post hec ueni in Bethaniam in decliuo </text:span><text:span text:style-name="T1429">montis </text:span><text:span text:style-name="T1430">oliueti uersus orientem </text:span><text:span text:style-name="T1431">sitam </text:span><text:span text:style-name="T1432">domum </text:span><text:span text:style-name="T1433">Marthe et Lazar</text:span><text:span text:style-name="T1434">i fratris eius. </text:span><text:span text:style-name="T1435">Hec fuit singulare </text:span><text:span text:style-name="T1436">hospicium </text:span><text:span text:style-name="T1437">Domini uisitatum, ubi </text:span><text:span text:style-name="T1438">Christo felix Martha feliciter </text:span><text:span text:style-name="T1439">ministraui</text:span><text:span text:style-name="T1440">t, Maria tamen </text:span><text:span text:style-name="T1440"><office:annotation office:name="__Annotation__20230_2839827758" loext:resolved="false"><dc:creator>Alexandre Moret Houplon</dc:creator><dc:date>2026-02-19T14:41:53.135410200</dc:date><meta:creator-initials>AMH</meta:creator-initials><text:p text:style-name="Comment">Li : Magdalene</text:p></office:annotation></text:span><text:span text:style-name="T1440">Magdalena</text:span><office:annotation-end office:name="__Annotation__20230_2839827758"/><text:span text:style-name="T1440"> pedes Domini non relinquens </text:span><text:span text:style-name="T1441">diuinitatis misteria dulcius hauriebat. </text:span><text:span text:style-name="T1442">Hic </text:span><text:soft-page-break/><text:span text:style-name="T1442">dulcis Dominus pietatis fons lacrimarum </text:span><text:span text:style-name="T1443">et misericordie riuulum, </text:span><text:span text:style-name="T1444">necessitatis tempore </text:span><text:span text:style-name="T1445">non obstruens, </text:span><text:span text:style-name="T1446">sed deuote </text:span><text:span text:style-name="T1447">pe</text:span><text:span text:style-name="T1448">t</text:span><text:span text:style-name="T1447">entibus etiam </text:span><text:span text:style-name="T1448">ultra petitum largitur </text:span><text:span text:style-name="T1449">ac distribuit </text:span><text:span text:style-name="T1450">copiose </text:span><text:span text:style-name="T1451">Magdalenam magno fauore probauit. </text:span><text:span text:style-name="T1452">Hic in quo Lazarus mortuus quatriduanus suscitatur, in quo futura resurrectio tam facti euidentia quam Marthe confessione lucide </text:span><text:span text:style-name="T1453">ac ueratissime </text:span><text:span text:style-name="T1454">comprobatur.</text:span></text:p>
      <text:p text:style-name="P73"><text:span text:style-name="T1455">De hoc </text:span><text:span text:style-name="T1456">sancto loco parua uia est ad Iordanem, </text:span><text:span text:style-name="T1457">deserto quodam montuoso medio existente, quo semiuius relictus a latronibus Samaritanus a Christo dicitur ac misericordia releuatur. In fine huius </text:span><text:span text:style-name="T1458">deserti mons altus </text:span><text:span text:style-name="T1459">est in quo </text:span><text:span text:style-name="amh_5f_nombre_5f_romain"><text:span text:style-name="T1460"><office:annotation office:name="__Annotation__24134_2839827758" loext:resolved="false"><dc:creator>Alexandre Moret Houplon</dc:creator><dc:date>2026-02-19T15:22:42.501328500</dc:date><meta:creator-initials>AMH</meta:creator-initials><text:p text:style-name="Comment">Penser à changer la police pour une qui a un affichage plus propre des caractères combinés avant génération du pdf</text:p></office:annotation></text:span></text:span><text:span text:style-name="amh_5f_nombre_5f_romain"><text:span text:style-name="T1460">xͣl</text:span></text:span><office:annotation-end office:name="__Annotation__24134_2839827758"/><text:span text:style-name="Strong_20_Emphasis"><text:span text:style-name="T1460"> </text:span></text:span><text:span text:style-name="Strong_20_Emphasis"><text:span text:style-name="T1461">diebus </text:span></text:span><text:span text:style-name="Strong_20_Emphasis"><text:span text:style-name="T1462">et </text:span></text:span><text:span text:style-name="amh_5f_nombre_5f_romain"><text:span text:style-name="T1462"><office:annotation office:name="__Annotation__24612_2839827758" loext:resolved="false"><dc:creator>Alexandre Moret Houplon</dc:creator><dc:date>2026-02-19T15:24:43.690565900</dc:date><meta:creator-initials>AMH</meta:creator-initials><text:p text:style-name="Comment">Deluz met le a suscrit sur les deux nombres romains,</text:p><text:p text:style-name="Comment">Dans Li, il n’est que sur le premier.</text:p></office:annotation></text:span></text:span><text:span text:style-name="amh_5f_nombre_5f_romain"><text:span text:style-name="T1462">xl</text:span></text:span><office:annotation-end office:name="__Annotation__24612_2839827758"/><text:span text:style-name="Strong_20_Emphasis"><text:span text:style-name="T1462"> noctibus Christus dicitur </text:span></text:span><text:span text:style-name="Strong_20_Emphasis"><text:span text:style-name="T1463">ieiunasse. Item et illic ductus est a spiritu temptandus a diabolo quem ui diuina ac uirili animo superauit. I</text:span></text:span><text:span text:style-name="Strong_20_Emphasis"><text:span text:style-name="T1464">n</text:span></text:span><text:span text:style-name="Strong_20_Emphasis"><text:span text:style-name="T1463"> huius montis altitudine fuit ecclesia </text:span></text:span><text:span text:style-name="Strong_20_Emphasis"><text:span text:style-name="T1464">et circa eius medium est excisum heremitagium ualde graciosum </text:span></text:span><text:span text:style-name="Strong_20_Emphasis"><text:span text:style-name="T1465">quod Gorgiani christiani </text:span></text:span><text:span text:style-name="Strong_20_Emphasis"><text:span text:style-name="T1466">tenent </text:span></text:span><text:span text:style-name="Strong_20_Emphasis"><text:span text:style-name="T1467">scismatici qui profecto me susceperunt multum honorifice et gratiose.</text:span></text:span></text:p>
      <text:p text:style-name="P74"><text:span text:style-name="Strong_20_Emphasis"><text:span text:style-name="T1468">Infra hunc montem uersus planiciem Iordanis est ortus et fons pulcerrimus atque magnus, circa quem </text:span></text:span><text:span text:style-name="Strong_20_Emphasis"><text:span text:style-name="T1469">beatus Abraham, de Caldea precepto Domini</text:span></text:span><text:span text:style-name="Strong_20_Emphasis"><text:span text:style-name="T1470"> ueniens, aliquamdiu </text:span></text:span><text:span text:style-name="Strong_20_Emphasis"><text:span text:style-name="T1471">dicitur </text:span></text:span><text:span text:style-name="Strong_20_Emphasis"><text:span text:style-name="T1472">habitasse, ubi altare edificauit et nomen Domini inuocauit et </text:span></text:span><text:span text:style-name="Strong_20_Emphasis"><text:span text:style-name="T1473">Iordanis ortus Abrahe uocatur. Postea ueni ad Iherico que in ipsa Iordanis ualla sita est nunc quidem casale, sed olim ciuitas fortis et amena, </text:span></text:span><text:span text:style-name="Strong_20_Emphasis"><text:span text:style-name="T1474">quam Iosue </text:span></text:span><text:span text:style-name="Strong_20_Emphasis"><text:span text:style-name="T1475">Dei famulus </text:span></text:span><text:span text:style-name="Strong_20_Emphasis"><text:span text:style-name="T1476">miraculosue cepit. Interque omnes ciuitates terre promissionis primo funditus preceoto </text:span></text:span><text:span text:style-name="Strong_20_Emphasis"><text:span text:style-name="T1477">Domini ipse destruxit </text:span></text:span><text:span text:style-name="Strong_20_Emphasis"><text:span text:style-name="T1478">et renouatis fundamentis </text:span></text:span><text:span text:style-name="Strong_20_Emphasis"><text:span text:style-name="T1479">eius in eternum maledixit. De hac tamen ciuitate sola Raab meretrix, que nuntios </text:span></text:span><text:span text:style-name="Strong_20_Emphasis"><text:span text:style-name="T1480">receperat Iherusalem </text:span></text:span><text:span text:style-name="Strong_20_Emphasis"><text:span text:style-name="T1481">et occultauerat, incolumis cum sua progenie conseruatur.</text:span></text:span></text:p>
      <text:p text:style-name="P75"><text:span text:style-name="Strong_20_Emphasis"><text:span text:style-name="T1482">Prope</text:span></text:span><text:span text:style-name="Strong_20_Emphasis"><text:span text:style-name="T1483"> hunc locum a dextris </text:span></text:span><text:span text:style-name="Strong_20_Emphasis"><text:span text:style-name="T1484">uix ad tria miliaria </text:span></text:span><text:span text:style-name="Strong_20_Emphasis"><text:span text:style-name="T1485">est mare Mortuum, </text:span></text:span><text:span text:style-name="Strong_20_Emphasis"><text:span text:style-name="T1486">fetens et orridum, locus improsper et detestabilis </text:span></text:span><text:span text:style-name="Strong_20_Emphasis"><text:span text:style-name="T1487">et ubiectus uindicte </text:span></text:span><text:span text:style-name="Strong_20_Emphasis"><text:span text:style-name="T1488">Dei manifestum iudicium, in cuius loco scilicet Sodoma et Gomorre cum aliis duabus urbibis innaturaliter </text:span></text:span><text:span text:style-name="Strong_20_Emphasis"><text:span text:style-name="T1488"><office:annotation office:name="__Annotation__28990_2839827758" loext:resolved="false"><dc:creator>Alexandre Moret Houplon</dc:creator><dc:date>2026-02-19T16:08:37.446824900</dc:date><meta:creator-initials>AMH</meta:creator-initials><text:p text:style-name="Comment">Deluz : delinquantes</text:p></office:annotation></text:span></text:span><text:span text:style-name="Strong_20_Emphasis"><text:span text:style-name="T1488">precantes</text:span></text:span><office:annotation-end office:name="__Annotation__28990_2839827758"/><text:span text:style-name="Strong_20_Emphasis"><text:span text:style-name="T1488"> supernaturali </text:span></text:span><text:span text:style-name="Strong_20_Emphasis"><text:span text:style-name="T1489">pena et acerrimo celesti caumate </text:span></text:span><text:span text:style-name="Strong_20_Emphasis"><text:span text:style-name="T1489"><office:annotation office:name="__Annotation__29156_2839827758" loext:resolved="false"><dc:creator>Alexandre Moret Houplon</dc:creator><dc:date>2026-02-19T16:08:57.376143300</dc:date><meta:creator-initials>AMH</meta:creator-initials><text:p text:style-name="Comment">Li : subuerse</text:p></office:annotation></text:span></text:span><text:span text:style-name="Strong_20_Emphasis"><text:span text:style-name="T1489">submerse</text:span></text:span><office:annotation-end office:name="__Annotation__29156_2839827758"/><text:span text:style-name="Strong_20_Emphasis"><text:span text:style-name="T1489"> sunt. </text:span></text:span><text:span text:style-name="Strong_20_Emphasis"><text:span text:style-name="T1490">Ad quem </text:span></text:span><text:span text:style-name="Strong_20_Emphasis"><text:span text:style-name="T1491">locum </text:span></text:span><text:span text:style-name="Strong_20_Emphasis"><text:span text:style-name="T1492">ire proponerem, Sarraceni intrepretes michi dixerunt : «</text:span></text:span><text:span text:style-name="Strong_20_Emphasis"><text:span text:style-name="T1493"> </text:span></text:span><text:span text:style-name="Strong_20_Emphasis"><text:span text:style-name="T1492">pro locis quibus Deus benedixit uenisti, non debes adire loca que </text:span></text:span><text:span text:style-name="Strong_20_Emphasis"><text:span text:style-name="T1494">maledictionem </text:span></text:span><text:span text:style-name="Strong_20_Emphasis"><text:span text:style-name="T1493">altissimi meruerunt ». </text:span></text:span><text:span text:style-name="Strong_20_Emphasis"><text:span text:style-name="T1495">Quo uerbo </text:span></text:span><text:span text:style-name="Strong_20_Emphasis"><text:span text:style-name="T1496">ego </text:span></text:span><text:span text:style-name="Strong_20_Emphasis"><text:span text:style-name="T1497">edificatus et rationabiliter </text:span></text:span><text:span text:style-name="Strong_20_Emphasis"><text:span text:style-name="T1498">retractus, directum iter ad Iordanis fluuium </text:span></text:span><text:span text:style-name="Strong_20_Emphasis"><text:span text:style-name="T1499">prosequar.</text:span></text:span></text:p>
      <text:p text:style-name="P76"><text:span text:style-name="Strong_20_Emphasis"><text:span text:style-name="T1500">Circa mare Mortuum </text:span></text:span><text:span text:style-name="Strong_20_Emphasis"><text:span text:style-name="T1501">a dextris uersus montes Iherusalem uxor Loth contra preceptum Dei retrospiciens, </text:span></text:span><text:span text:style-name="Strong_20_Emphasis"><text:span text:style-name="T1502">miraculose in statuam salis uersa est et si aliquando de ipsa remanserit </text:span></text:span><text:span text:style-name="Strong_20_Emphasis"><text:span text:style-name="T1503">pro certo </text:span></text:span><text:span text:style-name="Strong_20_Emphasis"><text:span text:style-name="T1504">non potui </text:span></text:span><text:span text:style-name="Strong_20_Emphasis"><text:span text:style-name="T1505">informari. </text:span></text:span><text:span text:style-name="Strong_20_Emphasis"><text:span text:style-name="T1506">E</text:span></text:span><text:span text:style-name="Strong_20_Emphasis"><text:span text:style-name="T1505">t prop</text:span></text:span><text:span text:style-name="Strong_20_Emphasis"><text:span text:style-name="T1506">e</text:span></text:span><text:span text:style-name="Strong_20_Emphasis"><text:span text:style-name="T1505"> est ciuitas paruula </text:span></text:span><text:span text:style-name="Strong_20_Emphasis"><text:span text:style-name="T1506">Segor </text:span></text:span><text:span text:style-name="Strong_20_Emphasis"><text:span text:style-name="T1507">que oratione Loth </text:span></text:span><text:span text:style-name="Strong_20_Emphasis"><text:span text:style-name="T1508">saluata est, cui mons superminet, in quo cum filiabus incestum egit Loth ; que de patre inebriate contipientes, </text:span></text:span><text:span text:style-name="Strong_20_Emphasis"><text:span text:style-name="T1509">Moab </text:span></text:span><text:span text:style-name="Strong_20_Emphasis"><text:span text:style-name="T1510">et </text:span></text:span><text:span text:style-name="Strong_20_Emphasis"><text:span text:style-name="T1510"><office:annotation office:name="__Annotation__32856_2839827758" loext:resolved="false"><dc:creator>Alexandre Moret Houplon</dc:creator><dc:date>2026-02-19T16:29:20.628074900</dc:date><meta:creator-initials>AMH</meta:creator-initials><text:p text:style-name="Comment">On attendrait Ammon ici</text:p></office:annotation></text:span></text:span><text:span text:style-name="Strong_20_Emphasis"><text:span text:style-name="T1510">Danon</text:span></text:span><office:annotation-end office:name="__Annotation__32856_2839827758"/><text:span text:style-name="Strong_20_Emphasis"><text:span text:style-name="T1510"> filios genuerunt.</text:span></text:span></text:p>
      <text:p text:style-name="P77"><text:span text:style-name="Strong_20_Emphasis"><text:span text:style-name="T1511">Ultra mare Mortuum </text:span></text:span><text:span text:style-name="Strong_20_Emphasis"><text:span text:style-name="T1512">uersus orientem, extra fines </text:span></text:span><text:span text:style-name="Strong_20_Emphasis"><text:span text:style-name="T1513">terre promissionis, est castrum fortissumum in montanis , quod latine Mons Regalis dicitur, in Arabico autem Arab, quondam fuit christianorum </text:span></text:span><text:span text:style-name="Strong_20_Emphasis"><text:span text:style-name="T1514">nunc est </text:span></text:span><text:span text:style-name="amh_5f_foliotation"><text:span text:style-name="T1515">[f. 241]</text:span></text:span><text:span text:style-name="Strong_20_Emphasis"><text:span text:style-name="T1515"> </text:span></text:span><text:span text:style-name="Strong_20_Emphasis"><text:span text:style-name="T1516">soldani. </text:span></text:span><text:span text:style-name="Strong_20_Emphasis"><text:span text:style-name="T1517">Ad quem </text:span></text:span><text:span text:style-name="Strong_20_Emphasis"><text:span text:style-name="T1518">in periculis </text:span></text:span><text:span text:style-name="Strong_20_Emphasis"><text:span text:style-name="T1519">confugit, </text:span></text:span><text:span text:style-name="Strong_20_Emphasis"><text:span text:style-name="T1520">thesauru</text:span></text:span><text:span text:style-name="Strong_20_Emphasis"><text:span text:style-name="T1521">mque </text:span></text:span><text:span text:style-name="Strong_20_Emphasis"><text:span text:style-name="T1522">atque</text:span></text:span><text:span text:style-name="Strong_20_Emphasis"><text:span text:style-name="T1523"> prolem </text:span></text:span><text:span text:style-name="Strong_20_Emphasis"><text:span text:style-name="T1524">ibi seruari fecit, </text:span></text:span><text:span text:style-name="Strong_20_Emphasis"><text:span text:style-name="T1524"><office:annotation office:name="__Annotation__35422_2839827758" loext:resolved="false"><dc:creator>Alexandre Moret Houplon</dc:creator><dc:date>2026-02-19T16:37:33.144578000</dc:date><meta:creator-initials>AMH</meta:creator-initials><text:p text:style-name="Comment">Deluz : qui</text:p></office:annotation></text:span></text:span><text:span text:style-name="Strong_20_Emphasis"><text:span text:style-name="T1524">quia</text:span></text:span><office:annotation-end office:name="__Annotation__35422_2839827758"/><text:span text:style-name="Strong_20_Emphasis"><text:span text:style-name="T1524"> </text:span></text:span><text:span text:style-name="Strong_20_Emphasis"><text:span text:style-name="T1525">munitissimus locust est totius Sirie </text:span></text:span><text:span text:style-name="Strong_20_Emphasis"><text:span text:style-name="T1526">et Domini soldani in hac parte. </text:span></text:span><text:span text:style-name="Strong_20_Emphasis"><text:span text:style-name="T1527">Dicitur </text:span></text:span><text:span text:style-name="Strong_20_Emphasis"><text:span text:style-name="T1528">quod sub castro </text:span></text:span><text:span text:style-name="Strong_20_Emphasis"><text:span text:style-name="T1529">in uilla que </text:span></text:span><text:span text:style-name="Strong_20_Emphasis"><text:span text:style-name="T1529"><office:annotation office:name="__Annotation__37352_2839827758" loext:resolved="false"><dc:creator>Alexandre Moret Houplon</dc:creator><dc:date>2026-02-19T16:41:51.973045000</dc:date><meta:creator-initials>AMH</meta:creator-initials><text:p text:style-name="Comment">On attendrait Sobak ici</text:p><text:p text:style-name="Comment"/></office:annotation></text:span></text:span><text:span text:style-name="Strong_20_Emphasis"><text:span text:style-name="T1529">Solab</text:span></text:span><office:annotation-end office:name="__Annotation__37352_2839827758"/><text:span text:style-name="Strong_20_Emphasis"><text:span text:style-name="T1529"> appelatur ac in terminis</text:span></text:span><text:span text:style-name="Strong_20_Emphasis"><text:span text:style-name="T1530"> eius </text:span></text:span><text:span text:style-name="Strong_20_Emphasis"><text:span text:style-name="T1531">christianorum </text:span></text:span><text:span text:style-name="Strong_20_Emphasis"><text:span text:style-name="T1532">scismaticorum </text:span></text:span><text:span text:style-name="Strong_20_Emphasis"><text:span text:style-name="T1533">circa </text:span></text:span><text:span text:style-name="amh_5f_nombre_5f_romain"><text:span text:style-name="T1460"><office:annotation office:name="__Annotation__36817_2839827758" loext:resolved="false"><dc:creator>Alexandre Moret Houplon</dc:creator><dc:date>2026-02-19T15:22:42.501328500</dc:date><meta:creator-initials>AMH</meta:creator-initials><text:p text:style-name="Comment">Penser à changer la police pour une qui a un affichage plus propre des caractères combinés avant génération du pdf</text:p></office:annotation></text:span></text:span><text:span text:style-name="amh_5f_nombre_5f_romain"><text:span text:style-name="T1460">xͣl</text:span></text:span><office:annotation-end office:name="__Annotation__36817_2839827758"/><text:span text:style-name="Strong_20_Emphasis"><text:span text:style-name="T1533"> milia </text:span></text:span><text:span text:style-name="Strong_20_Emphasis"><text:span text:style-name="T1534">commorentur </text:span></text:span><text:span text:style-name="Strong_20_Emphasis"><text:span text:style-name="T1535">de illis partibus oriundi.</text:span></text:span></text:p>
      <text:p text:style-name="P21"><text:span text:style-name="Strong_20_Emphasis">De Iordane et locis sanctis uersus Galileam et in Galilea ac etiam de mari Tyberiada</text:span></text:p>
      <text:p text:style-name="P78">Predictis igitur <text:span text:style-name="T1536">locis diligenter </text:span><text:span text:style-name="T1537">uisitatis </text:span><text:span text:style-name="T1538">ad sacrum </text:span><text:span text:style-name="T1539">Iordanis flu</text:span><text:span text:style-name="T1540">u</text:span><text:span text:style-name="T1539">ium </text:span><text:span text:style-name="T1541">ueni, </text:span><text:span text:style-name="T1542">in quo more </text:span><text:span text:style-name="T1543">solito </text:span><text:span text:style-name="T1544">balneatus sunt cum ceteris </text:span><text:span text:style-name="T1545">peregrinis. </text:span><text:span text:style-name="T1546">Hic fluuius </text:span><text:span text:style-name="T1547">non est magnus, nec multum profund</text:span><text:span text:style-name="T1548">u</text:span><text:span text:style-name="T1547">s, </text:span><text:span text:style-name="T1548">limosum </text:span><text:span text:style-name="T1549">fundum habens, bonos pisce</text:span><text:span text:style-name="T1550">s atque dulcis </text:span><text:span text:style-name="T1551">saporis </text:span><text:span text:style-name="T1552">enutriens </text:span><text:span text:style-name="T1553">aquam </text:span><text:span text:style-name="T1554">satis </text:span><text:span text:style-name="T1555">continens atque </text:span><text:span text:style-name="T1556">currens. </text:span><text:span text:style-name="T1557">V</text:span><text:span text:style-name="T1556">ersus </text:span><text:span text:style-name="T1558">septentrionem </text:span><text:span text:style-name="T1559">quatuor </text:span><text:span text:style-name="T1560">dietas </text:span><text:span text:style-name="T1557">de hoc loco </text:span><text:span text:style-name="T1561">in radice </text:span><text:span text:style-name="T1562">Libani montis</text:span></text:p>
      <text:p text:style-name="P79"><text:span text:style-name="T1563"><text:s/></text:span><text:span text:style-name="amh_5f_foliotation"><text:span text:style-name="T1563">[f. 246r]</text:span></text:span><text:span text:style-name="T1563"> </text:span><text:span text:style-name="T1564">naturam diuine ypostasi </text:span><text:span text:style-name="T1565">ineffabiliter coniunxit qui uirtute Sancti Spiritus </text:span><text:span text:style-name="T1566">feminam hanc labe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First_20_paragraph" style:display-name="First paragraph" style:family="paragraph" style:parent-style-name="Text_20_body" style:class="text"/>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mh_5f_paragraphe" style:display-name="amh_paragraphe" style:family="paragraph" style:parent-style-name="Text_20_body">
      <style:paragraph-properties fo:line-height="150%" fo:text-align="justify" style:justify-single-word="false" fo:text-indent="1cm" style:auto-text-indent="false"/>
    </style:style>
    <style:style style:name="amh_5f_titre_5f_chapitre" style:display-name="amh_titre_chapitre" style:family="paragraph" style:parent-style-name="Heading_20_1" style:next-style-name="amh_5f_paragraphe" style:default-outline-level="" style:list-style-name="" style:master-page-name="">
      <style:paragraph-properties fo:line-height="100%" style:page-number="auto"/>
      <style:text-properties fo:language="la" fo:country="VA"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mh_5f_note_5f_apparat_5f_critique" style:display-name="amh_note_apparat_critique" style:family="paragraph" style:parent-style-name="Footnote">
      <style:paragraph-properties fo:text-align="justify" style:justify-single-word="false"/>
      <style:text-properties officeooo:rsid="00a06865"/>
    </style:style>
    <style:style style:name="amh_5f_note_5f_apparat_5f_source" style:display-name="amh_note_apparat_source" style:family="paragraph" style:parent-style-name="Footnote">
      <style:paragraph-properties fo:text-align="justify" style:justify-single-word="false"/>
    </style:style>
    <style:style style:name="Frame_20_contents" style:display-name="Frame contents" style:family="paragraph" style:parent-style-name="Standard" style:class="extra"/>
    <style:style style:name="amh_5f_vers" style:display-name="amh_vers" style:family="paragraph" style:parent-style-name="amh_5f_paragraphe">
      <style:paragraph-properties fo:margin-top="0cm" fo:margin-bottom="0.25cm" style:contextual-spacing="true" fo:text-align="center" style:justify-single-word="false"/>
      <style:text-properties officeooo:rsid="018053a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amh_5f_dev_5f_abbr" style:display-name="amh_dev_abbr" style:family="text">
      <style:text-properties fo:font-style="italic" style:font-style-asian="italic" style:font-style-complex="italic"/>
    </style:style>
    <style:style style:name="amh_5f_corr_5f_ed" style:display-name="amh_corr_ed" style:family="text"/>
    <style:style style:name="Footnote_20_Symbol" style:display-name="Footnote Symbol" style:family="text"/>
    <style:style style:name="Endnote_20_anchor" style:display-name="Endnote anchor" style:family="text">
      <style:text-properties style:text-position="super 58%"/>
    </style:style>
    <style:style style:name="amh_5f_ancre_5f_index_5f_nominum" style:display-name="amh_ancre_index_nominum" style:family="text" style:parent-style-name="amh_5f_ancre_5f_base">
      <style:text-properties fo:font-variant="small-caps" officeooo:rsid="00186191" fo:background-color="#00a933" text:display="none"/>
    </style:style>
    <style:style style:name="amh_5f_ancre_5f_index_5f_locorum" style:display-name="amh_ancre_index_locorum" style:family="text" style:parent-style-name="amh_5f_ancre_5f_base">
      <style:text-properties fo:font-variant="small-caps" officeooo:rsid="00195653" fo:background-color="#ff0000" text:display="none"/>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amh_5f_ancre_5f_glossaire" style:display-name="amh_ancre_glossaire" style:family="text" style:parent-style-name="amh_5f_ancre_5f_base">
      <style:text-properties fo:font-variant="small-caps" fo:language="la" fo:country="VA" officeooo:rsid="00e67075" fo:background-color="#2a6099" text:display="none"/>
    </style:style>
    <style:style style:name="amh_5f_apparat_5f_leçon" style:display-name="amh_apparat_leçon" style:family="text">
      <style:text-properties fo:font-size="10pt" fo:font-style="italic" officeooo:rsid="00a06865" style:font-size-asian="10pt" style:font-style-asian="italic" style:font-size-complex="10pt" style:font-style-complex="italic"/>
    </style:style>
    <style:style style:name="amh_5f_apparat_5f_témoin" style:display-name="amh_apparat_témoin" style:family="text">
      <style:text-properties fo:font-size="10pt" officeooo:rsid="00a06865" style:font-size-asian="10pt" style:font-size-complex="10pt"/>
    </style:style>
    <style:style style:name="amh_5f_apparat_5f_omission" style:display-name="amh_apparat_omission" style:family="text">
      <style:text-properties fo:font-size="10pt" officeooo:rsid="00a06865" style:font-size-asian="10pt" style:font-size-complex="10pt"/>
    </style:style>
    <style:style style:name="amh_5f_apparat_5f_correction" style:display-name="amh_apparat_correction" style:family="text">
      <style:text-properties fo:font-size="10pt" officeooo:rsid="00a06865" style:font-size-asian="10pt" style:font-size-complex="10pt"/>
    </style:style>
    <style:style style:name="amh_5f_apparat_5f_condamnation" style:display-name="amh_apparat_condamnation" style:family="text">
      <style:text-properties fo:font-size="10pt" officeooo:rsid="00a06865" style:font-size-asian="10pt" style:font-size-complex="10pt"/>
    </style:style>
    <style:style style:name="amh_5f_apparat_5f_variante" style:display-name="amh_apparat_variante" style:family="text" style:parent-style-name="amh_5f_apparat_5f_leçon">
      <style:text-properties fo:font-size="10pt" fo:font-style="italic" officeooo:rsid="00a06865" style:font-size-asian="10pt" style:font-style-asian="italic" style:font-size-complex="10pt" style:font-style-complex="italic"/>
    </style:style>
    <style:style style:name="amh_5f_apparat_5f_paleo" style:display-name="amh_apparat_paleo" style:family="text">
      <style:text-properties fo:font-size="10pt" style:font-size-asian="10pt" style:font-size-complex="10pt"/>
    </style:style>
    <style:style style:name="amh_5f_apparat_5f_commentaire" style:display-name="amh_apparat_commentaire" style:family="text">
      <style:text-properties fo:font-size="10pt" style:font-size-asian="10pt" style:font-size-complex="10pt"/>
    </style:style>
    <style:style style:name="amh_5f_apparat_5f_addition" style:display-name="amh_apparat_addition" style:family="text">
      <style:text-properties fo:font-size="10pt" officeooo:rsid="00a06865" style:font-size-asian="10pt" style:font-size-complex="10pt"/>
    </style:style>
    <style:style style:name="amh_5f_foliotation" style:display-name="amh_foliotation" style:family="text">
      <style:text-properties fo:color="#808080" loext:opacity="100%" style:font-name="Liberation Serif1" fo:font-family="'Liberation Serif'" style:font-style-name="Normal" style:font-family-generic="roman" style:font-pitch="variable" fo:language="la" fo:country="VA"/>
    </style:style>
    <style:style style:name="amh_5f_nombre_5f_romain" style:display-name="amh_nombre_romain" style:family="text">
      <style:text-properties fo:font-variant="small-caps"/>
    </style:style>
    <style:style style:name="amh_5f_lettre_5f_rubriquee" style:display-name="amh_lettre_rubriquee" style:family="text">
      <style:text-properties fo:color="#ff0000" loext:opacity="100%" fo:font-weight="bold" officeooo:rsid="017f3d3a" style:font-weight-asian="bold" style:font-weight-complex="bold"/>
    </style:style>
    <style:style style:name="amh_5f_ancre_5f_base" style:display-name="amh_ancre_base" style:family="text">
      <style:text-properties fo:font-variant="small-caps" text:display="none"/>
    </style:style>
    <style:style style:name="amh_5f_ancre_5f_index_5f_fontium" style:display-name="amh_ancre_index_fontium" style:family="text" style:parent-style-name="amh_5f_ancre_5f_base">
      <style:text-properties fo:background-color="#800080"/>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left" style:justify-single-word="false" style:writing-mode="lr-tb" style:writing-mode-automatic="false"/>
    </style:style>
    <style:style style:name="MP2" style:family="paragraph" style:parent-style-name="Footer">
      <style:paragraph-properties fo:text-align="left"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13"/><text:page-number text:select-page="current">27</text:page-number><text:bookmark-end text:name="PageNumWizard_FOOTER_Style de page par défaut13"/></text:p>
      </style:footer>
      <style:footer-left>
        <text:p text:style-name="MP2"><text:bookmark-start text:name="PageNumWizard_FOOTER_Style de page par défaut14"/><text:page-number text:select-page="current">26</text:page-number><text:bookmark-end text:name="PageNumWizard_FOOTER_Style de page par défaut14"/></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Alexandre Moret Houplon</meta:initial-creator>
    <meta:creation-date>2025-12-24T10:08:22.880740228</meta:creation-date>
    <dc:date>2026-02-19T16:55:08.720457600</dc:date>
    <dc:creator>Alexandre Moret Houplon</dc:creator>
    <meta:editing-duration>P3DT23H6M54S</meta:editing-duration>
    <meta:editing-cycles>1666</meta:editing-cycles>
    <meta:generator>LibreOffice/26.2.0.3$Windows_X86_64 LibreOffice_project/620$Build-3</meta:generator>
    <meta:keyword>transcription</meta:keyword>
    <meta:keyword>latin</meta:keyword>
    <meta:keyword>moyen-âge</meta:keyword>
    <meta:keyword>voyage</meta:keyword>
    <dc:title>Transcription du texte du Liber de quibusdam ultramarinis partibus de Guillaume de Boldensele</dc:title>
    <meta:document-statistic meta:table-count="0" meta:image-count="0" meta:object-count="0" meta:page-count="27" meta:paragraph-count="158" meta:word-count="9772" meta:character-count="66374" meta:non-whitespace-character-count="56745"/>
  </office:meta>
</office:document-meta>
</file>